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4.092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roller_roll_zmp_relation" table:style-name="ta1">
        <table:shapes>
          <draw:frame draw:z-index="0" draw:style-name="gr1" draw:text-style-name="P1" svg:width="46.792cm" svg:height="18.859cm" svg:x="0.165cm" svg:y="0.106cm">
            <draw:object draw:notify-on-update-of-ranges="controller_roll_zmp_relation.A1:controller_roll_zmp_relation.A1 controller_roll_zmp_relation.A2:controller_roll_zmp_relation.A375 controller_roll_zmp_relation.E1:controller_roll_zmp_relation.E1 controller_roll_zmp_relation.E2:controller_roll_zmp_relation.E375 controller_roll_zmp_relation.A1:controller_roll_zmp_relation.A1 controller_roll_zmp_relation.A2:controller_roll_zmp_relation.A375 controller_roll_zmp_relation.F1:controller_roll_zmp_relation.F1 controller_roll_zmp_relation.F2:controller_roll_zmp_relation.F3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zmp_y</text:p>
          </table:table-cell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zmp cm</text:p>
          </table:table-cell>
          <table:table-cell office:value-type="string" calcext:value-type="string">
            <text:p>roll deg</text:p>
          </table:table-cell>
        </table:table-row>
        <table:table-row table:style-name="ro1">
          <table:table-cell office:value-type="float" office:value="0.104000000000042" calcext:value-type="float">
            <text:p>0.104000000000042</text:p>
          </table:table-cell>
          <table:table-cell office:value-type="float" office:value="-0.00032774731356" calcext:value-type="float">
            <text:p>-0.00032774731356</text:p>
          </table:table-cell>
          <table:table-cell office:value-type="float" office:value="-0.0000844954830245825" calcext:value-type="float">
            <text:p>-8.44954830245825E-05</text:p>
          </table:table-cell>
          <table:table-cell/>
          <table:table-cell office:value-type="float" office:value="-0.032774731356029" calcext:value-type="float">
            <text:p>-0.032774731356029</text:p>
          </table:table-cell>
          <table:table-cell office:value-type="float" office:value="-0.004843690109689" calcext:value-type="float">
            <text:p>-0.004843690109689</text:p>
          </table:table-cell>
        </table:table-row>
        <table:table-row table:style-name="ro1">
          <table:table-cell office:value-type="float" office:value="0.104000000000042" calcext:value-type="float">
            <text:p>0.104000000000042</text:p>
          </table:table-cell>
          <table:table-cell office:value-type="float" office:value="-0.00032774731356" calcext:value-type="float">
            <text:p>-0.00032774731356</text:p>
          </table:table-cell>
          <table:table-cell office:value-type="float" office:value="-0.0000844954830245825" calcext:value-type="float">
            <text:p>-8.44954830245825E-05</text:p>
          </table:table-cell>
          <table:table-cell/>
          <table:table-cell office:value-type="float" office:value="-0.032774731356029" calcext:value-type="float">
            <text:p>-0.032774731356029</text:p>
          </table:table-cell>
          <table:table-cell office:value-type="float" office:value="-0.004843690109689" calcext:value-type="float">
            <text:p>-0.004843690109689</text:p>
          </table:table-cell>
        </table:table-row>
        <table:table-row table:style-name="ro1">
          <table:table-cell office:value-type="float" office:value="0.199000000000069" calcext:value-type="float">
            <text:p>0.199000000000069</text:p>
          </table:table-cell>
          <table:table-cell office:value-type="float" office:value="-0.00032774731356" calcext:value-type="float">
            <text:p>-0.00032774731356</text:p>
          </table:table-cell>
          <table:table-cell office:value-type="float" office:value="-0.000100027237368" calcext:value-type="float">
            <text:p>-0.000100027237368</text:p>
          </table:table-cell>
          <table:table-cell/>
          <table:table-cell office:value-type="float" office:value="-0.032774731356029" calcext:value-type="float">
            <text:p>-0.032774731356029</text:p>
          </table:table-cell>
          <table:table-cell office:value-type="float" office:value="-0.005734045454198" calcext:value-type="float">
            <text:p>-0.005734045454198</text:p>
          </table:table-cell>
        </table:table-row>
        <table:table-row table:style-name="ro1">
          <table:table-cell office:value-type="float" office:value="0.299000000000092" calcext:value-type="float">
            <text:p>0.299000000000092</text:p>
          </table:table-cell>
          <table:table-cell office:value-type="float" office:value="0.000620368859398" calcext:value-type="float">
            <text:p>0.000620368859398</text:p>
          </table:table-cell>
          <table:table-cell office:value-type="float" office:value="-0.0000871845246877001" calcext:value-type="float">
            <text:p>-8.71845246877001E-05</text:p>
          </table:table-cell>
          <table:table-cell/>
          <table:table-cell office:value-type="float" office:value="0.062036885939835" calcext:value-type="float">
            <text:p>0.062036885939835</text:p>
          </table:table-cell>
          <table:table-cell office:value-type="float" office:value="-0.004997838994836" calcext:value-type="float">
            <text:p>-0.004997838994836</text:p>
          </table:table-cell>
        </table:table-row>
        <table:table-row table:style-name="ro1">
          <table:table-cell office:value-type="float" office:value="0.399000000000001" calcext:value-type="float">
            <text:p>0.399000000000001</text:p>
          </table:table-cell>
          <table:table-cell office:value-type="float" office:value="-0.000068953307357397" calcext:value-type="float">
            <text:p>-6.8953307357397E-05</text:p>
          </table:table-cell>
          <table:table-cell office:value-type="float" office:value="-0.0000890042326160412" calcext:value-type="float">
            <text:p>-8.90042326160412E-05</text:p>
          </table:table-cell>
          <table:table-cell/>
          <table:table-cell office:value-type="float" office:value="-0.00689533073574" calcext:value-type="float">
            <text:p>-0.00689533073574</text:p>
          </table:table-cell>
          <table:table-cell office:value-type="float" office:value="-0.005102153462066" calcext:value-type="float">
            <text:p>-0.005102153462066</text:p>
          </table:table-cell>
        </table:table-row>
        <table:table-row table:style-name="ro1">
          <table:table-cell office:value-type="float" office:value="0.499000000000024" calcext:value-type="float">
            <text:p>0.499000000000024</text:p>
          </table:table-cell>
          <table:table-cell office:value-type="float" office:value="0.001071965149009" calcext:value-type="float">
            <text:p>0.001071965149009</text:p>
          </table:table-cell>
          <table:table-cell office:value-type="float" office:value="-0.0000602766028467983" calcext:value-type="float">
            <text:p>-6.02766028467983E-05</text:p>
          </table:table-cell>
          <table:table-cell/>
          <table:table-cell office:value-type="float" office:value="0.107196514900853" calcext:value-type="float">
            <text:p>0.107196514900853</text:p>
          </table:table-cell>
          <table:table-cell office:value-type="float" office:value="-0.003455346660008" calcext:value-type="float">
            <text:p>-0.003455346660008</text:p>
          </table:table-cell>
        </table:table-row>
        <table:table-row table:style-name="ro1">
          <table:table-cell office:value-type="float" office:value="0.599000000000046" calcext:value-type="float">
            <text:p>0.599000000000046</text:p>
          </table:table-cell>
          <table:table-cell office:value-type="float" office:value="-0.001935549159751" calcext:value-type="float">
            <text:p>-0.001935549159751</text:p>
          </table:table-cell>
          <table:table-cell office:value-type="float" office:value="-0.000105059062249" calcext:value-type="float">
            <text:p>-0.000105059062249</text:p>
          </table:table-cell>
          <table:table-cell/>
          <table:table-cell office:value-type="float" office:value="-0.193554915975125" calcext:value-type="float">
            <text:p>-0.193554915975125</text:p>
          </table:table-cell>
          <table:table-cell office:value-type="float" office:value="-0.006022494014268" calcext:value-type="float">
            <text:p>-0.006022494014268</text:p>
          </table:table-cell>
        </table:table-row>
        <table:table-row table:style-name="ro1">
          <table:table-cell office:value-type="float" office:value="0.699000000000069" calcext:value-type="float">
            <text:p>0.699000000000069</text:p>
          </table:table-cell>
          <table:table-cell office:value-type="float" office:value="0.001541506553522" calcext:value-type="float">
            <text:p>0.001541506553522</text:p>
          </table:table-cell>
          <table:table-cell office:value-type="float" office:value="-0.0000749471340961705" calcext:value-type="float">
            <text:p>-7.49471340961705E-05</text:p>
          </table:table-cell>
          <table:table-cell/>
          <table:table-cell office:value-type="float" office:value="0.154150655352169" calcext:value-type="float">
            <text:p>0.154150655352169</text:p>
          </table:table-cell>
          <table:table-cell office:value-type="float" office:value="-0.004296332527806" calcext:value-type="float">
            <text:p>-0.004296332527806</text:p>
          </table:table-cell>
        </table:table-row>
        <table:table-row table:style-name="ro1">
          <table:table-cell office:value-type="float" office:value="0.799000000000092" calcext:value-type="float">
            <text:p>0.799000000000092</text:p>
          </table:table-cell>
          <table:table-cell office:value-type="float" office:value="-0.000594881281159" calcext:value-type="float">
            <text:p>-0.000594881281159</text:p>
          </table:table-cell>
          <table:table-cell office:value-type="float" office:value="-0.0000890470365044749" calcext:value-type="float">
            <text:p>-8.90470365044749E-05</text:p>
          </table:table-cell>
          <table:table-cell/>
          <table:table-cell office:value-type="float" office:value="-0.059488128115947" calcext:value-type="float">
            <text:p>-0.059488128115947</text:p>
          </table:table-cell>
          <table:table-cell office:value-type="float" office:value="-0.005104607188155" calcext:value-type="float">
            <text:p>-0.005104607188155</text:p>
          </table:table-cell>
        </table:table-row>
        <table:table-row table:style-name="ro1">
          <table:table-cell office:value-type="float" office:value="0.899000000000001" calcext:value-type="float">
            <text:p>0.899000000000001</text:p>
          </table:table-cell>
          <table:table-cell office:value-type="float" office:value="0.000239395476118" calcext:value-type="float">
            <text:p>0.000239395476118</text:p>
          </table:table-cell>
          <table:table-cell office:value-type="float" office:value="-0.0000941133949634576" calcext:value-type="float">
            <text:p>-9.41133949634576E-05</text:p>
          </table:table-cell>
          <table:table-cell/>
          <table:table-cell office:value-type="float" office:value="0.023939547611814" calcext:value-type="float">
            <text:p>0.023939547611814</text:p>
          </table:table-cell>
          <table:table-cell office:value-type="float" office:value="-0.005395035380071" calcext:value-type="float">
            <text:p>-0.005395035380071</text:p>
          </table:table-cell>
        </table:table-row>
        <table:table-row table:style-name="ro1">
          <table:table-cell office:value-type="float" office:value="0.999000000000024" calcext:value-type="float">
            <text:p>0.999000000000024</text:p>
          </table:table-cell>
          <table:table-cell office:value-type="float" office:value="-0.000991181995138" calcext:value-type="float">
            <text:p>-0.000991181995138</text:p>
          </table:table-cell>
          <table:table-cell office:value-type="float" office:value="-0.0000754361373589418" calcext:value-type="float">
            <text:p>-7.54361373589418E-05</text:p>
          </table:table-cell>
          <table:table-cell/>
          <table:table-cell office:value-type="float" office:value="-0.099118199513787" calcext:value-type="float">
            <text:p>-0.099118199513787</text:p>
          </table:table-cell>
          <table:table-cell office:value-type="float" office:value="-0.004324364561978" calcext:value-type="float">
            <text:p>-0.004324364561978</text:p>
          </table:table-cell>
        </table:table-row>
        <table:table-row table:style-name="ro1">
          <table:table-cell office:value-type="float" office:value="1.09900000000005" calcext:value-type="float">
            <text:p>1.09900000000005</text:p>
          </table:table-cell>
          <table:table-cell office:value-type="float" office:value="0.001304786781504" calcext:value-type="float">
            <text:p>0.001304786781504</text:p>
          </table:table-cell>
          <table:table-cell office:value-type="float" office:value="-0.000101939645415" calcext:value-type="float">
            <text:p>-0.000101939645415</text:p>
          </table:table-cell>
          <table:table-cell/>
          <table:table-cell office:value-type="float" office:value="0.130478678150435" calcext:value-type="float">
            <text:p>0.130478678150435</text:p>
          </table:table-cell>
          <table:table-cell office:value-type="float" office:value="-0.005843673940971" calcext:value-type="float">
            <text:p>-0.005843673940971</text:p>
          </table:table-cell>
        </table:table-row>
        <table:table-row table:style-name="ro1">
          <table:table-cell office:value-type="float" office:value="1.19900000000007" calcext:value-type="float">
            <text:p>1.19900000000007</text:p>
          </table:table-cell>
          <table:table-cell office:value-type="float" office:value="0.000888426640695" calcext:value-type="float">
            <text:p>0.000888426640695</text:p>
          </table:table-cell>
          <table:table-cell office:value-type="float" office:value="-0.0000640397250508684" calcext:value-type="float">
            <text:p>-6.40397250508684E-05</text:p>
          </table:table-cell>
          <table:table-cell/>
          <table:table-cell office:value-type="float" office:value="0.088842664069528" calcext:value-type="float">
            <text:p>0.088842664069528</text:p>
          </table:table-cell>
          <table:table-cell office:value-type="float" office:value="-0.003671067041133" calcext:value-type="float">
            <text:p>-0.003671067041133</text:p>
          </table:table-cell>
        </table:table-row>
        <table:table-row table:style-name="ro1">
          <table:table-cell office:value-type="float" office:value="1.29900000000009" calcext:value-type="float">
            <text:p>1.29900000000009</text:p>
          </table:table-cell>
          <table:table-cell office:value-type="float" office:value="-0.002020499939919" calcext:value-type="float">
            <text:p>-0.002020499939919</text:p>
          </table:table-cell>
          <table:table-cell office:value-type="float" office:value="-0.0000996518546951819" calcext:value-type="float">
            <text:p>-9.96518546951819E-05</text:p>
          </table:table-cell>
          <table:table-cell/>
          <table:table-cell office:value-type="float" office:value="-0.202049993991941" calcext:value-type="float">
            <text:p>-0.202049993991941</text:p>
          </table:table-cell>
          <table:table-cell office:value-type="float" office:value="-0.005712526702272" calcext:value-type="float">
            <text:p>-0.005712526702272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-0.000609519714596" calcext:value-type="float">
            <text:p>-0.000609519714596</text:p>
          </table:table-cell>
          <table:table-cell office:value-type="float" office:value="-0.0000872331655514813" calcext:value-type="float">
            <text:p>-8.72331655514813E-05</text:p>
          </table:table-cell>
          <table:table-cell/>
          <table:table-cell office:value-type="float" office:value="-0.060951971459613" calcext:value-type="float">
            <text:p>-0.060951971459613</text:p>
          </table:table-cell>
          <table:table-cell office:value-type="float" office:value="-0.005000627324607" calcext:value-type="float">
            <text:p>-0.005000627324607</text:p>
          </table:table-cell>
        </table:table-row>
        <table:table-row table:style-name="ro1">
          <table:table-cell office:value-type="float" office:value="1.49900000000002" calcext:value-type="float">
            <text:p>1.49900000000002</text:p>
          </table:table-cell>
          <table:table-cell office:value-type="float" office:value="0.001625795873712" calcext:value-type="float">
            <text:p>0.001625795873712</text:p>
          </table:table-cell>
          <table:table-cell office:value-type="float" office:value="-0.0000938444954927675" calcext:value-type="float">
            <text:p>-9.38444954927675E-05</text:p>
          </table:table-cell>
          <table:table-cell/>
          <table:table-cell office:value-type="float" office:value="0.162579587371165" calcext:value-type="float">
            <text:p>0.162579587371165</text:p>
          </table:table-cell>
          <table:table-cell office:value-type="float" office:value="-0.005379620760732" calcext:value-type="float">
            <text:p>-0.005379620760732</text:p>
          </table:table-cell>
        </table:table-row>
        <table:table-row table:style-name="ro1">
          <table:table-cell office:value-type="float" office:value="1.59900000000005" calcext:value-type="float">
            <text:p>1.59900000000005</text:p>
          </table:table-cell>
          <table:table-cell office:value-type="float" office:value="0.00126626649703" calcext:value-type="float">
            <text:p>0.00126626649703</text:p>
          </table:table-cell>
          <table:table-cell office:value-type="float" office:value="-0.0000558798759291435" calcext:value-type="float">
            <text:p>-5.58798759291435E-05</text:p>
          </table:table-cell>
          <table:table-cell/>
          <table:table-cell office:value-type="float" office:value="0.126626649702962" calcext:value-type="float">
            <text:p>0.126626649702962</text:p>
          </table:table-cell>
          <table:table-cell office:value-type="float" office:value="-0.003203304989569" calcext:value-type="float">
            <text:p>-0.003203304989569</text:p>
          </table:table-cell>
        </table:table-row>
        <table:table-row table:style-name="ro1">
          <table:table-cell office:value-type="float" office:value="1.69900000000007" calcext:value-type="float">
            <text:p>1.69900000000007</text:p>
          </table:table-cell>
          <table:table-cell office:value-type="float" office:value="-0.002335645078747" calcext:value-type="float">
            <text:p>-0.002335645078747</text:p>
          </table:table-cell>
          <table:table-cell office:value-type="float" office:value="-0.000102303926519" calcext:value-type="float">
            <text:p>-0.000102303926519</text:p>
          </table:table-cell>
          <table:table-cell/>
          <table:table-cell office:value-type="float" office:value="-0.233564507874721" calcext:value-type="float">
            <text:p>-0.233564507874721</text:p>
          </table:table-cell>
          <table:table-cell office:value-type="float" office:value="-0.005864556297248" calcext:value-type="float">
            <text:p>-0.005864556297248</text:p>
          </table:table-cell>
        </table:table-row>
        <table:table-row table:style-name="ro1">
          <table:table-cell office:value-type="float" office:value="1.79900000000009" calcext:value-type="float">
            <text:p>1.79900000000009</text:p>
          </table:table-cell>
          <table:table-cell office:value-type="float" office:value="-0.000971658449169" calcext:value-type="float">
            <text:p>-0.000971658449169</text:p>
          </table:table-cell>
          <table:table-cell office:value-type="float" office:value="-0.0000805539895623042" calcext:value-type="float">
            <text:p>-8.05539895623042E-05</text:p>
          </table:table-cell>
          <table:table-cell/>
          <table:table-cell office:value-type="float" office:value="-0.097165844916913" calcext:value-type="float">
            <text:p>-0.097165844916913</text:p>
          </table:table-cell>
          <table:table-cell office:value-type="float" office:value="-0.004617744624591" calcext:value-type="float">
            <text:p>-0.004617744624591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3405554005504" calcext:value-type="float">
            <text:p>0.003405554005504</text:p>
          </table:table-cell>
          <table:table-cell office:value-type="float" office:value="-0.0000824744396012989" calcext:value-type="float">
            <text:p>-8.24744396012989E-05</text:p>
          </table:table-cell>
          <table:table-cell/>
          <table:table-cell office:value-type="float" office:value="0.340555400550366" calcext:value-type="float">
            <text:p>0.340555400550366</text:p>
          </table:table-cell>
          <table:table-cell office:value-type="float" office:value="-0.004727834117272" calcext:value-type="float">
            <text:p>-0.004727834117272</text:p>
          </table:table-cell>
        </table:table-row>
        <table:table-row table:style-name="ro1">
          <table:table-cell office:value-type="float" office:value="1.99900000000002" calcext:value-type="float">
            <text:p>1.99900000000002</text:p>
          </table:table-cell>
          <table:table-cell office:value-type="float" office:value="0.001332882425888" calcext:value-type="float">
            <text:p>0.001332882425888</text:p>
          </table:table-cell>
          <table:table-cell office:value-type="float" office:value="-0.000088926712081161" calcext:value-type="float">
            <text:p>-8.8926712081161E-05</text:p>
          </table:table-cell>
          <table:table-cell/>
          <table:table-cell office:value-type="float" office:value="0.133288242588841" calcext:value-type="float">
            <text:p>0.133288242588841</text:p>
          </table:table-cell>
          <table:table-cell office:value-type="float" office:value="-0.005097709609748" calcext:value-type="float">
            <text:p>-0.005097709609748</text:p>
          </table:table-cell>
        </table:table-row>
        <table:table-row table:style-name="ro1">
          <table:table-cell office:value-type="float" office:value="2.09900000000005" calcext:value-type="float">
            <text:p>2.09900000000005</text:p>
          </table:table-cell>
          <table:table-cell office:value-type="float" office:value="-0.003393361981808" calcext:value-type="float">
            <text:p>-0.003393361981808</text:p>
          </table:table-cell>
          <table:table-cell office:value-type="float" office:value="-0.000088532048182266" calcext:value-type="float">
            <text:p>-8.8532048182266E-05</text:p>
          </table:table-cell>
          <table:table-cell/>
          <table:table-cell office:value-type="float" office:value="-0.339336198180759" calcext:value-type="float">
            <text:p>-0.339336198180759</text:p>
          </table:table-cell>
          <table:table-cell office:value-type="float" office:value="-0.005075085564589" calcext:value-type="float">
            <text:p>-0.005075085564589</text:p>
          </table:table-cell>
        </table:table-row>
        <table:table-row table:style-name="ro1">
          <table:table-cell office:value-type="float" office:value="2.19900000000007" calcext:value-type="float">
            <text:p>2.19900000000007</text:p>
          </table:table-cell>
          <table:table-cell office:value-type="float" office:value="-0.000592185994503" calcext:value-type="float">
            <text:p>-0.000592185994503</text:p>
          </table:table-cell>
          <table:table-cell office:value-type="float" office:value="-0.0000857146314325874" calcext:value-type="float">
            <text:p>-8.57146314325874E-05</text:p>
          </table:table-cell>
          <table:table-cell/>
          <table:table-cell office:value-type="float" office:value="-0.05921859945026" calcext:value-type="float">
            <text:p>-0.05921859945026</text:p>
          </table:table-cell>
          <table:table-cell office:value-type="float" office:value="-0.004913577598046" calcext:value-type="float">
            <text:p>-0.004913577598046</text:p>
          </table:table-cell>
        </table:table-row>
        <table:table-row table:style-name="ro1">
          <table:table-cell office:value-type="float" office:value="2.29900000000009" calcext:value-type="float">
            <text:p>2.29900000000009</text:p>
          </table:table-cell>
          <table:table-cell office:value-type="float" office:value="0.001452438209979" calcext:value-type="float">
            <text:p>0.001452438209979</text:p>
          </table:table-cell>
          <table:table-cell office:value-type="float" office:value="-0.0000868090870387306" calcext:value-type="float">
            <text:p>-8.68090870387306E-05</text:p>
          </table:table-cell>
          <table:table-cell/>
          <table:table-cell office:value-type="float" office:value="0.145243820997878" calcext:value-type="float">
            <text:p>0.145243820997878</text:p>
          </table:table-cell>
          <table:table-cell office:value-type="float" office:value="-0.004976317091392" calcext:value-type="float">
            <text:p>-0.004976317091392</text:p>
          </table:table-cell>
        </table:table-row>
        <table:table-row table:style-name="ro1">
          <table:table-cell office:value-type="float" office:value="2.399" calcext:value-type="float">
            <text:p>2.399</text:p>
          </table:table-cell>
          <table:table-cell office:value-type="float" office:value="0.002517890218804" calcext:value-type="float">
            <text:p>0.002517890218804</text:p>
          </table:table-cell>
          <table:table-cell office:value-type="float" office:value="-0.0000661016184384522" calcext:value-type="float">
            <text:p>-6.61016184384522E-05</text:p>
          </table:table-cell>
          <table:table-cell/>
          <table:table-cell office:value-type="float" office:value="0.251789021880386" calcext:value-type="float">
            <text:p>0.251789021880386</text:p>
          </table:table-cell>
          <table:table-cell office:value-type="float" office:value="-0.003789264751249" calcext:value-type="float">
            <text:p>-0.003789264751249</text:p>
          </table:table-cell>
        </table:table-row>
        <table:table-row table:style-name="ro1">
          <table:table-cell office:value-type="float" office:value="2.49900000000002" calcext:value-type="float">
            <text:p>2.49900000000002</text:p>
          </table:table-cell>
          <table:table-cell office:value-type="float" office:value="-0.002045940038612" calcext:value-type="float">
            <text:p>-0.002045940038612</text:p>
          </table:table-cell>
          <table:table-cell office:value-type="float" office:value="-0.0000963604650392469" calcext:value-type="float">
            <text:p>-9.63604650392469E-05</text:p>
          </table:table-cell>
          <table:table-cell/>
          <table:table-cell office:value-type="float" office:value="-0.204594003861154" calcext:value-type="float">
            <text:p>-0.204594003861154</text:p>
          </table:table-cell>
          <table:table-cell office:value-type="float" office:value="-0.005523848314352" calcext:value-type="float">
            <text:p>-0.005523848314352</text:p>
          </table:table-cell>
        </table:table-row>
        <table:table-row table:style-name="ro1">
          <table:table-cell office:value-type="float" office:value="2.59900000000005" calcext:value-type="float">
            <text:p>2.59900000000005</text:p>
          </table:table-cell>
          <table:table-cell office:value-type="float" office:value="-0.002125979109577" calcext:value-type="float">
            <text:p>-0.002125979109577</text:p>
          </table:table-cell>
          <table:table-cell office:value-type="float" office:value="-0.0000808276609935987" calcext:value-type="float">
            <text:p>-8.08276609935987E-05</text:p>
          </table:table-cell>
          <table:table-cell/>
          <table:table-cell office:value-type="float" office:value="-0.212597910957662" calcext:value-type="float">
            <text:p>-0.212597910957662</text:p>
          </table:table-cell>
          <table:table-cell office:value-type="float" office:value="-0.004633432795811" calcext:value-type="float">
            <text:p>-0.004633432795811</text:p>
          </table:table-cell>
        </table:table-row>
        <table:table-row table:style-name="ro1">
          <table:table-cell office:value-type="float" office:value="2.69900000000007" calcext:value-type="float">
            <text:p>2.69900000000007</text:p>
          </table:table-cell>
          <table:table-cell office:value-type="float" office:value="0.000220226416455" calcext:value-type="float">
            <text:p>0.000220226416455</text:p>
          </table:table-cell>
          <table:table-cell office:value-type="float" office:value="-0.0000808825754701203" calcext:value-type="float">
            <text:p>-8.08825754701203E-05</text:p>
          </table:table-cell>
          <table:table-cell/>
          <table:table-cell office:value-type="float" office:value="0.022022641645508" calcext:value-type="float">
            <text:p>0.022022641645508</text:p>
          </table:table-cell>
          <table:table-cell office:value-type="float" office:value="-0.004636580759434" calcext:value-type="float">
            <text:p>-0.004636580759434</text:p>
          </table:table-cell>
        </table:table-row>
        <table:table-row table:style-name="ro1">
          <table:table-cell office:value-type="float" office:value="2.79900000000009" calcext:value-type="float">
            <text:p>2.79900000000009</text:p>
          </table:table-cell>
          <table:table-cell office:value-type="float" office:value="0.001506820024461" calcext:value-type="float">
            <text:p>0.001506820024461</text:p>
          </table:table-cell>
          <table:table-cell office:value-type="float" office:value="-0.000100678952729" calcext:value-type="float">
            <text:p>-0.000100678952729</text:p>
          </table:table-cell>
          <table:table-cell/>
          <table:table-cell office:value-type="float" office:value="0.150682002446115" calcext:value-type="float">
            <text:p>0.150682002446115</text:p>
          </table:table-cell>
          <table:table-cell office:value-type="float" office:value="-0.00577140493353" calcext:value-type="float">
            <text:p>-0.00577140493353</text:p>
          </table:table-cell>
        </table:table-row>
        <table:table-row table:style-name="ro1">
          <table:table-cell office:value-type="float" office:value="2.899" calcext:value-type="float">
            <text:p>2.899</text:p>
          </table:table-cell>
          <table:table-cell office:value-type="float" office:value="0.002028475913079" calcext:value-type="float">
            <text:p>0.002028475913079</text:p>
          </table:table-cell>
          <table:table-cell office:value-type="float" office:value="-0.0000665129145120957" calcext:value-type="float">
            <text:p>-6.65129145120957E-05</text:p>
          </table:table-cell>
          <table:table-cell/>
          <table:table-cell office:value-type="float" office:value="0.202847591307944" calcext:value-type="float">
            <text:p>0.202847591307944</text:p>
          </table:table-cell>
          <table:table-cell office:value-type="float" office:value="-0.003812842233177" calcext:value-type="float">
            <text:p>-0.003812842233177</text:p>
          </table:table-cell>
        </table:table-row>
        <table:table-row table:style-name="ro1">
          <table:table-cell office:value-type="float" office:value="2.99900000000002" calcext:value-type="float">
            <text:p>2.99900000000002</text:p>
          </table:table-cell>
          <table:table-cell office:value-type="float" office:value="-0.002666420592627" calcext:value-type="float">
            <text:p>-0.002666420592627</text:p>
          </table:table-cell>
          <table:table-cell office:value-type="float" office:value="-0.00010174882022" calcext:value-type="float">
            <text:p>-0.00010174882022</text:p>
          </table:table-cell>
          <table:table-cell/>
          <table:table-cell office:value-type="float" office:value="-0.266642059262734" calcext:value-type="float">
            <text:p>-0.266642059262734</text:p>
          </table:table-cell>
          <table:table-cell office:value-type="float" office:value="-0.005832734917068" calcext:value-type="float">
            <text:p>-0.005832734917068</text:p>
          </table:table-cell>
        </table:table-row>
        <table:table-row table:style-name="ro1">
          <table:table-cell office:value-type="float" office:value="3.09900000000005" calcext:value-type="float">
            <text:p>3.09900000000005</text:p>
          </table:table-cell>
          <table:table-cell office:value-type="float" office:value="-0.000389701736455" calcext:value-type="float">
            <text:p>-0.000389701736455</text:p>
          </table:table-cell>
          <table:table-cell office:value-type="float" office:value="-0.0000665027592079426" calcext:value-type="float">
            <text:p>-6.65027592079426E-05</text:p>
          </table:table-cell>
          <table:table-cell/>
          <table:table-cell office:value-type="float" office:value="-0.038970173645526" calcext:value-type="float">
            <text:p>-0.038970173645526</text:p>
          </table:table-cell>
          <table:table-cell office:value-type="float" office:value="-0.003812260081984" calcext:value-type="float">
            <text:p>-0.003812260081984</text:p>
          </table:table-cell>
        </table:table-row>
        <table:table-row table:style-name="ro1">
          <table:table-cell office:value-type="float" office:value="3.19900000000007" calcext:value-type="float">
            <text:p>3.19900000000007</text:p>
          </table:table-cell>
          <table:table-cell office:value-type="float" office:value="0.003154381888124" calcext:value-type="float">
            <text:p>0.003154381888124</text:p>
          </table:table-cell>
          <table:table-cell office:value-type="float" office:value="-0.0000961927089502268" calcext:value-type="float">
            <text:p>-9.61927089502268E-05</text:p>
          </table:table-cell>
          <table:table-cell/>
          <table:table-cell office:value-type="float" office:value="0.315438188812371" calcext:value-type="float">
            <text:p>0.315438188812371</text:p>
          </table:table-cell>
          <table:table-cell office:value-type="float" office:value="-0.005514231723261" calcext:value-type="float">
            <text:p>-0.005514231723261</text:p>
          </table:table-cell>
        </table:table-row>
        <table:table-row table:style-name="ro1">
          <table:table-cell office:value-type="float" office:value="3.29900000000009" calcext:value-type="float">
            <text:p>3.29900000000009</text:p>
          </table:table-cell>
          <table:table-cell office:value-type="float" office:value="0.000336581573456" calcext:value-type="float">
            <text:p>0.000336581573456</text:p>
          </table:table-cell>
          <table:table-cell office:value-type="float" office:value="-0.0000772916952387348" calcext:value-type="float">
            <text:p>-7.72916952387348E-05</text:p>
          </table:table-cell>
          <table:table-cell/>
          <table:table-cell office:value-type="float" office:value="0.033658157345635" calcext:value-type="float">
            <text:p>0.033658157345635</text:p>
          </table:table-cell>
          <table:table-cell office:value-type="float" office:value="-0.004430734121966" calcext:value-type="float">
            <text:p>-0.004430734121966</text:p>
          </table:table-cell>
        </table:table-row>
        <table:table-row table:style-name="ro1">
          <table:table-cell office:value-type="float" office:value="3.399" calcext:value-type="float">
            <text:p>3.399</text:p>
          </table:table-cell>
          <table:table-cell office:value-type="float" office:value="-0.003296239391332" calcext:value-type="float">
            <text:p>-0.003296239391332</text:p>
          </table:table-cell>
          <table:table-cell office:value-type="float" office:value="-0.0000898259811119573" calcext:value-type="float">
            <text:p>-8.98259811119573E-05</text:p>
          </table:table-cell>
          <table:table-cell/>
          <table:table-cell office:value-type="float" office:value="-0.32962393913317" calcext:value-type="float">
            <text:p>-0.32962393913317</text:p>
          </table:table-cell>
          <table:table-cell office:value-type="float" office:value="-0.005149260063743" calcext:value-type="float">
            <text:p>-0.005149260063743</text:p>
          </table:table-cell>
        </table:table-row>
        <table:table-row table:style-name="ro1">
          <table:table-cell office:value-type="float" office:value="3.49900000000002" calcext:value-type="float">
            <text:p>3.49900000000002</text:p>
          </table:table-cell>
          <table:table-cell office:value-type="float" office:value="0.001641855009244" calcext:value-type="float">
            <text:p>0.001641855009244</text:p>
          </table:table-cell>
          <table:table-cell office:value-type="float" office:value="-0.0000972918350816698" calcext:value-type="float">
            <text:p>-9.72918350816698E-05</text:p>
          </table:table-cell>
          <table:table-cell/>
          <table:table-cell office:value-type="float" office:value="0.164185500924374" calcext:value-type="float">
            <text:p>0.164185500924374</text:p>
          </table:table-cell>
          <table:table-cell office:value-type="float" office:value="-0.005577238953726" calcext:value-type="float">
            <text:p>-0.005577238953726</text:p>
          </table:table-cell>
        </table:table-row>
        <table:table-row table:style-name="ro1">
          <table:table-cell office:value-type="float" office:value="3.59900000000005" calcext:value-type="float">
            <text:p>3.59900000000005</text:p>
          </table:table-cell>
          <table:table-cell office:value-type="float" office:value="0.00192129339261" calcext:value-type="float">
            <text:p>0.00192129339261</text:p>
          </table:table-cell>
          <table:table-cell office:value-type="float" office:value="-0.0000503366508919356" calcext:value-type="float">
            <text:p>-5.03366508919356E-05</text:p>
          </table:table-cell>
          <table:table-cell/>
          <table:table-cell office:value-type="float" office:value="0.192129339261004" calcext:value-type="float">
            <text:p>0.192129339261004</text:p>
          </table:table-cell>
          <table:table-cell office:value-type="float" office:value="-0.00288554049699" calcext:value-type="float">
            <text:p>-0.00288554049699</text:p>
          </table:table-cell>
        </table:table-row>
        <table:table-row table:style-name="ro1">
          <table:table-cell office:value-type="float" office:value="3.69900000000007" calcext:value-type="float">
            <text:p>3.69900000000007</text:p>
          </table:table-cell>
          <table:table-cell office:value-type="float" office:value="-0.001983585293314" calcext:value-type="float">
            <text:p>-0.001983585293314</text:p>
          </table:table-cell>
          <table:table-cell office:value-type="float" office:value="-0.000106340748752" calcext:value-type="float">
            <text:p>-0.000106340748752</text:p>
          </table:table-cell>
          <table:table-cell/>
          <table:table-cell office:value-type="float" office:value="-0.198358529331392" calcext:value-type="float">
            <text:p>-0.198358529331392</text:p>
          </table:table-cell>
          <table:table-cell office:value-type="float" office:value="-0.006095966488996" calcext:value-type="float">
            <text:p>-0.006095966488996</text:p>
          </table:table-cell>
        </table:table-row>
        <table:table-row table:style-name="ro1">
          <table:table-cell office:value-type="float" office:value="3.79900000000009" calcext:value-type="float">
            <text:p>3.79900000000009</text:p>
          </table:table-cell>
          <table:table-cell office:value-type="float" office:value="-0.000577609382224" calcext:value-type="float">
            <text:p>-0.000577609382224</text:p>
          </table:table-cell>
          <table:table-cell office:value-type="float" office:value="-0.0000857193840291259" calcext:value-type="float">
            <text:p>-8.57193840291259E-05</text:p>
          </table:table-cell>
          <table:table-cell/>
          <table:table-cell office:value-type="float" office:value="-0.057760938222438" calcext:value-type="float">
            <text:p>-0.057760938222438</text:p>
          </table:table-cell>
          <table:table-cell office:value-type="float" office:value="-0.004913850039886" calcext:value-type="float">
            <text:p>-0.004913850039886</text:p>
          </table:table-cell>
        </table:table-row>
        <table:table-row table:style-name="ro1">
          <table:table-cell office:value-type="float" office:value="3.899" calcext:value-type="float">
            <text:p>3.899</text:p>
          </table:table-cell>
          <table:table-cell office:value-type="float" office:value="0.00039014739746" calcext:value-type="float">
            <text:p>0.00039014739746</text:p>
          </table:table-cell>
          <table:table-cell office:value-type="float" office:value="-0.0000534019053333168" calcext:value-type="float">
            <text:p>-5.34019053333168E-05</text:p>
          </table:table-cell>
          <table:table-cell/>
          <table:table-cell office:value-type="float" office:value="0.03901473974603" calcext:value-type="float">
            <text:p>0.03901473974603</text:p>
          </table:table-cell>
          <table:table-cell office:value-type="float" office:value="-0.003061255719744" calcext:value-type="float">
            <text:p>-0.003061255719744</text:p>
          </table:table-cell>
        </table:table-row>
        <table:table-row table:style-name="ro1">
          <table:table-cell office:value-type="float" office:value="3.99900000000002" calcext:value-type="float">
            <text:p>3.99900000000002</text:p>
          </table:table-cell>
          <table:table-cell office:value-type="float" office:value="0.000387869375756" calcext:value-type="float">
            <text:p>0.000387869375756</text:p>
          </table:table-cell>
          <table:table-cell office:value-type="float" office:value="-0.000104696330451" calcext:value-type="float">
            <text:p>-0.000104696330451</text:p>
          </table:table-cell>
          <table:table-cell/>
          <table:table-cell office:value-type="float" office:value="0.038786937575619" calcext:value-type="float">
            <text:p>0.038786937575619</text:p>
          </table:table-cell>
          <table:table-cell office:value-type="float" office:value="-0.006001700471737" calcext:value-type="float">
            <text:p>-0.006001700471737</text:p>
          </table:table-cell>
        </table:table-row>
        <table:table-row table:style-name="ro1">
          <table:table-cell office:value-type="float" office:value="4.09900000000005" calcext:value-type="float">
            <text:p>4.09900000000005</text:p>
          </table:table-cell>
          <table:table-cell office:value-type="float" office:value="-0.000520553947865" calcext:value-type="float">
            <text:p>-0.000520553947865</text:p>
          </table:table-cell>
          <table:table-cell office:value-type="float" office:value="-0.0000741411042417539" calcext:value-type="float">
            <text:p>-7.41411042417539E-05</text:p>
          </table:table-cell>
          <table:table-cell/>
          <table:table-cell office:value-type="float" office:value="-0.052055394786547" calcext:value-type="float">
            <text:p>-0.052055394786547</text:p>
          </table:table-cell>
          <table:table-cell office:value-type="float" office:value="-0.00425012699475" calcext:value-type="float">
            <text:p>-0.00425012699475</text:p>
          </table:table-cell>
        </table:table-row>
        <table:table-row table:style-name="ro1">
          <table:table-cell office:value-type="float" office:value="4.19900000000007" calcext:value-type="float">
            <text:p>4.19900000000007</text:p>
          </table:table-cell>
          <table:table-cell office:value-type="float" office:value="0.000842452518703" calcext:value-type="float">
            <text:p>0.000842452518703</text:p>
          </table:table-cell>
          <table:table-cell office:value-type="float" office:value="-0.0000901021043002714" calcext:value-type="float">
            <text:p>-9.01021043002714E-05</text:p>
          </table:table-cell>
          <table:table-cell/>
          <table:table-cell office:value-type="float" office:value="0.084245251870277" calcext:value-type="float">
            <text:p>0.084245251870277</text:p>
          </table:table-cell>
          <table:table-cell office:value-type="float" office:value="-0.005165088781544" calcext:value-type="float">
            <text:p>-0.005165088781544</text:p>
          </table:table-cell>
        </table:table-row>
        <table:table-row table:style-name="ro1">
          <table:table-cell office:value-type="float" office:value="4.29900000000009" calcext:value-type="float">
            <text:p>4.29900000000009</text:p>
          </table:table-cell>
          <table:table-cell office:value-type="float" office:value="0.002767315633691" calcext:value-type="float">
            <text:p>0.002767315633691</text:p>
          </table:table-cell>
          <table:table-cell office:value-type="float" office:value="-0.0000779256950158569" calcext:value-type="float">
            <text:p>-7.79256950158569E-05</text:p>
          </table:table-cell>
          <table:table-cell/>
          <table:table-cell office:value-type="float" office:value="0.276731563369109" calcext:value-type="float">
            <text:p>0.276731563369109</text:p>
          </table:table-cell>
          <table:table-cell office:value-type="float" office:value="-0.004467078058234" calcext:value-type="float">
            <text:p>-0.004467078058234</text:p>
          </table:table-cell>
        </table:table-row>
        <table:table-row table:style-name="ro1">
          <table:table-cell office:value-type="float" office:value="4.399" calcext:value-type="float">
            <text:p>4.399</text:p>
          </table:table-cell>
          <table:table-cell office:value-type="float" office:value="-0.003578856060326" calcext:value-type="float">
            <text:p>-0.003578856060326</text:p>
          </table:table-cell>
          <table:table-cell office:value-type="float" office:value="-0.0000923502739569315" calcext:value-type="float">
            <text:p>-9.23502739569315E-05</text:p>
          </table:table-cell>
          <table:table-cell/>
          <table:table-cell office:value-type="float" office:value="-0.357885606032622" calcext:value-type="float">
            <text:p>-0.357885606032622</text:p>
          </table:table-cell>
          <table:table-cell office:value-type="float" office:value="-0.005293964749123" calcext:value-type="float">
            <text:p>-0.005293964749123</text:p>
          </table:table-cell>
        </table:table-row>
        <table:table-row table:style-name="ro1">
          <table:table-cell office:value-type="float" office:value="4.49900000000002" calcext:value-type="float">
            <text:p>4.49900000000002</text:p>
          </table:table-cell>
          <table:table-cell office:value-type="float" office:value="-0.000280378187673" calcext:value-type="float">
            <text:p>-0.000280378187673</text:p>
          </table:table-cell>
          <table:table-cell office:value-type="float" office:value="-0.0000832837551740795" calcext:value-type="float">
            <text:p>-8.32837551740795E-05</text:p>
          </table:table-cell>
          <table:table-cell/>
          <table:table-cell office:value-type="float" office:value="-0.028037818767264" calcext:value-type="float">
            <text:p>-0.028037818767264</text:p>
          </table:table-cell>
          <table:table-cell office:value-type="float" office:value="-0.00477422800361" calcext:value-type="float">
            <text:p>-0.00477422800361</text:p>
          </table:table-cell>
        </table:table-row>
        <table:table-row table:style-name="ro1">
          <table:table-cell office:value-type="float" office:value="4.59900000000005" calcext:value-type="float">
            <text:p>4.59900000000005</text:p>
          </table:table-cell>
          <table:table-cell office:value-type="float" office:value="0.000843107836482" calcext:value-type="float">
            <text:p>0.000843107836482</text:p>
          </table:table-cell>
          <table:table-cell office:value-type="float" office:value="-0.0000872885613150132" calcext:value-type="float">
            <text:p>-8.72885613150132E-05</text:p>
          </table:table-cell>
          <table:table-cell/>
          <table:table-cell office:value-type="float" office:value="0.084310783648192" calcext:value-type="float">
            <text:p>0.084310783648192</text:p>
          </table:table-cell>
          <table:table-cell office:value-type="float" office:value="-0.005003802877931" calcext:value-type="float">
            <text:p>-0.005003802877931</text:p>
          </table:table-cell>
        </table:table-row>
        <table:table-row table:style-name="ro1">
          <table:table-cell office:value-type="float" office:value="4.69900000000007" calcext:value-type="float">
            <text:p>4.69900000000007</text:p>
          </table:table-cell>
          <table:table-cell office:value-type="float" office:value="0.002277936008329" calcext:value-type="float">
            <text:p>0.002277936008329</text:p>
          </table:table-cell>
          <table:table-cell office:value-type="float" office:value="-0.000097570574303596" calcext:value-type="float">
            <text:p>-9.7570574303596E-05</text:p>
          </table:table-cell>
          <table:table-cell/>
          <table:table-cell office:value-type="float" office:value="0.227793600832881" calcext:value-type="float">
            <text:p>0.227793600832881</text:p>
          </table:table-cell>
          <table:table-cell office:value-type="float" office:value="-0.005593217635238" calcext:value-type="float">
            <text:p>-0.005593217635238</text:p>
          </table:table-cell>
        </table:table-row>
        <table:table-row table:style-name="ro1">
          <table:table-cell office:value-type="float" office:value="4.79900000000009" calcext:value-type="float">
            <text:p>4.79900000000009</text:p>
          </table:table-cell>
          <table:table-cell office:value-type="float" office:value="-0.001806687940818" calcext:value-type="float">
            <text:p>-0.001806687940818</text:p>
          </table:table-cell>
          <table:table-cell office:value-type="float" office:value="-0.0000540388616663279" calcext:value-type="float">
            <text:p>-5.40388616663279E-05</text:p>
          </table:table-cell>
          <table:table-cell/>
          <table:table-cell office:value-type="float" office:value="-0.180668794081841" calcext:value-type="float">
            <text:p>-0.180668794081841</text:p>
          </table:table-cell>
          <table:table-cell office:value-type="float" office:value="-0.003097769140108" calcext:value-type="float">
            <text:p>-0.003097769140108</text:p>
          </table:table-cell>
        </table:table-row>
        <table:table-row table:style-name="ro1">
          <table:table-cell office:value-type="float" office:value="4.899" calcext:value-type="float">
            <text:p>4.899</text:p>
          </table:table-cell>
          <table:table-cell office:value-type="float" office:value="-0.000819755816125" calcext:value-type="float">
            <text:p>-0.000819755816125</text:p>
          </table:table-cell>
          <table:table-cell office:value-type="float" office:value="-0.000104086173236" calcext:value-type="float">
            <text:p>-0.000104086173236</text:p>
          </table:table-cell>
          <table:table-cell/>
          <table:table-cell office:value-type="float" office:value="-0.08197558161246" calcext:value-type="float">
            <text:p>-0.08197558161246</text:p>
          </table:table-cell>
          <table:table-cell office:value-type="float" office:value="-0.005966723306521" calcext:value-type="float">
            <text:p>-0.005966723306521</text:p>
          </table:table-cell>
        </table:table-row>
        <table:table-row table:style-name="ro1">
          <table:table-cell office:value-type="float" office:value="4.99900000000002" calcext:value-type="float">
            <text:p>4.99900000000002</text:p>
          </table:table-cell>
          <table:table-cell office:value-type="float" office:value="0.0000468111841580327" calcext:value-type="float">
            <text:p>4.68111841580327E-05</text:p>
          </table:table-cell>
          <table:table-cell office:value-type="float" office:value="-0.00007651224993932" calcext:value-type="float">
            <text:p>-7.651224993932E-05</text:p>
          </table:table-cell>
          <table:table-cell/>
          <table:table-cell office:value-type="float" office:value="0.004681118415803" calcext:value-type="float">
            <text:p>0.004681118415803</text:p>
          </table:table-cell>
          <table:table-cell office:value-type="float" office:value="-0.004386052544292" calcext:value-type="float">
            <text:p>-0.004386052544292</text:p>
          </table:table-cell>
        </table:table-row>
        <table:table-row table:style-name="ro1">
          <table:table-cell office:value-type="float" office:value="5.09900000000005" calcext:value-type="float">
            <text:p>5.09900000000005</text:p>
          </table:table-cell>
          <table:table-cell office:value-type="float" office:value="0.001680033584568" calcext:value-type="float">
            <text:p>0.001680033584568</text:p>
          </table:table-cell>
          <table:table-cell office:value-type="float" office:value="-0.0000846601466459873" calcext:value-type="float">
            <text:p>-8.46601466459873E-05</text:p>
          </table:table-cell>
          <table:table-cell/>
          <table:table-cell office:value-type="float" office:value="0.168003358456807" calcext:value-type="float">
            <text:p>0.168003358456807</text:p>
          </table:table-cell>
          <table:table-cell office:value-type="float" office:value="-0.004853129425566" calcext:value-type="float">
            <text:p>-0.004853129425566</text:p>
          </table:table-cell>
        </table:table-row>
        <table:table-row table:style-name="ro1">
          <table:table-cell office:value-type="float" office:value="5.19900000000007" calcext:value-type="float">
            <text:p>5.19900000000007</text:p>
          </table:table-cell>
          <table:table-cell office:value-type="float" office:value="-0.001766364349298" calcext:value-type="float">
            <text:p>-0.001766364349298</text:p>
          </table:table-cell>
          <table:table-cell office:value-type="float" office:value="-0.000097506146199855" calcext:value-type="float">
            <text:p>-9.7506146199855E-05</text:p>
          </table:table-cell>
          <table:table-cell/>
          <table:table-cell office:value-type="float" office:value="-0.176636434929758" calcext:value-type="float">
            <text:p>-0.176636434929758</text:p>
          </table:table-cell>
          <table:table-cell office:value-type="float" office:value="-0.00558952430445" calcext:value-type="float">
            <text:p>-0.00558952430445</text:p>
          </table:table-cell>
        </table:table-row>
        <table:table-row table:style-name="ro1">
          <table:table-cell office:value-type="float" office:value="5.29900000000009" calcext:value-type="float">
            <text:p>5.29900000000009</text:p>
          </table:table-cell>
          <table:table-cell office:value-type="float" office:value="0.0000522091785849134" calcext:value-type="float">
            <text:p>5.22091785849134E-05</text:p>
          </table:table-cell>
          <table:table-cell office:value-type="float" office:value="-0.0000724696171410244" calcext:value-type="float">
            <text:p>-7.24696171410244E-05</text:p>
          </table:table-cell>
          <table:table-cell/>
          <table:table-cell office:value-type="float" office:value="0.005220917858491" calcext:value-type="float">
            <text:p>0.005220917858491</text:p>
          </table:table-cell>
          <table:table-cell office:value-type="float" office:value="-0.004154309262861" calcext:value-type="float">
            <text:p>-0.004154309262861</text:p>
          </table:table-cell>
        </table:table-row>
        <table:table-row table:style-name="ro1">
          <table:table-cell office:value-type="float" office:value="5.399" calcext:value-type="float">
            <text:p>5.399</text:p>
          </table:table-cell>
          <table:table-cell office:value-type="float" office:value="0.000877798320733" calcext:value-type="float">
            <text:p>0.000877798320733</text:p>
          </table:table-cell>
          <table:table-cell office:value-type="float" office:value="-0.0000986900315504968" calcext:value-type="float">
            <text:p>-9.86900315504968E-05</text:p>
          </table:table-cell>
          <table:table-cell/>
          <table:table-cell office:value-type="float" office:value="0.087779832073254" calcext:value-type="float">
            <text:p>0.087779832073254</text:p>
          </table:table-cell>
          <table:table-cell office:value-type="float" office:value="-0.005657390343659" calcext:value-type="float">
            <text:p>-0.005657390343659</text:p>
          </table:table-cell>
        </table:table-row>
        <table:table-row table:style-name="ro1">
          <table:table-cell office:value-type="float" office:value="5.49900000000002" calcext:value-type="float">
            <text:p>5.49900000000002</text:p>
          </table:table-cell>
          <table:table-cell office:value-type="float" office:value="0.002169439113869" calcext:value-type="float">
            <text:p>0.002169439113869</text:p>
          </table:table-cell>
          <table:table-cell office:value-type="float" office:value="-0.0000548813046803431" calcext:value-type="float">
            <text:p>-5.48813046803431E-05</text:p>
          </table:table-cell>
          <table:table-cell/>
          <table:table-cell office:value-type="float" office:value="0.216943911386892" calcext:value-type="float">
            <text:p>0.216943911386892</text:p>
          </table:table-cell>
          <table:table-cell office:value-type="float" office:value="-0.003146062051739" calcext:value-type="float">
            <text:p>-0.003146062051739</text:p>
          </table:table-cell>
        </table:table-row>
        <table:table-row table:style-name="ro1">
          <table:table-cell office:value-type="float" office:value="5.59900000000005" calcext:value-type="float">
            <text:p>5.59900000000005</text:p>
          </table:table-cell>
          <table:table-cell office:value-type="float" office:value="-0.001683790503296" calcext:value-type="float">
            <text:p>-0.001683790503296</text:p>
          </table:table-cell>
          <table:table-cell office:value-type="float" office:value="-0.000100793013481" calcext:value-type="float">
            <text:p>-0.000100793013481</text:p>
          </table:table-cell>
          <table:table-cell/>
          <table:table-cell office:value-type="float" office:value="-0.168379050329617" calcext:value-type="float">
            <text:p>-0.168379050329617</text:p>
          </table:table-cell>
          <table:table-cell office:value-type="float" office:value="-0.005777943447973" calcext:value-type="float">
            <text:p>-0.005777943447973</text:p>
          </table:table-cell>
        </table:table-row>
        <table:table-row table:style-name="ro1">
          <table:table-cell office:value-type="float" office:value="5.69900000000007" calcext:value-type="float">
            <text:p>5.69900000000007</text:p>
          </table:table-cell>
          <table:table-cell office:value-type="float" office:value="-0.001928254598835" calcext:value-type="float">
            <text:p>-0.001928254598835</text:p>
          </table:table-cell>
          <table:table-cell office:value-type="float" office:value="-0.0000623819270568759" calcext:value-type="float">
            <text:p>-6.23819270568759E-05</text:p>
          </table:table-cell>
          <table:table-cell/>
          <table:table-cell office:value-type="float" office:value="-0.192825459883465" calcext:value-type="float">
            <text:p>-0.192825459883465</text:p>
          </table:table-cell>
          <table:table-cell office:value-type="float" office:value="-0.003576034035108" calcext:value-type="float">
            <text:p>-0.003576034035108</text:p>
          </table:table-cell>
        </table:table-row>
        <table:table-row table:style-name="ro1">
          <table:table-cell office:value-type="float" office:value="5.79900000000009" calcext:value-type="float">
            <text:p>5.79900000000009</text:p>
          </table:table-cell>
          <table:table-cell office:value-type="float" office:value="-0.000245763827082" calcext:value-type="float">
            <text:p>-0.000245763827082</text:p>
          </table:table-cell>
          <table:table-cell office:value-type="float" office:value="-0.0000932099579422641" calcext:value-type="float">
            <text:p>-9.32099579422641E-05</text:p>
          </table:table-cell>
          <table:table-cell/>
          <table:table-cell office:value-type="float" office:value="-0.024576382708238" calcext:value-type="float">
            <text:p>-0.024576382708238</text:p>
          </table:table-cell>
          <table:table-cell office:value-type="float" office:value="-0.00534324599669" calcext:value-type="float">
            <text:p>-0.00534324599669</text:p>
          </table:table-cell>
        </table:table-row>
        <table:table-row table:style-name="ro1">
          <table:table-cell office:value-type="float" office:value="5.899" calcext:value-type="float">
            <text:p>5.899</text:p>
          </table:table-cell>
          <table:table-cell office:value-type="float" office:value="0.002139737981053" calcext:value-type="float">
            <text:p>0.002139737981053</text:p>
          </table:table-cell>
          <table:table-cell office:value-type="float" office:value="-0.0000642347625934292" calcext:value-type="float">
            <text:p>-6.42347625934292E-05</text:p>
          </table:table-cell>
          <table:table-cell/>
          <table:table-cell office:value-type="float" office:value="0.213973798105321" calcext:value-type="float">
            <text:p>0.213973798105321</text:p>
          </table:table-cell>
          <table:table-cell office:value-type="float" office:value="-0.003682247537203" calcext:value-type="float">
            <text:p>-0.003682247537203</text:p>
          </table:table-cell>
        </table:table-row>
        <table:table-row table:style-name="ro1">
          <table:table-cell office:value-type="float" office:value="5.99900000000002" calcext:value-type="float">
            <text:p>5.99900000000002</text:p>
          </table:table-cell>
          <table:table-cell office:value-type="float" office:value="0.00213027632296" calcext:value-type="float">
            <text:p>0.00213027632296</text:p>
          </table:table-cell>
          <table:table-cell office:value-type="float" office:value="-0.0000966121634551342" calcext:value-type="float">
            <text:p>-9.66121634551342E-05</text:p>
          </table:table-cell>
          <table:table-cell/>
          <table:table-cell office:value-type="float" office:value="0.213027632295955" calcext:value-type="float">
            <text:p>0.213027632295955</text:p>
          </table:table-cell>
          <table:table-cell office:value-type="float" office:value="-0.005538276885963" calcext:value-type="float">
            <text:p>-0.005538276885963</text:p>
          </table:table-cell>
        </table:table-row>
        <table:table-row table:style-name="ro1">
          <table:table-cell office:value-type="float" office:value="6.09900000000005" calcext:value-type="float">
            <text:p>6.09900000000005</text:p>
          </table:table-cell>
          <table:table-cell office:value-type="float" office:value="-0.002858927116895" calcext:value-type="float">
            <text:p>-0.002858927116895</text:p>
          </table:table-cell>
          <table:table-cell office:value-type="float" office:value="-0.0000772995613562699" calcext:value-type="float">
            <text:p>-7.72995613562699E-05</text:p>
          </table:table-cell>
          <table:table-cell/>
          <table:table-cell office:value-type="float" office:value="-0.285892711689454" calcext:value-type="float">
            <text:p>-0.285892711689454</text:p>
          </table:table-cell>
          <table:table-cell office:value-type="float" office:value="-0.004431185045901" calcext:value-type="float">
            <text:p>-0.004431185045901</text:p>
          </table:table-cell>
        </table:table-row>
        <table:table-row table:style-name="ro1">
          <table:table-cell office:value-type="float" office:value="6.19900000000007" calcext:value-type="float">
            <text:p>6.19900000000007</text:p>
          </table:table-cell>
          <table:table-cell office:value-type="float" office:value="-0.001419397465301" calcext:value-type="float">
            <text:p>-0.001419397465301</text:p>
          </table:table-cell>
          <table:table-cell office:value-type="float" office:value="-0.0000859178534131644" calcext:value-type="float">
            <text:p>-8.59178534131644E-05</text:p>
          </table:table-cell>
          <table:table-cell/>
          <table:table-cell office:value-type="float" office:value="-0.141939746530134" calcext:value-type="float">
            <text:p>-0.141939746530134</text:p>
          </table:table-cell>
          <table:table-cell office:value-type="float" office:value="-0.004925227265723" calcext:value-type="float">
            <text:p>-0.004925227265723</text:p>
          </table:table-cell>
        </table:table-row>
        <table:table-row table:style-name="ro1">
          <table:table-cell office:value-type="float" office:value="6.29900000000009" calcext:value-type="float">
            <text:p>6.29900000000009</text:p>
          </table:table-cell>
          <table:table-cell office:value-type="float" office:value="0.003506455875475" calcext:value-type="float">
            <text:p>0.003506455875475</text:p>
          </table:table-cell>
          <table:table-cell office:value-type="float" office:value="-0.0000998591475855903" calcext:value-type="float">
            <text:p>-9.98591475855903E-05</text:p>
          </table:table-cell>
          <table:table-cell/>
          <table:table-cell office:value-type="float" office:value="0.350645587547489" calcext:value-type="float">
            <text:p>0.350645587547489</text:p>
          </table:table-cell>
          <table:table-cell office:value-type="float" office:value="-0.005724409734206" calcext:value-type="float">
            <text:p>-0.005724409734206</text:p>
          </table:table-cell>
        </table:table-row>
        <table:table-row table:style-name="ro1">
          <table:table-cell office:value-type="float" office:value="6.399" calcext:value-type="float">
            <text:p>6.399</text:p>
          </table:table-cell>
          <table:table-cell office:value-type="float" office:value="-0.001670760595095" calcext:value-type="float">
            <text:p>-0.001670760595095</text:p>
          </table:table-cell>
          <table:table-cell office:value-type="float" office:value="-0.0000700263421098413" calcext:value-type="float">
            <text:p>-7.00263421098413E-05</text:p>
          </table:table-cell>
          <table:table-cell/>
          <table:table-cell office:value-type="float" office:value="-0.167076059509542" calcext:value-type="float">
            <text:p>-0.167076059509542</text:p>
          </table:table-cell>
          <table:table-cell office:value-type="float" office:value="-0.004014248910755" calcext:value-type="float">
            <text:p>-0.004014248910755</text:p>
          </table:table-cell>
        </table:table-row>
        <table:table-row table:style-name="ro1">
          <table:table-cell office:value-type="float" office:value="6.49900000000002" calcext:value-type="float">
            <text:p>6.49900000000002</text:p>
          </table:table-cell>
          <table:table-cell office:value-type="float" office:value="-0.0000608926031521145" calcext:value-type="float">
            <text:p>-6.08926031521145E-05</text:p>
          </table:table-cell>
          <table:table-cell office:value-type="float" office:value="-0.000100858820215" calcext:value-type="float">
            <text:p>-0.000100858820215</text:p>
          </table:table-cell>
          <table:table-cell/>
          <table:table-cell office:value-type="float" office:value="-0.006089260315211" calcext:value-type="float">
            <text:p>-0.006089260315211</text:p>
          </table:table-cell>
          <table:table-cell office:value-type="float" office:value="-0.005781715808487" calcext:value-type="float">
            <text:p>-0.005781715808487</text:p>
          </table:table-cell>
        </table:table-row>
        <table:table-row table:style-name="ro1">
          <table:table-cell office:value-type="float" office:value="6.59900000000005" calcext:value-type="float">
            <text:p>6.59900000000005</text:p>
          </table:table-cell>
          <table:table-cell office:value-type="float" office:value="0.000395942953544" calcext:value-type="float">
            <text:p>0.000395942953544</text:p>
          </table:table-cell>
          <table:table-cell office:value-type="float" office:value="-0.0000728271255399093" calcext:value-type="float">
            <text:p>-7.28271255399093E-05</text:p>
          </table:table-cell>
          <table:table-cell/>
          <table:table-cell office:value-type="float" office:value="0.039594295354447" calcext:value-type="float">
            <text:p>0.039594295354447</text:p>
          </table:table-cell>
          <table:table-cell office:value-type="float" office:value="-0.004174803374899" calcext:value-type="float">
            <text:p>-0.004174803374899</text:p>
          </table:table-cell>
        </table:table-row>
        <table:table-row table:style-name="ro1">
          <table:table-cell office:value-type="float" office:value="6.69900000000007" calcext:value-type="float">
            <text:p>6.69900000000007</text:p>
          </table:table-cell>
          <table:table-cell office:value-type="float" office:value="-0.000963863837798" calcext:value-type="float">
            <text:p>-0.000963863837798</text:p>
          </table:table-cell>
          <table:table-cell office:value-type="float" office:value="-0.0000975549030881595" calcext:value-type="float">
            <text:p>-9.75549030881595E-05</text:p>
          </table:table-cell>
          <table:table-cell/>
          <table:table-cell office:value-type="float" office:value="-0.096386383779762" calcext:value-type="float">
            <text:p>-0.096386383779762</text:p>
          </table:table-cell>
          <table:table-cell office:value-type="float" office:value="-0.005592319285309" calcext:value-type="float">
            <text:p>-0.005592319285309</text:p>
          </table:table-cell>
        </table:table-row>
        <table:table-row table:style-name="ro1">
          <table:table-cell office:value-type="float" office:value="6.79900000000009" calcext:value-type="float">
            <text:p>6.79900000000009</text:p>
          </table:table-cell>
          <table:table-cell office:value-type="float" office:value="0.001001433192394" calcext:value-type="float">
            <text:p>0.001001433192394</text:p>
          </table:table-cell>
          <table:table-cell office:value-type="float" office:value="-0.000072815065197851" calcext:value-type="float">
            <text:p>-7.2815065197851E-05</text:p>
          </table:table-cell>
          <table:table-cell/>
          <table:table-cell office:value-type="float" office:value="0.100143319239378" calcext:value-type="float">
            <text:p>0.100143319239378</text:p>
          </table:table-cell>
          <table:table-cell office:value-type="float" office:value="-0.004174112017711" calcext:value-type="float">
            <text:p>-0.004174112017711</text:p>
          </table:table-cell>
        </table:table-row>
        <table:table-row table:style-name="ro1">
          <table:table-cell office:value-type="float" office:value="6.899" calcext:value-type="float">
            <text:p>6.899</text:p>
          </table:table-cell>
          <table:table-cell office:value-type="float" office:value="-0.000230783219031" calcext:value-type="float">
            <text:p>-0.000230783219031</text:p>
          </table:table-cell>
          <table:table-cell office:value-type="float" office:value="-0.0000969384825131314" calcext:value-type="float">
            <text:p>-9.69384825131314E-05</text:p>
          </table:table-cell>
          <table:table-cell/>
          <table:table-cell office:value-type="float" office:value="-0.023078321903085" calcext:value-type="float">
            <text:p>-0.023078321903085</text:p>
          </table:table-cell>
          <table:table-cell office:value-type="float" office:value="-0.005556983074001" calcext:value-type="float">
            <text:p>-0.005556983074001</text:p>
          </table:table-cell>
        </table:table-row>
        <table:table-row table:style-name="ro1">
          <table:table-cell office:value-type="float" office:value="6.99900000000002" calcext:value-type="float">
            <text:p>6.99900000000002</text:p>
          </table:table-cell>
          <table:table-cell office:value-type="float" office:value="0.003228909068438" calcext:value-type="float">
            <text:p>0.003228909068438</text:p>
          </table:table-cell>
          <table:table-cell office:value-type="float" office:value="-0.0000513516421536409" calcext:value-type="float">
            <text:p>-5.13516421536409E-05</text:p>
          </table:table-cell>
          <table:table-cell/>
          <table:table-cell office:value-type="float" office:value="0.322890906843754" calcext:value-type="float">
            <text:p>0.322890906843754</text:p>
          </table:table-cell>
          <table:table-cell office:value-type="float" office:value="-0.002943724709444" calcext:value-type="float">
            <text:p>-0.002943724709444</text:p>
          </table:table-cell>
        </table:table-row>
        <table:table-row table:style-name="ro1">
          <table:table-cell office:value-type="float" office:value="7.09900000000005" calcext:value-type="float">
            <text:p>7.09900000000005</text:p>
          </table:table-cell>
          <table:table-cell office:value-type="float" office:value="-0.003173318101807" calcext:value-type="float">
            <text:p>-0.003173318101807</text:p>
          </table:table-cell>
          <table:table-cell office:value-type="float" office:value="-0.0000987597478347979" calcext:value-type="float">
            <text:p>-9.87597478347979E-05</text:p>
          </table:table-cell>
          <table:table-cell/>
          <table:table-cell office:value-type="float" office:value="-0.317331810180705" calcext:value-type="float">
            <text:p>-0.317331810180705</text:p>
          </table:table-cell>
          <table:table-cell office:value-type="float" office:value="-0.005661386818555" calcext:value-type="float">
            <text:p>-0.005661386818555</text:p>
          </table:table-cell>
        </table:table-row>
        <table:table-row table:style-name="ro1">
          <table:table-cell office:value-type="float" office:value="7.19900000000007" calcext:value-type="float">
            <text:p>7.19900000000007</text:p>
          </table:table-cell>
          <table:table-cell office:value-type="float" office:value="-0.000200301860849" calcext:value-type="float">
            <text:p>-0.000200301860849</text:p>
          </table:table-cell>
          <table:table-cell office:value-type="float" office:value="-0.000066881847568645" calcext:value-type="float">
            <text:p>-6.6881847568645E-05</text:p>
          </table:table-cell>
          <table:table-cell/>
          <table:table-cell office:value-type="float" office:value="-0.020030186084867" calcext:value-type="float">
            <text:p>-0.020030186084867</text:p>
          </table:table-cell>
          <table:table-cell office:value-type="float" office:value="-0.003833991261897" calcext:value-type="float">
            <text:p>-0.003833991261897</text:p>
          </table:table-cell>
        </table:table-row>
        <table:table-row table:style-name="ro1">
          <table:table-cell office:value-type="float" office:value="7.29900000000009" calcext:value-type="float">
            <text:p>7.29900000000009</text:p>
          </table:table-cell>
          <table:table-cell office:value-type="float" office:value="0.002388301772361" calcext:value-type="float">
            <text:p>0.002388301772361</text:p>
          </table:table-cell>
          <table:table-cell office:value-type="float" office:value="-0.0000931874617311479" calcext:value-type="float">
            <text:p>-9.31874617311479E-05</text:p>
          </table:table-cell>
          <table:table-cell/>
          <table:table-cell office:value-type="float" office:value="0.238830177236084" calcext:value-type="float">
            <text:p>0.238830177236084</text:p>
          </table:table-cell>
          <table:table-cell office:value-type="float" office:value="-0.00534195640497" calcext:value-type="float">
            <text:p>-0.00534195640497</text:p>
          </table:table-cell>
        </table:table-row>
        <table:table-row table:style-name="ro1">
          <table:table-cell office:value-type="float" office:value="7.399" calcext:value-type="float">
            <text:p>7.399</text:p>
          </table:table-cell>
          <table:table-cell office:value-type="float" office:value="0.000519204522527" calcext:value-type="float">
            <text:p>0.000519204522527</text:p>
          </table:table-cell>
          <table:table-cell office:value-type="float" office:value="-0.0000645939629135839" calcext:value-type="float">
            <text:p>-6.45939629135839E-05</text:p>
          </table:table-cell>
          <table:table-cell/>
          <table:table-cell office:value-type="float" office:value="0.051920452252681" calcext:value-type="float">
            <text:p>0.051920452252681</text:p>
          </table:table-cell>
          <table:table-cell office:value-type="float" office:value="-0.003702838638358" calcext:value-type="float">
            <text:p>-0.003702838638358</text:p>
          </table:table-cell>
        </table:table-row>
        <table:table-row table:style-name="ro1">
          <table:table-cell office:value-type="float" office:value="7.49900000000002" calcext:value-type="float">
            <text:p>7.49900000000002</text:p>
          </table:table-cell>
          <table:table-cell office:value-type="float" office:value="-0.002264399520938" calcext:value-type="float">
            <text:p>-0.002264399520938</text:p>
          </table:table-cell>
          <table:table-cell office:value-type="float" office:value="-0.0000999855325067855" calcext:value-type="float">
            <text:p>-9.99855325067855E-05</text:p>
          </table:table-cell>
          <table:table-cell/>
          <table:table-cell office:value-type="float" office:value="-0.226439952093807" calcext:value-type="float">
            <text:p>-0.226439952093807</text:p>
          </table:table-cell>
          <table:table-cell office:value-type="float" office:value="-0.005731654729688" calcext:value-type="float">
            <text:p>-0.005731654729688</text:p>
          </table:table-cell>
        </table:table-row>
        <table:table-row table:style-name="ro1">
          <table:table-cell office:value-type="float" office:value="7.59900000000005" calcext:value-type="float">
            <text:p>7.59900000000005</text:p>
          </table:table-cell>
          <table:table-cell office:value-type="float" office:value="-0.00149849008821" calcext:value-type="float">
            <text:p>-0.00149849008821</text:p>
          </table:table-cell>
          <table:table-cell office:value-type="float" office:value="-0.0000755717267466593" calcext:value-type="float">
            <text:p>-7.55717267466593E-05</text:p>
          </table:table-cell>
          <table:table-cell/>
          <table:table-cell office:value-type="float" office:value="-0.149849008820964" calcext:value-type="float">
            <text:p>-0.149849008820964</text:p>
          </table:table-cell>
          <table:table-cell office:value-type="float" office:value="-0.004332137202038" calcext:value-type="float">
            <text:p>-0.004332137202038</text:p>
          </table:table-cell>
        </table:table-row>
        <table:table-row table:style-name="ro1">
          <table:table-cell office:value-type="float" office:value="7.69900000000007" calcext:value-type="float">
            <text:p>7.69900000000007</text:p>
          </table:table-cell>
          <table:table-cell office:value-type="float" office:value="0.001662901418169" calcext:value-type="float">
            <text:p>0.001662901418169</text:p>
          </table:table-cell>
          <table:table-cell office:value-type="float" office:value="-0.0000868736663468539" calcext:value-type="float">
            <text:p>-8.68736663468539E-05</text:p>
          </table:table-cell>
          <table:table-cell/>
          <table:table-cell office:value-type="float" office:value="0.166290141816881" calcext:value-type="float">
            <text:p>0.166290141816881</text:p>
          </table:table-cell>
          <table:table-cell office:value-type="float" office:value="-0.004980019089947" calcext:value-type="float">
            <text:p>-0.004980019089947</text:p>
          </table:table-cell>
        </table:table-row>
        <table:table-row table:style-name="ro1">
          <table:table-cell office:value-type="float" office:value="7.79900000000009" calcext:value-type="float">
            <text:p>7.79900000000009</text:p>
          </table:table-cell>
          <table:table-cell office:value-type="float" office:value="0.001902444803534" calcext:value-type="float">
            <text:p>0.001902444803534</text:p>
          </table:table-cell>
          <table:table-cell office:value-type="float" office:value="-0.0000972410156885317" calcext:value-type="float">
            <text:p>-9.72410156885317E-05</text:p>
          </table:table-cell>
          <table:table-cell/>
          <table:table-cell office:value-type="float" office:value="0.190244480353425" calcext:value-type="float">
            <text:p>0.190244480353425</text:p>
          </table:table-cell>
          <table:table-cell office:value-type="float" office:value="-0.005574325740107" calcext:value-type="float">
            <text:p>-0.005574325740107</text:p>
          </table:table-cell>
        </table:table-row>
        <table:table-row table:style-name="ro1">
          <table:table-cell office:value-type="float" office:value="7.899" calcext:value-type="float">
            <text:p>7.899</text:p>
          </table:table-cell>
          <table:table-cell office:value-type="float" office:value="-0.000466442175958" calcext:value-type="float">
            <text:p>-0.000466442175958</text:p>
          </table:table-cell>
          <table:table-cell office:value-type="float" office:value="-0.0000659622922487557" calcext:value-type="float">
            <text:p>-6.59622922487557E-05</text:p>
          </table:table-cell>
          <table:table-cell/>
          <table:table-cell office:value-type="float" office:value="-0.046644217595847" calcext:value-type="float">
            <text:p>-0.046644217595847</text:p>
          </table:table-cell>
          <table:table-cell office:value-type="float" office:value="-0.00378127789961" calcext:value-type="float">
            <text:p>-0.00378127789961</text:p>
          </table:table-cell>
        </table:table-row>
        <table:table-row table:style-name="ro1">
          <table:table-cell office:value-type="float" office:value="7.99900000000002" calcext:value-type="float">
            <text:p>7.99900000000002</text:p>
          </table:table-cell>
          <table:table-cell office:value-type="float" office:value="-0.001598612028952" calcext:value-type="float">
            <text:p>-0.001598612028952</text:p>
          </table:table-cell>
          <table:table-cell office:value-type="float" office:value="-0.000102324894393" calcext:value-type="float">
            <text:p>-0.000102324894393</text:p>
          </table:table-cell>
          <table:table-cell/>
          <table:table-cell office:value-type="float" office:value="-0.159861202895152" calcext:value-type="float">
            <text:p>-0.159861202895152</text:p>
          </table:table-cell>
          <table:table-cell office:value-type="float" office:value="-0.005865758277318" calcext:value-type="float">
            <text:p>-0.005865758277318</text:p>
          </table:table-cell>
        </table:table-row>
        <table:table-row table:style-name="ro1">
          <table:table-cell office:value-type="float" office:value="8.09900000000005" calcext:value-type="float">
            <text:p>8.09900000000005</text:p>
          </table:table-cell>
          <table:table-cell office:value-type="float" office:value="0.000484010076942" calcext:value-type="float">
            <text:p>0.000484010076942</text:p>
          </table:table-cell>
          <table:table-cell office:value-type="float" office:value="-0.0000634742752021467" calcext:value-type="float">
            <text:p>-6.34742752021467E-05</text:p>
          </table:table-cell>
          <table:table-cell/>
          <table:table-cell office:value-type="float" office:value="0.048401007694188" calcext:value-type="float">
            <text:p>0.048401007694188</text:p>
          </table:table-cell>
          <table:table-cell office:value-type="float" office:value="-0.003638652718594" calcext:value-type="float">
            <text:p>-0.003638652718594</text:p>
          </table:table-cell>
        </table:table-row>
        <table:table-row table:style-name="ro1">
          <table:table-cell office:value-type="float" office:value="8.19900000000007" calcext:value-type="float">
            <text:p>8.19900000000007</text:p>
          </table:table-cell>
          <table:table-cell office:value-type="float" office:value="0.000770958833858" calcext:value-type="float">
            <text:p>0.000770958833858</text:p>
          </table:table-cell>
          <table:table-cell office:value-type="float" office:value="-0.0000975623907022438" calcext:value-type="float">
            <text:p>-9.75623907022438E-05</text:p>
          </table:table-cell>
          <table:table-cell/>
          <table:table-cell office:value-type="float" office:value="0.077095883385847" calcext:value-type="float">
            <text:p>0.077095883385847</text:p>
          </table:table-cell>
          <table:table-cell office:value-type="float" office:value="-0.005592748511594" calcext:value-type="float">
            <text:p>-0.005592748511594</text:p>
          </table:table-cell>
        </table:table-row>
        <table:table-row table:style-name="ro1">
          <table:table-cell office:value-type="float" office:value="8.29900000000009" calcext:value-type="float">
            <text:p>8.29900000000009</text:p>
          </table:table-cell>
          <table:table-cell office:value-type="float" office:value="0.001465188776703" calcext:value-type="float">
            <text:p>0.001465188776703</text:p>
          </table:table-cell>
          <table:table-cell office:value-type="float" office:value="-0.0000717274612132002" calcext:value-type="float">
            <text:p>-7.17274612132002E-05</text:p>
          </table:table-cell>
          <table:table-cell/>
          <table:table-cell office:value-type="float" office:value="0.146518877670256" calcext:value-type="float">
            <text:p>0.146518877670256</text:p>
          </table:table-cell>
          <table:table-cell office:value-type="float" office:value="-0.004111765292476" calcext:value-type="float">
            <text:p>-0.004111765292476</text:p>
          </table:table-cell>
        </table:table-row>
        <table:table-row table:style-name="ro1">
          <table:table-cell office:value-type="float" office:value="8.399" calcext:value-type="float">
            <text:p>8.399</text:p>
          </table:table-cell>
          <table:table-cell office:value-type="float" office:value="-0.000777418407706" calcext:value-type="float">
            <text:p>-0.000777418407706</text:p>
          </table:table-cell>
          <table:table-cell office:value-type="float" office:value="-0.0000981333951219909" calcext:value-type="float">
            <text:p>-9.81333951219909E-05</text:p>
          </table:table-cell>
          <table:table-cell/>
          <table:table-cell office:value-type="float" office:value="-0.07774184077058" calcext:value-type="float">
            <text:p>-0.07774184077058</text:p>
          </table:table-cell>
          <table:table-cell office:value-type="float" office:value="-0.005625481249031" calcext:value-type="float">
            <text:p>-0.005625481249031</text:p>
          </table:table-cell>
        </table:table-row>
        <table:table-row table:style-name="ro1">
          <table:table-cell office:value-type="float" office:value="8.49900000000002" calcext:value-type="float">
            <text:p>8.49900000000002</text:p>
          </table:table-cell>
          <table:table-cell office:value-type="float" office:value="-0.002637280546693" calcext:value-type="float">
            <text:p>-0.002637280546693</text:p>
          </table:table-cell>
          <table:table-cell office:value-type="float" office:value="-0.0000630261331133752" calcext:value-type="float">
            <text:p>-6.30261331133752E-05</text:p>
          </table:table-cell>
          <table:table-cell/>
          <table:table-cell office:value-type="float" office:value="-0.263728054669341" calcext:value-type="float">
            <text:p>-0.263728054669341</text:p>
          </table:table-cell>
          <table:table-cell office:value-type="float" office:value="-0.003612963044716" calcext:value-type="float">
            <text:p>-0.003612963044716</text:p>
          </table:table-cell>
        </table:table-row>
        <table:table-row table:style-name="ro1">
          <table:table-cell office:value-type="float" office:value="8.59900000000005" calcext:value-type="float">
            <text:p>8.59900000000005</text:p>
          </table:table-cell>
          <table:table-cell office:value-type="float" office:value="0.002806652280851" calcext:value-type="float">
            <text:p>0.002806652280851</text:p>
          </table:table-cell>
          <table:table-cell office:value-type="float" office:value="-0.0000947884934756615" calcext:value-type="float">
            <text:p>-9.47884934756615E-05</text:p>
          </table:table-cell>
          <table:table-cell/>
          <table:table-cell office:value-type="float" office:value="0.280665228085114" calcext:value-type="float">
            <text:p>0.280665228085114</text:p>
          </table:table-cell>
          <table:table-cell office:value-type="float" office:value="-0.005433735294783" calcext:value-type="float">
            <text:p>-0.005433735294783</text:p>
          </table:table-cell>
        </table:table-row>
        <table:table-row table:style-name="ro1">
          <table:table-cell office:value-type="float" office:value="8.69900000000007" calcext:value-type="float">
            <text:p>8.69900000000007</text:p>
          </table:table-cell>
          <table:table-cell office:value-type="float" office:value="0.000733823818916" calcext:value-type="float">
            <text:p>0.000733823818916</text:p>
          </table:table-cell>
          <table:table-cell office:value-type="float" office:value="-0.0000933598810970437" calcext:value-type="float">
            <text:p>-9.33598810970437E-05</text:p>
          </table:table-cell>
          <table:table-cell/>
          <table:table-cell office:value-type="float" office:value="0.073382381891555" calcext:value-type="float">
            <text:p>0.073382381891555</text:p>
          </table:table-cell>
          <table:table-cell office:value-type="float" office:value="-0.005351840317665" calcext:value-type="float">
            <text:p>-0.005351840317665</text:p>
          </table:table-cell>
        </table:table-row>
        <table:table-row table:style-name="ro1">
          <table:table-cell office:value-type="float" office:value="8.79900000000009" calcext:value-type="float">
            <text:p>8.79900000000009</text:p>
          </table:table-cell>
          <table:table-cell office:value-type="float" office:value="-0.001438735996271" calcext:value-type="float">
            <text:p>-0.001438735996271</text:p>
          </table:table-cell>
          <table:table-cell office:value-type="float" office:value="-0.000077561655244196" calcext:value-type="float">
            <text:p>-7.7561655244196E-05</text:p>
          </table:table-cell>
          <table:table-cell/>
          <table:table-cell office:value-type="float" office:value="-0.14387359962709" calcext:value-type="float">
            <text:p>-0.14387359962709</text:p>
          </table:table-cell>
          <table:table-cell office:value-type="float" office:value="-0.004446209536291" calcext:value-type="float">
            <text:p>-0.004446209536291</text:p>
          </table:table-cell>
        </table:table-row>
        <table:table-row table:style-name="ro1">
          <table:table-cell office:value-type="float" office:value="8.899" calcext:value-type="float">
            <text:p>8.899</text:p>
          </table:table-cell>
          <table:table-cell office:value-type="float" office:value="0.000103675329859" calcext:value-type="float">
            <text:p>0.000103675329859</text:p>
          </table:table-cell>
          <table:table-cell office:value-type="float" office:value="-0.0000947047180144267" calcext:value-type="float">
            <text:p>-9.47047180144267E-05</text:p>
          </table:table-cell>
          <table:table-cell/>
          <table:table-cell office:value-type="float" office:value="0.010367532985911" calcext:value-type="float">
            <text:p>0.010367532985911</text:p>
          </table:table-cell>
          <table:table-cell office:value-type="float" office:value="-0.005428932879808" calcext:value-type="float">
            <text:p>-0.005428932879808</text:p>
          </table:table-cell>
        </table:table-row>
        <table:table-row table:style-name="ro1">
          <table:table-cell office:value-type="float" office:value="8.99900000000002" calcext:value-type="float">
            <text:p>8.99900000000002</text:p>
          </table:table-cell>
          <table:table-cell office:value-type="float" office:value="0.000743777377652" calcext:value-type="float">
            <text:p>0.000743777377652</text:p>
          </table:table-cell>
          <table:table-cell office:value-type="float" office:value="-0.0000803573489562837" calcext:value-type="float">
            <text:p>-8.03573489562837E-05</text:p>
          </table:table-cell>
          <table:table-cell/>
          <table:table-cell office:value-type="float" office:value="0.07437773776522" calcext:value-type="float">
            <text:p>0.07437773776522</text:p>
          </table:table-cell>
          <table:table-cell office:value-type="float" office:value="-0.004606472233163" calcext:value-type="float">
            <text:p>-0.004606472233163</text:p>
          </table:table-cell>
        </table:table-row>
        <table:table-row table:style-name="ro1">
          <table:table-cell office:value-type="float" office:value="9.09900000000005" calcext:value-type="float">
            <text:p>9.09900000000005</text:p>
          </table:table-cell>
          <table:table-cell office:value-type="float" office:value="-0.003216182725116" calcext:value-type="float">
            <text:p>-0.003216182725116</text:p>
          </table:table-cell>
          <table:table-cell office:value-type="float" office:value="-0.0000932902632371224" calcext:value-type="float">
            <text:p>-9.32902632371224E-05</text:p>
          </table:table-cell>
          <table:table-cell/>
          <table:table-cell office:value-type="float" office:value="-0.321618272511622" calcext:value-type="float">
            <text:p>-0.321618272511622</text:p>
          </table:table-cell>
          <table:table-cell office:value-type="float" office:value="-0.005347849484931" calcext:value-type="float">
            <text:p>-0.005347849484931</text:p>
          </table:table-cell>
        </table:table-row>
        <table:table-row table:style-name="ro1">
          <table:table-cell office:value-type="float" office:value="9.19900000000007" calcext:value-type="float">
            <text:p>9.19900000000007</text:p>
          </table:table-cell>
          <table:table-cell office:value-type="float" office:value="0.000834172758248" calcext:value-type="float">
            <text:p>0.000834172758248</text:p>
          </table:table-cell>
          <table:table-cell office:value-type="float" office:value="-0.0000852649713296572" calcext:value-type="float">
            <text:p>-8.52649713296572E-05</text:p>
          </table:table-cell>
          <table:table-cell/>
          <table:table-cell office:value-type="float" office:value="0.083417275824788" calcext:value-type="float">
            <text:p>0.083417275824788</text:p>
          </table:table-cell>
          <table:table-cell office:value-type="float" office:value="-0.004887800904248" calcext:value-type="float">
            <text:p>-0.004887800904248</text:p>
          </table:table-cell>
        </table:table-row>
        <table:table-row table:style-name="ro1">
          <table:table-cell office:value-type="float" office:value="9.29900000000009" calcext:value-type="float">
            <text:p>9.29900000000009</text:p>
          </table:table-cell>
          <table:table-cell office:value-type="float" office:value="0.00219307886275" calcext:value-type="float">
            <text:p>0.00219307886275</text:p>
          </table:table-cell>
          <table:table-cell office:value-type="float" office:value="-0.0000888191368986213" calcext:value-type="float">
            <text:p>-8.88191368986213E-05</text:p>
          </table:table-cell>
          <table:table-cell/>
          <table:table-cell office:value-type="float" office:value="0.219307886275002" calcext:value-type="float">
            <text:p>0.219307886275002</text:p>
          </table:table-cell>
          <table:table-cell office:value-type="float" office:value="-0.005091542879539" calcext:value-type="float">
            <text:p>-0.005091542879539</text:p>
          </table:table-cell>
        </table:table-row>
        <table:table-row table:style-name="ro1">
          <table:table-cell office:value-type="float" office:value="9.399" calcext:value-type="float">
            <text:p>9.399</text:p>
          </table:table-cell>
          <table:table-cell office:value-type="float" office:value="0.001374331028724" calcext:value-type="float">
            <text:p>0.001374331028724</text:p>
          </table:table-cell>
          <table:table-cell office:value-type="float" office:value="-0.0000776727051832182" calcext:value-type="float">
            <text:p>-7.76727051832182E-05</text:p>
          </table:table-cell>
          <table:table-cell/>
          <table:table-cell office:value-type="float" office:value="0.137433102872394" calcext:value-type="float">
            <text:p>0.137433102872394</text:p>
          </table:table-cell>
          <table:table-cell office:value-type="float" office:value="-0.004452575456363" calcext:value-type="float">
            <text:p>-0.004452575456363</text:p>
          </table:table-cell>
        </table:table-row>
        <table:table-row table:style-name="ro1">
          <table:table-cell office:value-type="float" office:value="9.49900000000002" calcext:value-type="float">
            <text:p>9.49900000000002</text:p>
          </table:table-cell>
          <table:table-cell office:value-type="float" office:value="0.000181045483872" calcext:value-type="float">
            <text:p>0.000181045483872</text:p>
          </table:table-cell>
          <table:table-cell office:value-type="float" office:value="-0.000095326685872088" calcext:value-type="float">
            <text:p>-9.5326685872088E-05</text:p>
          </table:table-cell>
          <table:table-cell/>
          <table:table-cell office:value-type="float" office:value="0.018104548387156" calcext:value-type="float">
            <text:p>0.018104548387156</text:p>
          </table:table-cell>
          <table:table-cell office:value-type="float" office:value="-0.005464587088209" calcext:value-type="float">
            <text:p>-0.005464587088209</text:p>
          </table:table-cell>
        </table:table-row>
        <table:table-row table:style-name="ro1">
          <table:table-cell office:value-type="float" office:value="9.59900000000005" calcext:value-type="float">
            <text:p>9.59900000000005</text:p>
          </table:table-cell>
          <table:table-cell office:value-type="float" office:value="-0.003205245030988" calcext:value-type="float">
            <text:p>-0.003205245030988</text:p>
          </table:table-cell>
          <table:table-cell office:value-type="float" office:value="-0.0000850586795877462" calcext:value-type="float">
            <text:p>-8.50586795877462E-05</text:p>
          </table:table-cell>
          <table:table-cell/>
          <table:table-cell office:value-type="float" office:value="-0.320524503098772" calcext:value-type="float">
            <text:p>-0.320524503098772</text:p>
          </table:table-cell>
          <table:table-cell office:value-type="float" office:value="-0.004875975262992" calcext:value-type="float">
            <text:p>-0.004875975262992</text:p>
          </table:table-cell>
        </table:table-row>
        <table:table-row table:style-name="ro1">
          <table:table-cell office:value-type="float" office:value="9.69900000000007" calcext:value-type="float">
            <text:p>9.69900000000007</text:p>
          </table:table-cell>
          <table:table-cell office:value-type="float" office:value="-0.000664662626889" calcext:value-type="float">
            <text:p>-0.000664662626889</text:p>
          </table:table-cell>
          <table:table-cell office:value-type="float" office:value="-0.0000951253472036839" calcext:value-type="float">
            <text:p>-9.51253472036839E-05</text:p>
          </table:table-cell>
          <table:table-cell/>
          <table:table-cell office:value-type="float" office:value="-0.066466262688875" calcext:value-type="float">
            <text:p>-0.066466262688875</text:p>
          </table:table-cell>
          <table:table-cell office:value-type="float" office:value="-0.005453045381103" calcext:value-type="float">
            <text:p>-0.005453045381103</text:p>
          </table:table-cell>
        </table:table-row>
        <table:table-row table:style-name="ro1">
          <table:table-cell office:value-type="float" office:value="9.79900000000009" calcext:value-type="float">
            <text:p>9.79900000000009</text:p>
          </table:table-cell>
          <table:table-cell office:value-type="float" office:value="0.004224107822438" calcext:value-type="float">
            <text:p>0.004224107822438</text:p>
          </table:table-cell>
          <table:table-cell office:value-type="float" office:value="-0.0000496051469074388" calcext:value-type="float">
            <text:p>-4.96051469074388E-05</text:p>
          </table:table-cell>
          <table:table-cell/>
          <table:table-cell office:value-type="float" office:value="0.422410782243809" calcext:value-type="float">
            <text:p>0.422410782243809</text:p>
          </table:table-cell>
          <table:table-cell office:value-type="float" office:value="-0.00284360714756" calcext:value-type="float">
            <text:p>-0.00284360714756</text:p>
          </table:table-cell>
        </table:table-row>
        <table:table-row table:style-name="ro1">
          <table:table-cell office:value-type="float" office:value="9.899" calcext:value-type="float">
            <text:p>9.899</text:p>
          </table:table-cell>
          <table:table-cell office:value-type="float" office:value="-0.001349102419048" calcext:value-type="float">
            <text:p>-0.001349102419048</text:p>
          </table:table-cell>
          <table:table-cell office:value-type="float" office:value="-0.000102430143411" calcext:value-type="float">
            <text:p>-0.000102430143411</text:p>
          </table:table-cell>
          <table:table-cell/>
          <table:table-cell office:value-type="float" office:value="-0.134910241904796" calcext:value-type="float">
            <text:p>-0.134910241904796</text:p>
          </table:table-cell>
          <table:table-cell office:value-type="float" office:value="-0.005871791660487" calcext:value-type="float">
            <text:p>-0.005871791660487</text:p>
          </table:table-cell>
        </table:table-row>
        <table:table-row table:style-name="ro1">
          <table:table-cell office:value-type="float" office:value="9.99900000000002" calcext:value-type="float">
            <text:p>9.99900000000002</text:p>
          </table:table-cell>
          <table:table-cell office:value-type="float" office:value="-0.002461922489975" calcext:value-type="float">
            <text:p>-0.002461922489975</text:p>
          </table:table-cell>
          <table:table-cell office:value-type="float" office:value="-0.0000784947210812348" calcext:value-type="float">
            <text:p>-7.84947210812348E-05</text:p>
          </table:table-cell>
          <table:table-cell/>
          <table:table-cell office:value-type="float" office:value="-0.246192248997534" calcext:value-type="float">
            <text:p>-0.246192248997534</text:p>
          </table:table-cell>
          <table:table-cell office:value-type="float" office:value="-0.004499697386822" calcext:value-type="float">
            <text:p>-0.004499697386822</text:p>
          </table:table-cell>
        </table:table-row>
        <table:table-row table:style-name="ro1">
          <table:table-cell office:value-type="float" office:value="10.099" calcext:value-type="float">
            <text:p>10.099</text:p>
          </table:table-cell>
          <table:table-cell office:value-type="float" office:value="-0.00001021239180067" calcext:value-type="float">
            <text:p>-1.021239180067E-05</text:p>
          </table:table-cell>
          <table:table-cell office:value-type="float" office:value="-0.0000858699672212637" calcext:value-type="float">
            <text:p>-8.58699672212637E-05</text:p>
          </table:table-cell>
          <table:table-cell/>
          <table:table-cell office:value-type="float" office:value="-0.001021239180067" calcext:value-type="float">
            <text:p>-0.001021239180067</text:p>
          </table:table-cell>
          <table:table-cell office:value-type="float" office:value="-0.004922482197397" calcext:value-type="float">
            <text:p>-0.004922482197397</text:p>
          </table:table-cell>
        </table:table-row>
        <table:table-row table:style-name="ro1">
          <table:table-cell office:value-type="float" office:value="10.1990000000001" calcext:value-type="float">
            <text:p>10.1990000000001</text:p>
          </table:table-cell>
          <table:table-cell office:value-type="float" office:value="0.003026805632411" calcext:value-type="float">
            <text:p>0.003026805632411</text:p>
          </table:table-cell>
          <table:table-cell office:value-type="float" office:value="-0.0000949983464204607" calcext:value-type="float">
            <text:p>-9.49983464204607E-05</text:p>
          </table:table-cell>
          <table:table-cell/>
          <table:table-cell office:value-type="float" office:value="0.302680563241093" calcext:value-type="float">
            <text:p>0.302680563241093</text:p>
          </table:table-cell>
          <table:table-cell office:value-type="float" office:value="-0.005445765081428" calcext:value-type="float">
            <text:p>-0.005445765081428</text:p>
          </table:table-cell>
        </table:table-row>
        <table:table-row table:style-name="ro1">
          <table:table-cell office:value-type="float" office:value="10.2990000000001" calcext:value-type="float">
            <text:p>10.2990000000001</text:p>
          </table:table-cell>
          <table:table-cell office:value-type="float" office:value="-0.001124919995731" calcext:value-type="float">
            <text:p>-0.001124919995731</text:p>
          </table:table-cell>
          <table:table-cell office:value-type="float" office:value="-0.0000760508827699624" calcext:value-type="float">
            <text:p>-7.60508827699624E-05</text:p>
          </table:table-cell>
          <table:table-cell/>
          <table:table-cell office:value-type="float" office:value="-0.112491999573124" calcext:value-type="float">
            <text:p>-0.112491999573124</text:p>
          </table:table-cell>
          <table:table-cell office:value-type="float" office:value="-0.004359604744775" calcext:value-type="float">
            <text:p>-0.004359604744775</text:p>
          </table:table-cell>
        </table:table-row>
        <table:table-row table:style-name="ro1">
          <table:table-cell office:value-type="float" office:value="10.399" calcext:value-type="float">
            <text:p>10.399</text:p>
          </table:table-cell>
          <table:table-cell office:value-type="float" office:value="-0.000179825073338" calcext:value-type="float">
            <text:p>-0.000179825073338</text:p>
          </table:table-cell>
          <table:table-cell office:value-type="float" office:value="-0.0000978398949893489" calcext:value-type="float">
            <text:p>-9.78398949893489E-05</text:p>
          </table:table-cell>
          <table:table-cell/>
          <table:table-cell office:value-type="float" office:value="-0.017982507333791" calcext:value-type="float">
            <text:p>-0.017982507333791</text:p>
          </table:table-cell>
          <table:table-cell office:value-type="float" office:value="-0.005608656400663" calcext:value-type="float">
            <text:p>-0.005608656400663</text:p>
          </table:table-cell>
        </table:table-row>
        <table:table-row table:style-name="ro1">
          <table:table-cell office:value-type="float" office:value="10.499" calcext:value-type="float">
            <text:p>10.499</text:p>
          </table:table-cell>
          <table:table-cell office:value-type="float" office:value="-0.000419933365761" calcext:value-type="float">
            <text:p>-0.000419933365761</text:p>
          </table:table-cell>
          <table:table-cell office:value-type="float" office:value="-0.0000835017847791164" calcext:value-type="float">
            <text:p>-8.35017847791164E-05</text:p>
          </table:table-cell>
          <table:table-cell/>
          <table:table-cell office:value-type="float" office:value="-0.041993336576128" calcext:value-type="float">
            <text:p>-0.041993336576128</text:p>
          </table:table-cell>
          <table:table-cell office:value-type="float" office:value="-0.004786726516" calcext:value-type="float">
            <text:p>-0.004786726516</text:p>
          </table:table-cell>
        </table:table-row>
        <table:table-row table:style-name="ro1">
          <table:table-cell office:value-type="float" office:value="10.599" calcext:value-type="float">
            <text:p>10.599</text:p>
          </table:table-cell>
          <table:table-cell office:value-type="float" office:value="0.001760880577616" calcext:value-type="float">
            <text:p>0.001760880577616</text:p>
          </table:table-cell>
          <table:table-cell office:value-type="float" office:value="-0.0000942528151588462" calcext:value-type="float">
            <text:p>-9.42528151588462E-05</text:p>
          </table:table-cell>
          <table:table-cell/>
          <table:table-cell office:value-type="float" office:value="0.176088057761556" calcext:value-type="float">
            <text:p>0.176088057761556</text:p>
          </table:table-cell>
          <table:table-cell office:value-type="float" office:value="-0.005403027620571" calcext:value-type="float">
            <text:p>-0.005403027620571</text:p>
          </table:table-cell>
        </table:table-row>
        <table:table-row table:style-name="ro1">
          <table:table-cell office:value-type="float" office:value="10.6990000000001" calcext:value-type="float">
            <text:p>10.6990000000001</text:p>
          </table:table-cell>
          <table:table-cell office:value-type="float" office:value="0.000428864658518" calcext:value-type="float">
            <text:p>0.000428864658518</text:p>
          </table:table-cell>
          <table:table-cell office:value-type="float" office:value="-0.0000643230153842822" calcext:value-type="float">
            <text:p>-6.43230153842822E-05</text:p>
          </table:table-cell>
          <table:table-cell/>
          <table:table-cell office:value-type="float" office:value="0.042886465851767" calcext:value-type="float">
            <text:p>0.042886465851767</text:p>
          </table:table-cell>
          <table:table-cell office:value-type="float" office:value="-0.003687306614386" calcext:value-type="float">
            <text:p>-0.003687306614386</text:p>
          </table:table-cell>
        </table:table-row>
        <table:table-row table:style-name="ro1">
          <table:table-cell office:value-type="float" office:value="10.7990000000001" calcext:value-type="float">
            <text:p>10.7990000000001</text:p>
          </table:table-cell>
          <table:table-cell office:value-type="float" office:value="-0.003920568064073" calcext:value-type="float">
            <text:p>-0.003920568064073</text:p>
          </table:table-cell>
          <table:table-cell office:value-type="float" office:value="-0.000103076093922" calcext:value-type="float">
            <text:p>-0.000103076093922</text:p>
          </table:table-cell>
          <table:table-cell/>
          <table:table-cell office:value-type="float" office:value="-0.392056806407329" calcext:value-type="float">
            <text:p>-0.392056806407329</text:p>
          </table:table-cell>
          <table:table-cell office:value-type="float" office:value="-0.005908820670663" calcext:value-type="float">
            <text:p>-0.005908820670663</text:p>
          </table:table-cell>
        </table:table-row>
        <table:table-row table:style-name="ro1">
          <table:table-cell office:value-type="float" office:value="10.899" calcext:value-type="float">
            <text:p>10.899</text:p>
          </table:table-cell>
          <table:table-cell office:value-type="float" office:value="0.002955026158194" calcext:value-type="float">
            <text:p>0.002955026158194</text:p>
          </table:table-cell>
          <table:table-cell office:value-type="float" office:value="-0.0000756078102615021" calcext:value-type="float">
            <text:p>-7.56078102615021E-05</text:p>
          </table:table-cell>
          <table:table-cell/>
          <table:table-cell office:value-type="float" office:value="0.295502615819365" calcext:value-type="float">
            <text:p>0.295502615819365</text:p>
          </table:table-cell>
          <table:table-cell office:value-type="float" office:value="-0.00433420568378" calcext:value-type="float">
            <text:p>-0.00433420568378</text:p>
          </table:table-cell>
        </table:table-row>
        <table:table-row table:style-name="ro1">
          <table:table-cell office:value-type="float" office:value="10.999" calcext:value-type="float">
            <text:p>10.999</text:p>
          </table:table-cell>
          <table:table-cell office:value-type="float" office:value="0.000536805150958" calcext:value-type="float">
            <text:p>0.000536805150958</text:p>
          </table:table-cell>
          <table:table-cell office:value-type="float" office:value="-0.0000950078123809206" calcext:value-type="float">
            <text:p>-9.50078123809206E-05</text:p>
          </table:table-cell>
          <table:table-cell/>
          <table:table-cell office:value-type="float" office:value="0.053680515095796" calcext:value-type="float">
            <text:p>0.053680515095796</text:p>
          </table:table-cell>
          <table:table-cell office:value-type="float" office:value="-0.005446307716104" calcext:value-type="float">
            <text:p>-0.005446307716104</text:p>
          </table:table-cell>
        </table:table-row>
        <table:table-row table:style-name="ro1">
          <table:table-cell office:value-type="float" office:value="11.099" calcext:value-type="float">
            <text:p>11.099</text:p>
          </table:table-cell>
          <table:table-cell office:value-type="float" office:value="0.000572153070251" calcext:value-type="float">
            <text:p>0.000572153070251</text:p>
          </table:table-cell>
          <table:table-cell office:value-type="float" office:value="-0.0000717930898472829" calcext:value-type="float">
            <text:p>-7.17930898472829E-05</text:p>
          </table:table-cell>
          <table:table-cell/>
          <table:table-cell office:value-type="float" office:value="0.057215307025123" calcext:value-type="float">
            <text:p>0.057215307025123</text:p>
          </table:table-cell>
          <table:table-cell office:value-type="float" office:value="-0.004115527443475" calcext:value-type="float">
            <text:p>-0.004115527443475</text:p>
          </table:table-cell>
        </table:table-row>
        <table:table-row table:style-name="ro1">
          <table:table-cell office:value-type="float" office:value="11.1990000000001" calcext:value-type="float">
            <text:p>11.1990000000001</text:p>
          </table:table-cell>
          <table:table-cell office:value-type="float" office:value="-0.001547584009256" calcext:value-type="float">
            <text:p>-0.001547584009256</text:p>
          </table:table-cell>
          <table:table-cell office:value-type="float" office:value="-0.0000967421718298667" calcext:value-type="float">
            <text:p>-9.67421718298667E-05</text:p>
          </table:table-cell>
          <table:table-cell/>
          <table:table-cell office:value-type="float" office:value="-0.154758400925573" calcext:value-type="float">
            <text:p>-0.154758400925573</text:p>
          </table:table-cell>
          <table:table-cell office:value-type="float" office:value="-0.005545729595343" calcext:value-type="float">
            <text:p>-0.005545729595343</text:p>
          </table:table-cell>
        </table:table-row>
        <table:table-row table:style-name="ro1">
          <table:table-cell office:value-type="float" office:value="11.2990000000001" calcext:value-type="float">
            <text:p>11.2990000000001</text:p>
          </table:table-cell>
          <table:table-cell office:value-type="float" office:value="0.001172295464373" calcext:value-type="float">
            <text:p>0.001172295464373</text:p>
          </table:table-cell>
          <table:table-cell office:value-type="float" office:value="-0.0000903694578848757" calcext:value-type="float">
            <text:p>-9.03694578848757E-05</text:p>
          </table:table-cell>
          <table:table-cell/>
          <table:table-cell office:value-type="float" office:value="0.117229546437321" calcext:value-type="float">
            <text:p>0.117229546437321</text:p>
          </table:table-cell>
          <table:table-cell office:value-type="float" office:value="-0.005180414783209" calcext:value-type="float">
            <text:p>-0.005180414783209</text:p>
          </table:table-cell>
        </table:table-row>
        <table:table-row table:style-name="ro1">
          <table:table-cell office:value-type="float" office:value="11.399" calcext:value-type="float">
            <text:p>11.399</text:p>
          </table:table-cell>
          <table:table-cell office:value-type="float" office:value="-0.001337678064671" calcext:value-type="float">
            <text:p>-0.001337678064671</text:p>
          </table:table-cell>
          <table:table-cell office:value-type="float" office:value="-0.0000790356274054105" calcext:value-type="float">
            <text:p>-7.90356274054105E-05</text:p>
          </table:table-cell>
          <table:table-cell/>
          <table:table-cell office:value-type="float" office:value="-0.133767806467101" calcext:value-type="float">
            <text:p>-0.133767806467101</text:p>
          </table:table-cell>
          <table:table-cell office:value-type="float" office:value="-0.004530704755724" calcext:value-type="float">
            <text:p>-0.004530704755724</text:p>
          </table:table-cell>
        </table:table-row>
        <table:table-row table:style-name="ro1">
          <table:table-cell office:value-type="float" office:value="11.499" calcext:value-type="float">
            <text:p>11.499</text:p>
          </table:table-cell>
          <table:table-cell office:value-type="float" office:value="-0.000352689752704" calcext:value-type="float">
            <text:p>-0.000352689752704</text:p>
          </table:table-cell>
          <table:table-cell office:value-type="float" office:value="-0.0000828468418516692" calcext:value-type="float">
            <text:p>-8.28468418516692E-05</text:p>
          </table:table-cell>
          <table:table-cell/>
          <table:table-cell office:value-type="float" office:value="-0.035268975270367" calcext:value-type="float">
            <text:p>-0.035268975270367</text:p>
          </table:table-cell>
          <table:table-cell office:value-type="float" office:value="-0.004749182016975" calcext:value-type="float">
            <text:p>-0.004749182016975</text:p>
          </table:table-cell>
        </table:table-row>
        <table:table-row table:style-name="ro1">
          <table:table-cell office:value-type="float" office:value="11.599" calcext:value-type="float">
            <text:p>11.599</text:p>
          </table:table-cell>
          <table:table-cell office:value-type="float" office:value="-0.00093445346992" calcext:value-type="float">
            <text:p>-0.00093445346992</text:p>
          </table:table-cell>
          <table:table-cell office:value-type="float" office:value="-0.000100203166125" calcext:value-type="float">
            <text:p>-0.000100203166125</text:p>
          </table:table-cell>
          <table:table-cell/>
          <table:table-cell office:value-type="float" office:value="-0.093445346992046" calcext:value-type="float">
            <text:p>-0.093445346992046</text:p>
          </table:table-cell>
          <table:table-cell office:value-type="float" office:value="-0.005744130542173" calcext:value-type="float">
            <text:p>-0.005744130542173</text:p>
          </table:table-cell>
        </table:table-row>
        <table:table-row table:style-name="ro1">
          <table:table-cell office:value-type="float" office:value="11.6990000000001" calcext:value-type="float">
            <text:p>11.6990000000001</text:p>
          </table:table-cell>
          <table:table-cell office:value-type="float" office:value="0.001621822946999" calcext:value-type="float">
            <text:p>0.001621822946999</text:p>
          </table:table-cell>
          <table:table-cell office:value-type="float" office:value="-0.0000653364920655264" calcext:value-type="float">
            <text:p>-6.53364920655264E-05</text:p>
          </table:table-cell>
          <table:table-cell/>
          <table:table-cell office:value-type="float" office:value="0.162182294699909" calcext:value-type="float">
            <text:p>0.162182294699909</text:p>
          </table:table-cell>
          <table:table-cell office:value-type="float" office:value="-0.003745404003756" calcext:value-type="float">
            <text:p>-0.003745404003756</text:p>
          </table:table-cell>
        </table:table-row>
        <table:table-row table:style-name="ro1">
          <table:table-cell office:value-type="float" office:value="11.7990000000001" calcext:value-type="float">
            <text:p>11.7990000000001</text:p>
          </table:table-cell>
          <table:table-cell office:value-type="float" office:value="0.000976456844711" calcext:value-type="float">
            <text:p>0.000976456844711</text:p>
          </table:table-cell>
          <table:table-cell office:value-type="float" office:value="-0.0000873109706338582" calcext:value-type="float">
            <text:p>-8.73109706338582E-05</text:p>
          </table:table-cell>
          <table:table-cell/>
          <table:table-cell office:value-type="float" office:value="0.097645684471099" calcext:value-type="float">
            <text:p>0.097645684471099</text:p>
          </table:table-cell>
          <table:table-cell office:value-type="float" office:value="-0.005005087488565" calcext:value-type="float">
            <text:p>-0.005005087488565</text:p>
          </table:table-cell>
        </table:table-row>
        <table:table-row table:style-name="ro1">
          <table:table-cell office:value-type="float" office:value="11.899" calcext:value-type="float">
            <text:p>11.899</text:p>
          </table:table-cell>
          <table:table-cell office:value-type="float" office:value="0.00154868058318" calcext:value-type="float">
            <text:p>0.00154868058318</text:p>
          </table:table-cell>
          <table:table-cell office:value-type="float" office:value="0.004883045820652" calcext:value-type="float">
            <text:p>0.004883045820652</text:p>
          </table:table-cell>
          <table:table-cell/>
          <table:table-cell office:value-type="float" office:value="0.154868058317979" calcext:value-type="float">
            <text:p>0.154868058317979</text:p>
          </table:table-cell>
          <table:table-cell office:value-type="float" office:value="0.279919824113791" calcext:value-type="float">
            <text:p>0.279919824113791</text:p>
          </table:table-cell>
        </table:table-row>
        <table:table-row table:style-name="ro1">
          <table:table-cell office:value-type="float" office:value="11.999" calcext:value-type="float">
            <text:p>11.999</text:p>
          </table:table-cell>
          <table:table-cell office:value-type="float" office:value="-0.004894613963333" calcext:value-type="float">
            <text:p>-0.004894613963333</text:p>
          </table:table-cell>
          <table:table-cell office:value-type="float" office:value="0.094509959930888" calcext:value-type="float">
            <text:p>0.094509959930888</text:p>
          </table:table-cell>
          <table:table-cell/>
          <table:table-cell office:value-type="float" office:value="-0.489461396333301" calcext:value-type="float">
            <text:p>-0.489461396333301</text:p>
          </table:table-cell>
          <table:table-cell office:value-type="float" office:value="5.41776840368148" calcext:value-type="float">
            <text:p>5.41776840368148</text:p>
          </table:table-cell>
        </table:table-row>
        <table:table-row table:style-name="ro1">
          <table:table-cell office:value-type="float" office:value="12.099" calcext:value-type="float">
            <text:p>12.099</text:p>
          </table:table-cell>
          <table:table-cell office:value-type="float" office:value="-0.405937506348226" calcext:value-type="float">
            <text:p>-0.405937506348226</text:p>
          </table:table-cell>
          <table:table-cell office:value-type="float" office:value="0.171327765644975" calcext:value-type="float">
            <text:p>0.171327765644975</text:p>
          </table:table-cell>
          <table:table-cell/>
          <table:table-cell office:value-type="float" office:value="-40.5937506348226" calcext:value-type="float">
            <text:p>-40.5937506348226</text:p>
          </table:table-cell>
          <table:table-cell office:value-type="float" office:value="9.82133688410683" calcext:value-type="float">
            <text:p>9.82133688410683</text:p>
          </table:table-cell>
        </table:table-row>
        <table:table-row table:style-name="ro1">
          <table:table-cell office:value-type="float" office:value="12.1990000000001" calcext:value-type="float">
            <text:p>12.1990000000001</text:p>
          </table:table-cell>
          <table:table-cell office:value-type="float" office:value="-0.075710473660137" calcext:value-type="float">
            <text:p>-0.075710473660137</text:p>
          </table:table-cell>
          <table:table-cell office:value-type="float" office:value="0.148316024874591" calcext:value-type="float">
            <text:p>0.148316024874591</text:p>
          </table:table-cell>
          <table:table-cell/>
          <table:table-cell office:value-type="float" office:value="-7.57104736601368" calcext:value-type="float">
            <text:p>-7.57104736601368</text:p>
          </table:table-cell>
          <table:table-cell office:value-type="float" office:value="8.5021925087345" calcext:value-type="float">
            <text:p>8.5021925087345</text:p>
          </table:table-cell>
        </table:table-row>
        <table:table-row table:style-name="ro1">
          <table:table-cell office:value-type="float" office:value="12.2990000000001" calcext:value-type="float">
            <text:p>12.2990000000001</text:p>
          </table:table-cell>
          <table:table-cell office:value-type="float" office:value="0.338566862460055" calcext:value-type="float">
            <text:p>0.338566862460055</text:p>
          </table:table-cell>
          <table:table-cell office:value-type="float" office:value="0.120150575680156" calcext:value-type="float">
            <text:p>0.120150575680156</text:p>
          </table:table-cell>
          <table:table-cell/>
          <table:table-cell office:value-type="float" office:value="33.8566862460055" calcext:value-type="float">
            <text:p>33.8566862460055</text:p>
          </table:table-cell>
          <table:table-cell office:value-type="float" office:value="6.88761261860766" calcext:value-type="float">
            <text:p>6.88761261860766</text:p>
          </table:table-cell>
        </table:table-row>
        <table:table-row table:style-name="ro1">
          <table:table-cell office:value-type="float" office:value="12.399" calcext:value-type="float">
            <text:p>12.399</text:p>
          </table:table-cell>
          <table:table-cell office:value-type="float" office:value="0.006382686973587" calcext:value-type="float">
            <text:p>0.006382686973587</text:p>
          </table:table-cell>
          <table:table-cell office:value-type="float" office:value="0.134881689096419" calcext:value-type="float">
            <text:p>0.134881689096419</text:p>
          </table:table-cell>
          <table:table-cell/>
          <table:table-cell office:value-type="float" office:value="0.638268697358719" calcext:value-type="float">
            <text:p>0.638268697358719</text:p>
          </table:table-cell>
          <table:table-cell office:value-type="float" office:value="7.73207134947625" calcext:value-type="float">
            <text:p>7.73207134947625</text:p>
          </table:table-cell>
        </table:table-row>
        <table:table-row table:style-name="ro1">
          <table:table-cell office:value-type="float" office:value="12.499" calcext:value-type="float">
            <text:p>12.499</text:p>
          </table:table-cell>
          <table:table-cell office:value-type="float" office:value="-0.270884364777824" calcext:value-type="float">
            <text:p>-0.270884364777824</text:p>
          </table:table-cell>
          <table:table-cell office:value-type="float" office:value="0.141040401188129" calcext:value-type="float">
            <text:p>0.141040401188129</text:p>
          </table:table-cell>
          <table:table-cell/>
          <table:table-cell office:value-type="float" office:value="-27.0884364777824" calcext:value-type="float">
            <text:p>-27.0884364777824</text:p>
          </table:table-cell>
          <table:table-cell office:value-type="float" office:value="8.0851185394469" calcext:value-type="float">
            <text:p>8.0851185394469</text:p>
          </table:table-cell>
        </table:table-row>
        <table:table-row table:style-name="ro1">
          <table:table-cell office:value-type="float" office:value="12.599" calcext:value-type="float">
            <text:p>12.599</text:p>
          </table:table-cell>
          <table:table-cell office:value-type="float" office:value="-0.049407029645142" calcext:value-type="float">
            <text:p>-0.049407029645142</text:p>
          </table:table-cell>
          <table:table-cell office:value-type="float" office:value="0.135288034911185" calcext:value-type="float">
            <text:p>0.135288034911185</text:p>
          </table:table-cell>
          <table:table-cell/>
          <table:table-cell office:value-type="float" office:value="-4.94070296451416" calcext:value-type="float">
            <text:p>-4.94070296451416</text:p>
          </table:table-cell>
          <table:table-cell office:value-type="float" office:value="7.75536505860297" calcext:value-type="float">
            <text:p>7.75536505860297</text:p>
          </table:table-cell>
        </table:table-row>
        <table:table-row table:style-name="ro1">
          <table:table-cell office:value-type="float" office:value="12.6990000000001" calcext:value-type="float">
            <text:p>12.6990000000001</text:p>
          </table:table-cell>
          <table:table-cell office:value-type="float" office:value="-0.019897531441501" calcext:value-type="float">
            <text:p>-0.019897531441501</text:p>
          </table:table-cell>
          <table:table-cell office:value-type="float" office:value="0.134413555774043" calcext:value-type="float">
            <text:p>0.134413555774043</text:p>
          </table:table-cell>
          <table:table-cell/>
          <table:table-cell office:value-type="float" office:value="-1.98975314415005" calcext:value-type="float">
            <text:p>-1.98975314415005</text:p>
          </table:table-cell>
          <table:table-cell office:value-type="float" office:value="7.70523568131457" calcext:value-type="float">
            <text:p>7.70523568131457</text:p>
          </table:table-cell>
        </table:table-row>
        <table:table-row table:style-name="ro1">
          <table:table-cell office:value-type="float" office:value="12.7990000000001" calcext:value-type="float">
            <text:p>12.7990000000001</text:p>
          </table:table-cell>
          <table:table-cell office:value-type="float" office:value="-0.097228792049651" calcext:value-type="float">
            <text:p>-0.097228792049651</text:p>
          </table:table-cell>
          <table:table-cell office:value-type="float" office:value="0.136384988845841" calcext:value-type="float">
            <text:p>0.136384988845841</text:p>
          </table:table-cell>
          <table:table-cell/>
          <table:table-cell office:value-type="float" office:value="-9.72287920496509" calcext:value-type="float">
            <text:p>-9.72287920496509</text:p>
          </table:table-cell>
          <table:table-cell office:value-type="float" office:value="7.81824776823294" calcext:value-type="float">
            <text:p>7.81824776823294</text:p>
          </table:table-cell>
        </table:table-row>
        <table:table-row table:style-name="ro1">
          <table:table-cell office:value-type="float" office:value="12.899" calcext:value-type="float">
            <text:p>12.899</text:p>
          </table:table-cell>
          <table:table-cell office:value-type="float" office:value="-0.092934352151277" calcext:value-type="float">
            <text:p>-0.092934352151277</text:p>
          </table:table-cell>
          <table:table-cell office:value-type="float" office:value="0.136299707077733" calcext:value-type="float">
            <text:p>0.136299707077733</text:p>
          </table:table-cell>
          <table:table-cell/>
          <table:table-cell office:value-type="float" office:value="-9.29343521512766" calcext:value-type="float">
            <text:p>-9.29343521512766</text:p>
          </table:table-cell>
          <table:table-cell office:value-type="float" office:value="7.813359004456" calcext:value-type="float">
            <text:p>7.813359004456</text:p>
          </table:table-cell>
        </table:table-row>
        <table:table-row table:style-name="ro1">
          <table:table-cell office:value-type="float" office:value="12.999" calcext:value-type="float">
            <text:p>12.999</text:p>
          </table:table-cell>
          <table:table-cell office:value-type="float" office:value="-0.071495014524206" calcext:value-type="float">
            <text:p>-0.071495014524206</text:p>
          </table:table-cell>
          <table:table-cell office:value-type="float" office:value="0.124942478303424" calcext:value-type="float">
            <text:p>0.124942478303424</text:p>
          </table:table-cell>
          <table:table-cell/>
          <table:table-cell office:value-type="float" office:value="-7.14950145242062" calcext:value-type="float">
            <text:p>-7.14950145242062</text:p>
          </table:table-cell>
          <table:table-cell office:value-type="float" office:value="7.16230767344471" calcext:value-type="float">
            <text:p>7.16230767344471</text:p>
          </table:table-cell>
        </table:table-row>
        <table:table-row table:style-name="ro1">
          <table:table-cell office:value-type="float" office:value="13.099" calcext:value-type="float">
            <text:p>13.099</text:p>
          </table:table-cell>
          <table:table-cell office:value-type="float" office:value="-0.071689055554537" calcext:value-type="float">
            <text:p>-0.071689055554537</text:p>
          </table:table-cell>
          <table:table-cell office:value-type="float" office:value="0.030047712560052" calcext:value-type="float">
            <text:p>0.030047712560052</text:p>
          </table:table-cell>
          <table:table-cell/>
          <table:table-cell office:value-type="float" office:value="-7.16890555545369" calcext:value-type="float">
            <text:p>-7.16890555545369</text:p>
          </table:table-cell>
          <table:table-cell office:value-type="float" office:value="1.72248033783735" calcext:value-type="float">
            <text:p>1.72248033783735</text:p>
          </table:table-cell>
        </table:table-row>
        <table:table-row table:style-name="ro1">
          <table:table-cell office:value-type="float" office:value="13.1990000000001" calcext:value-type="float">
            <text:p>13.1990000000001</text:p>
          </table:table-cell>
          <table:table-cell office:value-type="float" office:value="0.337762531166934" calcext:value-type="float">
            <text:p>0.337762531166934</text:p>
          </table:table-cell>
          <table:table-cell office:value-type="float" office:value="-0.037065619010315" calcext:value-type="float">
            <text:p>-0.037065619010315</text:p>
          </table:table-cell>
          <table:table-cell/>
          <table:table-cell office:value-type="float" office:value="33.7762531166934" calcext:value-type="float">
            <text:p>33.7762531166934</text:p>
          </table:table-cell>
          <table:table-cell office:value-type="float" office:value="-2.12478070759768" calcext:value-type="float">
            <text:p>-2.12478070759768</text:p>
          </table:table-cell>
        </table:table-row>
        <table:table-row table:style-name="ro1">
          <table:table-cell office:value-type="float" office:value="13.2990000000001" calcext:value-type="float">
            <text:p>13.2990000000001</text:p>
          </table:table-cell>
          <table:table-cell office:value-type="float" office:value="0.059882909984882" calcext:value-type="float">
            <text:p>0.059882909984882</text:p>
          </table:table-cell>
          <table:table-cell office:value-type="float" office:value="-0.004226415779779" calcext:value-type="float">
            <text:p>-0.004226415779779</text:p>
          </table:table-cell>
          <table:table-cell/>
          <table:table-cell office:value-type="float" office:value="5.98829099848822" calcext:value-type="float">
            <text:p>5.98829099848822</text:p>
          </table:table-cell>
          <table:table-cell office:value-type="float" office:value="-0.242278611579669" calcext:value-type="float">
            <text:p>-0.242278611579669</text:p>
          </table:table-cell>
        </table:table-row>
        <table:table-row table:style-name="ro1">
          <table:table-cell office:value-type="float" office:value="13.399" calcext:value-type="float">
            <text:p>13.399</text:p>
          </table:table-cell>
          <table:table-cell office:value-type="float" office:value="-0.607249378497244" calcext:value-type="float">
            <text:p>-0.607249378497244</text:p>
          </table:table-cell>
          <table:table-cell office:value-type="float" office:value="0.013957332252445" calcext:value-type="float">
            <text:p>0.013957332252445</text:p>
          </table:table-cell>
          <table:table-cell/>
          <table:table-cell office:value-type="float" office:value="-60.7249378497245" calcext:value-type="float">
            <text:p>-60.7249378497245</text:p>
          </table:table-cell>
          <table:table-cell office:value-type="float" office:value="0.800101848866255" calcext:value-type="float">
            <text:p>0.800101848866255</text:p>
          </table:table-cell>
        </table:table-row>
        <table:table-row table:style-name="ro1">
          <table:table-cell office:value-type="float" office:value="13.499" calcext:value-type="float">
            <text:p>13.499</text:p>
          </table:table-cell>
          <table:table-cell office:value-type="float" office:value="0.059951409925216" calcext:value-type="float">
            <text:p>0.059951409925216</text:p>
          </table:table-cell>
          <table:table-cell office:value-type="float" office:value="-0.001176874199166" calcext:value-type="float">
            <text:p>-0.001176874199166</text:p>
          </table:table-cell>
          <table:table-cell/>
          <table:table-cell office:value-type="float" office:value="5.99514099252163" calcext:value-type="float">
            <text:p>5.99514099252163</text:p>
          </table:table-cell>
          <table:table-cell office:value-type="float" office:value="-0.067464126066867" calcext:value-type="float">
            <text:p>-0.067464126066867</text:p>
          </table:table-cell>
        </table:table-row>
        <table:table-row table:style-name="ro1">
          <table:table-cell office:value-type="float" office:value="13.599" calcext:value-type="float">
            <text:p>13.599</text:p>
          </table:table-cell>
          <table:table-cell office:value-type="float" office:value="0.159701383961972" calcext:value-type="float">
            <text:p>0.159701383961972</text:p>
          </table:table-cell>
          <table:table-cell office:value-type="float" office:value="-0.004191588051841" calcext:value-type="float">
            <text:p>-0.004191588051841</text:p>
          </table:table-cell>
          <table:table-cell/>
          <table:table-cell office:value-type="float" office:value="15.9701383961972" calcext:value-type="float">
            <text:p>15.9701383961972</text:p>
          </table:table-cell>
          <table:table-cell office:value-type="float" office:value="-0.240282117621436" calcext:value-type="float">
            <text:p>-0.240282117621436</text:p>
          </table:table-cell>
        </table:table-row>
        <table:table-row table:style-name="ro1">
          <table:table-cell office:value-type="float" office:value="13.6990000000001" calcext:value-type="float">
            <text:p>13.6990000000001</text:p>
          </table:table-cell>
          <table:table-cell office:value-type="float" office:value="-0.046428157277759" calcext:value-type="float">
            <text:p>-0.046428157277759</text:p>
          </table:table-cell>
          <table:table-cell office:value-type="float" office:value="0.001109831077537" calcext:value-type="float">
            <text:p>0.001109831077537</text:p>
          </table:table-cell>
          <table:table-cell/>
          <table:table-cell office:value-type="float" office:value="-4.64281572777589" calcext:value-type="float">
            <text:p>-4.64281572777589</text:p>
          </table:table-cell>
          <table:table-cell office:value-type="float" office:value="0.063620889795117" calcext:value-type="float">
            <text:p>0.063620889795117</text:p>
          </table:table-cell>
        </table:table-row>
        <table:table-row table:style-name="ro1">
          <table:table-cell office:value-type="float" office:value="13.7990000000001" calcext:value-type="float">
            <text:p>13.7990000000001</text:p>
          </table:table-cell>
          <table:table-cell office:value-type="float" office:value="-0.038767939289375" calcext:value-type="float">
            <text:p>-0.038767939289375</text:p>
          </table:table-cell>
          <table:table-cell office:value-type="float" office:value="0.001103314454246" calcext:value-type="float">
            <text:p>0.001103314454246</text:p>
          </table:table-cell>
          <table:table-cell/>
          <table:table-cell office:value-type="float" office:value="-3.87679392893747" calcext:value-type="float">
            <text:p>-3.87679392893747</text:p>
          </table:table-cell>
          <table:table-cell office:value-type="float" office:value="0.063247325402653" calcext:value-type="float">
            <text:p>0.063247325402653</text:p>
          </table:table-cell>
        </table:table-row>
        <table:table-row table:style-name="ro1">
          <table:table-cell office:value-type="float" office:value="13.899" calcext:value-type="float">
            <text:p>13.899</text:p>
          </table:table-cell>
          <table:table-cell office:value-type="float" office:value="0.013518726197112" calcext:value-type="float">
            <text:p>0.013518726197112</text:p>
          </table:table-cell>
          <table:table-cell office:value-type="float" office:value="-0.000553238155982" calcext:value-type="float">
            <text:p>-0.000553238155982</text:p>
          </table:table-cell>
          <table:table-cell/>
          <table:table-cell office:value-type="float" office:value="1.35187261971118" calcext:value-type="float">
            <text:p>1.35187261971118</text:p>
          </table:table-cell>
          <table:table-cell office:value-type="float" office:value="-0.031714289196425" calcext:value-type="float">
            <text:p>-0.031714289196425</text:p>
          </table:table-cell>
        </table:table-row>
        <table:table-row table:style-name="ro1">
          <table:table-cell office:value-type="float" office:value="13.999" calcext:value-type="float">
            <text:p>13.999</text:p>
          </table:table-cell>
          <table:table-cell office:value-type="float" office:value="0.014880468307758" calcext:value-type="float">
            <text:p>0.014880468307758</text:p>
          </table:table-cell>
          <table:table-cell office:value-type="float" office:value="-0.000245318320835" calcext:value-type="float">
            <text:p>-0.000245318320835</text:p>
          </table:table-cell>
          <table:table-cell/>
          <table:table-cell office:value-type="float" office:value="1.48804683077578" calcext:value-type="float">
            <text:p>1.48804683077578</text:p>
          </table:table-cell>
          <table:table-cell office:value-type="float" office:value="-0.014062833678444" calcext:value-type="float">
            <text:p>-0.014062833678444</text:p>
          </table:table-cell>
        </table:table-row>
        <table:table-row table:style-name="ro1">
          <table:table-cell office:value-type="float" office:value="14.099" calcext:value-type="float">
            <text:p>14.099</text:p>
          </table:table-cell>
          <table:table-cell office:value-type="float" office:value="-0.009975688074829" calcext:value-type="float">
            <text:p>-0.009975688074829</text:p>
          </table:table-cell>
          <table:table-cell office:value-type="float" office:value="0.000220276939642" calcext:value-type="float">
            <text:p>0.000220276939642</text:p>
          </table:table-cell>
          <table:table-cell/>
          <table:table-cell office:value-type="float" office:value="-0.997568807482875" calcext:value-type="float">
            <text:p>-0.997568807482875</text:p>
          </table:table-cell>
          <table:table-cell office:value-type="float" office:value="0.012627340489057" calcext:value-type="float">
            <text:p>0.012627340489057</text:p>
          </table:table-cell>
        </table:table-row>
        <table:table-row table:style-name="ro1">
          <table:table-cell office:value-type="float" office:value="14.1990000000001" calcext:value-type="float">
            <text:p>14.1990000000001</text:p>
          </table:table-cell>
          <table:table-cell office:value-type="float" office:value="-0.002816326838321" calcext:value-type="float">
            <text:p>-0.002816326838321</text:p>
          </table:table-cell>
          <table:table-cell office:value-type="float" office:value="0.0000421081727211003" calcext:value-type="float">
            <text:p>4.21081727211003E-05</text:p>
          </table:table-cell>
          <table:table-cell/>
          <table:table-cell office:value-type="float" office:value="-0.281632683832095" calcext:value-type="float">
            <text:p>-0.281632683832095</text:p>
          </table:table-cell>
          <table:table-cell office:value-type="float" office:value="0.002413844296114" calcext:value-type="float">
            <text:p>0.002413844296114</text:p>
          </table:table-cell>
        </table:table-row>
        <table:table-row table:style-name="ro1">
          <table:table-cell office:value-type="float" office:value="14.2990000000001" calcext:value-type="float">
            <text:p>14.2990000000001</text:p>
          </table:table-cell>
          <table:table-cell office:value-type="float" office:value="0.008060381492727" calcext:value-type="float">
            <text:p>0.008060381492727</text:p>
          </table:table-cell>
          <table:table-cell office:value-type="float" office:value="-0.0000753049057502508" calcext:value-type="float">
            <text:p>-7.53049057502508E-05</text:p>
          </table:table-cell>
          <table:table-cell/>
          <table:table-cell office:value-type="float" office:value="0.806038149272746" calcext:value-type="float">
            <text:p>0.806038149272746</text:p>
          </table:table-cell>
          <table:table-cell office:value-type="float" office:value="-0.004316841730906" calcext:value-type="float">
            <text:p>-0.004316841730906</text:p>
          </table:table-cell>
        </table:table-row>
        <table:table-row table:style-name="ro1">
          <table:table-cell office:value-type="float" office:value="14.399" calcext:value-type="float">
            <text:p>14.399</text:p>
          </table:table-cell>
          <table:table-cell office:value-type="float" office:value="-0.002244491535796" calcext:value-type="float">
            <text:p>-0.002244491535796</text:p>
          </table:table-cell>
          <table:table-cell office:value-type="float" office:value="-0.016316931696944" calcext:value-type="float">
            <text:p>-0.016316931696944</text:p>
          </table:table-cell>
          <table:table-cell/>
          <table:table-cell office:value-type="float" office:value="-0.224449153579551" calcext:value-type="float">
            <text:p>-0.224449153579551</text:p>
          </table:table-cell>
          <table:table-cell office:value-type="float" office:value="-0.935365511289798" calcext:value-type="float">
            <text:p>-0.935365511289798</text:p>
          </table:table-cell>
        </table:table-row>
        <table:table-row table:style-name="ro1">
          <table:table-cell office:value-type="float" office:value="14.499" calcext:value-type="float">
            <text:p>14.499</text:p>
          </table:table-cell>
          <table:table-cell office:value-type="float" office:value="-0.00086030127826" calcext:value-type="float">
            <text:p>-0.00086030127826</text:p>
          </table:table-cell>
          <table:table-cell office:value-type="float" office:value="-0.110598533020924" calcext:value-type="float">
            <text:p>-0.110598533020924</text:p>
          </table:table-cell>
          <table:table-cell/>
          <table:table-cell office:value-type="float" office:value="-0.086030127826037" calcext:value-type="float">
            <text:p>-0.086030127826037</text:p>
          </table:table-cell>
          <table:table-cell office:value-type="float" office:value="-6.34004329419309" calcext:value-type="float">
            <text:p>-6.34004329419309</text:p>
          </table:table-cell>
        </table:table-row>
        <table:table-row table:style-name="ro1">
          <table:table-cell office:value-type="float" office:value="14.599" calcext:value-type="float">
            <text:p>14.599</text:p>
          </table:table-cell>
          <table:table-cell office:value-type="float" office:value="0.424862030482172" calcext:value-type="float">
            <text:p>0.424862030482172</text:p>
          </table:table-cell>
          <table:table-cell office:value-type="float" office:value="-0.171659755578571" calcext:value-type="float">
            <text:p>-0.171659755578571</text:p>
          </table:table-cell>
          <table:table-cell/>
          <table:table-cell office:value-type="float" office:value="42.4862030482172" calcext:value-type="float">
            <text:p>42.4862030482172</text:p>
          </table:table-cell>
          <table:table-cell office:value-type="float" office:value="-9.84036815418562" calcext:value-type="float">
            <text:p>-9.84036815418562</text:p>
          </table:table-cell>
        </table:table-row>
        <table:table-row table:style-name="ro1">
          <table:table-cell office:value-type="float" office:value="14.6990000000001" calcext:value-type="float">
            <text:p>14.6990000000001</text:p>
          </table:table-cell>
          <table:table-cell office:value-type="float" office:value="-0.001815545750796" calcext:value-type="float">
            <text:p>-0.001815545750796</text:p>
          </table:table-cell>
          <table:table-cell office:value-type="float" office:value="-0.143452852824395" calcext:value-type="float">
            <text:p>-0.143452852824395</text:p>
          </table:table-cell>
          <table:table-cell/>
          <table:table-cell office:value-type="float" office:value="-0.181554575079575" calcext:value-type="float">
            <text:p>-0.181554575079575</text:p>
          </table:table-cell>
          <table:table-cell office:value-type="float" office:value="-8.22341194534749" calcext:value-type="float">
            <text:p>-8.22341194534749</text:p>
          </table:table-cell>
        </table:table-row>
        <table:table-row table:style-name="ro1">
          <table:table-cell office:value-type="float" office:value="14.7990000000001" calcext:value-type="float">
            <text:p>14.7990000000001</text:p>
          </table:table-cell>
          <table:table-cell office:value-type="float" office:value="-0.268056962376811" calcext:value-type="float">
            <text:p>-0.268056962376811</text:p>
          </table:table-cell>
          <table:table-cell office:value-type="float" office:value="-0.11973911756398" calcext:value-type="float">
            <text:p>-0.11973911756398</text:p>
          </table:table-cell>
          <table:table-cell/>
          <table:table-cell office:value-type="float" office:value="-26.8056962376811" calcext:value-type="float">
            <text:p>-26.8056962376811</text:p>
          </table:table-cell>
          <table:table-cell office:value-type="float" office:value="-6.86402584761668" calcext:value-type="float">
            <text:p>-6.86402584761668</text:p>
          </table:table-cell>
        </table:table-row>
        <table:table-row table:style-name="ro1">
          <table:table-cell office:value-type="float" office:value="14.899" calcext:value-type="float">
            <text:p>14.899</text:p>
          </table:table-cell>
          <table:table-cell office:value-type="float" office:value="0.005803919422252" calcext:value-type="float">
            <text:p>0.005803919422252</text:p>
          </table:table-cell>
          <table:table-cell office:value-type="float" office:value="-0.136487077491551" calcext:value-type="float">
            <text:p>-0.136487077491551</text:p>
          </table:table-cell>
          <table:table-cell/>
          <table:table-cell office:value-type="float" office:value="0.580391942225249" calcext:value-type="float">
            <text:p>0.580391942225249</text:p>
          </table:table-cell>
          <table:table-cell office:value-type="float" office:value="-7.82409998359208" calcext:value-type="float">
            <text:p>-7.82409998359208</text:p>
          </table:table-cell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0.269898949713833" calcext:value-type="float">
            <text:p>0.269898949713833</text:p>
          </table:table-cell>
          <table:table-cell office:value-type="float" office:value="-0.140875949016843" calcext:value-type="float">
            <text:p>-0.140875949016843</text:p>
          </table:table-cell>
          <table:table-cell/>
          <table:table-cell office:value-type="float" office:value="26.9898949713833" calcext:value-type="float">
            <text:p>26.9898949713833</text:p>
          </table:table-cell>
          <table:table-cell office:value-type="float" office:value="-8.07569134491458" calcext:value-type="float">
            <text:p>-8.07569134491458</text:p>
          </table:table-cell>
        </table:table-row>
        <table:table-row table:style-name="ro1">
          <table:table-cell office:value-type="float" office:value="15.099" calcext:value-type="float">
            <text:p>15.099</text:p>
          </table:table-cell>
          <table:table-cell office:value-type="float" office:value="0.030639466269404" calcext:value-type="float">
            <text:p>0.030639466269404</text:p>
          </table:table-cell>
          <table:table-cell office:value-type="float" office:value="-0.134815154078956" calcext:value-type="float">
            <text:p>-0.134815154078956</text:p>
          </table:table-cell>
          <table:table-cell/>
          <table:table-cell office:value-type="float" office:value="3.0639466269404" calcext:value-type="float">
            <text:p>3.0639466269404</text:p>
          </table:table-cell>
          <table:table-cell office:value-type="float" office:value="-7.72825724019495" calcext:value-type="float">
            <text:p>-7.72825724019495</text:p>
          </table:table-cell>
        </table:table-row>
        <table:table-row table:style-name="ro1">
          <table:table-cell office:value-type="float" office:value="15.1990000000001" calcext:value-type="float">
            <text:p>15.1990000000001</text:p>
          </table:table-cell>
          <table:table-cell office:value-type="float" office:value="0.033038507447723" calcext:value-type="float">
            <text:p>0.033038507447723</text:p>
          </table:table-cell>
          <table:table-cell office:value-type="float" office:value="-0.112036943805825" calcext:value-type="float">
            <text:p>-0.112036943805825</text:p>
          </table:table-cell>
          <table:table-cell/>
          <table:table-cell office:value-type="float" office:value="3.30385074477226" calcext:value-type="float">
            <text:p>3.30385074477226</text:p>
          </table:table-cell>
          <table:table-cell office:value-type="float" office:value="-6.42249996339126" calcext:value-type="float">
            <text:p>-6.42249996339126</text:p>
          </table:table-cell>
        </table:table-row>
        <table:table-row table:style-name="ro1">
          <table:table-cell office:value-type="float" office:value="15.2990000000001" calcext:value-type="float">
            <text:p>15.2990000000001</text:p>
          </table:table-cell>
          <table:table-cell office:value-type="float" office:value="0.098345440830606" calcext:value-type="float">
            <text:p>0.098345440830606</text:p>
          </table:table-cell>
          <table:table-cell office:value-type="float" office:value="-0.025961887464233" calcext:value-type="float">
            <text:p>-0.025961887464233</text:p>
          </table:table-cell>
          <table:table-cell/>
          <table:table-cell office:value-type="float" office:value="9.83454408306058" calcext:value-type="float">
            <text:p>9.83454408306058</text:p>
          </table:table-cell>
          <table:table-cell office:value-type="float" office:value="-1.48826106482866" calcext:value-type="float">
            <text:p>-1.48826106482866</text:p>
          </table:table-cell>
        </table:table-row>
        <table:table-row table:style-name="ro1">
          <table:table-cell office:value-type="float" office:value="15.399" calcext:value-type="float">
            <text:p>15.399</text:p>
          </table:table-cell>
          <table:table-cell office:value-type="float" office:value="-0.347904640549949" calcext:value-type="float">
            <text:p>-0.347904640549949</text:p>
          </table:table-cell>
          <table:table-cell office:value-type="float" office:value="0.03606450178041" calcext:value-type="float">
            <text:p>0.03606450178041</text:p>
          </table:table-cell>
          <table:table-cell/>
          <table:table-cell office:value-type="float" office:value="-34.7904640549949" calcext:value-type="float">
            <text:p>-34.7904640549949</text:p>
          </table:table-cell>
          <table:table-cell office:value-type="float" office:value="2.06739182180693" calcext:value-type="float">
            <text:p>2.06739182180693</text:p>
          </table:table-cell>
        </table:table-row>
        <table:table-row table:style-name="ro1">
          <table:table-cell office:value-type="float" office:value="15.499" calcext:value-type="float">
            <text:p>15.499</text:p>
          </table:table-cell>
          <table:table-cell office:value-type="float" office:value="0.05870837248666" calcext:value-type="float">
            <text:p>0.05870837248666</text:p>
          </table:table-cell>
          <table:table-cell office:value-type="float" office:value="0.004173798880067" calcext:value-type="float">
            <text:p>0.004173798880067</text:p>
          </table:table-cell>
          <table:table-cell/>
          <table:table-cell office:value-type="float" office:value="5.87083724866597" calcext:value-type="float">
            <text:p>5.87083724866597</text:p>
          </table:table-cell>
          <table:table-cell office:value-type="float" office:value="0.23926235618217" calcext:value-type="float">
            <text:p>0.23926235618217</text:p>
          </table:table-cell>
        </table:table-row>
        <table:table-row table:style-name="ro1">
          <table:table-cell office:value-type="float" office:value="15.599" calcext:value-type="float">
            <text:p>15.599</text:p>
          </table:table-cell>
          <table:table-cell office:value-type="float" office:value="0.365367109409381" calcext:value-type="float">
            <text:p>0.365367109409381</text:p>
          </table:table-cell>
          <table:table-cell office:value-type="float" office:value="-0.014209129938657" calcext:value-type="float">
            <text:p>-0.014209129938657</text:p>
          </table:table-cell>
          <table:table-cell/>
          <table:table-cell office:value-type="float" office:value="36.5367109409381" calcext:value-type="float">
            <text:p>36.5367109409381</text:p>
          </table:table-cell>
          <table:table-cell office:value-type="float" office:value="-0.81453611113317" calcext:value-type="float">
            <text:p>-0.81453611113317</text:p>
          </table:table-cell>
        </table:table-row>
        <table:table-row table:style-name="ro1">
          <table:table-cell office:value-type="float" office:value="15.6990000000001" calcext:value-type="float">
            <text:p>15.6990000000001</text:p>
          </table:table-cell>
          <table:table-cell office:value-type="float" office:value="0.083514749271499" calcext:value-type="float">
            <text:p>0.083514749271499</text:p>
          </table:table-cell>
          <table:table-cell office:value-type="float" office:value="0.001273213375216" calcext:value-type="float">
            <text:p>0.001273213375216</text:p>
          </table:table-cell>
          <table:table-cell/>
          <table:table-cell office:value-type="float" office:value="8.35147492714994" calcext:value-type="float">
            <text:p>8.35147492714994</text:p>
          </table:table-cell>
          <table:table-cell office:value-type="float" office:value="0.072986753993301" calcext:value-type="float">
            <text:p>0.072986753993301</text:p>
          </table:table-cell>
        </table:table-row>
        <table:table-row table:style-name="ro1">
          <table:table-cell office:value-type="float" office:value="15.7990000000001" calcext:value-type="float">
            <text:p>15.7990000000001</text:p>
          </table:table-cell>
          <table:table-cell office:value-type="float" office:value="-0.204055399731773" calcext:value-type="float">
            <text:p>-0.204055399731773</text:p>
          </table:table-cell>
          <table:table-cell office:value-type="float" office:value="0.004255196232465" calcext:value-type="float">
            <text:p>0.004255196232465</text:p>
          </table:table-cell>
          <table:table-cell/>
          <table:table-cell office:value-type="float" office:value="-20.4055399731773" calcext:value-type="float">
            <text:p>-20.4055399731773</text:p>
          </table:table-cell>
          <table:table-cell office:value-type="float" office:value="0.243928446447016" calcext:value-type="float">
            <text:p>0.243928446447016</text:p>
          </table:table-cell>
        </table:table-row>
        <table:table-row table:style-name="ro1">
          <table:table-cell office:value-type="float" office:value="15.899" calcext:value-type="float">
            <text:p>15.899</text:p>
          </table:table-cell>
          <table:table-cell office:value-type="float" office:value="0.048272869394933" calcext:value-type="float">
            <text:p>0.048272869394933</text:p>
          </table:table-cell>
          <table:table-cell office:value-type="float" office:value="-0.001136950863713" calcext:value-type="float">
            <text:p>-0.001136950863713</text:p>
          </table:table-cell>
          <table:table-cell/>
          <table:table-cell office:value-type="float" office:value="4.82728693949333" calcext:value-type="float">
            <text:p>4.82728693949333</text:p>
          </table:table-cell>
          <table:table-cell office:value-type="float" office:value="-0.065175527219211" calcext:value-type="float">
            <text:p>-0.065175527219211</text:p>
          </table:table-cell>
        </table:table-row>
        <table:table-row table:style-name="ro1">
          <table:table-cell office:value-type="float" office:value="15.999" calcext:value-type="float">
            <text:p>15.999</text:p>
          </table:table-cell>
          <table:table-cell office:value-type="float" office:value="0.043182515099849" calcext:value-type="float">
            <text:p>0.043182515099849</text:p>
          </table:table-cell>
          <table:table-cell office:value-type="float" office:value="-0.001129144254737" calcext:value-type="float">
            <text:p>-0.001129144254737</text:p>
          </table:table-cell>
          <table:table-cell/>
          <table:table-cell office:value-type="float" office:value="4.31825150998489" calcext:value-type="float">
            <text:p>4.31825150998489</text:p>
          </table:table-cell>
          <table:table-cell office:value-type="float" office:value="-0.064728014602744" calcext:value-type="float">
            <text:p>-0.064728014602744</text:p>
          </table:table-cell>
        </table:table-row>
        <table:table-row table:style-name="ro1">
          <table:table-cell office:value-type="float" office:value="16.099" calcext:value-type="float">
            <text:p>16.099</text:p>
          </table:table-cell>
          <table:table-cell office:value-type="float" office:value="-0.023482236074844" calcext:value-type="float">
            <text:p>-0.023482236074844</text:p>
          </table:table-cell>
          <table:table-cell office:value-type="float" office:value="0.000560246315557" calcext:value-type="float">
            <text:p>0.000560246315557</text:p>
          </table:table-cell>
          <table:table-cell/>
          <table:table-cell office:value-type="float" office:value="-2.34822360748438" calcext:value-type="float">
            <text:p>-2.34822360748438</text:p>
          </table:table-cell>
          <table:table-cell office:value-type="float" office:value="0.03211603082808" calcext:value-type="float">
            <text:p>0.03211603082808</text:p>
          </table:table-cell>
        </table:table-row>
        <table:table-row table:style-name="ro1">
          <table:table-cell office:value-type="float" office:value="16.1990000000001" calcext:value-type="float">
            <text:p>16.1990000000001</text:p>
          </table:table-cell>
          <table:table-cell office:value-type="float" office:value="-0.009002604558486" calcext:value-type="float">
            <text:p>-0.009002604558486</text:p>
          </table:table-cell>
          <table:table-cell office:value-type="float" office:value="0.000264694062935" calcext:value-type="float">
            <text:p>0.000264694062935</text:p>
          </table:table-cell>
          <table:table-cell/>
          <table:table-cell office:value-type="float" office:value="-0.900260455848648" calcext:value-type="float">
            <text:p>-0.900260455848648</text:p>
          </table:table-cell>
          <table:table-cell office:value-type="float" office:value="0.015173545008997" calcext:value-type="float">
            <text:p>0.015173545008997</text:p>
          </table:table-cell>
        </table:table-row>
        <table:table-row table:style-name="ro1">
          <table:table-cell office:value-type="float" office:value="16.2990000000001" calcext:value-type="float">
            <text:p>16.2990000000001</text:p>
          </table:table-cell>
          <table:table-cell office:value-type="float" office:value="0.006032579148942" calcext:value-type="float">
            <text:p>0.006032579148942</text:p>
          </table:table-cell>
          <table:table-cell office:value-type="float" office:value="-0.000212338196274" calcext:value-type="float">
            <text:p>-0.000212338196274</text:p>
          </table:table-cell>
          <table:table-cell/>
          <table:table-cell office:value-type="float" office:value="0.603257914894222" calcext:value-type="float">
            <text:p>0.603257914894222</text:p>
          </table:table-cell>
          <table:table-cell office:value-type="float" office:value="-0.012172253289591" calcext:value-type="float">
            <text:p>-0.012172253289591</text:p>
          </table:table-cell>
        </table:table-row>
        <table:table-row table:style-name="ro1">
          <table:table-cell office:value-type="float" office:value="16.399" calcext:value-type="float">
            <text:p>16.399</text:p>
          </table:table-cell>
          <table:table-cell office:value-type="float" office:value="0.000883993471376" calcext:value-type="float">
            <text:p>0.000883993471376</text:p>
          </table:table-cell>
          <table:table-cell office:value-type="float" office:value="-0.0000448500591101464" calcext:value-type="float">
            <text:p>-4.48500591101464E-05</text:p>
          </table:table-cell>
          <table:table-cell/>
          <table:table-cell office:value-type="float" office:value="0.088399347137634" calcext:value-type="float">
            <text:p>0.088399347137634</text:p>
          </table:table-cell>
          <table:table-cell office:value-type="float" office:value="-0.00257102249676" calcext:value-type="float">
            <text:p>-0.00257102249676</text:p>
          </table:table-cell>
        </table:table-row>
        <table:table-row table:style-name="ro1">
          <table:table-cell office:value-type="float" office:value="16.499" calcext:value-type="float">
            <text:p>16.499</text:p>
          </table:table-cell>
          <table:table-cell office:value-type="float" office:value="0.001235613240433" calcext:value-type="float">
            <text:p>0.001235613240433</text:p>
          </table:table-cell>
          <table:table-cell office:value-type="float" office:value="-0.01168431920075" calcext:value-type="float">
            <text:p>-0.01168431920075</text:p>
          </table:table-cell>
          <table:table-cell/>
          <table:table-cell office:value-type="float" office:value="0.123561324043255" calcext:value-type="float">
            <text:p>0.123561324043255</text:p>
          </table:table-cell>
          <table:table-cell office:value-type="float" office:value="-0.669801737622616" calcext:value-type="float">
            <text:p>-0.669801737622616</text:p>
          </table:table-cell>
        </table:table-row>
        <table:table-row table:style-name="ro1">
          <table:table-cell office:value-type="float" office:value="16.599" calcext:value-type="float">
            <text:p>16.599</text:p>
          </table:table-cell>
          <table:table-cell office:value-type="float" office:value="0.000487944429345" calcext:value-type="float">
            <text:p>0.000487944429345</text:p>
          </table:table-cell>
          <table:table-cell office:value-type="float" office:value="-0.111968605622264" calcext:value-type="float">
            <text:p>-0.111968605622264</text:p>
          </table:table-cell>
          <table:table-cell/>
          <table:table-cell office:value-type="float" office:value="0.048794442934534" calcext:value-type="float">
            <text:p>0.048794442934534</text:p>
          </table:table-cell>
          <table:table-cell office:value-type="float" office:value="-6.41858248790051" calcext:value-type="float">
            <text:p>-6.41858248790051</text:p>
          </table:table-cell>
        </table:table-row>
        <table:table-row table:style-name="ro1">
          <table:table-cell office:value-type="float" office:value="16.6990000000001" calcext:value-type="float">
            <text:p>16.6990000000001</text:p>
          </table:table-cell>
          <table:table-cell office:value-type="float" office:value="0.416476256925195" calcext:value-type="float">
            <text:p>0.416476256925195</text:p>
          </table:table-cell>
          <table:table-cell office:value-type="float" office:value="-0.170731798134345" calcext:value-type="float">
            <text:p>-0.170731798134345</text:p>
          </table:table-cell>
          <table:table-cell/>
          <table:table-cell office:value-type="float" office:value="41.6476256925195" calcext:value-type="float">
            <text:p>41.6476256925195</text:p>
          </table:table-cell>
          <table:table-cell office:value-type="float" office:value="-9.78717314145928" calcext:value-type="float">
            <text:p>-9.78717314145928</text:p>
          </table:table-cell>
        </table:table-row>
        <table:table-row table:style-name="ro1">
          <table:table-cell office:value-type="float" office:value="16.7990000000001" calcext:value-type="float">
            <text:p>16.7990000000001</text:p>
          </table:table-cell>
          <table:table-cell office:value-type="float" office:value="-0.019183772511954" calcext:value-type="float">
            <text:p>-0.019183772511954</text:p>
          </table:table-cell>
          <table:table-cell office:value-type="float" office:value="-0.138044871912228" calcext:value-type="float">
            <text:p>-0.138044871912228</text:p>
          </table:table-cell>
          <table:table-cell/>
          <table:table-cell office:value-type="float" office:value="-1.91837725119542" calcext:value-type="float">
            <text:p>-1.91837725119542</text:p>
          </table:table-cell>
          <table:table-cell office:value-type="float" office:value="-7.91340030070094" calcext:value-type="float">
            <text:p>-7.91340030070094</text:p>
          </table:table-cell>
        </table:table-row>
        <table:table-row table:style-name="ro1">
          <table:table-cell office:value-type="float" office:value="16.899" calcext:value-type="float">
            <text:p>16.899</text:p>
          </table:table-cell>
          <table:table-cell office:value-type="float" office:value="-0.323812587370831" calcext:value-type="float">
            <text:p>-0.323812587370831</text:p>
          </table:table-cell>
          <table:table-cell office:value-type="float" office:value="-0.123369049342863" calcext:value-type="float">
            <text:p>-0.123369049342863</text:p>
          </table:table-cell>
          <table:table-cell/>
          <table:table-cell office:value-type="float" office:value="-32.3812587370831" calcext:value-type="float">
            <text:p>-32.3812587370831</text:p>
          </table:table-cell>
          <table:table-cell office:value-type="float" office:value="-7.07211110882651" calcext:value-type="float">
            <text:p>-7.07211110882651</text:p>
          </table:table-cell>
        </table:table-row>
        <table:table-row table:style-name="ro1">
          <table:table-cell office:value-type="float" office:value="16.999" calcext:value-type="float">
            <text:p>16.999</text:p>
          </table:table-cell>
          <table:table-cell office:value-type="float" office:value="0.144470174134304" calcext:value-type="float">
            <text:p>0.144470174134304</text:p>
          </table:table-cell>
          <table:table-cell office:value-type="float" office:value="-0.13753018979836" calcext:value-type="float">
            <text:p>-0.13753018979836</text:p>
          </table:table-cell>
          <table:table-cell/>
          <table:table-cell office:value-type="float" office:value="14.4470174134304" calcext:value-type="float">
            <text:p>14.4470174134304</text:p>
          </table:table-cell>
          <table:table-cell office:value-type="float" office:value="-7.88389623047924" calcext:value-type="float">
            <text:p>-7.88389623047924</text:p>
          </table:table-cell>
        </table:table-row>
        <table:table-row table:style-name="ro1">
          <table:table-cell office:value-type="float" office:value="17.099" calcext:value-type="float">
            <text:p>17.099</text:p>
          </table:table-cell>
          <table:table-cell office:value-type="float" office:value="0.200784431339749" calcext:value-type="float">
            <text:p>0.200784431339749</text:p>
          </table:table-cell>
          <table:table-cell office:value-type="float" office:value="-0.139550906462133" calcext:value-type="float">
            <text:p>-0.139550906462133</text:p>
          </table:table-cell>
          <table:table-cell/>
          <table:table-cell office:value-type="float" office:value="20.0784431339749" calcext:value-type="float">
            <text:p>20.0784431339749</text:p>
          </table:table-cell>
          <table:table-cell office:value-type="float" office:value="-7.99973349145984" calcext:value-type="float">
            <text:p>-7.99973349145984</text:p>
          </table:table-cell>
        </table:table-row>
        <table:table-row table:style-name="ro1">
          <table:table-cell office:value-type="float" office:value="17.1990000000001" calcext:value-type="float">
            <text:p>17.1990000000001</text:p>
          </table:table-cell>
          <table:table-cell office:value-type="float" office:value="0.02700318250626" calcext:value-type="float">
            <text:p>0.02700318250626</text:p>
          </table:table-cell>
          <table:table-cell office:value-type="float" office:value="-0.134731207359271" calcext:value-type="float">
            <text:p>-0.134731207359271</text:p>
          </table:table-cell>
          <table:table-cell/>
          <table:table-cell office:value-type="float" office:value="2.70031825062598" calcext:value-type="float">
            <text:p>2.70031825062598</text:p>
          </table:table-cell>
          <table:table-cell office:value-type="float" office:value="-7.72344500785627" calcext:value-type="float">
            <text:p>-7.72344500785627</text:p>
          </table:table-cell>
        </table:table-row>
        <table:table-row table:style-name="ro1">
          <table:table-cell office:value-type="float" office:value="17.2990000000001" calcext:value-type="float">
            <text:p>17.2990000000001</text:p>
          </table:table-cell>
          <table:table-cell office:value-type="float" office:value="0.047110207263861" calcext:value-type="float">
            <text:p>0.047110207263861</text:p>
          </table:table-cell>
          <table:table-cell office:value-type="float" office:value="-0.134984173339867" calcext:value-type="float">
            <text:p>-0.134984173339867</text:p>
          </table:table-cell>
          <table:table-cell/>
          <table:table-cell office:value-type="float" office:value="4.71102072638614" calcext:value-type="float">
            <text:p>4.71102072638614</text:p>
          </table:table-cell>
          <table:table-cell office:value-type="float" office:value="-7.73794624241276" calcext:value-type="float">
            <text:p>-7.73794624241276</text:p>
          </table:table-cell>
        </table:table-row>
        <table:table-row table:style-name="ro1">
          <table:table-cell office:value-type="float" office:value="17.399" calcext:value-type="float">
            <text:p>17.399</text:p>
          </table:table-cell>
          <table:table-cell office:value-type="float" office:value="0.092485619679591" calcext:value-type="float">
            <text:p>0.092485619679591</text:p>
          </table:table-cell>
          <table:table-cell office:value-type="float" office:value="-0.136433388162337" calcext:value-type="float">
            <text:p>-0.136433388162337</text:p>
          </table:table-cell>
          <table:table-cell/>
          <table:table-cell office:value-type="float" office:value="9.24856196795911" calcext:value-type="float">
            <text:p>9.24856196795911</text:p>
          </table:table-cell>
          <table:table-cell office:value-type="float" office:value="-7.82102225134417" calcext:value-type="float">
            <text:p>-7.82102225134417</text:p>
          </table:table-cell>
        </table:table-row>
        <table:table-row table:style-name="ro1">
          <table:table-cell office:value-type="float" office:value="17.499" calcext:value-type="float">
            <text:p>17.499</text:p>
          </table:table-cell>
          <table:table-cell office:value-type="float" office:value="0.095980775679097" calcext:value-type="float">
            <text:p>0.095980775679097</text:p>
          </table:table-cell>
          <table:table-cell office:value-type="float" office:value="-0.136098423267246" calcext:value-type="float">
            <text:p>-0.136098423267246</text:p>
          </table:table-cell>
          <table:table-cell/>
          <table:table-cell office:value-type="float" office:value="9.59807756790966" calcext:value-type="float">
            <text:p>9.59807756790966</text:p>
          </table:table-cell>
          <table:table-cell office:value-type="float" office:value="-7.80182044207141" calcext:value-type="float">
            <text:p>-7.80182044207141</text:p>
          </table:table-cell>
        </table:table-row>
        <table:table-row table:style-name="ro1">
          <table:table-cell office:value-type="float" office:value="17.599" calcext:value-type="float">
            <text:p>17.599</text:p>
          </table:table-cell>
          <table:table-cell office:value-type="float" office:value="0.06302791515346" calcext:value-type="float">
            <text:p>0.06302791515346</text:p>
          </table:table-cell>
          <table:table-cell office:value-type="float" office:value="-0.135710544913724" calcext:value-type="float">
            <text:p>-0.135710544913724</text:p>
          </table:table-cell>
          <table:table-cell/>
          <table:table-cell office:value-type="float" office:value="6.30279151534599" calcext:value-type="float">
            <text:p>6.30279151534599</text:p>
          </table:table-cell>
          <table:table-cell office:value-type="float" office:value="-7.77958537721987" calcext:value-type="float">
            <text:p>-7.77958537721987</text:p>
          </table:table-cell>
        </table:table-row>
        <table:table-row table:style-name="ro1">
          <table:table-cell office:value-type="float" office:value="17.6990000000001" calcext:value-type="float">
            <text:p>17.6990000000001</text:p>
          </table:table-cell>
          <table:table-cell office:value-type="float" office:value="0.077238658240215" calcext:value-type="float">
            <text:p>0.077238658240215</text:p>
          </table:table-cell>
          <table:table-cell office:value-type="float" office:value="-0.135859235227821" calcext:value-type="float">
            <text:p>-0.135859235227821</text:p>
          </table:table-cell>
          <table:table-cell/>
          <table:table-cell office:value-type="float" office:value="7.72386582402144" calcext:value-type="float">
            <text:p>7.72386582402144</text:p>
          </table:table-cell>
          <table:table-cell office:value-type="float" office:value="-7.78810902579867" calcext:value-type="float">
            <text:p>-7.78810902579867</text:p>
          </table:table-cell>
        </table:table-row>
        <table:table-row table:style-name="ro1">
          <table:table-cell office:value-type="float" office:value="17.7990000000001" calcext:value-type="float">
            <text:p>17.7990000000001</text:p>
          </table:table-cell>
          <table:table-cell office:value-type="float" office:value="0.078037480642771" calcext:value-type="float">
            <text:p>0.078037480642771</text:p>
          </table:table-cell>
          <table:table-cell office:value-type="float" office:value="-0.135973973703535" calcext:value-type="float">
            <text:p>-0.135973973703535</text:p>
          </table:table-cell>
          <table:table-cell/>
          <table:table-cell office:value-type="float" office:value="7.8037480642771" calcext:value-type="float">
            <text:p>7.8037480642771</text:p>
          </table:table-cell>
          <table:table-cell office:value-type="float" office:value="-7.79468639064853" calcext:value-type="float">
            <text:p>-7.79468639064853</text:p>
          </table:table-cell>
        </table:table-row>
        <table:table-row table:style-name="ro1">
          <table:table-cell office:value-type="float" office:value="17.899" calcext:value-type="float">
            <text:p>17.899</text:p>
          </table:table-cell>
          <table:table-cell office:value-type="float" office:value="0.077869085585652" calcext:value-type="float">
            <text:p>0.077869085585652</text:p>
          </table:table-cell>
          <table:table-cell office:value-type="float" office:value="-0.135915767360987" calcext:value-type="float">
            <text:p>-0.135915767360987</text:p>
          </table:table-cell>
          <table:table-cell/>
          <table:table-cell office:value-type="float" office:value="7.78690855856519" calcext:value-type="float">
            <text:p>7.78690855856519</text:p>
          </table:table-cell>
          <table:table-cell office:value-type="float" office:value="-7.79134972133046" calcext:value-type="float">
            <text:p>-7.79134972133046</text:p>
          </table:table-cell>
        </table:table-row>
        <table:table-row table:style-name="ro1">
          <table:table-cell office:value-type="float" office:value="17.999" calcext:value-type="float">
            <text:p>17.999</text:p>
          </table:table-cell>
          <table:table-cell office:value-type="float" office:value="0.076147211942473" calcext:value-type="float">
            <text:p>0.076147211942473</text:p>
          </table:table-cell>
          <table:table-cell office:value-type="float" office:value="-0.135880911444687" calcext:value-type="float">
            <text:p>-0.135880911444687</text:p>
          </table:table-cell>
          <table:table-cell/>
          <table:table-cell office:value-type="float" office:value="7.61472119424734" calcext:value-type="float">
            <text:p>7.61472119424734</text:p>
          </table:table-cell>
          <table:table-cell office:value-type="float" office:value="-7.78935161147888" calcext:value-type="float">
            <text:p>-7.78935161147888</text:p>
          </table:table-cell>
        </table:table-row>
        <table:table-row table:style-name="ro1">
          <table:table-cell office:value-type="float" office:value="18.099" calcext:value-type="float">
            <text:p>18.099</text:p>
          </table:table-cell>
          <table:table-cell office:value-type="float" office:value="0.08259044274435" calcext:value-type="float">
            <text:p>0.08259044274435</text:p>
          </table:table-cell>
          <table:table-cell office:value-type="float" office:value="-0.135928610159556" calcext:value-type="float">
            <text:p>-0.135928610159556</text:p>
          </table:table-cell>
          <table:table-cell/>
          <table:table-cell office:value-type="float" office:value="8.25904427443498" calcext:value-type="float">
            <text:p>8.25904427443498</text:p>
          </table:table-cell>
          <table:table-cell office:value-type="float" office:value="-7.79208593271338" calcext:value-type="float">
            <text:p>-7.79208593271338</text:p>
          </table:table-cell>
        </table:table-row>
        <table:table-row table:style-name="ro1">
          <table:table-cell office:value-type="float" office:value="18.1990000000001" calcext:value-type="float">
            <text:p>18.1990000000001</text:p>
          </table:table-cell>
          <table:table-cell office:value-type="float" office:value="0.07524668883373" calcext:value-type="float">
            <text:p>0.07524668883373</text:p>
          </table:table-cell>
          <table:table-cell office:value-type="float" office:value="-0.13590375370121" calcext:value-type="float">
            <text:p>-0.13590375370121</text:p>
          </table:table-cell>
          <table:table-cell/>
          <table:table-cell office:value-type="float" office:value="7.52466888337302" calcext:value-type="float">
            <text:p>7.52466888337302</text:p>
          </table:table-cell>
          <table:table-cell office:value-type="float" office:value="-7.79066104019674" calcext:value-type="float">
            <text:p>-7.79066104019674</text:p>
          </table:table-cell>
        </table:table-row>
        <table:table-row table:style-name="ro1">
          <table:table-cell office:value-type="float" office:value="18.2990000000001" calcext:value-type="float">
            <text:p>18.2990000000001</text:p>
          </table:table-cell>
          <table:table-cell office:value-type="float" office:value="0.080519108851581" calcext:value-type="float">
            <text:p>0.080519108851581</text:p>
          </table:table-cell>
          <table:table-cell office:value-type="float" office:value="-0.135870461105935" calcext:value-type="float">
            <text:p>-0.135870461105935</text:p>
          </table:table-cell>
          <table:table-cell/>
          <table:table-cell office:value-type="float" office:value="8.05191088515807" calcext:value-type="float">
            <text:p>8.05191088515807</text:p>
          </table:table-cell>
          <table:table-cell office:value-type="float" office:value="-7.788752547474" calcext:value-type="float">
            <text:p>-7.788752547474</text:p>
          </table:table-cell>
        </table:table-row>
        <table:table-row table:style-name="ro1">
          <table:table-cell office:value-type="float" office:value="18.399" calcext:value-type="float">
            <text:p>18.399</text:p>
          </table:table-cell>
          <table:table-cell office:value-type="float" office:value="0.08551619912722" calcext:value-type="float">
            <text:p>0.08551619912722</text:p>
          </table:table-cell>
          <table:table-cell office:value-type="float" office:value="-0.135913913529351" calcext:value-type="float">
            <text:p>-0.135913913529351</text:p>
          </table:table-cell>
          <table:table-cell/>
          <table:table-cell office:value-type="float" office:value="8.55161991272204" calcext:value-type="float">
            <text:p>8.55161991272204</text:p>
          </table:table-cell>
          <table:table-cell office:value-type="float" office:value="-7.79124345072714" calcext:value-type="float">
            <text:p>-7.79124345072714</text:p>
          </table:table-cell>
        </table:table-row>
        <table:table-row table:style-name="ro1">
          <table:table-cell office:value-type="float" office:value="18.499" calcext:value-type="float">
            <text:p>18.499</text:p>
          </table:table-cell>
          <table:table-cell office:value-type="float" office:value="0.065414244980151" calcext:value-type="float">
            <text:p>0.065414244980151</text:p>
          </table:table-cell>
          <table:table-cell office:value-type="float" office:value="-0.135913051785136" calcext:value-type="float">
            <text:p>-0.135913051785136</text:p>
          </table:table-cell>
          <table:table-cell/>
          <table:table-cell office:value-type="float" office:value="6.54142449801514" calcext:value-type="float">
            <text:p>6.54142449801514</text:p>
          </table:table-cell>
          <table:table-cell office:value-type="float" office:value="-7.7911940513772" calcext:value-type="float">
            <text:p>-7.7911940513772</text:p>
          </table:table-cell>
        </table:table-row>
        <table:table-row table:style-name="ro1">
          <table:table-cell office:value-type="float" office:value="18.599" calcext:value-type="float">
            <text:p>18.599</text:p>
          </table:table-cell>
          <table:table-cell office:value-type="float" office:value="0.075448143878394" calcext:value-type="float">
            <text:p>0.075448143878394</text:p>
          </table:table-cell>
          <table:table-cell office:value-type="float" office:value="-0.135909957821445" calcext:value-type="float">
            <text:p>-0.135909957821445</text:p>
          </table:table-cell>
          <table:table-cell/>
          <table:table-cell office:value-type="float" office:value="7.54481438783943" calcext:value-type="float">
            <text:p>7.54481438783943</text:p>
          </table:table-cell>
          <table:table-cell office:value-type="float" office:value="-7.79101669040131" calcext:value-type="float">
            <text:p>-7.79101669040131</text:p>
          </table:table-cell>
        </table:table-row>
        <table:table-row table:style-name="ro1">
          <table:table-cell office:value-type="float" office:value="18.6990000000001" calcext:value-type="float">
            <text:p>18.6990000000001</text:p>
          </table:table-cell>
          <table:table-cell office:value-type="float" office:value="0.079758889459342" calcext:value-type="float">
            <text:p>0.079758889459342</text:p>
          </table:table-cell>
          <table:table-cell office:value-type="float" office:value="-0.135904145984626" calcext:value-type="float">
            <text:p>-0.135904145984626</text:p>
          </table:table-cell>
          <table:table-cell/>
          <table:table-cell office:value-type="float" office:value="7.97588894593418" calcext:value-type="float">
            <text:p>7.97588894593418</text:p>
          </table:table-cell>
          <table:table-cell office:value-type="float" office:value="-7.79068352778112" calcext:value-type="float">
            <text:p>-7.79068352778112</text:p>
          </table:table-cell>
        </table:table-row>
        <table:table-row table:style-name="ro1">
          <table:table-cell office:value-type="float" office:value="18.7990000000001" calcext:value-type="float">
            <text:p>18.7990000000001</text:p>
          </table:table-cell>
          <table:table-cell office:value-type="float" office:value="0.076092353757018" calcext:value-type="float">
            <text:p>0.076092353757018</text:p>
          </table:table-cell>
          <table:table-cell office:value-type="float" office:value="-0.135897609914641" calcext:value-type="float">
            <text:p>-0.135897609914641</text:p>
          </table:table-cell>
          <table:table-cell/>
          <table:table-cell office:value-type="float" office:value="7.60923537570183" calcext:value-type="float">
            <text:p>7.60923537570183</text:p>
          </table:table-cell>
          <table:table-cell office:value-type="float" office:value="-7.79030884861002" calcext:value-type="float">
            <text:p>-7.79030884861002</text:p>
          </table:table-cell>
        </table:table-row>
        <table:table-row table:style-name="ro1">
          <table:table-cell office:value-type="float" office:value="18.899" calcext:value-type="float">
            <text:p>18.899</text:p>
          </table:table-cell>
          <table:table-cell office:value-type="float" office:value="0.080205097785036" calcext:value-type="float">
            <text:p>0.080205097785036</text:p>
          </table:table-cell>
          <table:table-cell office:value-type="float" office:value="-0.135943271025425" calcext:value-type="float">
            <text:p>-0.135943271025425</text:p>
          </table:table-cell>
          <table:table-cell/>
          <table:table-cell office:value-type="float" office:value="8.02050977850357" calcext:value-type="float">
            <text:p>8.02050977850357</text:p>
          </table:table-cell>
          <table:table-cell office:value-type="float" office:value="-7.79292636451483" calcext:value-type="float">
            <text:p>-7.79292636451483</text:p>
          </table:table-cell>
        </table:table-row>
        <table:table-row table:style-name="ro1">
          <table:table-cell office:value-type="float" office:value="18.999" calcext:value-type="float">
            <text:p>18.999</text:p>
          </table:table-cell>
          <table:table-cell office:value-type="float" office:value="0.07882450050799" calcext:value-type="float">
            <text:p>0.07882450050799</text:p>
          </table:table-cell>
          <table:table-cell office:value-type="float" office:value="-0.135918437854228" calcext:value-type="float">
            <text:p>-0.135918437854228</text:p>
          </table:table-cell>
          <table:table-cell/>
          <table:table-cell office:value-type="float" office:value="7.88245005079903" calcext:value-type="float">
            <text:p>7.88245005079903</text:p>
          </table:table-cell>
          <table:table-cell office:value-type="float" office:value="-7.79150280693025" calcext:value-type="float">
            <text:p>-7.79150280693025</text:p>
          </table:table-cell>
        </table:table-row>
        <table:table-row table:style-name="ro1">
          <table:table-cell office:value-type="float" office:value="19.099" calcext:value-type="float">
            <text:p>19.099</text:p>
          </table:table-cell>
          <table:table-cell office:value-type="float" office:value="0.073839816345853" calcext:value-type="float">
            <text:p>0.073839816345853</text:p>
          </table:table-cell>
          <table:table-cell office:value-type="float" office:value="-0.133167375700532" calcext:value-type="float">
            <text:p>-0.133167375700532</text:p>
          </table:table-cell>
          <table:table-cell/>
          <table:table-cell office:value-type="float" office:value="7.38398163458534" calcext:value-type="float">
            <text:p>7.38398163458534</text:p>
          </table:table-cell>
          <table:table-cell office:value-type="float" office:value="-7.63379860703688" calcext:value-type="float">
            <text:p>-7.63379860703688</text:p>
          </table:table-cell>
        </table:table-row>
        <table:table-row table:style-name="ro1">
          <table:table-cell office:value-type="float" office:value="19.1990000000001" calcext:value-type="float">
            <text:p>19.1990000000001</text:p>
          </table:table-cell>
          <table:table-cell office:value-type="float" office:value="0.07139386344947" calcext:value-type="float">
            <text:p>0.07139386344947</text:p>
          </table:table-cell>
          <table:table-cell office:value-type="float" office:value="-0.118273377806171" calcext:value-type="float">
            <text:p>-0.118273377806171</text:p>
          </table:table-cell>
          <table:table-cell/>
          <table:table-cell office:value-type="float" office:value="7.139386344947" calcext:value-type="float">
            <text:p>7.139386344947</text:p>
          </table:table-cell>
          <table:table-cell office:value-type="float" office:value="-6.78000254939832" calcext:value-type="float">
            <text:p>-6.78000254939832</text:p>
          </table:table-cell>
        </table:table-row>
        <table:table-row table:style-name="ro1">
          <table:table-cell office:value-type="float" office:value="19.2990000000001" calcext:value-type="float">
            <text:p>19.2990000000001</text:p>
          </table:table-cell>
          <table:table-cell office:value-type="float" office:value="0.026797429751631" calcext:value-type="float">
            <text:p>0.026797429751631</text:p>
          </table:table-cell>
          <table:table-cell office:value-type="float" office:value="-0.105640968829053" calcext:value-type="float">
            <text:p>-0.105640968829053</text:p>
          </table:table-cell>
          <table:table-cell/>
          <table:table-cell office:value-type="float" office:value="2.67974297516307" calcext:value-type="float">
            <text:p>2.67974297516307</text:p>
          </table:table-cell>
          <table:table-cell office:value-type="float" office:value="-6.05585171631513" calcext:value-type="float">
            <text:p>-6.05585171631513</text:p>
          </table:table-cell>
        </table:table-row>
        <table:table-row table:style-name="ro1">
          <table:table-cell office:value-type="float" office:value="19.399" calcext:value-type="float">
            <text:p>19.399</text:p>
          </table:table-cell>
          <table:table-cell office:value-type="float" office:value="0.071732081395854" calcext:value-type="float">
            <text:p>0.071732081395854</text:p>
          </table:table-cell>
          <table:table-cell office:value-type="float" office:value="-0.096835199137154" calcext:value-type="float">
            <text:p>-0.096835199137154</text:p>
          </table:table-cell>
          <table:table-cell/>
          <table:table-cell office:value-type="float" office:value="7.17320813958538" calcext:value-type="float">
            <text:p>7.17320813958538</text:p>
          </table:table-cell>
          <table:table-cell office:value-type="float" office:value="-5.55106237091967" calcext:value-type="float">
            <text:p>-5.55106237091967</text:p>
          </table:table-cell>
        </table:table-row>
        <table:table-row table:style-name="ro1">
          <table:table-cell office:value-type="float" office:value="19.499" calcext:value-type="float">
            <text:p>19.499</text:p>
          </table:table-cell>
          <table:table-cell office:value-type="float" office:value="0.083225662302164" calcext:value-type="float">
            <text:p>0.083225662302164</text:p>
          </table:table-cell>
          <table:table-cell office:value-type="float" office:value="-0.072931701061855" calcext:value-type="float">
            <text:p>-0.072931701061855</text:p>
          </table:table-cell>
          <table:table-cell/>
          <table:table-cell office:value-type="float" office:value="8.32256623021639" calcext:value-type="float">
            <text:p>8.32256623021639</text:p>
          </table:table-cell>
          <table:table-cell office:value-type="float" office:value="-4.18079815004261" calcext:value-type="float">
            <text:p>-4.18079815004261</text:p>
          </table:table-cell>
        </table:table-row>
        <table:table-row table:style-name="ro1">
          <table:table-cell office:value-type="float" office:value="19.599" calcext:value-type="float">
            <text:p>19.599</text:p>
          </table:table-cell>
          <table:table-cell office:value-type="float" office:value="-0.03094752474123" calcext:value-type="float">
            <text:p>-0.03094752474123</text:p>
          </table:table-cell>
          <table:table-cell office:value-type="float" office:value="-0.06880344695068" calcext:value-type="float">
            <text:p>-0.06880344695068</text:p>
          </table:table-cell>
          <table:table-cell/>
          <table:table-cell office:value-type="float" office:value="-3.09475247412301" calcext:value-type="float">
            <text:p>-3.09475247412301</text:p>
          </table:table-cell>
          <table:table-cell office:value-type="float" office:value="-3.94414664048484" calcext:value-type="float">
            <text:p>-3.94414664048484</text:p>
          </table:table-cell>
        </table:table-row>
        <table:table-row table:style-name="ro1">
          <table:table-cell office:value-type="float" office:value="19.6990000000001" calcext:value-type="float">
            <text:p>19.6990000000001</text:p>
          </table:table-cell>
          <table:table-cell office:value-type="float" office:value="0.129002457361239" calcext:value-type="float">
            <text:p>0.129002457361239</text:p>
          </table:table-cell>
          <table:table-cell office:value-type="float" office:value="-0.05827393760307" calcext:value-type="float">
            <text:p>-0.05827393760307</text:p>
          </table:table-cell>
          <table:table-cell/>
          <table:table-cell office:value-type="float" office:value="12.9002457361239" calcext:value-type="float">
            <text:p>12.9002457361239</text:p>
          </table:table-cell>
          <table:table-cell office:value-type="float" office:value="-3.34054419380654" calcext:value-type="float">
            <text:p>-3.34054419380654</text:p>
          </table:table-cell>
        </table:table-row>
        <table:table-row table:style-name="ro1">
          <table:table-cell office:value-type="float" office:value="19.7990000000001" calcext:value-type="float">
            <text:p>19.7990000000001</text:p>
          </table:table-cell>
          <table:table-cell office:value-type="float" office:value="0.027941183858092" calcext:value-type="float">
            <text:p>0.027941183858092</text:p>
          </table:table-cell>
          <table:table-cell office:value-type="float" office:value="-0.036454254337591" calcext:value-type="float">
            <text:p>-0.036454254337591</text:p>
          </table:table-cell>
          <table:table-cell/>
          <table:table-cell office:value-type="float" office:value="2.79411838580922" calcext:value-type="float">
            <text:p>2.79411838580922</text:p>
          </table:table-cell>
          <table:table-cell office:value-type="float" office:value="-2.08973432508483" calcext:value-type="float">
            <text:p>-2.08973432508483</text:p>
          </table:table-cell>
        </table:table-row>
        <table:table-row table:style-name="ro1">
          <table:table-cell office:value-type="float" office:value="19.899" calcext:value-type="float">
            <text:p>19.899</text:p>
          </table:table-cell>
          <table:table-cell office:value-type="float" office:value="-0.044359145608546" calcext:value-type="float">
            <text:p>-0.044359145608546</text:p>
          </table:table-cell>
          <table:table-cell office:value-type="float" office:value="-0.032724524941347" calcext:value-type="float">
            <text:p>-0.032724524941347</text:p>
          </table:table-cell>
          <table:table-cell/>
          <table:table-cell office:value-type="float" office:value="-4.43591456085461" calcext:value-type="float">
            <text:p>-4.43591456085461</text:p>
          </table:table-cell>
          <table:table-cell office:value-type="float" office:value="-1.87592818135112" calcext:value-type="float">
            <text:p>-1.87592818135112</text:p>
          </table:table-cell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0.09333780123768" calcext:value-type="float">
            <text:p>0.09333780123768</text:p>
          </table:table-cell>
          <table:table-cell office:value-type="float" office:value="0.002627776356957" calcext:value-type="float">
            <text:p>0.002627776356957</text:p>
          </table:table-cell>
          <table:table-cell/>
          <table:table-cell office:value-type="float" office:value="9.33378012376797" calcext:value-type="float">
            <text:p>9.33378012376797</text:p>
          </table:table-cell>
          <table:table-cell office:value-type="float" office:value="0.150636861226827" calcext:value-type="float">
            <text:p>0.150636861226827</text:p>
          </table:table-cell>
        </table:table-row>
        <table:table-row table:style-name="ro1">
          <table:table-cell office:value-type="float" office:value="20.099" calcext:value-type="float">
            <text:p>20.099</text:p>
          </table:table-cell>
          <table:table-cell office:value-type="float" office:value="-0.109754956218911" calcext:value-type="float">
            <text:p>-0.109754956218911</text:p>
          </table:table-cell>
          <table:table-cell office:value-type="float" office:value="0.010207309383967" calcext:value-type="float">
            <text:p>0.010207309383967</text:p>
          </table:table-cell>
          <table:table-cell/>
          <table:table-cell office:value-type="float" office:value="-10.9754956218911" calcext:value-type="float">
            <text:p>-10.9754956218911</text:p>
          </table:table-cell>
          <table:table-cell office:value-type="float" office:value="0.585132385068157" calcext:value-type="float">
            <text:p>0.585132385068157</text:p>
          </table:table-cell>
        </table:table-row>
        <table:table-row table:style-name="ro1">
          <table:table-cell office:value-type="float" office:value="20.1990000000001" calcext:value-type="float">
            <text:p>20.1990000000001</text:p>
          </table:table-cell>
          <table:table-cell office:value-type="float" office:value="0.092483592339265" calcext:value-type="float">
            <text:p>0.092483592339265</text:p>
          </table:table-cell>
          <table:table-cell office:value-type="float" office:value="-0.002681237456795" calcext:value-type="float">
            <text:p>-0.002681237456795</text:p>
          </table:table-cell>
          <table:table-cell/>
          <table:table-cell office:value-type="float" office:value="9.24835923392648" calcext:value-type="float">
            <text:p>9.24835923392648</text:p>
          </table:table-cell>
          <table:table-cell office:value-type="float" office:value="-0.153701510262111" calcext:value-type="float">
            <text:p>-0.153701510262111</text:p>
          </table:table-cell>
        </table:table-row>
        <table:table-row table:style-name="ro1">
          <table:table-cell office:value-type="float" office:value="20.2990000000001" calcext:value-type="float">
            <text:p>20.2990000000001</text:p>
          </table:table-cell>
          <table:table-cell office:value-type="float" office:value="0.092526533266162" calcext:value-type="float">
            <text:p>0.092526533266162</text:p>
          </table:table-cell>
          <table:table-cell office:value-type="float" office:value="-0.002713735564963" calcext:value-type="float">
            <text:p>-0.002713735564963</text:p>
          </table:table-cell>
          <table:table-cell/>
          <table:table-cell office:value-type="float" office:value="9.25265332661618" calcext:value-type="float">
            <text:p>9.25265332661618</text:p>
          </table:table-cell>
          <table:table-cell office:value-type="float" office:value="-0.155564459137988" calcext:value-type="float">
            <text:p>-0.155564459137988</text:p>
          </table:table-cell>
        </table:table-row>
        <table:table-row table:style-name="ro1">
          <table:table-cell office:value-type="float" office:value="20.399" calcext:value-type="float">
            <text:p>20.399</text:p>
          </table:table-cell>
          <table:table-cell office:value-type="float" office:value="-0.042461628662053" calcext:value-type="float">
            <text:p>-0.042461628662053</text:p>
          </table:table-cell>
          <table:table-cell office:value-type="float" office:value="0.001350109651729" calcext:value-type="float">
            <text:p>0.001350109651729</text:p>
          </table:table-cell>
          <table:table-cell/>
          <table:table-cell office:value-type="float" office:value="-4.24616286620527" calcext:value-type="float">
            <text:p>-4.24616286620527</text:p>
          </table:table-cell>
          <table:table-cell office:value-type="float" office:value="0.077394820799751" calcext:value-type="float">
            <text:p>0.077394820799751</text:p>
          </table:table-cell>
        </table:table-row>
        <table:table-row table:style-name="ro1">
          <table:table-cell office:value-type="float" office:value="20.499" calcext:value-type="float">
            <text:p>20.499</text:p>
          </table:table-cell>
          <table:table-cell office:value-type="float" office:value="-0.014803421536674" calcext:value-type="float">
            <text:p>-0.014803421536674</text:p>
          </table:table-cell>
          <table:table-cell office:value-type="float" office:value="0.000604743515531" calcext:value-type="float">
            <text:p>0.000604743515531</text:p>
          </table:table-cell>
          <table:table-cell/>
          <table:table-cell office:value-type="float" office:value="-1.48034215366741" calcext:value-type="float">
            <text:p>-1.48034215366741</text:p>
          </table:table-cell>
          <table:table-cell office:value-type="float" office:value="0.034666825731075" calcext:value-type="float">
            <text:p>0.034666825731075</text:p>
          </table:table-cell>
        </table:table-row>
        <table:table-row table:style-name="ro1">
          <table:table-cell office:value-type="float" office:value="20.599" calcext:value-type="float">
            <text:p>20.599</text:p>
          </table:table-cell>
          <table:table-cell office:value-type="float" office:value="0.01601678801606" calcext:value-type="float">
            <text:p>0.01601678801606</text:p>
          </table:table-cell>
          <table:table-cell office:value-type="float" office:value="-0.000526210500816" calcext:value-type="float">
            <text:p>-0.000526210500816</text:p>
          </table:table-cell>
          <table:table-cell/>
          <table:table-cell office:value-type="float" office:value="1.60167880160598" calcext:value-type="float">
            <text:p>1.60167880160598</text:p>
          </table:table-cell>
          <table:table-cell office:value-type="float" office:value="-0.030164933167779" calcext:value-type="float">
            <text:p>-0.030164933167779</text:p>
          </table:table-cell>
        </table:table-row>
        <table:table-row table:style-name="ro1">
          <table:table-cell office:value-type="float" office:value="20.6990000000001" calcext:value-type="float">
            <text:p>20.6990000000001</text:p>
          </table:table-cell>
          <table:table-cell office:value-type="float" office:value="0.001951941853371" calcext:value-type="float">
            <text:p>0.001951941853371</text:p>
          </table:table-cell>
          <table:table-cell office:value-type="float" office:value="-0.0000815408174013044" calcext:value-type="float">
            <text:p>-8.15408174013044E-05</text:p>
          </table:table-cell>
          <table:table-cell/>
          <table:table-cell office:value-type="float" office:value="0.195194185337107" calcext:value-type="float">
            <text:p>0.195194185337107</text:p>
          </table:table-cell>
          <table:table-cell office:value-type="float" office:value="-0.004674314373323" calcext:value-type="float">
            <text:p>-0.004674314373323</text:p>
          </table:table-cell>
        </table:table-row>
        <table:table-row table:style-name="ro1">
          <table:table-cell office:value-type="float" office:value="20.7990000000001" calcext:value-type="float">
            <text:p>20.7990000000001</text:p>
          </table:table-cell>
          <table:table-cell office:value-type="float" office:value="-0.008469548704548" calcext:value-type="float">
            <text:p>-0.008469548704548</text:p>
          </table:table-cell>
          <table:table-cell office:value-type="float" office:value="0.000187735302666" calcext:value-type="float">
            <text:p>0.000187735302666</text:p>
          </table:table-cell>
          <table:table-cell/>
          <table:table-cell office:value-type="float" office:value="-0.846954870454823" calcext:value-type="float">
            <text:p>-0.846954870454823</text:p>
          </table:table-cell>
          <table:table-cell office:value-type="float" office:value="0.010761896331186" calcext:value-type="float">
            <text:p>0.010761896331186</text:p>
          </table:table-cell>
        </table:table-row>
        <table:table-row table:style-name="ro1">
          <table:table-cell office:value-type="float" office:value="20.899" calcext:value-type="float">
            <text:p>20.899</text:p>
          </table:table-cell>
          <table:table-cell office:value-type="float" office:value="0.0000408580787288155" calcext:value-type="float">
            <text:p>4.08580787288155E-05</text:p>
          </table:table-cell>
          <table:table-cell office:value-type="float" office:value="0.00000363484336673991" calcext:value-type="float">
            <text:p>3.63484336673991E-06</text:p>
          </table:table-cell>
          <table:table-cell/>
          <table:table-cell office:value-type="float" office:value="0.004085807872882" calcext:value-type="float">
            <text:p>0.004085807872882</text:p>
          </table:table-cell>
          <table:table-cell office:value-type="float" office:value="0.000208366817202" calcext:value-type="float">
            <text:p>0.000208366817202</text:p>
          </table:table-cell>
        </table:table-row>
        <table:table-row table:style-name="ro1">
          <table:table-cell office:value-type="float" office:value="20.999" calcext:value-type="float">
            <text:p>20.999</text:p>
          </table:table-cell>
          <table:table-cell office:value-type="float" office:value="0.002646350024478" calcext:value-type="float">
            <text:p>0.002646350024478</text:p>
          </table:table-cell>
          <table:table-cell office:value-type="float" office:value="0.005504506686942" calcext:value-type="float">
            <text:p>0.005504506686942</text:p>
          </table:table-cell>
          <table:table-cell/>
          <table:table-cell office:value-type="float" office:value="0.264635002447788" calcext:value-type="float">
            <text:p>0.264635002447788</text:p>
          </table:table-cell>
          <table:table-cell office:value-type="float" office:value="0.315544969315167" calcext:value-type="float">
            <text:p>0.315544969315167</text:p>
          </table:table-cell>
        </table:table-row>
        <table:table-row table:style-name="ro1">
          <table:table-cell office:value-type="float" office:value="21.099" calcext:value-type="float">
            <text:p>21.099</text:p>
          </table:table-cell>
          <table:table-cell office:value-type="float" office:value="-0.000323691270384" calcext:value-type="float">
            <text:p>-0.000323691270384</text:p>
          </table:table-cell>
          <table:table-cell office:value-type="float" office:value="0.098008216535836" calcext:value-type="float">
            <text:p>0.098008216535836</text:p>
          </table:table-cell>
          <table:table-cell/>
          <table:table-cell office:value-type="float" office:value="-0.032369127038352" calcext:value-type="float">
            <text:p>-0.032369127038352</text:p>
          </table:table-cell>
          <table:table-cell office:value-type="float" office:value="5.61830540651287" calcext:value-type="float">
            <text:p>5.61830540651287</text:p>
          </table:table-cell>
        </table:table-row>
        <table:table-row table:style-name="ro1">
          <table:table-cell office:value-type="float" office:value="21.1990000000001" calcext:value-type="float">
            <text:p>21.1990000000001</text:p>
          </table:table-cell>
          <table:table-cell office:value-type="float" office:value="-0.348782351363774" calcext:value-type="float">
            <text:p>-0.348782351363774</text:p>
          </table:table-cell>
          <table:table-cell office:value-type="float" office:value="0.171347230003876" calcext:value-type="float">
            <text:p>0.171347230003876</text:p>
          </table:table-cell>
          <table:table-cell/>
          <table:table-cell office:value-type="float" office:value="-34.8782351363774" calcext:value-type="float">
            <text:p>-34.8782351363774</text:p>
          </table:table-cell>
          <table:table-cell office:value-type="float" office:value="9.82245267538144" calcext:value-type="float">
            <text:p>9.82245267538144</text:p>
          </table:table-cell>
        </table:table-row>
        <table:table-row table:style-name="ro1">
          <table:table-cell office:value-type="float" office:value="21.2990000000001" calcext:value-type="float">
            <text:p>21.2990000000001</text:p>
          </table:table-cell>
          <table:table-cell office:value-type="float" office:value="-0.126539572861996" calcext:value-type="float">
            <text:p>-0.126539572861996</text:p>
          </table:table-cell>
          <table:table-cell office:value-type="float" office:value="0.143645523425882" calcext:value-type="float">
            <text:p>0.143645523425882</text:p>
          </table:table-cell>
          <table:table-cell/>
          <table:table-cell office:value-type="float" office:value="-12.6539572861996" calcext:value-type="float">
            <text:p>-12.6539572861996</text:p>
          </table:table-cell>
          <table:table-cell office:value-type="float" office:value="8.23445675689767" calcext:value-type="float">
            <text:p>8.23445675689767</text:p>
          </table:table-cell>
        </table:table-row>
        <table:table-row table:style-name="ro1">
          <table:table-cell office:value-type="float" office:value="21.399" calcext:value-type="float">
            <text:p>21.399</text:p>
          </table:table-cell>
          <table:table-cell office:value-type="float" office:value="0.325433725212515" calcext:value-type="float">
            <text:p>0.325433725212515</text:p>
          </table:table-cell>
          <table:table-cell office:value-type="float" office:value="0.121545772329981" calcext:value-type="float">
            <text:p>0.121545772329981</text:p>
          </table:table-cell>
          <table:table-cell/>
          <table:table-cell office:value-type="float" office:value="32.5433725212515" calcext:value-type="float">
            <text:p>32.5433725212515</text:p>
          </table:table-cell>
          <table:table-cell office:value-type="float" office:value="6.9675920443938" calcext:value-type="float">
            <text:p>6.9675920443938</text:p>
          </table:table-cell>
        </table:table-row>
        <table:table-row table:style-name="ro1">
          <table:table-cell office:value-type="float" office:value="21.499" calcext:value-type="float">
            <text:p>21.499</text:p>
          </table:table-cell>
          <table:table-cell office:value-type="float" office:value="-0.010873271826503" calcext:value-type="float">
            <text:p>-0.010873271826503</text:p>
          </table:table-cell>
          <table:table-cell office:value-type="float" office:value="0.136103850506613" calcext:value-type="float">
            <text:p>0.136103850506613</text:p>
          </table:table-cell>
          <table:table-cell/>
          <table:table-cell office:value-type="float" office:value="-1.0873271826503" calcext:value-type="float">
            <text:p>-1.0873271826503</text:p>
          </table:table-cell>
          <table:table-cell office:value-type="float" office:value="7.80213155770393" calcext:value-type="float">
            <text:p>7.80213155770393</text:p>
          </table:table-cell>
        </table:table-row>
        <table:table-row table:style-name="ro1">
          <table:table-cell office:value-type="float" office:value="21.599" calcext:value-type="float">
            <text:p>21.599</text:p>
          </table:table-cell>
          <table:table-cell office:value-type="float" office:value="-0.249168759355693" calcext:value-type="float">
            <text:p>-0.249168759355693</text:p>
          </table:table-cell>
          <table:table-cell office:value-type="float" office:value="0.14037999655225" calcext:value-type="float">
            <text:p>0.14037999655225</text:p>
          </table:table-cell>
          <table:table-cell/>
          <table:table-cell office:value-type="float" office:value="-24.9168759355693" calcext:value-type="float">
            <text:p>-24.9168759355693</text:p>
          </table:table-cell>
          <table:table-cell office:value-type="float" office:value="8.04726094885509" calcext:value-type="float">
            <text:p>8.04726094885509</text:p>
          </table:table-cell>
        </table:table-row>
        <table:table-row table:style-name="ro1">
          <table:table-cell office:value-type="float" office:value="21.6990000000001" calcext:value-type="float">
            <text:p>21.6990000000001</text:p>
          </table:table-cell>
          <table:table-cell office:value-type="float" office:value="-0.040941257528191" calcext:value-type="float">
            <text:p>-0.040941257528191</text:p>
          </table:table-cell>
          <table:table-cell office:value-type="float" office:value="0.135029123242793" calcext:value-type="float">
            <text:p>0.135029123242793</text:p>
          </table:table-cell>
          <table:table-cell/>
          <table:table-cell office:value-type="float" office:value="-4.09412575281909" calcext:value-type="float">
            <text:p>-4.09412575281909</text:p>
          </table:table-cell>
          <table:table-cell office:value-type="float" office:value="7.74052298844037" calcext:value-type="float">
            <text:p>7.74052298844037</text:p>
          </table:table-cell>
        </table:table-row>
        <table:table-row table:style-name="ro1">
          <table:table-cell office:value-type="float" office:value="21.7990000000001" calcext:value-type="float">
            <text:p>21.7990000000001</text:p>
          </table:table-cell>
          <table:table-cell office:value-type="float" office:value="-0.029337371728671" calcext:value-type="float">
            <text:p>-0.029337371728671</text:p>
          </table:table-cell>
          <table:table-cell office:value-type="float" office:value="0.1346732074567" calcext:value-type="float">
            <text:p>0.1346732074567</text:p>
          </table:table-cell>
          <table:table-cell/>
          <table:table-cell office:value-type="float" office:value="-2.93373717286709" calcext:value-type="float">
            <text:p>-2.93373717286709</text:p>
          </table:table-cell>
          <table:table-cell office:value-type="float" office:value="7.72012017267708" calcext:value-type="float">
            <text:p>7.72012017267708</text:p>
          </table:table-cell>
        </table:table-row>
        <table:table-row table:style-name="ro1">
          <table:table-cell office:value-type="float" office:value="21.899" calcext:value-type="float">
            <text:p>21.899</text:p>
          </table:table-cell>
          <table:table-cell office:value-type="float" office:value="-0.099994651661878" calcext:value-type="float">
            <text:p>-0.099994651661878</text:p>
          </table:table-cell>
          <table:table-cell office:value-type="float" office:value="0.136419234800715" calcext:value-type="float">
            <text:p>0.136419234800715</text:p>
          </table:table-cell>
          <table:table-cell/>
          <table:table-cell office:value-type="float" office:value="-9.99946516618783" calcext:value-type="float">
            <text:p>-9.99946516618783</text:p>
          </table:table-cell>
          <table:table-cell office:value-type="float" office:value="7.82021091214289" calcext:value-type="float">
            <text:p>7.82021091214289</text:p>
          </table:table-cell>
        </table:table-row>
        <table:table-row table:style-name="ro1">
          <table:table-cell office:value-type="float" office:value="21.999" calcext:value-type="float">
            <text:p>21.999</text:p>
          </table:table-cell>
          <table:table-cell office:value-type="float" office:value="-0.087705671875919" calcext:value-type="float">
            <text:p>-0.087705671875919</text:p>
          </table:table-cell>
          <table:table-cell office:value-type="float" office:value="0.136210585326233" calcext:value-type="float">
            <text:p>0.136210585326233</text:p>
          </table:table-cell>
          <table:table-cell/>
          <table:table-cell office:value-type="float" office:value="-8.77056718759186" calcext:value-type="float">
            <text:p>-8.77056718759186</text:p>
          </table:table-cell>
          <table:table-cell office:value-type="float" office:value="7.80825011424265" calcext:value-type="float">
            <text:p>7.80825011424265</text:p>
          </table:table-cell>
        </table:table-row>
        <table:table-row table:style-name="ro1">
          <table:table-cell office:value-type="float" office:value="22.099" calcext:value-type="float">
            <text:p>22.099</text:p>
          </table:table-cell>
          <table:table-cell office:value-type="float" office:value="-0.071198233089504" calcext:value-type="float">
            <text:p>-0.071198233089504</text:p>
          </table:table-cell>
          <table:table-cell office:value-type="float" office:value="0.135706444108346" calcext:value-type="float">
            <text:p>0.135706444108346</text:p>
          </table:table-cell>
          <table:table-cell/>
          <table:table-cell office:value-type="float" office:value="-7.11982330895035" calcext:value-type="float">
            <text:p>-7.11982330895035</text:p>
          </table:table-cell>
          <table:table-cell office:value-type="float" office:value="7.77935029920457" calcext:value-type="float">
            <text:p>7.77935029920457</text:p>
          </table:table-cell>
        </table:table-row>
        <table:table-row table:style-name="ro1">
          <table:table-cell office:value-type="float" office:value="22.1990000000001" calcext:value-type="float">
            <text:p>22.1990000000001</text:p>
          </table:table-cell>
          <table:table-cell office:value-type="float" office:value="-0.075083116000978" calcext:value-type="float">
            <text:p>-0.075083116000978</text:p>
          </table:table-cell>
          <table:table-cell office:value-type="float" office:value="0.135867004657134" calcext:value-type="float">
            <text:p>0.135867004657134</text:p>
          </table:table-cell>
          <table:table-cell/>
          <table:table-cell office:value-type="float" office:value="-7.50831160009781" calcext:value-type="float">
            <text:p>-7.50831160009781</text:p>
          </table:table-cell>
          <table:table-cell office:value-type="float" office:value="7.78855440709683" calcext:value-type="float">
            <text:p>7.78855440709683</text:p>
          </table:table-cell>
        </table:table-row>
        <table:table-row table:style-name="ro1">
          <table:table-cell office:value-type="float" office:value="22.2990000000001" calcext:value-type="float">
            <text:p>22.2990000000001</text:p>
          </table:table-cell>
          <table:table-cell office:value-type="float" office:value="-0.081355470036186" calcext:value-type="float">
            <text:p>-0.081355470036186</text:p>
          </table:table-cell>
          <table:table-cell office:value-type="float" office:value="0.135995578882272" calcext:value-type="float">
            <text:p>0.135995578882272</text:p>
          </table:table-cell>
          <table:table-cell/>
          <table:table-cell office:value-type="float" office:value="-8.13554700361859" calcext:value-type="float">
            <text:p>-8.13554700361859</text:p>
          </table:table-cell>
          <table:table-cell office:value-type="float" office:value="7.7959249040793" calcext:value-type="float">
            <text:p>7.7959249040793</text:p>
          </table:table-cell>
        </table:table-row>
        <table:table-row table:style-name="ro1">
          <table:table-cell office:value-type="float" office:value="22.399" calcext:value-type="float">
            <text:p>22.399</text:p>
          </table:table-cell>
          <table:table-cell office:value-type="float" office:value="-0.078888214213053" calcext:value-type="float">
            <text:p>-0.078888214213053</text:p>
          </table:table-cell>
          <table:table-cell office:value-type="float" office:value="0.135930387048165" calcext:value-type="float">
            <text:p>0.135930387048165</text:p>
          </table:table-cell>
          <table:table-cell/>
          <table:table-cell office:value-type="float" office:value="-7.88882142130531" calcext:value-type="float">
            <text:p>-7.88882142130531</text:p>
          </table:table-cell>
          <table:table-cell office:value-type="float" office:value="7.79218779256998" calcext:value-type="float">
            <text:p>7.79218779256998</text:p>
          </table:table-cell>
        </table:table-row>
        <table:table-row table:style-name="ro1">
          <table:table-cell office:value-type="float" office:value="22.499" calcext:value-type="float">
            <text:p>22.499</text:p>
          </table:table-cell>
          <table:table-cell office:value-type="float" office:value="-0.073978295517678" calcext:value-type="float">
            <text:p>-0.073978295517678</text:p>
          </table:table-cell>
          <table:table-cell office:value-type="float" office:value="0.133973514524445" calcext:value-type="float">
            <text:p>0.133973514524445</text:p>
          </table:table-cell>
          <table:table-cell/>
          <table:table-cell office:value-type="float" office:value="-7.39782955176781" calcext:value-type="float">
            <text:p>-7.39782955176781</text:p>
          </table:table-cell>
          <table:table-cell office:value-type="float" office:value="7.6800103867516" calcext:value-type="float">
            <text:p>7.6800103867516</text:p>
          </table:table-cell>
        </table:table-row>
        <table:table-row table:style-name="ro1">
          <table:table-cell office:value-type="float" office:value="22.599" calcext:value-type="float">
            <text:p>22.599</text:p>
          </table:table-cell>
          <table:table-cell office:value-type="float" office:value="-0.081371178076617" calcext:value-type="float">
            <text:p>-0.081371178076617</text:p>
          </table:table-cell>
          <table:table-cell office:value-type="float" office:value="0.113112926309983" calcext:value-type="float">
            <text:p>0.113112926309983</text:p>
          </table:table-cell>
          <table:table-cell/>
          <table:table-cell office:value-type="float" office:value="-8.1371178076617" calcext:value-type="float">
            <text:p>-8.1371178076617</text:p>
          </table:table-cell>
          <table:table-cell office:value-type="float" office:value="6.48418048910733" calcext:value-type="float">
            <text:p>6.48418048910733</text:p>
          </table:table-cell>
        </table:table-row>
        <table:table-row table:style-name="ro1">
          <table:table-cell office:value-type="float" office:value="22.6990000000001" calcext:value-type="float">
            <text:p>22.6990000000001</text:p>
          </table:table-cell>
          <table:table-cell office:value-type="float" office:value="0.025944898002121" calcext:value-type="float">
            <text:p>0.025944898002121</text:p>
          </table:table-cell>
          <table:table-cell office:value-type="float" office:value="0.096320405776441" calcext:value-type="float">
            <text:p>0.096320405776441</text:p>
          </table:table-cell>
          <table:table-cell/>
          <table:table-cell office:value-type="float" office:value="2.59448980021204" calcext:value-type="float">
            <text:p>2.59448980021204</text:p>
          </table:table-cell>
          <table:table-cell office:value-type="float" office:value="5.52155192349027" calcext:value-type="float">
            <text:p>5.52155192349027</text:p>
          </table:table-cell>
        </table:table-row>
        <table:table-row table:style-name="ro1">
          <table:table-cell office:value-type="float" office:value="22.7990000000001" calcext:value-type="float">
            <text:p>22.7990000000001</text:p>
          </table:table-cell>
          <table:table-cell office:value-type="float" office:value="-0.108486669627822" calcext:value-type="float">
            <text:p>-0.108486669627822</text:p>
          </table:table-cell>
          <table:table-cell office:value-type="float" office:value="0.077418843271416" calcext:value-type="float">
            <text:p>0.077418843271416</text:p>
          </table:table-cell>
          <table:table-cell/>
          <table:table-cell office:value-type="float" office:value="-10.8486669627822" calcext:value-type="float">
            <text:p>-10.8486669627822</text:p>
          </table:table-cell>
          <table:table-cell office:value-type="float" office:value="4.43802286269264" calcext:value-type="float">
            <text:p>4.43802286269264</text:p>
          </table:table-cell>
        </table:table-row>
        <table:table-row table:style-name="ro1">
          <table:table-cell office:value-type="float" office:value="22.899" calcext:value-type="float">
            <text:p>22.899</text:p>
          </table:table-cell>
          <table:table-cell office:value-type="float" office:value="-0.032296038050133" calcext:value-type="float">
            <text:p>-0.032296038050133</text:p>
          </table:table-cell>
          <table:table-cell office:value-type="float" office:value="0.075125314228473" calcext:value-type="float">
            <text:p>0.075125314228473</text:p>
          </table:table-cell>
          <table:table-cell/>
          <table:table-cell office:value-type="float" office:value="-3.22960380501326" calcext:value-type="float">
            <text:p>-3.22960380501326</text:p>
          </table:table-cell>
          <table:table-cell office:value-type="float" office:value="4.30654667551758" calcext:value-type="float">
            <text:p>4.30654667551758</text:p>
          </table:table-cell>
        </table:table-row>
        <table:table-row table:style-name="ro1">
          <table:table-cell office:value-type="float" office:value="22.999" calcext:value-type="float">
            <text:p>22.999</text:p>
          </table:table-cell>
          <table:table-cell office:value-type="float" office:value="-0.103220395826976" calcext:value-type="float">
            <text:p>-0.103220395826976</text:p>
          </table:table-cell>
          <table:table-cell office:value-type="float" office:value="0.061006236524522" calcext:value-type="float">
            <text:p>0.061006236524522</text:p>
          </table:table-cell>
          <table:table-cell/>
          <table:table-cell office:value-type="float" office:value="-10.3220395826976" calcext:value-type="float">
            <text:p>-10.3220395826976</text:p>
          </table:table-cell>
          <table:table-cell office:value-type="float" office:value="3.49717279439933" calcext:value-type="float">
            <text:p>3.49717279439933</text:p>
          </table:table-cell>
        </table:table-row>
        <table:table-row table:style-name="ro1">
          <table:table-cell office:value-type="float" office:value="23.099" calcext:value-type="float">
            <text:p>23.099</text:p>
          </table:table-cell>
          <table:table-cell office:value-type="float" office:value="-0.010591911015444" calcext:value-type="float">
            <text:p>-0.010591911015444</text:p>
          </table:table-cell>
          <table:table-cell office:value-type="float" office:value="0.040287069366718" calcext:value-type="float">
            <text:p>0.040287069366718</text:p>
          </table:table-cell>
          <table:table-cell/>
          <table:table-cell office:value-type="float" office:value="-1.05919110154438" calcext:value-type="float">
            <text:p>-1.05919110154438</text:p>
          </table:table-cell>
          <table:table-cell office:value-type="float" office:value="2.30944983630867" calcext:value-type="float">
            <text:p>2.30944983630867</text:p>
          </table:table-cell>
        </table:table-row>
        <table:table-row table:style-name="ro1">
          <table:table-cell office:value-type="float" office:value="23.1990000000001" calcext:value-type="float">
            <text:p>23.1990000000001</text:p>
          </table:table-cell>
          <table:table-cell office:value-type="float" office:value="0.006261550798258" calcext:value-type="float">
            <text:p>0.006261550798258</text:p>
          </table:table-cell>
          <table:table-cell office:value-type="float" office:value="0.013539073130966" calcext:value-type="float">
            <text:p>0.013539073130966</text:p>
          </table:table-cell>
          <table:table-cell/>
          <table:table-cell office:value-type="float" office:value="0.62615507982583" calcext:value-type="float">
            <text:p>0.62615507982583</text:p>
          </table:table-cell>
          <table:table-cell office:value-type="float" office:value="0.776125211329256" calcext:value-type="float">
            <text:p>0.776125211329256</text:p>
          </table:table-cell>
        </table:table-row>
        <table:table-row table:style-name="ro1">
          <table:table-cell office:value-type="float" office:value="23.2990000000001" calcext:value-type="float">
            <text:p>23.2990000000001</text:p>
          </table:table-cell>
          <table:table-cell office:value-type="float" office:value="0.024700234132161" calcext:value-type="float">
            <text:p>0.024700234132161</text:p>
          </table:table-cell>
          <table:table-cell office:value-type="float" office:value="-0.010107487989117" calcext:value-type="float">
            <text:p>-0.010107487989117</text:p>
          </table:table-cell>
          <table:table-cell/>
          <table:table-cell office:value-type="float" office:value="2.4700234132161" calcext:value-type="float">
            <text:p>2.4700234132161</text:p>
          </table:table-cell>
          <table:table-cell office:value-type="float" office:value="-0.579410139503534" calcext:value-type="float">
            <text:p>-0.579410139503534</text:p>
          </table:table-cell>
        </table:table-row>
        <table:table-row table:style-name="ro1">
          <table:table-cell office:value-type="float" office:value="23.399" calcext:value-type="float">
            <text:p>23.399</text:p>
          </table:table-cell>
          <table:table-cell office:value-type="float" office:value="-0.00000603985174205227" calcext:value-type="float">
            <text:p>-6.03985174205227E-06</text:p>
          </table:table-cell>
          <table:table-cell office:value-type="float" office:value="-0.002692333023539" calcext:value-type="float">
            <text:p>-0.002692333023539</text:p>
          </table:table-cell>
          <table:table-cell/>
          <table:table-cell office:value-type="float" office:value="-0.000603985174205" calcext:value-type="float">
            <text:p>-0.000603985174205</text:p>
          </table:table-cell>
          <table:table-cell office:value-type="float" office:value="-0.15433756185893" calcext:value-type="float">
            <text:p>-0.15433756185893</text:p>
          </table:table-cell>
        </table:table-row>
        <table:table-row table:style-name="ro1">
          <table:table-cell office:value-type="float" office:value="23.499" calcext:value-type="float">
            <text:p>23.499</text:p>
          </table:table-cell>
          <table:table-cell office:value-type="float" office:value="-0.139424944554873" calcext:value-type="float">
            <text:p>-0.139424944554873</text:p>
          </table:table-cell>
          <table:table-cell office:value-type="float" office:value="0.003661081320509" calcext:value-type="float">
            <text:p>0.003661081320509</text:p>
          </table:table-cell>
          <table:table-cell/>
          <table:table-cell office:value-type="float" office:value="-13.9424944554873" calcext:value-type="float">
            <text:p>-13.9424944554873</text:p>
          </table:table-cell>
          <table:table-cell office:value-type="float" office:value="0.209870903723428" calcext:value-type="float">
            <text:p>0.209870903723428</text:p>
          </table:table-cell>
        </table:table-row>
        <table:table-row table:style-name="ro1">
          <table:table-cell office:value-type="float" office:value="23.599" calcext:value-type="float">
            <text:p>23.599</text:p>
          </table:table-cell>
          <table:table-cell office:value-type="float" office:value="-0.002173506472509" calcext:value-type="float">
            <text:p>-0.002173506472509</text:p>
          </table:table-cell>
          <table:table-cell office:value-type="float" office:value="0.000172690028995" calcext:value-type="float">
            <text:p>0.000172690028995</text:p>
          </table:table-cell>
          <table:table-cell/>
          <table:table-cell office:value-type="float" office:value="-0.217350647250863" calcext:value-type="float">
            <text:p>-0.217350647250863</text:p>
          </table:table-cell>
          <table:table-cell office:value-type="float" office:value="0.00989942841372" calcext:value-type="float">
            <text:p>0.00989942841372</text:p>
          </table:table-cell>
        </table:table-row>
        <table:table-row table:style-name="ro1">
          <table:table-cell office:value-type="float" office:value="23.6990000000001" calcext:value-type="float">
            <text:p>23.6990000000001</text:p>
          </table:table-cell>
          <table:table-cell office:value-type="float" office:value="0.043185586832286" calcext:value-type="float">
            <text:p>0.043185586832286</text:p>
          </table:table-cell>
          <table:table-cell office:value-type="float" office:value="-0.001180282502133" calcext:value-type="float">
            <text:p>-0.001180282502133</text:p>
          </table:table-cell>
          <table:table-cell/>
          <table:table-cell office:value-type="float" office:value="4.31855868322856" calcext:value-type="float">
            <text:p>4.31855868322856</text:p>
          </table:table-cell>
          <table:table-cell office:value-type="float" office:value="-0.067659506491674" calcext:value-type="float">
            <text:p>-0.067659506491674</text:p>
          </table:table-cell>
        </table:table-row>
        <table:table-row table:style-name="ro1">
          <table:table-cell office:value-type="float" office:value="23.7990000000001" calcext:value-type="float">
            <text:p>23.7990000000001</text:p>
          </table:table-cell>
          <table:table-cell office:value-type="float" office:value="-0.006334931735573" calcext:value-type="float">
            <text:p>-0.006334931735573</text:p>
          </table:table-cell>
          <table:table-cell office:value-type="float" office:value="0.000162823246207" calcext:value-type="float">
            <text:p>0.000162823246207</text:p>
          </table:table-cell>
          <table:table-cell/>
          <table:table-cell office:value-type="float" office:value="-0.633493173557334" calcext:value-type="float">
            <text:p>-0.633493173557334</text:p>
          </table:table-cell>
          <table:table-cell office:value-type="float" office:value="0.009333816661534" calcext:value-type="float">
            <text:p>0.009333816661534</text:p>
          </table:table-cell>
        </table:table-row>
        <table:table-row table:style-name="ro1">
          <table:table-cell office:value-type="float" office:value="23.899" calcext:value-type="float">
            <text:p>23.899</text:p>
          </table:table-cell>
          <table:table-cell office:value-type="float" office:value="-0.014824410720074" calcext:value-type="float">
            <text:p>-0.014824410720074</text:p>
          </table:table-cell>
          <table:table-cell office:value-type="float" office:value="0.000340025921703" calcext:value-type="float">
            <text:p>0.000340025921703</text:p>
          </table:table-cell>
          <table:table-cell/>
          <table:table-cell office:value-type="float" office:value="-1.48244107200739" calcext:value-type="float">
            <text:p>-1.48244107200739</text:p>
          </table:table-cell>
          <table:table-cell office:value-type="float" office:value="0.019491931817396" calcext:value-type="float">
            <text:p>0.019491931817396</text:p>
          </table:table-cell>
        </table:table-row>
        <table:table-row table:style-name="ro1">
          <table:table-cell office:value-type="float" office:value="23.999" calcext:value-type="float">
            <text:p>23.999</text:p>
          </table:table-cell>
          <table:table-cell office:value-type="float" office:value="0.003360486944137" calcext:value-type="float">
            <text:p>0.003360486944137</text:p>
          </table:table-cell>
          <table:table-cell office:value-type="float" office:value="-0.000108693823949" calcext:value-type="float">
            <text:p>-0.000108693823949</text:p>
          </table:table-cell>
          <table:table-cell/>
          <table:table-cell office:value-type="float" office:value="0.336048694413708" calcext:value-type="float">
            <text:p>0.336048694413708</text:p>
          </table:table-cell>
          <table:table-cell office:value-type="float" office:value="-0.006230856149915" calcext:value-type="float">
            <text:p>-0.006230856149915</text:p>
          </table:table-cell>
        </table:table-row>
        <table:table-row table:style-name="ro1">
          <table:table-cell office:value-type="float" office:value="24.099" calcext:value-type="float">
            <text:p>24.099</text:p>
          </table:table-cell>
          <table:table-cell office:value-type="float" office:value="0.006853329091519" calcext:value-type="float">
            <text:p>0.006853329091519</text:p>
          </table:table-cell>
          <table:table-cell office:value-type="float" office:value="-0.0000836277062097324" calcext:value-type="float">
            <text:p>-8.36277062097324E-05</text:p>
          </table:table-cell>
          <table:table-cell/>
          <table:table-cell office:value-type="float" office:value="0.685332909151933" calcext:value-type="float">
            <text:p>0.685332909151933</text:p>
          </table:table-cell>
          <table:table-cell office:value-type="float" office:value="-0.004793944941959" calcext:value-type="float">
            <text:p>-0.004793944941959</text:p>
          </table:table-cell>
        </table:table-row>
        <table:table-row table:style-name="ro1">
          <table:table-cell office:value-type="float" office:value="24.1990000000001" calcext:value-type="float">
            <text:p>24.1990000000001</text:p>
          </table:table-cell>
          <table:table-cell office:value-type="float" office:value="-0.00230599648002" calcext:value-type="float">
            <text:p>-0.00230599648002</text:p>
          </table:table-cell>
          <table:table-cell office:value-type="float" office:value="0.007785905269299" calcext:value-type="float">
            <text:p>0.007785905269299</text:p>
          </table:table-cell>
          <table:table-cell/>
          <table:table-cell office:value-type="float" office:value="-0.230599648002002" calcext:value-type="float">
            <text:p>-0.230599648002002</text:p>
          </table:table-cell>
          <table:table-cell office:value-type="float" office:value="0.44632577976872" calcext:value-type="float">
            <text:p>0.44632577976872</text:p>
          </table:table-cell>
        </table:table-row>
        <table:table-row table:style-name="ro1">
          <table:table-cell office:value-type="float" office:value="24.2990000000001" calcext:value-type="float">
            <text:p>24.2990000000001</text:p>
          </table:table-cell>
          <table:table-cell office:value-type="float" office:value="-0.002096629225481" calcext:value-type="float">
            <text:p>-0.002096629225481</text:p>
          </table:table-cell>
          <table:table-cell office:value-type="float" office:value="0.109245596115988" calcext:value-type="float">
            <text:p>0.109245596115988</text:p>
          </table:table-cell>
          <table:table-cell/>
          <table:table-cell office:value-type="float" office:value="-0.209662922548109" calcext:value-type="float">
            <text:p>-0.209662922548109</text:p>
          </table:table-cell>
          <table:table-cell office:value-type="float" office:value="6.26248640155346" calcext:value-type="float">
            <text:p>6.26248640155346</text:p>
          </table:table-cell>
        </table:table-row>
        <table:table-row table:style-name="ro1">
          <table:table-cell office:value-type="float" office:value="24.399" calcext:value-type="float">
            <text:p>24.399</text:p>
          </table:table-cell>
          <table:table-cell office:value-type="float" office:value="-0.415588621110719" calcext:value-type="float">
            <text:p>-0.415588621110719</text:p>
          </table:table-cell>
          <table:table-cell office:value-type="float" office:value="0.171417662760094" calcext:value-type="float">
            <text:p>0.171417662760094</text:p>
          </table:table-cell>
          <table:table-cell/>
          <table:table-cell office:value-type="float" office:value="-41.5588621110719" calcext:value-type="float">
            <text:p>-41.5588621110719</text:p>
          </table:table-cell>
          <table:table-cell office:value-type="float" office:value="9.82649022191621" calcext:value-type="float">
            <text:p>9.82649022191621</text:p>
          </table:table-cell>
        </table:table-row>
        <table:table-row table:style-name="ro1">
          <table:table-cell office:value-type="float" office:value="24.499" calcext:value-type="float">
            <text:p>24.499</text:p>
          </table:table-cell>
          <table:table-cell office:value-type="float" office:value="-0.012731618990038" calcext:value-type="float">
            <text:p>-0.012731618990038</text:p>
          </table:table-cell>
          <table:table-cell office:value-type="float" office:value="0.140651614380761" calcext:value-type="float">
            <text:p>0.140651614380761</text:p>
          </table:table-cell>
          <table:table-cell/>
          <table:table-cell office:value-type="float" office:value="-1.27316189900383" calcext:value-type="float">
            <text:p>-1.27316189900383</text:p>
          </table:table-cell>
          <table:table-cell office:value-type="float" office:value="8.06283139762327" calcext:value-type="float">
            <text:p>8.06283139762327</text:p>
          </table:table-cell>
        </table:table-row>
        <table:table-row table:style-name="ro1">
          <table:table-cell office:value-type="float" office:value="24.599" calcext:value-type="float">
            <text:p>24.599</text:p>
          </table:table-cell>
          <table:table-cell office:value-type="float" office:value="0.275422462129212" calcext:value-type="float">
            <text:p>0.275422462129212</text:p>
          </table:table-cell>
          <table:table-cell office:value-type="float" office:value="0.121501240307622" calcext:value-type="float">
            <text:p>0.121501240307622</text:p>
          </table:table-cell>
          <table:table-cell/>
          <table:table-cell office:value-type="float" office:value="27.5422462129212" calcext:value-type="float">
            <text:p>27.5422462129212</text:p>
          </table:table-cell>
          <table:table-cell office:value-type="float" office:value="6.96503925330318" calcext:value-type="float">
            <text:p>6.96503925330318</text:p>
          </table:table-cell>
        </table:table-row>
        <table:table-row table:style-name="ro1">
          <table:table-cell office:value-type="float" office:value="24.6990000000001" calcext:value-type="float">
            <text:p>24.6990000000001</text:p>
          </table:table-cell>
          <table:table-cell office:value-type="float" office:value="-0.030403321462482" calcext:value-type="float">
            <text:p>-0.030403321462482</text:p>
          </table:table-cell>
          <table:table-cell office:value-type="float" office:value="0.137053168605941" calcext:value-type="float">
            <text:p>0.137053168605941</text:p>
          </table:table-cell>
          <table:table-cell/>
          <table:table-cell office:value-type="float" office:value="-3.04033214624822" calcext:value-type="float">
            <text:p>-3.04033214624822</text:p>
          </table:table-cell>
          <table:table-cell office:value-type="float" office:value="7.85655106658259" calcext:value-type="float">
            <text:p>7.85655106658259</text:p>
          </table:table-cell>
        </table:table-row>
        <table:table-row table:style-name="ro1">
          <table:table-cell office:value-type="float" office:value="24.7990000000001" calcext:value-type="float">
            <text:p>24.7990000000001</text:p>
          </table:table-cell>
          <table:table-cell office:value-type="float" office:value="-0.242588801537766" calcext:value-type="float">
            <text:p>-0.242588801537766</text:p>
          </table:table-cell>
          <table:table-cell office:value-type="float" office:value="0.140218191916745" calcext:value-type="float">
            <text:p>0.140218191916745</text:p>
          </table:table-cell>
          <table:table-cell/>
          <table:table-cell office:value-type="float" office:value="-24.2588801537766" calcext:value-type="float">
            <text:p>-24.2588801537766</text:p>
          </table:table-cell>
          <table:table-cell office:value-type="float" office:value="8.03798552388982" calcext:value-type="float">
            <text:p>8.03798552388982</text:p>
          </table:table-cell>
        </table:table-row>
        <table:table-row table:style-name="ro1">
          <table:table-cell office:value-type="float" office:value="24.899" calcext:value-type="float">
            <text:p>24.899</text:p>
          </table:table-cell>
          <table:table-cell office:value-type="float" office:value="-0.028983379363527" calcext:value-type="float">
            <text:p>-0.028983379363527</text:p>
          </table:table-cell>
          <table:table-cell office:value-type="float" office:value="0.134767131954657" calcext:value-type="float">
            <text:p>0.134767131954657</text:p>
          </table:table-cell>
          <table:table-cell/>
          <table:table-cell office:value-type="float" office:value="-2.89833793635274" calcext:value-type="float">
            <text:p>-2.89833793635274</text:p>
          </table:table-cell>
          <table:table-cell office:value-type="float" office:value="7.72550437956633" calcext:value-type="float">
            <text:p>7.72550437956633</text:p>
          </table:table-cell>
        </table:table-row>
        <table:table-row table:style-name="ro1">
          <table:table-cell office:value-type="float" office:value="24.999" calcext:value-type="float">
            <text:p>24.999</text:p>
          </table:table-cell>
          <table:table-cell office:value-type="float" office:value="-0.033284949265909" calcext:value-type="float">
            <text:p>-0.033284949265909</text:p>
          </table:table-cell>
          <table:table-cell office:value-type="float" office:value="0.134781672387058" calcext:value-type="float">
            <text:p>0.134781672387058</text:p>
          </table:table-cell>
          <table:table-cell/>
          <table:table-cell office:value-type="float" office:value="-3.32849492659094" calcext:value-type="float">
            <text:p>-3.32849492659094</text:p>
          </table:table-cell>
          <table:table-cell office:value-type="float" office:value="7.72633790753837" calcext:value-type="float">
            <text:p>7.72633790753837</text:p>
          </table:table-cell>
        </table:table-row>
        <table:table-row table:style-name="ro1">
          <table:table-cell office:value-type="float" office:value="25.099" calcext:value-type="float">
            <text:p>25.099</text:p>
          </table:table-cell>
          <table:table-cell office:value-type="float" office:value="-0.101200036821305" calcext:value-type="float">
            <text:p>-0.101200036821305</text:p>
          </table:table-cell>
          <table:table-cell office:value-type="float" office:value="0.136489014485639" calcext:value-type="float">
            <text:p>0.136489014485639</text:p>
          </table:table-cell>
          <table:table-cell/>
          <table:table-cell office:value-type="float" office:value="-10.1200036821305" calcext:value-type="float">
            <text:p>-10.1200036821305</text:p>
          </table:table-cell>
          <table:table-cell office:value-type="float" office:value="7.82421102146978" calcext:value-type="float">
            <text:p>7.82421102146978</text:p>
          </table:table-cell>
        </table:table-row>
        <table:table-row table:style-name="ro1">
          <table:table-cell office:value-type="float" office:value="25.1990000000001" calcext:value-type="float">
            <text:p>25.1990000000001</text:p>
          </table:table-cell>
          <table:table-cell office:value-type="float" office:value="-0.08721414876137" calcext:value-type="float">
            <text:p>-0.08721414876137</text:p>
          </table:table-cell>
          <table:table-cell office:value-type="float" office:value="0.136198311012258" calcext:value-type="float">
            <text:p>0.136198311012258</text:p>
          </table:table-cell>
          <table:table-cell/>
          <table:table-cell office:value-type="float" office:value="-8.72141487613703" calcext:value-type="float">
            <text:p>-8.72141487613703</text:p>
          </table:table-cell>
          <table:table-cell office:value-type="float" office:value="7.80754649114855" calcext:value-type="float">
            <text:p>7.80754649114855</text:p>
          </table:table-cell>
        </table:table-row>
        <table:table-row table:style-name="ro1">
          <table:table-cell office:value-type="float" office:value="25.2990000000001" calcext:value-type="float">
            <text:p>25.2990000000001</text:p>
          </table:table-cell>
          <table:table-cell office:value-type="float" office:value="-0.070089704347837" calcext:value-type="float">
            <text:p>-0.070089704347837</text:p>
          </table:table-cell>
          <table:table-cell office:value-type="float" office:value="0.135691215350795" calcext:value-type="float">
            <text:p>0.135691215350795</text:p>
          </table:table-cell>
          <table:table-cell/>
          <table:table-cell office:value-type="float" office:value="-7.00897043478373" calcext:value-type="float">
            <text:p>-7.00897043478373</text:p>
          </table:table-cell>
          <table:table-cell office:value-type="float" office:value="7.77847731310292" calcext:value-type="float">
            <text:p>7.77847731310292</text:p>
          </table:table-cell>
        </table:table-row>
        <table:table-row table:style-name="ro1">
          <table:table-cell office:value-type="float" office:value="25.399" calcext:value-type="float">
            <text:p>25.399</text:p>
          </table:table-cell>
          <table:table-cell office:value-type="float" office:value="-0.077385057208693" calcext:value-type="float">
            <text:p>-0.077385057208693</text:p>
          </table:table-cell>
          <table:table-cell office:value-type="float" office:value="0.131805002262611" calcext:value-type="float">
            <text:p>0.131805002262611</text:p>
          </table:table-cell>
          <table:table-cell/>
          <table:table-cell office:value-type="float" office:value="-7.73850572086925" calcext:value-type="float">
            <text:p>-7.73850572086925</text:p>
          </table:table-cell>
          <table:table-cell office:value-type="float" office:value="7.55570076664646" calcext:value-type="float">
            <text:p>7.55570076664646</text:p>
          </table:table-cell>
        </table:table-row>
        <table:table-row table:style-name="ro1">
          <table:table-cell office:value-type="float" office:value="25.499" calcext:value-type="float">
            <text:p>25.499</text:p>
          </table:table-cell>
          <table:table-cell office:value-type="float" office:value="-0.080431694771902" calcext:value-type="float">
            <text:p>-0.080431694771902</text:p>
          </table:table-cell>
          <table:table-cell office:value-type="float" office:value="0.04121604353042" calcext:value-type="float">
            <text:p>0.04121604353042</text:p>
          </table:table-cell>
          <table:table-cell/>
          <table:table-cell office:value-type="float" office:value="-8.04316947719023" calcext:value-type="float">
            <text:p>-8.04316947719023</text:p>
          </table:table-cell>
          <table:table-cell office:value-type="float" office:value="2.36270313231705" calcext:value-type="float">
            <text:p>2.36270313231705</text:p>
          </table:table-cell>
        </table:table-row>
        <table:table-row table:style-name="ro1">
          <table:table-cell office:value-type="float" office:value="25.599" calcext:value-type="float">
            <text:p>25.599</text:p>
          </table:table-cell>
          <table:table-cell office:value-type="float" office:value="0.348771219242426" calcext:value-type="float">
            <text:p>0.348771219242426</text:p>
          </table:table-cell>
          <table:table-cell office:value-type="float" office:value="-0.036788939304558" calcext:value-type="float">
            <text:p>-0.036788939304558</text:p>
          </table:table-cell>
          <table:table-cell/>
          <table:table-cell office:value-type="float" office:value="34.8771219242426" calcext:value-type="float">
            <text:p>34.8771219242426</text:p>
          </table:table-cell>
          <table:table-cell office:value-type="float" office:value="-2.10892008752244" calcext:value-type="float">
            <text:p>-2.10892008752244</text:p>
          </table:table-cell>
        </table:table-row>
        <table:table-row table:style-name="ro1">
          <table:table-cell office:value-type="float" office:value="25.6990000000001" calcext:value-type="float">
            <text:p>25.6990000000001</text:p>
          </table:table-cell>
          <table:table-cell office:value-type="float" office:value="0.018152498969297" calcext:value-type="float">
            <text:p>0.018152498969297</text:p>
          </table:table-cell>
          <table:table-cell office:value-type="float" office:value="-0.009092349643424" calcext:value-type="float">
            <text:p>-0.009092349643424</text:p>
          </table:table-cell>
          <table:table-cell/>
          <table:table-cell office:value-type="float" office:value="1.81524989692968" calcext:value-type="float">
            <text:p>1.81524989692968</text:p>
          </table:table-cell>
          <table:table-cell office:value-type="float" office:value="-0.521217495482922" calcext:value-type="float">
            <text:p>-0.521217495482922</text:p>
          </table:table-cell>
        </table:table-row>
        <table:table-row table:style-name="ro1">
          <table:table-cell office:value-type="float" office:value="25.7990000000001" calcext:value-type="float">
            <text:p>25.7990000000001</text:p>
          </table:table-cell>
          <table:table-cell office:value-type="float" office:value="-0.444874681412129" calcext:value-type="float">
            <text:p>-0.444874681412129</text:p>
          </table:table-cell>
          <table:table-cell office:value-type="float" office:value="0.014024756311432" calcext:value-type="float">
            <text:p>0.014024756311432</text:p>
          </table:table-cell>
          <table:table-cell/>
          <table:table-cell office:value-type="float" office:value="-44.4874681412129" calcext:value-type="float">
            <text:p>-44.4874681412129</text:p>
          </table:table-cell>
          <table:table-cell office:value-type="float" office:value="0.803966922311399" calcext:value-type="float">
            <text:p>0.803966922311399</text:p>
          </table:table-cell>
        </table:table-row>
        <table:table-row table:style-name="ro1">
          <table:table-cell office:value-type="float" office:value="25.899" calcext:value-type="float">
            <text:p>25.899</text:p>
          </table:table-cell>
          <table:table-cell office:value-type="float" office:value="-0.075092991883961" calcext:value-type="float">
            <text:p>-0.075092991883961</text:p>
          </table:table-cell>
          <table:table-cell office:value-type="float" office:value="0.000362839972654" calcext:value-type="float">
            <text:p>0.000362839972654</text:p>
          </table:table-cell>
          <table:table-cell/>
          <table:table-cell office:value-type="float" office:value="-7.50929918839605" calcext:value-type="float">
            <text:p>-7.50929918839605</text:p>
          </table:table-cell>
          <table:table-cell office:value-type="float" office:value="0.020799743655329" calcext:value-type="float">
            <text:p>0.020799743655329</text:p>
          </table:table-cell>
        </table:table-row>
        <table:table-row table:style-name="ro1">
          <table:table-cell office:value-type="float" office:value="25.999" calcext:value-type="float">
            <text:p>25.999</text:p>
          </table:table-cell>
          <table:table-cell office:value-type="float" office:value="0.167442937708804" calcext:value-type="float">
            <text:p>0.167442937708804</text:p>
          </table:table-cell>
          <table:table-cell office:value-type="float" office:value="-0.00444687562492" calcext:value-type="float">
            <text:p>-0.00444687562492</text:p>
          </table:table-cell>
          <table:table-cell/>
          <table:table-cell office:value-type="float" office:value="16.7442937708804" calcext:value-type="float">
            <text:p>16.7442937708804</text:p>
          </table:table-cell>
          <table:table-cell office:value-type="float" office:value="-0.254916437097317" calcext:value-type="float">
            <text:p>-0.254916437097317</text:p>
          </table:table-cell>
        </table:table-row>
        <table:table-row table:style-name="ro1">
          <table:table-cell office:value-type="float" office:value="26.099" calcext:value-type="float">
            <text:p>26.099</text:p>
          </table:table-cell>
          <table:table-cell office:value-type="float" office:value="-0.029560131825301" calcext:value-type="float">
            <text:p>-0.029560131825301</text:p>
          </table:table-cell>
          <table:table-cell office:value-type="float" office:value="0.000707954565672" calcext:value-type="float">
            <text:p>0.000707954565672</text:p>
          </table:table-cell>
          <table:table-cell/>
          <table:table-cell office:value-type="float" office:value="-2.95601318253006" calcext:value-type="float">
            <text:p>-2.95601318253006</text:p>
          </table:table-cell>
          <table:table-cell office:value-type="float" office:value="0.040583382745533" calcext:value-type="float">
            <text:p>0.040583382745533</text:p>
          </table:table-cell>
        </table:table-row>
        <table:table-row table:style-name="ro1">
          <table:table-cell office:value-type="float" office:value="26.1990000000001" calcext:value-type="float">
            <text:p>26.1990000000001</text:p>
          </table:table-cell>
          <table:table-cell office:value-type="float" office:value="-0.049119865947866" calcext:value-type="float">
            <text:p>-0.049119865947866</text:p>
          </table:table-cell>
          <table:table-cell office:value-type="float" office:value="0.001264490287026" calcext:value-type="float">
            <text:p>0.001264490287026</text:p>
          </table:table-cell>
          <table:table-cell/>
          <table:table-cell office:value-type="float" office:value="-4.91198659478659" calcext:value-type="float">
            <text:p>-4.91198659478659</text:p>
          </table:table-cell>
          <table:table-cell office:value-type="float" office:value="0.07248670435181" calcext:value-type="float">
            <text:p>0.07248670435181</text:p>
          </table:table-cell>
        </table:table-row>
        <table:table-row table:style-name="ro1">
          <table:table-cell office:value-type="float" office:value="26.2990000000001" calcext:value-type="float">
            <text:p>26.2990000000001</text:p>
          </table:table-cell>
          <table:table-cell office:value-type="float" office:value="0.018514578198954" calcext:value-type="float">
            <text:p>0.018514578198954</text:p>
          </table:table-cell>
          <table:table-cell office:value-type="float" office:value="-0.000449075694789" calcext:value-type="float">
            <text:p>-0.000449075694789</text:p>
          </table:table-cell>
          <table:table-cell/>
          <table:table-cell office:value-type="float" office:value="1.85145781989543" calcext:value-type="float">
            <text:p>1.85145781989543</text:p>
          </table:table-cell>
          <table:table-cell office:value-type="float" office:value="-0.0257431926949" calcext:value-type="float">
            <text:p>-0.0257431926949</text:p>
          </table:table-cell>
        </table:table-row>
        <table:table-row table:style-name="ro1">
          <table:table-cell office:value-type="float" office:value="26.399" calcext:value-type="float">
            <text:p>26.399</text:p>
          </table:table-cell>
          <table:table-cell office:value-type="float" office:value="0.013765219425525" calcext:value-type="float">
            <text:p>0.013765219425525</text:p>
          </table:table-cell>
          <table:table-cell office:value-type="float" office:value="-0.000310194823349" calcext:value-type="float">
            <text:p>-0.000310194823349</text:p>
          </table:table-cell>
          <table:table-cell/>
          <table:table-cell office:value-type="float" office:value="1.37652194255244" calcext:value-type="float">
            <text:p>1.37652194255244</text:p>
          </table:table-cell>
          <table:table-cell office:value-type="float" office:value="-0.017781868854416" calcext:value-type="float">
            <text:p>-0.017781868854416</text:p>
          </table:table-cell>
        </table:table-row>
        <table:table-row table:style-name="ro1">
          <table:table-cell office:value-type="float" office:value="26.499" calcext:value-type="float">
            <text:p>26.499</text:p>
          </table:table-cell>
          <table:table-cell office:value-type="float" office:value="-0.007173607228385" calcext:value-type="float">
            <text:p>-0.007173607228385</text:p>
          </table:table-cell>
          <table:table-cell office:value-type="float" office:value="0.000200427808744" calcext:value-type="float">
            <text:p>0.000200427808744</text:p>
          </table:table-cell>
          <table:table-cell/>
          <table:table-cell office:value-type="float" office:value="-0.717360722838539" calcext:value-type="float">
            <text:p>-0.717360722838539</text:p>
          </table:table-cell>
          <table:table-cell office:value-type="float" office:value="0.011489492220966" calcext:value-type="float">
            <text:p>0.011489492220966</text:p>
          </table:table-cell>
        </table:table-row>
        <table:table-row table:style-name="ro1">
          <table:table-cell office:value-type="float" office:value="26.599" calcext:value-type="float">
            <text:p>26.599</text:p>
          </table:table-cell>
          <table:table-cell office:value-type="float" office:value="-0.007257265124267" calcext:value-type="float">
            <text:p>-0.007257265124267</text:p>
          </table:table-cell>
          <table:table-cell office:value-type="float" office:value="-0.003734129478637" calcext:value-type="float">
            <text:p>-0.003734129478637</text:p>
          </table:table-cell>
          <table:table-cell/>
          <table:table-cell office:value-type="float" office:value="-0.72572651242667" calcext:value-type="float">
            <text:p>-0.72572651242667</text:p>
          </table:table-cell>
          <table:table-cell office:value-type="float" office:value="-0.214058377756277" calcext:value-type="float">
            <text:p>-0.214058377756277</text:p>
          </table:table-cell>
        </table:table-row>
        <table:table-row table:style-name="ro1">
          <table:table-cell office:value-type="float" office:value="26.6990000000001" calcext:value-type="float">
            <text:p>26.6990000000001</text:p>
          </table:table-cell>
          <table:table-cell office:value-type="float" office:value="0.004081561675411" calcext:value-type="float">
            <text:p>0.004081561675411</text:p>
          </table:table-cell>
          <table:table-cell office:value-type="float" office:value="-0.0878782567712" calcext:value-type="float">
            <text:p>-0.0878782567712</text:p>
          </table:table-cell>
          <table:table-cell/>
          <table:table-cell office:value-type="float" office:value="0.408156167541049" calcext:value-type="float">
            <text:p>0.408156167541049</text:p>
          </table:table-cell>
          <table:table-cell office:value-type="float" office:value="-5.03760707605604" calcext:value-type="float">
            <text:p>-5.03760707605604</text:p>
          </table:table-cell>
        </table:table-row>
        <table:table-row table:style-name="ro1">
          <table:table-cell office:value-type="float" office:value="26.7990000000001" calcext:value-type="float">
            <text:p>26.7990000000001</text:p>
          </table:table-cell>
          <table:table-cell office:value-type="float" office:value="0.303458482053061" calcext:value-type="float">
            <text:p>0.303458482053061</text:p>
          </table:table-cell>
          <table:table-cell office:value-type="float" office:value="-0.170061978653438" calcext:value-type="float">
            <text:p>-0.170061978653438</text:p>
          </table:table-cell>
          <table:table-cell/>
          <table:table-cell office:value-type="float" office:value="30.3458482053061" calcext:value-type="float">
            <text:p>30.3458482053061</text:p>
          </table:table-cell>
          <table:table-cell office:value-type="float" office:value="-9.74877584637542" calcext:value-type="float">
            <text:p>-9.74877584637542</text:p>
          </table:table-cell>
        </table:table-row>
        <table:table-row table:style-name="ro1">
          <table:table-cell office:value-type="float" office:value="26.899" calcext:value-type="float">
            <text:p>26.899</text:p>
          </table:table-cell>
          <table:table-cell office:value-type="float" office:value="0.176651675209308" calcext:value-type="float">
            <text:p>0.176651675209308</text:p>
          </table:table-cell>
          <table:table-cell office:value-type="float" office:value="-0.151087847117714" calcext:value-type="float">
            <text:p>-0.151087847117714</text:p>
          </table:table-cell>
          <table:table-cell/>
          <table:table-cell office:value-type="float" office:value="17.6651675209308" calcext:value-type="float">
            <text:p>17.6651675209308</text:p>
          </table:table-cell>
          <table:table-cell office:value-type="float" office:value="-8.66108677744858" calcext:value-type="float">
            <text:p>-8.66108677744858</text:p>
          </table:table-cell>
        </table:table-row>
        <table:table-row table:style-name="ro1">
          <table:table-cell office:value-type="float" office:value="26.999" calcext:value-type="float">
            <text:p>26.999</text:p>
          </table:table-cell>
          <table:table-cell office:value-type="float" office:value="-0.359920470695666" calcext:value-type="float">
            <text:p>-0.359920470695666</text:p>
          </table:table-cell>
          <table:table-cell office:value-type="float" office:value="-0.12132331781659" calcext:value-type="float">
            <text:p>-0.12132331781659</text:p>
          </table:table-cell>
          <table:table-cell/>
          <table:table-cell office:value-type="float" office:value="-35.9920470695666" calcext:value-type="float">
            <text:p>-35.9920470695666</text:p>
          </table:table-cell>
          <table:table-cell office:value-type="float" office:value="-6.95483987483638" calcext:value-type="float">
            <text:p>-6.95483987483638</text:p>
          </table:table-cell>
        </table:table-row>
        <table:table-row table:style-name="ro1">
          <table:table-cell office:value-type="float" office:value="27.099" calcext:value-type="float">
            <text:p>27.099</text:p>
          </table:table-cell>
          <table:table-cell office:value-type="float" office:value="0.062058101847307" calcext:value-type="float">
            <text:p>0.062058101847307</text:p>
          </table:table-cell>
          <table:table-cell office:value-type="float" office:value="-0.133786734855004" calcext:value-type="float">
            <text:p>-0.133786734855004</text:p>
          </table:table-cell>
          <table:table-cell/>
          <table:table-cell office:value-type="float" office:value="6.20581018473068" calcext:value-type="float">
            <text:p>6.20581018473068</text:p>
          </table:table-cell>
          <table:table-cell office:value-type="float" office:value="-7.66930327194291" calcext:value-type="float">
            <text:p>-7.66930327194291</text:p>
          </table:table-cell>
        </table:table-row>
        <table:table-row table:style-name="ro1">
          <table:table-cell office:value-type="float" office:value="27.1990000000001" calcext:value-type="float">
            <text:p>27.1990000000001</text:p>
          </table:table-cell>
          <table:table-cell office:value-type="float" office:value="0.186202095087039" calcext:value-type="float">
            <text:p>0.186202095087039</text:p>
          </table:table-cell>
          <table:table-cell office:value-type="float" office:value="-0.140881400150401" calcext:value-type="float">
            <text:p>-0.140881400150401</text:p>
          </table:table-cell>
          <table:table-cell/>
          <table:table-cell office:value-type="float" office:value="18.6202095087039" calcext:value-type="float">
            <text:p>18.6202095087039</text:p>
          </table:table-cell>
          <table:table-cell office:value-type="float" office:value="-8.07600383027777" calcext:value-type="float">
            <text:p>-8.07600383027777</text:p>
          </table:table-cell>
        </table:table-row>
        <table:table-row table:style-name="ro1">
          <table:table-cell office:value-type="float" office:value="27.2990000000001" calcext:value-type="float">
            <text:p>27.2990000000001</text:p>
          </table:table-cell>
          <table:table-cell office:value-type="float" office:value="0.087235594838953" calcext:value-type="float">
            <text:p>0.087235594838953</text:p>
          </table:table-cell>
          <table:table-cell office:value-type="float" office:value="-0.135645051794166" calcext:value-type="float">
            <text:p>-0.135645051794166</text:p>
          </table:table-cell>
          <table:table-cell/>
          <table:table-cell office:value-type="float" office:value="8.72355948389532" calcext:value-type="float">
            <text:p>8.72355948389532</text:p>
          </table:table-cell>
          <table:table-cell office:value-type="float" office:value="-7.77583099457" calcext:value-type="float">
            <text:p>-7.77583099457</text:p>
          </table:table-cell>
        </table:table-row>
        <table:table-row table:style-name="ro1">
          <table:table-cell office:value-type="float" office:value="27.399" calcext:value-type="float">
            <text:p>27.399</text:p>
          </table:table-cell>
          <table:table-cell office:value-type="float" office:value="0.027148756553775" calcext:value-type="float">
            <text:p>0.027148756553775</text:p>
          </table:table-cell>
          <table:table-cell office:value-type="float" office:value="-0.115613396106283" calcext:value-type="float">
            <text:p>-0.115613396106283</text:p>
          </table:table-cell>
          <table:table-cell/>
          <table:table-cell office:value-type="float" office:value="2.71487565537749" calcext:value-type="float">
            <text:p>2.71487565537749</text:p>
          </table:table-cell>
          <table:table-cell office:value-type="float" office:value="-6.6275195220162" calcext:value-type="float">
            <text:p>-6.6275195220162</text:p>
          </table:table-cell>
        </table:table-row>
        <table:table-row table:style-name="ro1">
          <table:table-cell office:value-type="float" office:value="27.499" calcext:value-type="float">
            <text:p>27.499</text:p>
          </table:table-cell>
          <table:table-cell office:value-type="float" office:value="0.061631787605661" calcext:value-type="float">
            <text:p>0.061631787605661</text:p>
          </table:table-cell>
          <table:table-cell office:value-type="float" office:value="-0.014626807706643" calcext:value-type="float">
            <text:p>-0.014626807706643</text:p>
          </table:table-cell>
          <table:table-cell/>
          <table:table-cell office:value-type="float" office:value="6.16317876056605" calcext:value-type="float">
            <text:p>6.16317876056605</text:p>
          </table:table-cell>
          <table:table-cell office:value-type="float" office:value="-0.838479422673786" calcext:value-type="float">
            <text:p>-0.838479422673786</text:p>
          </table:table-cell>
        </table:table-row>
        <table:table-row table:style-name="ro1">
          <table:table-cell office:value-type="float" office:value="27.599" calcext:value-type="float">
            <text:p>27.599</text:p>
          </table:table-cell>
          <table:table-cell office:value-type="float" office:value="-0.322566250858883" calcext:value-type="float">
            <text:p>-0.322566250858883</text:p>
          </table:table-cell>
          <table:table-cell office:value-type="float" office:value="0.102384511030143" calcext:value-type="float">
            <text:p>0.102384511030143</text:p>
          </table:table-cell>
          <table:table-cell/>
          <table:table-cell office:value-type="float" office:value="-32.2566250858883" calcext:value-type="float">
            <text:p>-32.2566250858883</text:p>
          </table:table-cell>
          <table:table-cell office:value-type="float" office:value="5.86917579153688" calcext:value-type="float">
            <text:p>5.86917579153688</text:p>
          </table:table-cell>
        </table:table-row>
        <table:table-row table:style-name="ro1">
          <table:table-cell office:value-type="float" office:value="27.6990000000001" calcext:value-type="float">
            <text:p>27.6990000000001</text:p>
          </table:table-cell>
          <table:table-cell office:value-type="float" office:value="0.009022029146108" calcext:value-type="float">
            <text:p>0.009022029146108</text:p>
          </table:table-cell>
          <table:table-cell office:value-type="float" office:value="0.162931831507372" calcext:value-type="float">
            <text:p>0.162931831507372</text:p>
          </table:table-cell>
          <table:table-cell/>
          <table:table-cell office:value-type="float" office:value="0.902202914610845" calcext:value-type="float">
            <text:p>0.902202914610845</text:p>
          </table:table-cell>
          <table:table-cell office:value-type="float" office:value="9.34004129660093" calcext:value-type="float">
            <text:p>9.34004129660093</text:p>
          </table:table-cell>
        </table:table-row>
        <table:table-row table:style-name="ro1">
          <table:table-cell office:value-type="float" office:value="27.7990000000001" calcext:value-type="float">
            <text:p>27.7990000000001</text:p>
          </table:table-cell>
          <table:table-cell office:value-type="float" office:value="0.060945023462379" calcext:value-type="float">
            <text:p>0.060945023462379</text:p>
          </table:table-cell>
          <table:table-cell office:value-type="float" office:value="0.160466474455634" calcext:value-type="float">
            <text:p>0.160466474455634</text:p>
          </table:table-cell>
          <table:table-cell/>
          <table:table-cell office:value-type="float" office:value="6.09450234623793" calcext:value-type="float">
            <text:p>6.09450234623793</text:p>
          </table:table-cell>
          <table:table-cell office:value-type="float" office:value="9.19871509618286" calcext:value-type="float">
            <text:p>9.19871509618286</text:p>
          </table:table-cell>
        </table:table-row>
        <table:table-row table:style-name="ro1">
          <table:table-cell office:value-type="float" office:value="27.899" calcext:value-type="float">
            <text:p>27.899</text:p>
          </table:table-cell>
          <table:table-cell office:value-type="float" office:value="0.135344038856025" calcext:value-type="float">
            <text:p>0.135344038856025</text:p>
          </table:table-cell>
          <table:table-cell office:value-type="float" office:value="0.150637002540129" calcext:value-type="float">
            <text:p>0.150637002540129</text:p>
          </table:table-cell>
          <table:table-cell/>
          <table:table-cell office:value-type="float" office:value="13.5344038856025" calcext:value-type="float">
            <text:p>13.5344038856025</text:p>
          </table:table-cell>
          <table:table-cell office:value-type="float" office:value="8.63524218382903" calcext:value-type="float">
            <text:p>8.63524218382903</text:p>
          </table:table-cell>
        </table:table-row>
        <table:table-row table:style-name="ro1">
          <table:table-cell office:value-type="float" office:value="27.999" calcext:value-type="float">
            <text:p>27.999</text:p>
          </table:table-cell>
          <table:table-cell office:value-type="float" office:value="-0.047270420393476" calcext:value-type="float">
            <text:p>-0.047270420393476</text:p>
          </table:table-cell>
          <table:table-cell office:value-type="float" office:value="0.073595496415318" calcext:value-type="float">
            <text:p>0.073595496415318</text:p>
          </table:table-cell>
          <table:table-cell/>
          <table:table-cell office:value-type="float" office:value="-4.72704203934763" calcext:value-type="float">
            <text:p>-4.72704203934763</text:p>
          </table:table-cell>
          <table:table-cell office:value-type="float" office:value="4.21885011298" calcext:value-type="float">
            <text:p>4.21885011298</text:p>
          </table:table-cell>
        </table:table-row>
        <table:table-row table:style-name="ro1">
          <table:table-cell office:value-type="float" office:value="28.099" calcext:value-type="float">
            <text:p>28.099</text:p>
          </table:table-cell>
          <table:table-cell office:value-type="float" office:value="0.020756522121434" calcext:value-type="float">
            <text:p>0.020756522121434</text:p>
          </table:table-cell>
          <table:table-cell office:value-type="float" office:value="-0.028248016095733" calcext:value-type="float">
            <text:p>-0.028248016095733</text:p>
          </table:table-cell>
          <table:table-cell/>
          <table:table-cell office:value-type="float" office:value="2.07565221214339" calcext:value-type="float">
            <text:p>2.07565221214339</text:p>
          </table:table-cell>
          <table:table-cell office:value-type="float" office:value="-1.61931302459617" calcext:value-type="float">
            <text:p>-1.61931302459617</text:p>
          </table:table-cell>
        </table:table-row>
        <table:table-row table:style-name="ro1">
          <table:table-cell office:value-type="float" office:value="28.1990000000001" calcext:value-type="float">
            <text:p>28.1990000000001</text:p>
          </table:table-cell>
          <table:table-cell office:value-type="float" office:value="0.185091763956109" calcext:value-type="float">
            <text:p>0.185091763956109</text:p>
          </table:table-cell>
          <table:table-cell office:value-type="float" office:value="-0.14564706476508" calcext:value-type="float">
            <text:p>-0.14564706476508</text:p>
          </table:table-cell>
          <table:table-cell/>
          <table:table-cell office:value-type="float" office:value="18.5091763956109" calcext:value-type="float">
            <text:p>18.5091763956109</text:p>
          </table:table-cell>
          <table:table-cell office:value-type="float" office:value="-8.34919479545044" calcext:value-type="float">
            <text:p>-8.34919479545044</text:p>
          </table:table-cell>
        </table:table-row>
        <table:table-row table:style-name="ro1">
          <table:table-cell office:value-type="float" office:value="28.2990000000001" calcext:value-type="float">
            <text:p>28.2990000000001</text:p>
          </table:table-cell>
          <table:table-cell office:value-type="float" office:value="0.179378670517479" calcext:value-type="float">
            <text:p>0.179378670517479</text:p>
          </table:table-cell>
          <table:table-cell office:value-type="float" office:value="-0.160136557960787" calcext:value-type="float">
            <text:p>-0.160136557960787</text:p>
          </table:table-cell>
          <table:table-cell/>
          <table:table-cell office:value-type="float" office:value="17.9378670517479" calcext:value-type="float">
            <text:p>17.9378670517479</text:p>
          </table:table-cell>
          <table:table-cell office:value-type="float" office:value="-9.17980268565023" calcext:value-type="float">
            <text:p>-9.17980268565023</text:p>
          </table:table-cell>
        </table:table-row>
        <table:table-row table:style-name="ro1">
          <table:table-cell office:value-type="float" office:value="28.399" calcext:value-type="float">
            <text:p>28.399</text:p>
          </table:table-cell>
          <table:table-cell office:value-type="float" office:value="-0.408907460577275" calcext:value-type="float">
            <text:p>-0.408907460577275</text:p>
          </table:table-cell>
          <table:table-cell office:value-type="float" office:value="-0.138576244962873" calcext:value-type="float">
            <text:p>-0.138576244962873</text:p>
          </table:table-cell>
          <table:table-cell/>
          <table:table-cell office:value-type="float" office:value="-40.8907460577276" calcext:value-type="float">
            <text:p>-40.8907460577276</text:p>
          </table:table-cell>
          <table:table-cell office:value-type="float" office:value="-7.94386117621563" calcext:value-type="float">
            <text:p>-7.94386117621563</text:p>
          </table:table-cell>
        </table:table-row>
        <table:table-row table:style-name="ro1">
          <table:table-cell office:value-type="float" office:value="28.499" calcext:value-type="float">
            <text:p>28.499</text:p>
          </table:table-cell>
          <table:table-cell office:value-type="float" office:value="0.119284122660898" calcext:value-type="float">
            <text:p>0.119284122660898</text:p>
          </table:table-cell>
          <table:table-cell office:value-type="float" office:value="-0.090675355950747" calcext:value-type="float">
            <text:p>-0.090675355950747</text:p>
          </table:table-cell>
          <table:table-cell/>
          <table:table-cell office:value-type="float" office:value="11.9284122660898" calcext:value-type="float">
            <text:p>11.9284122660898</text:p>
          </table:table-cell>
          <table:table-cell office:value-type="float" office:value="-5.19795034112563" calcext:value-type="float">
            <text:p>-5.19795034112563</text:p>
          </table:table-cell>
        </table:table-row>
        <table:table-row table:style-name="ro1">
          <table:table-cell office:value-type="float" office:value="28.599" calcext:value-type="float">
            <text:p>28.599</text:p>
          </table:table-cell>
          <table:table-cell office:value-type="float" office:value="-0.150365163939092" calcext:value-type="float">
            <text:p>-0.150365163939092</text:p>
          </table:table-cell>
          <table:table-cell office:value-type="float" office:value="-0.012728380444761" calcext:value-type="float">
            <text:p>-0.012728380444761</text:p>
          </table:table-cell>
          <table:table-cell/>
          <table:table-cell office:value-type="float" office:value="-15.0365163939092" calcext:value-type="float">
            <text:p>-15.0365163939092</text:p>
          </table:table-cell>
          <table:table-cell office:value-type="float" office:value="-0.729652382183757" calcext:value-type="float">
            <text:p>-0.729652382183757</text:p>
          </table:table-cell>
        </table:table-row>
        <table:table-row table:style-name="ro1">
          <table:table-cell office:value-type="float" office:value="28.6990000000001" calcext:value-type="float">
            <text:p>28.6990000000001</text:p>
          </table:table-cell>
          <table:table-cell office:value-type="float" office:value="-0.146183635942831" calcext:value-type="float">
            <text:p>-0.146183635942831</text:p>
          </table:table-cell>
          <table:table-cell office:value-type="float" office:value="0.109044742085435" calcext:value-type="float">
            <text:p>0.109044742085435</text:p>
          </table:table-cell>
          <table:table-cell/>
          <table:table-cell office:value-type="float" office:value="-14.6183635942831" calcext:value-type="float">
            <text:p>-14.6183635942831</text:p>
          </table:table-cell>
          <table:table-cell office:value-type="float" office:value="6.25097247623512" calcext:value-type="float">
            <text:p>6.25097247623512</text:p>
          </table:table-cell>
        </table:table-row>
        <table:table-row table:style-name="ro1">
          <table:table-cell office:value-type="float" office:value="28.7990000000001" calcext:value-type="float">
            <text:p>28.7990000000001</text:p>
          </table:table-cell>
          <table:table-cell office:value-type="float" office:value="-0.173315235039041" calcext:value-type="float">
            <text:p>-0.173315235039041</text:p>
          </table:table-cell>
          <table:table-cell office:value-type="float" office:value="0.170237505239202" calcext:value-type="float">
            <text:p>0.170237505239202</text:p>
          </table:table-cell>
          <table:table-cell/>
          <table:table-cell office:value-type="float" office:value="-17.3315235039041" calcext:value-type="float">
            <text:p>-17.3315235039041</text:p>
          </table:table-cell>
          <table:table-cell office:value-type="float" office:value="9.75883787995424" calcext:value-type="float">
            <text:p>9.75883787995424</text:p>
          </table:table-cell>
        </table:table-row>
        <table:table-row table:style-name="ro1">
          <table:table-cell office:value-type="float" office:value="28.899" calcext:value-type="float">
            <text:p>28.899</text:p>
          </table:table-cell>
          <table:table-cell office:value-type="float" office:value="0.022545977184777" calcext:value-type="float">
            <text:p>0.022545977184777</text:p>
          </table:table-cell>
          <table:table-cell office:value-type="float" office:value="0.162148616349533" calcext:value-type="float">
            <text:p>0.162148616349533</text:p>
          </table:table-cell>
          <table:table-cell/>
          <table:table-cell office:value-type="float" office:value="2.25459771847768" calcext:value-type="float">
            <text:p>2.25459771847768</text:p>
          </table:table-cell>
          <table:table-cell office:value-type="float" office:value="9.29514361239363" calcext:value-type="float">
            <text:p>9.29514361239363</text:p>
          </table:table-cell>
        </table:table-row>
        <table:table-row table:style-name="ro1">
          <table:table-cell office:value-type="float" office:value="28.999" calcext:value-type="float">
            <text:p>28.999</text:p>
          </table:table-cell>
          <table:table-cell office:value-type="float" office:value="0.364207577065235" calcext:value-type="float">
            <text:p>0.364207577065235</text:p>
          </table:table-cell>
          <table:table-cell office:value-type="float" office:value="0.067956757884064" calcext:value-type="float">
            <text:p>0.067956757884064</text:p>
          </table:table-cell>
          <table:table-cell/>
          <table:table-cell office:value-type="float" office:value="36.4207577065235" calcext:value-type="float">
            <text:p>36.4207577065235</text:p>
          </table:table-cell>
          <table:table-cell office:value-type="float" office:value="3.89561032456416" calcext:value-type="float">
            <text:p>3.89561032456416</text:p>
          </table:table-cell>
        </table:table-row>
        <table:table-row table:style-name="ro1">
          <table:table-cell office:value-type="float" office:value="29.099" calcext:value-type="float">
            <text:p>29.099</text:p>
          </table:table-cell>
          <table:table-cell office:value-type="float" office:value="0.236149806817339" calcext:value-type="float">
            <text:p>0.236149806817339</text:p>
          </table:table-cell>
          <table:table-cell office:value-type="float" office:value="-0.037199610361361" calcext:value-type="float">
            <text:p>-0.037199610361361</text:p>
          </table:table-cell>
          <table:table-cell/>
          <table:table-cell office:value-type="float" office:value="23.6149806817339" calcext:value-type="float">
            <text:p>23.6149806817339</text:p>
          </table:table-cell>
          <table:table-cell office:value-type="float" office:value="-2.13246174046017" calcext:value-type="float">
            <text:p>-2.13246174046017</text:p>
          </table:table-cell>
        </table:table-row>
        <table:table-row table:style-name="ro1">
          <table:table-cell office:value-type="float" office:value="29.1990000000001" calcext:value-type="float">
            <text:p>29.1990000000001</text:p>
          </table:table-cell>
          <table:table-cell office:value-type="float" office:value="0.059188964230175" calcext:value-type="float">
            <text:p>0.059188964230175</text:p>
          </table:table-cell>
          <table:table-cell office:value-type="float" office:value="-0.140231753483047" calcext:value-type="float">
            <text:p>-0.140231753483047</text:p>
          </table:table-cell>
          <table:table-cell/>
          <table:table-cell office:value-type="float" office:value="5.91889642301751" calcext:value-type="float">
            <text:p>5.91889642301751</text:p>
          </table:table-cell>
          <table:table-cell office:value-type="float" office:value="-8.0387629385186" calcext:value-type="float">
            <text:p>-8.0387629385186</text:p>
          </table:table-cell>
        </table:table-row>
        <table:table-row table:style-name="ro1">
          <table:table-cell office:value-type="float" office:value="29.2990000000001" calcext:value-type="float">
            <text:p>29.2990000000001</text:p>
          </table:table-cell>
          <table:table-cell office:value-type="float" office:value="-0.014465554119591" calcext:value-type="float">
            <text:p>-0.014465554119591</text:p>
          </table:table-cell>
          <table:table-cell office:value-type="float" office:value="-0.166185479506316" calcext:value-type="float">
            <text:p>-0.166185479506316</text:p>
          </table:table-cell>
          <table:table-cell/>
          <table:table-cell office:value-type="float" office:value="-1.44655541195907" calcext:value-type="float">
            <text:p>-1.44655541195907</text:p>
          </table:table-cell>
          <table:table-cell office:value-type="float" office:value="-9.52655615004359" calcext:value-type="float">
            <text:p>-9.52655615004359</text:p>
          </table:table-cell>
        </table:table-row>
        <table:table-row table:style-name="ro1">
          <table:table-cell office:value-type="float" office:value="29.399" calcext:value-type="float">
            <text:p>29.399</text:p>
          </table:table-cell>
          <table:table-cell office:value-type="float" office:value="-0.065494582728768" calcext:value-type="float">
            <text:p>-0.065494582728768</text:p>
          </table:table-cell>
          <table:table-cell office:value-type="float" office:value="-0.130305911904732" calcext:value-type="float">
            <text:p>-0.130305911904732</text:p>
          </table:table-cell>
          <table:table-cell/>
          <table:table-cell office:value-type="float" office:value="-6.54945827287682" calcext:value-type="float">
            <text:p>-6.54945827287682</text:p>
          </table:table-cell>
          <table:table-cell office:value-type="float" office:value="-7.46976565058974" calcext:value-type="float">
            <text:p>-7.46976565058974</text:p>
          </table:table-cell>
        </table:table-row>
        <table:table-row table:style-name="ro1">
          <table:table-cell office:value-type="float" office:value="29.499" calcext:value-type="float">
            <text:p>29.499</text:p>
          </table:table-cell>
          <table:table-cell office:value-type="float" office:value="-0.253490814415054" calcext:value-type="float">
            <text:p>-0.253490814415054</text:p>
          </table:table-cell>
          <table:table-cell office:value-type="float" office:value="-0.050975752764932" calcext:value-type="float">
            <text:p>-0.050975752764932</text:p>
          </table:table-cell>
          <table:table-cell/>
          <table:table-cell office:value-type="float" office:value="-25.3490814415054" calcext:value-type="float">
            <text:p>-25.3490814415054</text:p>
          </table:table-cell>
          <table:table-cell office:value-type="float" office:value="-2.92217691009166" calcext:value-type="float">
            <text:p>-2.92217691009166</text:p>
          </table:table-cell>
        </table:table-row>
        <table:table-row table:style-name="ro1">
          <table:table-cell office:value-type="float" office:value="29.599" calcext:value-type="float">
            <text:p>29.599</text:p>
          </table:table-cell>
          <table:table-cell office:value-type="float" office:value="0.015964127566397" calcext:value-type="float">
            <text:p>0.015964127566397</text:p>
          </table:table-cell>
          <table:table-cell office:value-type="float" office:value="0.084804642785873" calcext:value-type="float">
            <text:p>0.084804642785873</text:p>
          </table:table-cell>
          <table:table-cell/>
          <table:table-cell office:value-type="float" office:value="1.59641275663971" calcext:value-type="float">
            <text:p>1.59641275663971</text:p>
          </table:table-cell>
          <table:table-cell office:value-type="float" office:value="4.86141264377614" calcext:value-type="float">
            <text:p>4.86141264377614</text:p>
          </table:table-cell>
        </table:table-row>
        <table:table-row table:style-name="ro1">
          <table:table-cell office:value-type="float" office:value="29.6990000000001" calcext:value-type="float">
            <text:p>29.6990000000001</text:p>
          </table:table-cell>
          <table:table-cell office:value-type="float" office:value="-0.326569015773915" calcext:value-type="float">
            <text:p>-0.326569015773915</text:p>
          </table:table-cell>
          <table:table-cell office:value-type="float" office:value="0.17080856954879" calcext:value-type="float">
            <text:p>0.17080856954879</text:p>
          </table:table-cell>
          <table:table-cell/>
          <table:table-cell office:value-type="float" office:value="-32.6569015773915" calcext:value-type="float">
            <text:p>-32.6569015773915</text:p>
          </table:table-cell>
          <table:table-cell office:value-type="float" office:value="9.79157405056755" calcext:value-type="float">
            <text:p>9.79157405056755</text:p>
          </table:table-cell>
        </table:table-row>
        <table:table-row table:style-name="ro1">
          <table:table-cell office:value-type="float" office:value="29.7990000000001" calcext:value-type="float">
            <text:p>29.7990000000001</text:p>
          </table:table-cell>
          <table:table-cell office:value-type="float" office:value="-0.063993074622557" calcext:value-type="float">
            <text:p>-0.063993074622557</text:p>
          </table:table-cell>
          <table:table-cell office:value-type="float" office:value="0.156761310612943" calcext:value-type="float">
            <text:p>0.156761310612943</text:p>
          </table:table-cell>
          <table:table-cell/>
          <table:table-cell office:value-type="float" office:value="-6.39930746225566" calcext:value-type="float">
            <text:p>-6.39930746225566</text:p>
          </table:table-cell>
          <table:table-cell office:value-type="float" office:value="8.98631716889481" calcext:value-type="float">
            <text:p>8.98631716889481</text:p>
          </table:table-cell>
        </table:table-row>
        <table:table-row table:style-name="ro1">
          <table:table-cell office:value-type="float" office:value="29.899" calcext:value-type="float">
            <text:p>29.899</text:p>
          </table:table-cell>
          <table:table-cell office:value-type="float" office:value="0.451486618324206" calcext:value-type="float">
            <text:p>0.451486618324206</text:p>
          </table:table-cell>
          <table:table-cell office:value-type="float" office:value="0.056179649559814" calcext:value-type="float">
            <text:p>0.056179649559814</text:p>
          </table:table-cell>
          <table:table-cell/>
          <table:table-cell office:value-type="float" office:value="45.1486618324206" calcext:value-type="float">
            <text:p>45.1486618324206</text:p>
          </table:table-cell>
          <table:table-cell office:value-type="float" office:value="3.22048946521228" calcext:value-type="float">
            <text:p>3.22048946521228</text:p>
          </table:table-cell>
        </table:table-row>
        <table:table-row table:style-name="ro1">
          <table:table-cell office:value-type="float" office:value="29.999" calcext:value-type="float">
            <text:p>29.999</text:p>
          </table:table-cell>
          <table:table-cell office:value-type="float" office:value="0.248398388084666" calcext:value-type="float">
            <text:p>0.248398388084666</text:p>
          </table:table-cell>
          <table:table-cell office:value-type="float" office:value="-0.076717236201393" calcext:value-type="float">
            <text:p>-0.076717236201393</text:p>
          </table:table-cell>
          <table:table-cell/>
          <table:table-cell office:value-type="float" office:value="24.8398388084666" calcext:value-type="float">
            <text:p>24.8398388084666</text:p>
          </table:table-cell>
          <table:table-cell office:value-type="float" office:value="-4.39780334912444" calcext:value-type="float">
            <text:p>-4.39780334912444</text:p>
          </table:table-cell>
        </table:table-row>
        <table:table-row table:style-name="ro1">
          <table:table-cell office:value-type="float" office:value="30.099" calcext:value-type="float">
            <text:p>30.099</text:p>
          </table:table-cell>
          <table:table-cell office:value-type="float" office:value="0.173010371747154" calcext:value-type="float">
            <text:p>0.173010371747154</text:p>
          </table:table-cell>
          <table:table-cell office:value-type="float" office:value="-0.163135254890412" calcext:value-type="float">
            <text:p>-0.163135254890412</text:p>
          </table:table-cell>
          <table:table-cell/>
          <table:table-cell office:value-type="float" office:value="17.3010371747154" calcext:value-type="float">
            <text:p>17.3010371747154</text:p>
          </table:table-cell>
          <table:table-cell office:value-type="float" office:value="-9.35170250964142" calcext:value-type="float">
            <text:p>-9.35170250964142</text:p>
          </table:table-cell>
        </table:table-row>
        <table:table-row table:style-name="ro1">
          <table:table-cell office:value-type="float" office:value="30.1990000000001" calcext:value-type="float">
            <text:p>30.1990000000001</text:p>
          </table:table-cell>
          <table:table-cell office:value-type="float" office:value="-0.032031835988283" calcext:value-type="float">
            <text:p>-0.032031835988283</text:p>
          </table:table-cell>
          <table:table-cell office:value-type="float" office:value="-0.163826607172996" calcext:value-type="float">
            <text:p>-0.163826607172996</text:p>
          </table:table-cell>
          <table:table-cell/>
          <table:table-cell office:value-type="float" office:value="-3.2031835988283" calcext:value-type="float">
            <text:p>-3.2031835988283</text:p>
          </table:table-cell>
          <table:table-cell office:value-type="float" office:value="-9.39133416915262" calcext:value-type="float">
            <text:p>-9.39133416915262</text:p>
          </table:table-cell>
        </table:table-row>
        <table:table-row table:style-name="ro1">
          <table:table-cell office:value-type="float" office:value="30.2990000000001" calcext:value-type="float">
            <text:p>30.2990000000001</text:p>
          </table:table-cell>
          <table:table-cell office:value-type="float" office:value="-0.3368458242759" calcext:value-type="float">
            <text:p>-0.3368458242759</text:p>
          </table:table-cell>
          <table:table-cell office:value-type="float" office:value="-0.120800693793606" calcext:value-type="float">
            <text:p>-0.120800693793606</text:p>
          </table:table-cell>
          <table:table-cell/>
          <table:table-cell office:value-type="float" office:value="-33.68458242759" calcext:value-type="float">
            <text:p>-33.68458242759</text:p>
          </table:table-cell>
          <table:table-cell office:value-type="float" office:value="-6.92488053593918" calcext:value-type="float">
            <text:p>-6.92488053593918</text:p>
          </table:table-cell>
        </table:table-row>
        <table:table-row table:style-name="ro1">
          <table:table-cell office:value-type="float" office:value="30.399" calcext:value-type="float">
            <text:p>30.399</text:p>
          </table:table-cell>
          <table:table-cell office:value-type="float" office:value="0.066459076749523" calcext:value-type="float">
            <text:p>0.066459076749523</text:p>
          </table:table-cell>
          <table:table-cell office:value-type="float" office:value="-0.124831342763502" calcext:value-type="float">
            <text:p>-0.124831342763502</text:p>
          </table:table-cell>
          <table:table-cell/>
          <table:table-cell office:value-type="float" office:value="6.64590767495232" calcext:value-type="float">
            <text:p>6.64590767495232</text:p>
          </table:table-cell>
          <table:table-cell office:value-type="float" office:value="-7.15593684631542" calcext:value-type="float">
            <text:p>-7.15593684631542</text:p>
          </table:table-cell>
        </table:table-row>
        <table:table-row table:style-name="ro1">
          <table:table-cell office:value-type="float" office:value="30.499" calcext:value-type="float">
            <text:p>30.499</text:p>
          </table:table-cell>
          <table:table-cell office:value-type="float" office:value="0.139289813132139" calcext:value-type="float">
            <text:p>0.139289813132139</text:p>
          </table:table-cell>
          <table:table-cell office:value-type="float" office:value="-0.142461368737547" calcext:value-type="float">
            <text:p>-0.142461368737547</text:p>
          </table:table-cell>
          <table:table-cell/>
          <table:table-cell office:value-type="float" office:value="13.9289813132139" calcext:value-type="float">
            <text:p>13.9289813132139</text:p>
          </table:table-cell>
          <table:table-cell office:value-type="float" office:value="-8.16657527794856" calcext:value-type="float">
            <text:p>-8.16657527794856</text:p>
          </table:table-cell>
        </table:table-row>
        <table:table-row table:style-name="ro1">
          <table:table-cell office:value-type="float" office:value="30.599" calcext:value-type="float">
            <text:p>30.599</text:p>
          </table:table-cell>
          <table:table-cell office:value-type="float" office:value="0.161041783320315" calcext:value-type="float">
            <text:p>0.161041783320315</text:p>
          </table:table-cell>
          <table:table-cell office:value-type="float" office:value="-0.138110984263649" calcext:value-type="float">
            <text:p>-0.138110984263649</text:p>
          </table:table-cell>
          <table:table-cell/>
          <table:table-cell office:value-type="float" office:value="16.1041783320315" calcext:value-type="float">
            <text:p>16.1041783320315</text:p>
          </table:table-cell>
          <table:table-cell office:value-type="float" office:value="-7.91719018071876" calcext:value-type="float">
            <text:p>-7.91719018071876</text:p>
          </table:table-cell>
        </table:table-row>
        <table:table-row table:style-name="ro1">
          <table:table-cell office:value-type="float" office:value="30.6990000000001" calcext:value-type="float">
            <text:p>30.6990000000001</text:p>
          </table:table-cell>
          <table:table-cell office:value-type="float" office:value="-0.052621857048102" calcext:value-type="float">
            <text:p>-0.052621857048102</text:p>
          </table:table-cell>
          <table:table-cell office:value-type="float" office:value="-0.133484541312975" calcext:value-type="float">
            <text:p>-0.133484541312975</text:p>
          </table:table-cell>
          <table:table-cell/>
          <table:table-cell office:value-type="float" office:value="-5.26218570481018" calcext:value-type="float">
            <text:p>-5.26218570481018</text:p>
          </table:table-cell>
          <table:table-cell office:value-type="float" office:value="-7.65198007526609" calcext:value-type="float">
            <text:p>-7.65198007526609</text:p>
          </table:table-cell>
        </table:table-row>
        <table:table-row table:style-name="ro1">
          <table:table-cell office:value-type="float" office:value="30.7990000000001" calcext:value-type="float">
            <text:p>30.7990000000001</text:p>
          </table:table-cell>
          <table:table-cell office:value-type="float" office:value="0.07967624214593" calcext:value-type="float">
            <text:p>0.07967624214593</text:p>
          </table:table-cell>
          <table:table-cell office:value-type="float" office:value="-0.135655312343806" calcext:value-type="float">
            <text:p>-0.135655312343806</text:p>
          </table:table-cell>
          <table:table-cell/>
          <table:table-cell office:value-type="float" office:value="7.96762421459302" calcext:value-type="float">
            <text:p>7.96762421459302</text:p>
          </table:table-cell>
          <table:table-cell office:value-type="float" office:value="-7.77641917894428" calcext:value-type="float">
            <text:p>-7.77641917894428</text:p>
          </table:table-cell>
        </table:table-row>
        <table:table-row table:style-name="ro1">
          <table:table-cell office:value-type="float" office:value="30.899" calcext:value-type="float">
            <text:p>30.899</text:p>
          </table:table-cell>
          <table:table-cell office:value-type="float" office:value="0.105789877494943" calcext:value-type="float">
            <text:p>0.105789877494943</text:p>
          </table:table-cell>
          <table:table-cell office:value-type="float" office:value="-0.1366976755353" calcext:value-type="float">
            <text:p>-0.1366976755353</text:p>
          </table:table-cell>
          <table:table-cell/>
          <table:table-cell office:value-type="float" office:value="10.5789877494943" calcext:value-type="float">
            <text:p>10.5789877494943</text:p>
          </table:table-cell>
          <table:table-cell office:value-type="float" office:value="-7.83617248291531" calcext:value-type="float">
            <text:p>-7.83617248291531</text:p>
          </table:table-cell>
        </table:table-row>
        <table:table-row table:style-name="ro1">
          <table:table-cell office:value-type="float" office:value="30.999" calcext:value-type="float">
            <text:p>30.999</text:p>
          </table:table-cell>
          <table:table-cell office:value-type="float" office:value="0.091775544526617" calcext:value-type="float">
            <text:p>0.091775544526617</text:p>
          </table:table-cell>
          <table:table-cell office:value-type="float" office:value="-0.135812802951434" calcext:value-type="float">
            <text:p>-0.135812802951434</text:p>
          </table:table-cell>
          <table:table-cell/>
          <table:table-cell office:value-type="float" office:value="9.1775544526617" calcext:value-type="float">
            <text:p>9.1775544526617</text:p>
          </table:table-cell>
          <table:table-cell office:value-type="float" office:value="-7.78544730294844" calcext:value-type="float">
            <text:p>-7.78544730294844</text:p>
          </table:table-cell>
        </table:table-row>
        <table:table-row table:style-name="ro1">
          <table:table-cell office:value-type="float" office:value="31.099" calcext:value-type="float">
            <text:p>31.099</text:p>
          </table:table-cell>
          <table:table-cell office:value-type="float" office:value="0.056697267029064" calcext:value-type="float">
            <text:p>0.056697267029064</text:p>
          </table:table-cell>
          <table:table-cell office:value-type="float" office:value="-0.135665442710727" calcext:value-type="float">
            <text:p>-0.135665442710727</text:p>
          </table:table-cell>
          <table:table-cell/>
          <table:table-cell office:value-type="float" office:value="5.66972670290638" calcext:value-type="float">
            <text:p>5.66972670290638</text:p>
          </table:table-cell>
          <table:table-cell office:value-type="float" office:value="-7.77699990061493" calcext:value-type="float">
            <text:p>-7.77699990061493</text:p>
          </table:table-cell>
        </table:table-row>
        <table:table-row table:style-name="ro1">
          <table:table-cell office:value-type="float" office:value="31.1990000000001" calcext:value-type="float">
            <text:p>31.1990000000001</text:p>
          </table:table-cell>
          <table:table-cell office:value-type="float" office:value="0.078236803153618" calcext:value-type="float">
            <text:p>0.078236803153618</text:p>
          </table:table-cell>
          <table:table-cell office:value-type="float" office:value="-0.135973784715921" calcext:value-type="float">
            <text:p>-0.135973784715921</text:p>
          </table:table-cell>
          <table:table-cell/>
          <table:table-cell office:value-type="float" office:value="7.82368031536181" calcext:value-type="float">
            <text:p>7.82368031536181</text:p>
          </table:table-cell>
          <table:table-cell office:value-type="float" office:value="-7.7946755569636" calcext:value-type="float">
            <text:p>-7.7946755569636</text:p>
          </table:table-cell>
        </table:table-row>
        <table:table-row table:style-name="ro1">
          <table:table-cell office:value-type="float" office:value="31.2990000000001" calcext:value-type="float">
            <text:p>31.2990000000001</text:p>
          </table:table-cell>
          <table:table-cell office:value-type="float" office:value="0.077122617127941" calcext:value-type="float">
            <text:p>0.077122617127941</text:p>
          </table:table-cell>
          <table:table-cell office:value-type="float" office:value="-0.135974786500168" calcext:value-type="float">
            <text:p>-0.135974786500168</text:p>
          </table:table-cell>
          <table:table-cell/>
          <table:table-cell office:value-type="float" office:value="7.71226171279406" calcext:value-type="float">
            <text:p>7.71226171279406</text:p>
          </table:table-cell>
          <table:table-cell office:value-type="float" office:value="-7.79473298408607" calcext:value-type="float">
            <text:p>-7.79473298408607</text:p>
          </table:table-cell>
        </table:table-row>
        <table:table-row table:style-name="ro1">
          <table:table-cell office:value-type="float" office:value="31.399" calcext:value-type="float">
            <text:p>31.399</text:p>
          </table:table-cell>
          <table:table-cell office:value-type="float" office:value="0.078340289470333" calcext:value-type="float">
            <text:p>0.078340289470333</text:p>
          </table:table-cell>
          <table:table-cell office:value-type="float" office:value="-0.135880163208864" calcext:value-type="float">
            <text:p>-0.135880163208864</text:p>
          </table:table-cell>
          <table:table-cell/>
          <table:table-cell office:value-type="float" office:value="7.83402894703325" calcext:value-type="float">
            <text:p>7.83402894703325</text:p>
          </table:table-cell>
          <table:table-cell office:value-type="float" office:value="-7.78930871897944" calcext:value-type="float">
            <text:p>-7.78930871897944</text:p>
          </table:table-cell>
        </table:table-row>
        <table:table-row table:style-name="ro1">
          <table:table-cell office:value-type="float" office:value="31.499" calcext:value-type="float">
            <text:p>31.499</text:p>
          </table:table-cell>
          <table:table-cell office:value-type="float" office:value="0.07614710526594" calcext:value-type="float">
            <text:p>0.07614710526594</text:p>
          </table:table-cell>
          <table:table-cell office:value-type="float" office:value="-0.135900945946118" calcext:value-type="float">
            <text:p>-0.135900945946118</text:p>
          </table:table-cell>
          <table:table-cell/>
          <table:table-cell office:value-type="float" office:value="7.61471052659401" calcext:value-type="float">
            <text:p>7.61471052659401</text:p>
          </table:table-cell>
          <table:table-cell office:value-type="float" office:value="-7.79050008608321" calcext:value-type="float">
            <text:p>-7.79050008608321</text:p>
          </table:table-cell>
        </table:table-row>
        <table:table-row table:style-name="ro1">
          <table:table-cell office:value-type="float" office:value="31.599" calcext:value-type="float">
            <text:p>31.599</text:p>
          </table:table-cell>
          <table:table-cell office:value-type="float" office:value="0.076691859067267" calcext:value-type="float">
            <text:p>0.076691859067267</text:p>
          </table:table-cell>
          <table:table-cell office:value-type="float" office:value="-0.135887253257395" calcext:value-type="float">
            <text:p>-0.135887253257395</text:p>
          </table:table-cell>
          <table:table-cell/>
          <table:table-cell office:value-type="float" office:value="7.66918590672671" calcext:value-type="float">
            <text:p>7.66918590672671</text:p>
          </table:table-cell>
          <table:table-cell office:value-type="float" office:value="-7.78971515488251" calcext:value-type="float">
            <text:p>-7.78971515488251</text:p>
          </table:table-cell>
        </table:table-row>
        <table:table-row table:style-name="ro1">
          <table:table-cell office:value-type="float" office:value="31.6990000000001" calcext:value-type="float">
            <text:p>31.6990000000001</text:p>
          </table:table-cell>
          <table:table-cell office:value-type="float" office:value="0.086095623737252" calcext:value-type="float">
            <text:p>0.086095623737252</text:p>
          </table:table-cell>
          <table:table-cell office:value-type="float" office:value="-0.131913817627341" calcext:value-type="float">
            <text:p>-0.131913817627341</text:p>
          </table:table-cell>
          <table:table-cell/>
          <table:table-cell office:value-type="float" office:value="8.60956237372517" calcext:value-type="float">
            <text:p>8.60956237372517</text:p>
          </table:table-cell>
          <table:table-cell office:value-type="float" office:value="-7.56193859010234" calcext:value-type="float">
            <text:p>-7.56193859010234</text:p>
          </table:table-cell>
        </table:table-row>
        <table:table-row table:style-name="ro1">
          <table:table-cell office:value-type="float" office:value="31.7990000000001" calcext:value-type="float">
            <text:p>31.7990000000001</text:p>
          </table:table-cell>
          <table:table-cell office:value-type="float" office:value="0.075353962874396" calcext:value-type="float">
            <text:p>0.075353962874396</text:p>
          </table:table-cell>
          <table:table-cell office:value-type="float" office:value="-0.067011936241403" calcext:value-type="float">
            <text:p>-0.067011936241403</text:p>
          </table:table-cell>
          <table:table-cell/>
          <table:table-cell office:value-type="float" office:value="7.53539628743956" calcext:value-type="float">
            <text:p>7.53539628743956</text:p>
          </table:table-cell>
          <table:table-cell office:value-type="float" office:value="-3.84144857434792" calcext:value-type="float">
            <text:p>-3.84144857434792</text:p>
          </table:table-cell>
        </table:table-row>
        <table:table-row table:style-name="ro1">
          <table:table-cell office:value-type="float" office:value="31.899" calcext:value-type="float">
            <text:p>31.899</text:p>
          </table:table-cell>
          <table:table-cell office:value-type="float" office:value="-0.112972263280956" calcext:value-type="float">
            <text:p>-0.112972263280956</text:p>
          </table:table-cell>
          <table:table-cell office:value-type="float" office:value="0.025524915881125" calcext:value-type="float">
            <text:p>0.025524915881125</text:p>
          </table:table-cell>
          <table:table-cell/>
          <table:table-cell office:value-type="float" office:value="-11.2972263280956" calcext:value-type="float">
            <text:p>-11.2972263280956</text:p>
          </table:table-cell>
          <table:table-cell office:value-type="float" office:value="1.46321173840842" calcext:value-type="float">
            <text:p>1.46321173840842</text:p>
          </table:table-cell>
        </table:table-row>
        <table:table-row table:style-name="ro1">
          <table:table-cell office:value-type="float" office:value="31.999" calcext:value-type="float">
            <text:p>31.999</text:p>
          </table:table-cell>
          <table:table-cell office:value-type="float" office:value="-0.283509973484818" calcext:value-type="float">
            <text:p>-0.283509973484818</text:p>
          </table:table-cell>
          <table:table-cell office:value-type="float" office:value="0.026063665200232" calcext:value-type="float">
            <text:p>0.026063665200232</text:p>
          </table:table-cell>
          <table:table-cell/>
          <table:table-cell office:value-type="float" office:value="-28.3509973484818" calcext:value-type="float">
            <text:p>-28.3509973484818</text:p>
          </table:table-cell>
          <table:table-cell office:value-type="float" office:value="1.49409545733811" calcext:value-type="float">
            <text:p>1.49409545733811</text:p>
          </table:table-cell>
        </table:table-row>
        <table:table-row table:style-name="ro1">
          <table:table-cell office:value-type="float" office:value="32.099" calcext:value-type="float">
            <text:p>32.099</text:p>
          </table:table-cell>
          <table:table-cell office:value-type="float" office:value="0.423009684036035" calcext:value-type="float">
            <text:p>0.423009684036035</text:p>
          </table:table-cell>
          <table:table-cell office:value-type="float" office:value="-0.014665583850682" calcext:value-type="float">
            <text:p>-0.014665583850682</text:p>
          </table:table-cell>
          <table:table-cell/>
          <table:table-cell office:value-type="float" office:value="42.3009684036035" calcext:value-type="float">
            <text:p>42.3009684036035</text:p>
          </table:table-cell>
          <table:table-cell office:value-type="float" office:value="-0.840702258956316" calcext:value-type="float">
            <text:p>-0.840702258956316</text:p>
          </table:table-cell>
        </table:table-row>
        <table:table-row table:style-name="ro1">
          <table:table-cell office:value-type="float" office:value="32.1990000000001" calcext:value-type="float">
            <text:p>32.1990000000001</text:p>
          </table:table-cell>
          <table:table-cell office:value-type="float" office:value="0.191744096942992" calcext:value-type="float">
            <text:p>0.191744096942992</text:p>
          </table:table-cell>
          <table:table-cell office:value-type="float" office:value="-0.005538778371061" calcext:value-type="float">
            <text:p>-0.005538778371061</text:p>
          </table:table-cell>
          <table:table-cell/>
          <table:table-cell office:value-type="float" office:value="19.1744096942992" calcext:value-type="float">
            <text:p>19.1744096942992</text:p>
          </table:table-cell>
          <table:table-cell office:value-type="float" office:value="-0.317509588149967" calcext:value-type="float">
            <text:p>-0.317509588149967</text:p>
          </table:table-cell>
        </table:table-row>
        <table:table-row table:style-name="ro1">
          <table:table-cell office:value-type="float" office:value="32.2990000000001" calcext:value-type="float">
            <text:p>32.2990000000001</text:p>
          </table:table-cell>
          <table:table-cell office:value-type="float" office:value="-0.188567176208581" calcext:value-type="float">
            <text:p>-0.188567176208581</text:p>
          </table:table-cell>
          <table:table-cell office:value-type="float" office:value="0.005594211383126" calcext:value-type="float">
            <text:p>0.005594211383126</text:p>
          </table:table-cell>
          <table:table-cell/>
          <table:table-cell office:value-type="float" office:value="-18.8567176208581" calcext:value-type="float">
            <text:p>-18.8567176208581</text:p>
          </table:table-cell>
          <table:table-cell office:value-type="float" office:value="0.320687276739681" calcext:value-type="float">
            <text:p>0.320687276739681</text:p>
          </table:table-cell>
        </table:table-row>
        <table:table-row table:style-name="ro1">
          <table:table-cell office:value-type="float" office:value="32.399" calcext:value-type="float">
            <text:p>32.399</text:p>
          </table:table-cell>
          <table:table-cell office:value-type="float" office:value="-0.028180548806793" calcext:value-type="float">
            <text:p>-0.028180548806793</text:p>
          </table:table-cell>
          <table:table-cell office:value-type="float" office:value="0.000702733031183" calcext:value-type="float">
            <text:p>0.000702733031183</text:p>
          </table:table-cell>
          <table:table-cell/>
          <table:table-cell office:value-type="float" office:value="-2.81805488067925" calcext:value-type="float">
            <text:p>-2.81805488067925</text:p>
          </table:table-cell>
          <table:table-cell office:value-type="float" office:value="0.040284059112392" calcext:value-type="float">
            <text:p>0.040284059112392</text:p>
          </table:table-cell>
        </table:table-row>
        <table:table-row table:style-name="ro1">
          <table:table-cell office:value-type="float" office:value="32.499" calcext:value-type="float">
            <text:p>32.499</text:p>
          </table:table-cell>
          <table:table-cell office:value-type="float" office:value="0.07368293742184" calcext:value-type="float">
            <text:p>0.07368293742184</text:p>
          </table:table-cell>
          <table:table-cell office:value-type="float" office:value="-0.001892734104298" calcext:value-type="float">
            <text:p>-0.001892734104298</text:p>
          </table:table-cell>
          <table:table-cell/>
          <table:table-cell office:value-type="float" office:value="7.36829374218402" calcext:value-type="float">
            <text:p>7.36829374218402</text:p>
          </table:table-cell>
          <table:table-cell office:value-type="float" office:value="-0.108500681138103" calcext:value-type="float">
            <text:p>-0.108500681138103</text:p>
          </table:table-cell>
        </table:table-row>
        <table:table-row table:style-name="ro1">
          <table:table-cell office:value-type="float" office:value="32.599" calcext:value-type="float">
            <text:p>32.599</text:p>
          </table:table-cell>
          <table:table-cell office:value-type="float" office:value="-0.004068020427966" calcext:value-type="float">
            <text:p>-0.004068020427966</text:p>
          </table:table-cell>
          <table:table-cell office:value-type="float" office:value="0.000120742096843" calcext:value-type="float">
            <text:p>0.000120742096843</text:p>
          </table:table-cell>
          <table:table-cell/>
          <table:table-cell office:value-type="float" office:value="-0.406802042796624" calcext:value-type="float">
            <text:p>-0.406802042796624</text:p>
          </table:table-cell>
          <table:table-cell office:value-type="float" office:value="0.006921521475101" calcext:value-type="float">
            <text:p>0.006921521475101</text:p>
          </table:table-cell>
        </table:table-row>
        <table:table-row table:style-name="ro1">
          <table:table-cell office:value-type="float" office:value="32.6990000000001" calcext:value-type="float">
            <text:p>32.6990000000001</text:p>
          </table:table-cell>
          <table:table-cell office:value-type="float" office:value="-0.024411125025914" calcext:value-type="float">
            <text:p>-0.024411125025914</text:p>
          </table:table-cell>
          <table:table-cell office:value-type="float" office:value="0.000563681694737" calcext:value-type="float">
            <text:p>0.000563681694737</text:p>
          </table:table-cell>
          <table:table-cell/>
          <table:table-cell office:value-type="float" office:value="-2.44111250259144" calcext:value-type="float">
            <text:p>-2.44111250259144</text:p>
          </table:table-cell>
          <table:table-cell office:value-type="float" office:value="0.032312963392553" calcext:value-type="float">
            <text:p>0.032312963392553</text:p>
          </table:table-cell>
        </table:table-row>
        <table:table-row table:style-name="ro1">
          <table:table-cell office:value-type="float" office:value="32.7990000000001" calcext:value-type="float">
            <text:p>32.7990000000001</text:p>
          </table:table-cell>
          <table:table-cell office:value-type="float" office:value="0.005567886471372" calcext:value-type="float">
            <text:p>0.005567886471372</text:p>
          </table:table-cell>
          <table:table-cell office:value-type="float" office:value="-0.000146917293068" calcext:value-type="float">
            <text:p>-0.000146917293068</text:p>
          </table:table-cell>
          <table:table-cell/>
          <table:table-cell office:value-type="float" office:value="0.556788647137162" calcext:value-type="float">
            <text:p>0.556788647137162</text:p>
          </table:table-cell>
          <table:table-cell office:value-type="float" office:value="-0.008422010430658" calcext:value-type="float">
            <text:p>-0.008422010430658</text:p>
          </table:table-cell>
        </table:table-row>
        <table:table-row table:style-name="ro1">
          <table:table-cell office:value-type="float" office:value="32.899" calcext:value-type="float">
            <text:p>32.899</text:p>
          </table:table-cell>
          <table:table-cell office:value-type="float" office:value="0.00591230408397" calcext:value-type="float">
            <text:p>0.00591230408397</text:p>
          </table:table-cell>
          <table:table-cell office:value-type="float" office:value="-0.000149184489322" calcext:value-type="float">
            <text:p>-0.000149184489322</text:p>
          </table:table-cell>
          <table:table-cell/>
          <table:table-cell office:value-type="float" office:value="0.591230408397001" calcext:value-type="float">
            <text:p>0.591230408397001</text:p>
          </table:table-cell>
          <table:table-cell office:value-type="float" office:value="-0.008551977094892" calcext:value-type="float">
            <text:p>-0.008551977094892</text:p>
          </table:table-cell>
        </table:table-row>
        <table:table-row table:style-name="ro1">
          <table:table-cell office:value-type="float" office:value="32.999" calcext:value-type="float">
            <text:p>32.999</text:p>
          </table:table-cell>
          <table:table-cell office:value-type="float" office:value="-0.002556490446575" calcext:value-type="float">
            <text:p>-0.002556490446575</text:p>
          </table:table-cell>
          <table:table-cell office:value-type="float" office:value="0.0000742029873590511" calcext:value-type="float">
            <text:p>7.42029873590511E-05</text:p>
          </table:table-cell>
          <table:table-cell/>
          <table:table-cell office:value-type="float" office:value="-0.255649044657512" calcext:value-type="float">
            <text:p>-0.255649044657512</text:p>
          </table:table-cell>
          <table:table-cell office:value-type="float" office:value="0.004253674434595" calcext:value-type="float">
            <text:p>0.004253674434595</text:p>
          </table:table-cell>
        </table:table-row>
        <table:table-row table:style-name="ro1">
          <table:table-cell office:value-type="float" office:value="33.099" calcext:value-type="float">
            <text:p>33.099</text:p>
          </table:table-cell>
          <table:table-cell office:value-type="float" office:value="0.001517081062721" calcext:value-type="float">
            <text:p>0.001517081062721</text:p>
          </table:table-cell>
          <table:table-cell office:value-type="float" office:value="0.0000334723478117027" calcext:value-type="float">
            <text:p>3.34723478117027E-05</text:p>
          </table:table-cell>
          <table:table-cell/>
          <table:table-cell office:value-type="float" office:value="0.151708106272073" calcext:value-type="float">
            <text:p>0.151708106272073</text:p>
          </table:table-cell>
          <table:table-cell office:value-type="float" office:value="0.001918797008314" calcext:value-type="float">
            <text:p>0.001918797008314</text:p>
          </table:table-cell>
        </table:table-row>
        <table:table-row table:style-name="ro1">
          <table:table-cell office:value-type="float" office:value="33.1990000000001" calcext:value-type="float">
            <text:p>33.1990000000001</text:p>
          </table:table-cell>
          <table:table-cell office:value-type="float" office:value="0.000858532932384" calcext:value-type="float">
            <text:p>0.000858532932384</text:p>
          </table:table-cell>
          <table:table-cell office:value-type="float" office:value="-0.000033932929028424" calcext:value-type="float">
            <text:p>-3.3932929028424E-05</text:p>
          </table:table-cell>
          <table:table-cell/>
          <table:table-cell office:value-type="float" office:value="0.08585329323844" calcext:value-type="float">
            <text:p>0.08585329323844</text:p>
          </table:table-cell>
          <table:table-cell office:value-type="float" office:value="-0.001945199753222" calcext:value-type="float">
            <text:p>-0.001945199753222</text:p>
          </table:table-cell>
        </table:table-row>
        <table:table-row table:style-name="ro1">
          <table:table-cell office:value-type="float" office:value="33.2990000000001" calcext:value-type="float">
            <text:p>33.2990000000001</text:p>
          </table:table-cell>
          <table:table-cell office:value-type="float" office:value="-0.00242427958266" calcext:value-type="float">
            <text:p>-0.00242427958266</text:p>
          </table:table-cell>
          <table:table-cell office:value-type="float" office:value="0.000000632772998443443" calcext:value-type="float">
            <text:p>6.32772998443443E-07</text:p>
          </table:table-cell>
          <table:table-cell/>
          <table:table-cell office:value-type="float" office:value="-0.242427958266029" calcext:value-type="float">
            <text:p>-0.242427958266029</text:p>
          </table:table-cell>
          <table:table-cell office:value-type="float" office:value="0.0000362736113757387" calcext:value-type="float">
            <text:p>3.62736113757387E-05</text:p>
          </table:table-cell>
        </table:table-row>
        <table:table-row table:style-name="ro1">
          <table:table-cell office:value-type="float" office:value="33.399" calcext:value-type="float">
            <text:p>33.399</text:p>
          </table:table-cell>
          <table:table-cell office:value-type="float" office:value="-0.000509057636959" calcext:value-type="float">
            <text:p>-0.000509057636959</text:p>
          </table:table-cell>
          <table:table-cell office:value-type="float" office:value="0.0000156363997554365" calcext:value-type="float">
            <text:p>1.56363997554365E-05</text:p>
          </table:table-cell>
          <table:table-cell/>
          <table:table-cell office:value-type="float" office:value="-0.050905763695864" calcext:value-type="float">
            <text:p>-0.050905763695864</text:p>
          </table:table-cell>
          <table:table-cell office:value-type="float" office:value="0.000896354126108" calcext:value-type="float">
            <text:p>0.000896354126108</text:p>
          </table:table-cell>
        </table:table-row>
        <table:table-row table:style-name="ro1">
          <table:table-cell office:value-type="float" office:value="33.499" calcext:value-type="float">
            <text:p>33.499</text:p>
          </table:table-cell>
          <table:table-cell office:value-type="float" office:value="0.003191426109594" calcext:value-type="float">
            <text:p>0.003191426109594</text:p>
          </table:table-cell>
          <table:table-cell office:value-type="float" office:value="0.00000625159127043418" calcext:value-type="float">
            <text:p>6.25159127043418E-06</text:p>
          </table:table-cell>
          <table:table-cell/>
          <table:table-cell office:value-type="float" office:value="0.319142610959368" calcext:value-type="float">
            <text:p>0.319142610959368</text:p>
          </table:table-cell>
          <table:table-cell office:value-type="float" office:value="0.000358371474101" calcext:value-type="float">
            <text:p>0.000358371474101</text:p>
          </table:table-cell>
        </table:table-row>
        <table:table-row table:style-name="ro1">
          <table:table-cell office:value-type="float" office:value="33.599" calcext:value-type="float">
            <text:p>33.599</text:p>
          </table:table-cell>
          <table:table-cell office:value-type="float" office:value="-0.001909146093965" calcext:value-type="float">
            <text:p>-0.001909146093965</text:p>
          </table:table-cell>
          <table:table-cell office:value-type="float" office:value="0.0000092481761946317" calcext:value-type="float">
            <text:p>9.2481761946317E-06</text:p>
          </table:table-cell>
          <table:table-cell/>
          <table:table-cell office:value-type="float" office:value="-0.190914609396465" calcext:value-type="float">
            <text:p>-0.190914609396465</text:p>
          </table:table-cell>
          <table:table-cell office:value-type="float" office:value="0.000530150227718" calcext:value-type="float">
            <text:p>0.000530150227718</text:p>
          </table:table-cell>
        </table:table-row>
        <table:table-row table:style-name="ro1">
          <table:table-cell office:value-type="float" office:value="33.6990000000001" calcext:value-type="float">
            <text:p>33.6990000000001</text:p>
          </table:table-cell>
          <table:table-cell office:value-type="float" office:value="-0.001912110057121" calcext:value-type="float">
            <text:p>-0.001912110057121</text:p>
          </table:table-cell>
          <table:table-cell office:value-type="float" office:value="0.000000767660875311549" calcext:value-type="float">
            <text:p>7.67660875311549E-07</text:p>
          </table:table-cell>
          <table:table-cell/>
          <table:table-cell office:value-type="float" office:value="-0.191211005712056" calcext:value-type="float">
            <text:p>-0.191211005712056</text:p>
          </table:table-cell>
          <table:table-cell office:value-type="float" office:value="0.0000440060374382416" calcext:value-type="float">
            <text:p>4.40060374382416E-05</text:p>
          </table:table-cell>
        </table:table-row>
        <table:table-row table:style-name="ro1">
          <table:table-cell office:value-type="float" office:value="33.7990000000001" calcext:value-type="float">
            <text:p>33.7990000000001</text:p>
          </table:table-cell>
          <table:table-cell office:value-type="float" office:value="0.001644264312475" calcext:value-type="float">
            <text:p>0.001644264312475</text:p>
          </table:table-cell>
          <table:table-cell office:value-type="float" office:value="0.00000489461327646268" calcext:value-type="float">
            <text:p>4.89461327646268E-06</text:p>
          </table:table-cell>
          <table:table-cell/>
          <table:table-cell office:value-type="float" office:value="0.164426431247508" calcext:value-type="float">
            <text:p>0.164426431247508</text:p>
          </table:table-cell>
          <table:table-cell office:value-type="float" office:value="0.000280582926676" calcext:value-type="float">
            <text:p>0.000280582926676</text:p>
          </table:table-cell>
        </table:table-row>
        <table:table-row table:style-name="ro1">
          <table:table-cell office:value-type="float" office:value="33.899" calcext:value-type="float">
            <text:p>33.899</text:p>
          </table:table-cell>
          <table:table-cell office:value-type="float" office:value="0.000241263756667" calcext:value-type="float">
            <text:p>0.000241263756667</text:p>
          </table:table-cell>
          <table:table-cell office:value-type="float" office:value="0.00000977275524238763" calcext:value-type="float">
            <text:p>9.77275524238763E-06</text:p>
          </table:table-cell>
          <table:table-cell/>
          <table:table-cell office:value-type="float" office:value="0.024126375666681" calcext:value-type="float">
            <text:p>0.024126375666681</text:p>
          </table:table-cell>
          <table:table-cell office:value-type="float" office:value="0.000560221638099" calcext:value-type="float">
            <text:p>0.000560221638099</text:p>
          </table:table-cell>
        </table:table-row>
        <table:table-row table:style-name="ro1">
          <table:table-cell office:value-type="float" office:value="33.999" calcext:value-type="float">
            <text:p>33.999</text:p>
          </table:table-cell>
          <table:table-cell office:value-type="float" office:value="0.000864173457053" calcext:value-type="float">
            <text:p>0.000864173457053</text:p>
          </table:table-cell>
          <table:table-cell office:value-type="float" office:value="0.00000374313664952552" calcext:value-type="float">
            <text:p>3.74313664952552E-06</text:p>
          </table:table-cell>
          <table:table-cell/>
          <table:table-cell office:value-type="float" office:value="0.086417345705275" calcext:value-type="float">
            <text:p>0.086417345705275</text:p>
          </table:table-cell>
          <table:table-cell office:value-type="float" office:value="0.000214574712393" calcext:value-type="float">
            <text:p>0.000214574712393</text:p>
          </table:table-cell>
        </table:table-row>
        <table:table-row table:style-name="ro1">
          <table:table-cell office:value-type="float" office:value="34.099" calcext:value-type="float">
            <text:p>34.099</text:p>
          </table:table-cell>
          <table:table-cell office:value-type="float" office:value="-0.0000560986607497704" calcext:value-type="float">
            <text:p>-5.60986607497704E-05</text:p>
          </table:table-cell>
          <table:table-cell office:value-type="float" office:value="0.000007100695243345" calcext:value-type="float">
            <text:p>7.100695243345E-06</text:p>
          </table:table-cell>
          <table:table-cell/>
          <table:table-cell office:value-type="float" office:value="-0.005609866074977" calcext:value-type="float">
            <text:p>-0.005609866074977</text:p>
          </table:table-cell>
          <table:table-cell office:value-type="float" office:value="0.000407046224141" calcext:value-type="float">
            <text:p>0.000407046224141</text:p>
          </table:table-cell>
        </table:table-row>
        <table:table-row table:style-name="ro1">
          <table:table-cell office:value-type="float" office:value="34.1990000000001" calcext:value-type="float">
            <text:p>34.1990000000001</text:p>
          </table:table-cell>
          <table:table-cell office:value-type="float" office:value="-0.002495929222841" calcext:value-type="float">
            <text:p>-0.002495929222841</text:p>
          </table:table-cell>
          <table:table-cell office:value-type="float" office:value="-0.0000014727205952525" calcext:value-type="float">
            <text:p>-1.4727205952525E-06</text:p>
          </table:table-cell>
          <table:table-cell/>
          <table:table-cell office:value-type="float" office:value="-0.249592922284142" calcext:value-type="float">
            <text:p>-0.249592922284142</text:p>
          </table:table-cell>
          <table:table-cell office:value-type="float" office:value="-0.0000844234736132005" calcext:value-type="float">
            <text:p>-8.44234736132005E-05</text:p>
          </table:table-cell>
        </table:table-row>
        <table:table-row table:style-name="ro1">
          <table:table-cell office:value-type="float" office:value="34.2990000000001" calcext:value-type="float">
            <text:p>34.2990000000001</text:p>
          </table:table-cell>
          <table:table-cell office:value-type="float" office:value="0.002362909374979" calcext:value-type="float">
            <text:p>0.002362909374979</text:p>
          </table:table-cell>
          <table:table-cell office:value-type="float" office:value="-0.00000296983393521799" calcext:value-type="float">
            <text:p>-2.96983393521799E-06</text:p>
          </table:table-cell>
          <table:table-cell/>
          <table:table-cell office:value-type="float" office:value="0.236290937497949" calcext:value-type="float">
            <text:p>0.236290937497949</text:p>
          </table:table-cell>
          <table:table-cell office:value-type="float" office:value="-0.000170245257433" calcext:value-type="float">
            <text:p>-0.000170245257433</text:p>
          </table:table-cell>
        </table:table-row>
        <table:table-row table:style-name="ro1">
          <table:table-cell office:value-type="float" office:value="34.399" calcext:value-type="float">
            <text:p>34.399</text:p>
          </table:table-cell>
          <table:table-cell office:value-type="float" office:value="0.000425340630694" calcext:value-type="float">
            <text:p>0.000425340630694</text:p>
          </table:table-cell>
          <table:table-cell office:value-type="float" office:value="0.00000779121431726537" calcext:value-type="float">
            <text:p>7.79121431726537E-06</text:p>
          </table:table-cell>
          <table:table-cell/>
          <table:table-cell office:value-type="float" office:value="0.042534063069394" calcext:value-type="float">
            <text:p>0.042534063069394</text:p>
          </table:table-cell>
          <table:table-cell office:value-type="float" office:value="0.000446630120098" calcext:value-type="float">
            <text:p>0.000446630120098</text:p>
          </table:table-cell>
        </table:table-row>
        <table:table-row table:style-name="ro1">
          <table:table-cell office:value-type="float" office:value="34.499" calcext:value-type="float">
            <text:p>34.499</text:p>
          </table:table-cell>
          <table:table-cell office:value-type="float" office:value="0.001575254869755" calcext:value-type="float">
            <text:p>0.001575254869755</text:p>
          </table:table-cell>
          <table:table-cell office:value-type="float" office:value="-0.00000575708788019824" calcext:value-type="float">
            <text:p>-5.75708788019824E-06</text:p>
          </table:table-cell>
          <table:table-cell/>
          <table:table-cell office:value-type="float" office:value="0.157525486975504" calcext:value-type="float">
            <text:p>0.157525486975504</text:p>
          </table:table-cell>
          <table:table-cell office:value-type="float" office:value="-0.000330024145999" calcext:value-type="float">
            <text:p>-0.000330024145999</text:p>
          </table:table-cell>
        </table:table-row>
        <table:table-row table:style-name="ro1">
          <table:table-cell office:value-type="float" office:value="34.599" calcext:value-type="float">
            <text:p>34.599</text:p>
          </table:table-cell>
          <table:table-cell office:value-type="float" office:value="-0.003934318487604" calcext:value-type="float">
            <text:p>-0.003934318487604</text:p>
          </table:table-cell>
          <table:table-cell office:value-type="float" office:value="-0.00000193866378861429" calcext:value-type="float">
            <text:p>-1.93866378861429E-06</text:p>
          </table:table-cell>
          <table:table-cell/>
          <table:table-cell office:value-type="float" office:value="-0.393431848760371" calcext:value-type="float">
            <text:p>-0.393431848760371</text:p>
          </table:table-cell>
          <table:table-cell office:value-type="float" office:value="-0.000111133592978" calcext:value-type="float">
            <text:p>-0.000111133592978</text:p>
          </table:table-cell>
        </table:table-row>
        <table:table-row table:style-name="ro1">
          <table:table-cell office:value-type="float" office:value="34.6990000000001" calcext:value-type="float">
            <text:p>34.6990000000001</text:p>
          </table:table-cell>
          <table:table-cell office:value-type="float" office:value="0.00030608196369" calcext:value-type="float">
            <text:p>0.00030608196369</text:p>
          </table:table-cell>
          <table:table-cell office:value-type="float" office:value="0.00000524247311339821" calcext:value-type="float">
            <text:p>5.24247311339821E-06</text:p>
          </table:table-cell>
          <table:table-cell/>
          <table:table-cell office:value-type="float" office:value="0.030608196368975" calcext:value-type="float">
            <text:p>0.030608196368975</text:p>
          </table:table-cell>
          <table:table-cell office:value-type="float" office:value="0.000300523936437" calcext:value-type="float">
            <text:p>0.000300523936437</text:p>
          </table:table-cell>
        </table:table-row>
        <table:table-row table:style-name="ro1">
          <table:table-cell office:value-type="float" office:value="34.7990000000001" calcext:value-type="float">
            <text:p>34.7990000000001</text:p>
          </table:table-cell>
          <table:table-cell office:value-type="float" office:value="0.001642703248995" calcext:value-type="float">
            <text:p>0.001642703248995</text:p>
          </table:table-cell>
          <table:table-cell office:value-type="float" office:value="0.00000560362661694569" calcext:value-type="float">
            <text:p>5.60362661694569E-06</text:p>
          </table:table-cell>
          <table:table-cell/>
          <table:table-cell office:value-type="float" office:value="0.164270324899538" calcext:value-type="float">
            <text:p>0.164270324899538</text:p>
          </table:table-cell>
          <table:table-cell office:value-type="float" office:value="0.000321227003519" calcext:value-type="float">
            <text:p>0.000321227003519</text:p>
          </table:table-cell>
        </table:table-row>
        <table:table-row table:style-name="ro1">
          <table:table-cell office:value-type="float" office:value="34.899" calcext:value-type="float">
            <text:p>34.899</text:p>
          </table:table-cell>
          <table:table-cell office:value-type="float" office:value="-0.001798431037467" calcext:value-type="float">
            <text:p>-0.001798431037467</text:p>
          </table:table-cell>
          <table:table-cell office:value-type="float" office:value="-0.00000347955941215616" calcext:value-type="float">
            <text:p>-3.47955941215616E-06</text:p>
          </table:table-cell>
          <table:table-cell/>
          <table:table-cell office:value-type="float" office:value="-0.179843103746682" calcext:value-type="float">
            <text:p>-0.179843103746682</text:p>
          </table:table-cell>
          <table:table-cell office:value-type="float" office:value="-0.000199465189232" calcext:value-type="float">
            <text:p>-0.000199465189232</text:p>
          </table:table-cell>
        </table:table-row>
        <table:table-row table:style-name="ro1">
          <table:table-cell office:value-type="float" office:value="34.999" calcext:value-type="float">
            <text:p>34.999</text:p>
          </table:table-cell>
          <table:table-cell office:value-type="float" office:value="0.000752449310072" calcext:value-type="float">
            <text:p>0.000752449310072</text:p>
          </table:table-cell>
          <table:table-cell office:value-type="float" office:value="-0.00000525659703853876" calcext:value-type="float">
            <text:p>-5.25659703853876E-06</text:p>
          </table:table-cell>
          <table:table-cell/>
          <table:table-cell office:value-type="float" office:value="0.075244931007191" calcext:value-type="float">
            <text:p>0.075244931007191</text:p>
          </table:table-cell>
          <table:table-cell office:value-type="float" office:value="-0.000301333588196" calcext:value-type="float">
            <text:p>-0.000301333588196</text:p>
          </table:table-cell>
        </table:table-row>
        <table:table-row table:style-name="ro1">
          <table:table-cell office:value-type="float" office:value="35.099" calcext:value-type="float">
            <text:p>35.099</text:p>
          </table:table-cell>
          <table:table-cell office:value-type="float" office:value="0.00350573535669" calcext:value-type="float">
            <text:p>0.00350573535669</text:p>
          </table:table-cell>
          <table:table-cell office:value-type="float" office:value="0.00000124316626148868" calcext:value-type="float">
            <text:p>1.24316626148868E-06</text:p>
          </table:table-cell>
          <table:table-cell/>
          <table:table-cell office:value-type="float" office:value="0.350573535669041" calcext:value-type="float">
            <text:p>0.350573535669041</text:p>
          </table:table-cell>
          <table:table-cell office:value-type="float" office:value="0.0000712643079834276" calcext:value-type="float">
            <text:p>7.12643079834276E-05</text:p>
          </table:table-cell>
        </table:table-row>
        <table:table-row table:style-name="ro1">
          <table:table-cell office:value-type="float" office:value="35.1990000000001" calcext:value-type="float">
            <text:p>35.1990000000001</text:p>
          </table:table-cell>
          <table:table-cell office:value-type="float" office:value="-0.002511679810881" calcext:value-type="float">
            <text:p>-0.002511679810881</text:p>
          </table:table-cell>
          <table:table-cell office:value-type="float" office:value="0.00000550140675326105" calcext:value-type="float">
            <text:p>5.50140675326105E-06</text:p>
          </table:table-cell>
          <table:table-cell/>
          <table:table-cell office:value-type="float" office:value="-0.251167981088088" calcext:value-type="float">
            <text:p>-0.251167981088088</text:p>
          </table:table-cell>
          <table:table-cell office:value-type="float" office:value="0.000315367266111" calcext:value-type="float">
            <text:p>0.000315367266111</text:p>
          </table:table-cell>
        </table:table-row>
        <table:table-row table:style-name="ro1">
          <table:table-cell office:value-type="float" office:value="35.2990000000001" calcext:value-type="float">
            <text:p>35.2990000000001</text:p>
          </table:table-cell>
          <table:table-cell office:value-type="float" office:value="-0.00231226457923" calcext:value-type="float">
            <text:p>-0.00231226457923</text:p>
          </table:table-cell>
          <table:table-cell office:value-type="float" office:value="0.00000511021411941925" calcext:value-type="float">
            <text:p>5.11021411941925E-06</text:p>
          </table:table-cell>
          <table:table-cell/>
          <table:table-cell office:value-type="float" office:value="-0.231226457922954" calcext:value-type="float">
            <text:p>-0.231226457922954</text:p>
          </table:table-cell>
          <table:table-cell office:value-type="float" office:value="0.000292942210667" calcext:value-type="float">
            <text:p>0.000292942210667</text:p>
          </table:table-cell>
        </table:table-row>
        <table:table-row table:style-name="ro1">
          <table:table-cell office:value-type="float" office:value="35.399" calcext:value-type="float">
            <text:p>35.399</text:p>
          </table:table-cell>
          <table:table-cell office:value-type="float" office:value="0.002157482184763" calcext:value-type="float">
            <text:p>0.002157482184763</text:p>
          </table:table-cell>
          <table:table-cell office:value-type="float" office:value="-0.00000708095466794845" calcext:value-type="float">
            <text:p>-7.08095466794845E-06</text:p>
          </table:table-cell>
          <table:table-cell/>
          <table:table-cell office:value-type="float" office:value="0.215748218476329" calcext:value-type="float">
            <text:p>0.215748218476329</text:p>
          </table:table-cell>
          <table:table-cell office:value-type="float" office:value="-0.0004059145988" calcext:value-type="float">
            <text:p>-0.0004059145988</text:p>
          </table:table-cell>
        </table:table-row>
        <table:table-row table:style-name="ro1">
          <table:table-cell office:value-type="float" office:value="35.499" calcext:value-type="float">
            <text:p>35.499</text:p>
          </table:table-cell>
          <table:table-cell office:value-type="float" office:value="0.001817547992181" calcext:value-type="float">
            <text:p>0.001817547992181</text:p>
          </table:table-cell>
          <table:table-cell office:value-type="float" office:value="-0.00000291992521006534" calcext:value-type="float">
            <text:p>-2.91992521006534E-06</text:p>
          </table:table-cell>
          <table:table-cell/>
          <table:table-cell office:value-type="float" office:value="0.18175479921814" calcext:value-type="float">
            <text:p>0.18175479921814</text:p>
          </table:table-cell>
          <table:table-cell office:value-type="float" office:value="-0.000167384247711" calcext:value-type="float">
            <text:p>-0.000167384247711</text:p>
          </table:table-cell>
        </table:table-row>
        <table:table-row table:style-name="ro1">
          <table:table-cell office:value-type="float" office:value="35.599" calcext:value-type="float">
            <text:p>35.599</text:p>
          </table:table-cell>
          <table:table-cell office:value-type="float" office:value="0.0000742634867237677" calcext:value-type="float">
            <text:p>7.42634867237677E-05</text:p>
          </table:table-cell>
          <table:table-cell office:value-type="float" office:value="0.00000615025122563395" calcext:value-type="float">
            <text:p>6.15025122563395E-06</text:p>
          </table:table-cell>
          <table:table-cell/>
          <table:table-cell office:value-type="float" office:value="0.007426348672377" calcext:value-type="float">
            <text:p>0.007426348672377</text:p>
          </table:table-cell>
          <table:table-cell office:value-type="float" office:value="0.00035256217217" calcext:value-type="float">
            <text:p>0.00035256217217</text:p>
          </table:table-cell>
        </table:table-row>
        <table:table-row table:style-name="ro1">
          <table:table-cell office:value-type="float" office:value="35.6990000000001" calcext:value-type="float">
            <text:p>35.6990000000001</text:p>
          </table:table-cell>
          <table:table-cell office:value-type="float" office:value="-0.00126028024887" calcext:value-type="float">
            <text:p>-0.00126028024887</text:p>
          </table:table-cell>
          <table:table-cell office:value-type="float" office:value="-0.00000235887480481978" calcext:value-type="float">
            <text:p>-2.35887480481978E-06</text:p>
          </table:table-cell>
          <table:table-cell/>
          <table:table-cell office:value-type="float" office:value="-0.126028024886985" calcext:value-type="float">
            <text:p>-0.126028024886985</text:p>
          </table:table-cell>
          <table:table-cell office:value-type="float" office:value="-0.000135222122569" calcext:value-type="float">
            <text:p>-0.000135222122569</text:p>
          </table:table-cell>
        </table:table-row>
        <table:table-row table:style-name="ro1">
          <table:table-cell office:value-type="float" office:value="35.7990000000001" calcext:value-type="float">
            <text:p>35.7990000000001</text:p>
          </table:table-cell>
          <table:table-cell office:value-type="float" office:value="-0.000964037195612" calcext:value-type="float">
            <text:p>-0.000964037195612</text:p>
          </table:table-cell>
          <table:table-cell office:value-type="float" office:value="-0.000000942929195169029" calcext:value-type="float">
            <text:p>-9.42929195169029E-07</text:p>
          </table:table-cell>
          <table:table-cell/>
          <table:table-cell office:value-type="float" office:value="-0.096403719561155" calcext:value-type="float">
            <text:p>-0.096403719561155</text:p>
          </table:table-cell>
          <table:table-cell office:value-type="float" office:value="-0.0000540532659651036" calcext:value-type="float">
            <text:p>-5.40532659651036E-05</text:p>
          </table:table-cell>
        </table:table-row>
        <table:table-row table:style-name="ro1">
          <table:table-cell office:value-type="float" office:value="35.899" calcext:value-type="float">
            <text:p>35.899</text:p>
          </table:table-cell>
          <table:table-cell office:value-type="float" office:value="-0.001910674625487" calcext:value-type="float">
            <text:p>-0.001910674625487</text:p>
          </table:table-cell>
          <table:table-cell office:value-type="float" office:value="-0.00000312193583518194" calcext:value-type="float">
            <text:p>-3.12193583518194E-06</text:p>
          </table:table-cell>
          <table:table-cell/>
          <table:table-cell office:value-type="float" office:value="-0.191067462548666" calcext:value-type="float">
            <text:p>-0.191067462548666</text:p>
          </table:table-cell>
          <table:table-cell office:value-type="float" office:value="-0.000178964474628" calcext:value-type="float">
            <text:p>-0.000178964474628</text:p>
          </table:table-cell>
        </table:table-row>
        <table:table-row table:style-name="ro1">
          <table:table-cell office:value-type="float" office:value="35.999" calcext:value-type="float">
            <text:p>35.999</text:p>
          </table:table-cell>
          <table:table-cell office:value-type="float" office:value="0.002398538920495" calcext:value-type="float">
            <text:p>0.002398538920495</text:p>
          </table:table-cell>
          <table:table-cell office:value-type="float" office:value="-0.00000439754737957543" calcext:value-type="float">
            <text:p>-4.39754737957543E-06</text:p>
          </table:table-cell>
          <table:table-cell/>
          <table:table-cell office:value-type="float" office:value="0.239853892049504" calcext:value-type="float">
            <text:p>0.239853892049504</text:p>
          </table:table-cell>
          <table:table-cell office:value-type="float" office:value="-0.000252088703288" calcext:value-type="float">
            <text:p>-0.000252088703288</text:p>
          </table:table-cell>
        </table:table-row>
        <table:table-row table:style-name="ro1">
          <table:table-cell office:value-type="float" office:value="36.099" calcext:value-type="float">
            <text:p>36.099</text:p>
          </table:table-cell>
          <table:table-cell office:value-type="float" office:value="-0.001046482549905" calcext:value-type="float">
            <text:p>-0.001046482549905</text:p>
          </table:table-cell>
          <table:table-cell office:value-type="float" office:value="-0.00000608357450282426" calcext:value-type="float">
            <text:p>-6.08357450282426E-06</text:p>
          </table:table-cell>
          <table:table-cell/>
          <table:table-cell office:value-type="float" office:value="-0.104648254990487" calcext:value-type="float">
            <text:p>-0.104648254990487</text:p>
          </table:table-cell>
          <table:table-cell office:value-type="float" office:value="-0.000348739939652" calcext:value-type="float">
            <text:p>-0.000348739939652</text:p>
          </table:table-cell>
        </table:table-row>
        <table:table-row table:style-name="ro1">
          <table:table-cell office:value-type="float" office:value="36.1990000000001" calcext:value-type="float">
            <text:p>36.1990000000001</text:p>
          </table:table-cell>
          <table:table-cell office:value-type="float" office:value="0.003594000518791" calcext:value-type="float">
            <text:p>0.003594000518791</text:p>
          </table:table-cell>
          <table:table-cell office:value-type="float" office:value="0.00000423578588382156" calcext:value-type="float">
            <text:p>4.23578588382156E-06</text:p>
          </table:table-cell>
          <table:table-cell/>
          <table:table-cell office:value-type="float" office:value="0.359400051879089" calcext:value-type="float">
            <text:p>0.359400051879089</text:p>
          </table:table-cell>
          <table:table-cell office:value-type="float" office:value="0.000242815751302" calcext:value-type="float">
            <text:p>0.000242815751302</text:p>
          </table:table-cell>
        </table:table-row>
        <table:table-row table:style-name="ro1">
          <table:table-cell office:value-type="float" office:value="36.2990000000001" calcext:value-type="float">
            <text:p>36.2990000000001</text:p>
          </table:table-cell>
          <table:table-cell office:value-type="float" office:value="-0.003986708664214" calcext:value-type="float">
            <text:p>-0.003986708664214</text:p>
          </table:table-cell>
          <table:table-cell office:value-type="float" office:value="0.00000514113883554046" calcext:value-type="float">
            <text:p>5.14113883554046E-06</text:p>
          </table:table-cell>
          <table:table-cell/>
          <table:table-cell office:value-type="float" office:value="-0.398670866421371" calcext:value-type="float">
            <text:p>-0.398670866421371</text:p>
          </table:table-cell>
          <table:table-cell office:value-type="float" office:value="0.000294714965095" calcext:value-type="float">
            <text:p>0.000294714965095</text:p>
          </table:table-cell>
        </table:table-row>
        <table:table-row table:style-name="ro1">
          <table:table-cell office:value-type="float" office:value="36.399" calcext:value-type="float">
            <text:p>36.399</text:p>
          </table:table-cell>
          <table:table-cell office:value-type="float" office:value="0.002088318594668" calcext:value-type="float">
            <text:p>0.002088318594668</text:p>
          </table:table-cell>
          <table:table-cell office:value-type="float" office:value="-0.00000922168364780873" calcext:value-type="float">
            <text:p>-9.22168364780873E-06</text:p>
          </table:table-cell>
          <table:table-cell/>
          <table:table-cell office:value-type="float" office:value="0.208831859466751" calcext:value-type="float">
            <text:p>0.208831859466751</text:p>
          </table:table-cell>
          <table:table-cell office:value-type="float" office:value="-0.00052863154669" calcext:value-type="float">
            <text:p>-0.00052863154669</text:p>
          </table:table-cell>
        </table:table-row>
        <table:table-row table:style-name="ro1">
          <table:table-cell office:value-type="float" office:value="36.499" calcext:value-type="float">
            <text:p>36.499</text:p>
          </table:table-cell>
          <table:table-cell office:value-type="float" office:value="-0.001355085767914" calcext:value-type="float">
            <text:p>-0.001355085767914</text:p>
          </table:table-cell>
          <table:table-cell office:value-type="float" office:value="0.000000789196229256106" calcext:value-type="float">
            <text:p>7.89196229256106E-07</text:p>
          </table:table-cell>
          <table:table-cell/>
          <table:table-cell office:value-type="float" office:value="-0.135508576791352" calcext:value-type="float">
            <text:p>-0.135508576791352</text:p>
          </table:table-cell>
          <table:table-cell office:value-type="float" office:value="0.0000452405481739169" calcext:value-type="float">
            <text:p>4.52405481739169E-05</text:p>
          </table:table-cell>
        </table:table-row>
        <table:table-row table:style-name="ro1">
          <table:table-cell office:value-type="float" office:value="36.599" calcext:value-type="float">
            <text:p>36.599</text:p>
          </table:table-cell>
          <table:table-cell office:value-type="float" office:value="0.002555244233636" calcext:value-type="float">
            <text:p>0.002555244233636</text:p>
          </table:table-cell>
          <table:table-cell office:value-type="float" office:value="-0.00000464461417770679" calcext:value-type="float">
            <text:p>-4.64461417770679E-06</text:p>
          </table:table-cell>
          <table:table-cell/>
          <table:table-cell office:value-type="float" office:value="0.255524423363577" calcext:value-type="float">
            <text:p>0.255524423363577</text:p>
          </table:table-cell>
          <table:table-cell office:value-type="float" office:value="-0.000266251768149" calcext:value-type="float">
            <text:p>-0.000266251768149</text:p>
          </table:table-cell>
        </table:table-row>
        <table:table-row table:style-name="ro1">
          <table:table-cell office:value-type="float" office:value="36.6990000000001" calcext:value-type="float">
            <text:p>36.6990000000001</text:p>
          </table:table-cell>
          <table:table-cell office:value-type="float" office:value="-0.00328498779909" calcext:value-type="float">
            <text:p>-0.00328498779909</text:p>
          </table:table-cell>
          <table:table-cell office:value-type="float" office:value="-0.00000560729760046286" calcext:value-type="float">
            <text:p>-5.60729760046286E-06</text:p>
          </table:table-cell>
          <table:table-cell/>
          <table:table-cell office:value-type="float" office:value="-0.328498779909041" calcext:value-type="float">
            <text:p>-0.328498779909041</text:p>
          </table:table-cell>
          <table:table-cell office:value-type="float" office:value="-0.000321437442065" calcext:value-type="float">
            <text:p>-0.000321437442065</text:p>
          </table:table-cell>
        </table:table-row>
        <table:table-row table:style-name="ro1">
          <table:table-cell office:value-type="float" office:value="36.7990000000001" calcext:value-type="float">
            <text:p>36.7990000000001</text:p>
          </table:table-cell>
          <table:table-cell office:value-type="float" office:value="-0.001401050353167" calcext:value-type="float">
            <text:p>-0.001401050353167</text:p>
          </table:table-cell>
          <table:table-cell office:value-type="float" office:value="-0.00000211439516561995" calcext:value-type="float">
            <text:p>-2.11439516561995E-06</text:p>
          </table:table-cell>
          <table:table-cell/>
          <table:table-cell office:value-type="float" office:value="-0.140105035316729" calcext:value-type="float">
            <text:p>-0.140105035316729</text:p>
          </table:table-cell>
          <table:table-cell office:value-type="float" office:value="-0.000121207366182" calcext:value-type="float">
            <text:p>-0.000121207366182</text:p>
          </table:table-cell>
        </table:table-row>
        <table:table-row table:style-name="ro1">
          <table:table-cell office:value-type="float" office:value="36.899" calcext:value-type="float">
            <text:p>36.899</text:p>
          </table:table-cell>
          <table:table-cell office:value-type="float" office:value="0.001668405442368" calcext:value-type="float">
            <text:p>0.001668405442368</text:p>
          </table:table-cell>
          <table:table-cell office:value-type="float" office:value="0.00000360098577978363" calcext:value-type="float">
            <text:p>3.60098577978363E-06</text:p>
          </table:table-cell>
          <table:table-cell/>
          <table:table-cell office:value-type="float" office:value="0.166840544236761" calcext:value-type="float">
            <text:p>0.166840544236761</text:p>
          </table:table-cell>
          <table:table-cell office:value-type="float" office:value="0.000206425936421" calcext:value-type="float">
            <text:p>0.000206425936421</text:p>
          </table:table-cell>
        </table:table-row>
        <table:table-row table:style-name="ro1">
          <table:table-cell office:value-type="float" office:value="36.999" calcext:value-type="float">
            <text:p>36.999</text:p>
          </table:table-cell>
          <table:table-cell office:value-type="float" office:value="0.000926757278051" calcext:value-type="float">
            <text:p>0.000926757278051</text:p>
          </table:table-cell>
          <table:table-cell office:value-type="float" office:value="-0.00000962864724662893" calcext:value-type="float">
            <text:p>-9.62864724662893E-06</text:p>
          </table:table-cell>
          <table:table-cell/>
          <table:table-cell office:value-type="float" office:value="0.092675727805136" calcext:value-type="float">
            <text:p>0.092675727805136</text:p>
          </table:table-cell>
          <table:table-cell office:value-type="float" office:value="-0.000551960670189" calcext:value-type="float">
            <text:p>-0.000551960670189</text:p>
          </table:table-cell>
        </table:table-row>
        <table:table-row table:style-name="ro1">
          <table:table-cell office:value-type="float" office:value="37.099" calcext:value-type="float">
            <text:p>37.099</text:p>
          </table:table-cell>
          <table:table-cell office:value-type="float" office:value="-0.0000832827301883724" calcext:value-type="float">
            <text:p>-8.32827301883724E-05</text:p>
          </table:table-cell>
          <table:table-cell office:value-type="float" office:value="-0.00000103159578213052" calcext:value-type="float">
            <text:p>-1.03159578213052E-06</text:p>
          </table:table-cell>
          <table:table-cell/>
          <table:table-cell office:value-type="float" office:value="-0.008328273018837" calcext:value-type="float">
            <text:p>-0.008328273018837</text:p>
          </table:table-cell>
          <table:table-cell office:value-type="float" office:value="-0.000059136063943788" calcext:value-type="float">
            <text:p>-5.9136063943788E-05</text:p>
          </table:table-cell>
        </table:table-row>
        <table:table-row table:style-name="ro1">
          <table:table-cell office:value-type="float" office:value="37.1990000000001" calcext:value-type="float">
            <text:p>37.1990000000001</text:p>
          </table:table-cell>
          <table:table-cell office:value-type="float" office:value="0.001257710173474" calcext:value-type="float">
            <text:p>0.001257710173474</text:p>
          </table:table-cell>
          <table:table-cell office:value-type="float" office:value="-0.00000232104184227921" calcext:value-type="float">
            <text:p>-2.32104184227921E-06</text:p>
          </table:table-cell>
          <table:table-cell/>
          <table:table-cell office:value-type="float" office:value="0.125771017347413" calcext:value-type="float">
            <text:p>0.125771017347413</text:p>
          </table:table-cell>
          <table:table-cell office:value-type="float" office:value="-0.000133053354016" calcext:value-type="float">
            <text:p>-0.000133053354016</text:p>
          </table:table-cell>
        </table:table-row>
        <table:table-row table:style-name="ro1">
          <table:table-cell office:value-type="float" office:value="37.2990000000001" calcext:value-type="float">
            <text:p>37.2990000000001</text:p>
          </table:table-cell>
          <table:table-cell office:value-type="float" office:value="-0.003054217074184" calcext:value-type="float">
            <text:p>-0.003054217074184</text:p>
          </table:table-cell>
          <table:table-cell office:value-type="float" office:value="-0.00000424088047168425" calcext:value-type="float">
            <text:p>-4.24088047168425E-06</text:p>
          </table:table-cell>
          <table:table-cell/>
          <table:table-cell office:value-type="float" office:value="-0.30542170741844" calcext:value-type="float">
            <text:p>-0.30542170741844</text:p>
          </table:table-cell>
          <table:table-cell office:value-type="float" office:value="-0.00024310779774" calcext:value-type="float">
            <text:p>-0.000243107797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05T20:33:45.008863395</dc:date>
    <meta:editing-duration>PT1M9S</meta:editing-duration>
    <meta:editing-cycles>1</meta:editing-cycles>
    <meta:document-statistic meta:table-count="1" meta:cell-count="1875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793cm" svg:height="18.86cm" xlink:href=".." xlink:type="simple" chart:class="chart:scatter" chart:style-name="ch1">
        <chart:legend chart:legend-position="end" svg:x="44.205cm" svg:y="8.882cm" style:legend-expansion="high" chart:style-name="ch2"/>
        <chart:plot-area chart:style-name="ch3" table:cell-range-address="controller_roll_zmp_relation.A1:controller_roll_zmp_relation.A375 controller_roll_zmp_relation.E1:controller_roll_zmp_relation.F375" chart:data-source-has-labels="row" svg:x="0.935cm" svg:y="0.377cm" svg:width="42.335cm" svg:height="18.106cm">
          <chartooo:coordinate-region svg:x="1.662cm" svg:y="0.576cm" svg:width="41.421cm" svg:height="17.7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troller_roll_zmp_relation.E2:controller_roll_zmp_relation.E375" chart:label-cell-address="controller_roll_zmp_relation.E1:controller_roll_zmp_relation.E1" chart:class="chart:scatter">
            <chart:domain table:cell-range-address="controller_roll_zmp_relation.A2:controller_roll_zmp_relation.A375"/>
            <chart:data-point chart:repeated="374"/>
          </chart:series>
          <chart:series chart:style-name="ch7" chart:values-cell-range-address="controller_roll_zmp_relation.F2:controller_roll_zmp_relation.F375" chart:label-cell-address="controller_roll_zmp_relation.F1:controller_roll_zmp_relation.F1" chart:class="chart:scatter">
            <chart:data-point chart:repeated="3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zmp cm</text:p>
                <draw:g>
                  <svg:desc>controller_roll_zmp_relation.E1:controller_roll_zmp_relation.E1</svg:desc>
                </draw:g>
              </table:table-cell>
              <table:table-cell office:value-type="string">
                <text:p>roll deg</text:p>
                <draw:g>
                  <svg:desc>controller_roll_zmp_relation.F1:controller_roll_zmp_rel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4000000000042">
                <text:p>0.104000000000042</text:p>
                <draw:g>
                  <svg:desc>controller_roll_zmp_relation.A2:controller_roll_zmp_relation.A375</svg:desc>
                </draw:g>
              </table:table-cell>
              <table:table-cell office:value-type="float" office:value="-0.032774731356029">
                <text:p>-0.032774731356029</text:p>
                <draw:g>
                  <svg:desc>controller_roll_zmp_relation.E2:controller_roll_zmp_relation.E375</svg:desc>
                </draw:g>
              </table:table-cell>
              <table:table-cell office:value-type="float" office:value="-0.004843690109689">
                <text:p>-0.004843690109689</text:p>
                <draw:g>
                  <svg:desc>controller_roll_zmp_relation.F2:controller_roll_zmp_relation.F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4000000000042">
                <text:p>0.104000000000042</text:p>
              </table:table-cell>
              <table:table-cell office:value-type="float" office:value="-0.032774731356029">
                <text:p>-0.032774731356029</text:p>
              </table:table-cell>
              <table:table-cell office:value-type="float" office:value="-0.004843690109689">
                <text:p>-0.004843690109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000000000069">
                <text:p>0.199000000000069</text:p>
              </table:table-cell>
              <table:table-cell office:value-type="float" office:value="-0.032774731356029">
                <text:p>-0.032774731356029</text:p>
              </table:table-cell>
              <table:table-cell office:value-type="float" office:value="-0.005734045454198">
                <text:p>-0.005734045454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9000000000092">
                <text:p>0.299000000000092</text:p>
              </table:table-cell>
              <table:table-cell office:value-type="float" office:value="0.062036885939835">
                <text:p>0.062036885939835</text:p>
              </table:table-cell>
              <table:table-cell office:value-type="float" office:value="-0.004997838994836">
                <text:p>-0.004997838994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9000000000001">
                <text:p>0.399000000000001</text:p>
              </table:table-cell>
              <table:table-cell office:value-type="float" office:value="-0.00689533073574">
                <text:p>-0.00689533073574</text:p>
              </table:table-cell>
              <table:table-cell office:value-type="float" office:value="-0.005102153462066">
                <text:p>-0.005102153462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9000000000024">
                <text:p>0.499000000000024</text:p>
              </table:table-cell>
              <table:table-cell office:value-type="float" office:value="0.107196514900853">
                <text:p>0.107196514900853</text:p>
              </table:table-cell>
              <table:table-cell office:value-type="float" office:value="-0.003455346660008">
                <text:p>-0.00345534666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9000000000046">
                <text:p>0.599000000000046</text:p>
              </table:table-cell>
              <table:table-cell office:value-type="float" office:value="-0.193554915975125">
                <text:p>-0.193554915975125</text:p>
              </table:table-cell>
              <table:table-cell office:value-type="float" office:value="-0.006022494014268">
                <text:p>-0.006022494014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9000000000069">
                <text:p>0.699000000000069</text:p>
              </table:table-cell>
              <table:table-cell office:value-type="float" office:value="0.154150655352169">
                <text:p>0.154150655352169</text:p>
              </table:table-cell>
              <table:table-cell office:value-type="float" office:value="-0.004296332527806">
                <text:p>-0.004296332527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000000000092">
                <text:p>0.799000000000092</text:p>
              </table:table-cell>
              <table:table-cell office:value-type="float" office:value="-0.059488128115947">
                <text:p>-0.059488128115947</text:p>
              </table:table-cell>
              <table:table-cell office:value-type="float" office:value="-0.005104607188155">
                <text:p>-0.005104607188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9000000000001">
                <text:p>0.899000000000001</text:p>
              </table:table-cell>
              <table:table-cell office:value-type="float" office:value="0.023939547611814">
                <text:p>0.023939547611814</text:p>
              </table:table-cell>
              <table:table-cell office:value-type="float" office:value="-0.005395035380071">
                <text:p>-0.005395035380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000000000024">
                <text:p>0.999000000000024</text:p>
              </table:table-cell>
              <table:table-cell office:value-type="float" office:value="-0.099118199513787">
                <text:p>-0.099118199513787</text:p>
              </table:table-cell>
              <table:table-cell office:value-type="float" office:value="-0.004324364561978">
                <text:p>-0.00432436456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900000000005">
                <text:p>1.09900000000005</text:p>
              </table:table-cell>
              <table:table-cell office:value-type="float" office:value="0.130478678150435">
                <text:p>0.130478678150435</text:p>
              </table:table-cell>
              <table:table-cell office:value-type="float" office:value="-0.005843673940971">
                <text:p>-0.005843673940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900000000007">
                <text:p>1.19900000000007</text:p>
              </table:table-cell>
              <table:table-cell office:value-type="float" office:value="0.088842664069528">
                <text:p>0.088842664069528</text:p>
              </table:table-cell>
              <table:table-cell office:value-type="float" office:value="-0.003671067041133">
                <text:p>-0.003671067041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900000000009">
                <text:p>1.29900000000009</text:p>
              </table:table-cell>
              <table:table-cell office:value-type="float" office:value="-0.202049993991941">
                <text:p>-0.202049993991941</text:p>
              </table:table-cell>
              <table:table-cell office:value-type="float" office:value="-0.005712526702272">
                <text:p>-0.005712526702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99">
                <text:p>1.399</text:p>
              </table:table-cell>
              <table:table-cell office:value-type="float" office:value="-0.060951971459613">
                <text:p>-0.060951971459613</text:p>
              </table:table-cell>
              <table:table-cell office:value-type="float" office:value="-0.005000627324607">
                <text:p>-0.005000627324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900000000002">
                <text:p>1.49900000000002</text:p>
              </table:table-cell>
              <table:table-cell office:value-type="float" office:value="0.162579587371165">
                <text:p>0.162579587371165</text:p>
              </table:table-cell>
              <table:table-cell office:value-type="float" office:value="-0.005379620760732">
                <text:p>-0.005379620760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900000000005">
                <text:p>1.59900000000005</text:p>
              </table:table-cell>
              <table:table-cell office:value-type="float" office:value="0.126626649702962">
                <text:p>0.126626649702962</text:p>
              </table:table-cell>
              <table:table-cell office:value-type="float" office:value="-0.003203304989569">
                <text:p>-0.003203304989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900000000007">
                <text:p>1.69900000000007</text:p>
              </table:table-cell>
              <table:table-cell office:value-type="float" office:value="-0.233564507874721">
                <text:p>-0.233564507874721</text:p>
              </table:table-cell>
              <table:table-cell office:value-type="float" office:value="-0.005864556297248">
                <text:p>-0.005864556297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9900000000009">
                <text:p>1.79900000000009</text:p>
              </table:table-cell>
              <table:table-cell office:value-type="float" office:value="-0.097165844916913">
                <text:p>-0.097165844916913</text:p>
              </table:table-cell>
              <table:table-cell office:value-type="float" office:value="-0.004617744624591">
                <text:p>-0.0046177446245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9">
                <text:p>1.899</text:p>
              </table:table-cell>
              <table:table-cell office:value-type="float" office:value="0.340555400550366">
                <text:p>0.340555400550366</text:p>
              </table:table-cell>
              <table:table-cell office:value-type="float" office:value="-0.004727834117272">
                <text:p>-0.004727834117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9900000000002">
                <text:p>1.99900000000002</text:p>
              </table:table-cell>
              <table:table-cell office:value-type="float" office:value="0.133288242588841">
                <text:p>0.133288242588841</text:p>
              </table:table-cell>
              <table:table-cell office:value-type="float" office:value="-0.005097709609748">
                <text:p>-0.00509770960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9900000000005">
                <text:p>2.09900000000005</text:p>
              </table:table-cell>
              <table:table-cell office:value-type="float" office:value="-0.339336198180759">
                <text:p>-0.339336198180759</text:p>
              </table:table-cell>
              <table:table-cell office:value-type="float" office:value="-0.005075085564589">
                <text:p>-0.005075085564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900000000007">
                <text:p>2.19900000000007</text:p>
              </table:table-cell>
              <table:table-cell office:value-type="float" office:value="-0.05921859945026">
                <text:p>-0.05921859945026</text:p>
              </table:table-cell>
              <table:table-cell office:value-type="float" office:value="-0.004913577598046">
                <text:p>-0.004913577598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900000000009">
                <text:p>2.29900000000009</text:p>
              </table:table-cell>
              <table:table-cell office:value-type="float" office:value="0.145243820997878">
                <text:p>0.145243820997878</text:p>
              </table:table-cell>
              <table:table-cell office:value-type="float" office:value="-0.004976317091392">
                <text:p>-0.004976317091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99">
                <text:p>2.399</text:p>
              </table:table-cell>
              <table:table-cell office:value-type="float" office:value="0.251789021880386">
                <text:p>0.251789021880386</text:p>
              </table:table-cell>
              <table:table-cell office:value-type="float" office:value="-0.003789264751249">
                <text:p>-0.003789264751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00000000002">
                <text:p>2.49900000000002</text:p>
              </table:table-cell>
              <table:table-cell office:value-type="float" office:value="-0.204594003861154">
                <text:p>-0.204594003861154</text:p>
              </table:table-cell>
              <table:table-cell office:value-type="float" office:value="-0.005523848314352">
                <text:p>-0.0055238483143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9900000000005">
                <text:p>2.59900000000005</text:p>
              </table:table-cell>
              <table:table-cell office:value-type="float" office:value="-0.212597910957662">
                <text:p>-0.212597910957662</text:p>
              </table:table-cell>
              <table:table-cell office:value-type="float" office:value="-0.004633432795811">
                <text:p>-0.004633432795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9900000000007">
                <text:p>2.69900000000007</text:p>
              </table:table-cell>
              <table:table-cell office:value-type="float" office:value="0.022022641645508">
                <text:p>0.022022641645508</text:p>
              </table:table-cell>
              <table:table-cell office:value-type="float" office:value="-0.004636580759434">
                <text:p>-0.004636580759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900000000009">
                <text:p>2.79900000000009</text:p>
              </table:table-cell>
              <table:table-cell office:value-type="float" office:value="0.150682002446115">
                <text:p>0.150682002446115</text:p>
              </table:table-cell>
              <table:table-cell office:value-type="float" office:value="-0.00577140493353">
                <text:p>-0.00577140493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99">
                <text:p>2.899</text:p>
              </table:table-cell>
              <table:table-cell office:value-type="float" office:value="0.202847591307944">
                <text:p>0.202847591307944</text:p>
              </table:table-cell>
              <table:table-cell office:value-type="float" office:value="-0.003812842233177">
                <text:p>-0.0038128422331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9900000000002">
                <text:p>2.99900000000002</text:p>
              </table:table-cell>
              <table:table-cell office:value-type="float" office:value="-0.266642059262734">
                <text:p>-0.266642059262734</text:p>
              </table:table-cell>
              <table:table-cell office:value-type="float" office:value="-0.005832734917068">
                <text:p>-0.005832734917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9900000000005">
                <text:p>3.09900000000005</text:p>
              </table:table-cell>
              <table:table-cell office:value-type="float" office:value="-0.038970173645526">
                <text:p>-0.038970173645526</text:p>
              </table:table-cell>
              <table:table-cell office:value-type="float" office:value="-0.003812260081984">
                <text:p>-0.003812260081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9900000000007">
                <text:p>3.19900000000007</text:p>
              </table:table-cell>
              <table:table-cell office:value-type="float" office:value="0.315438188812371">
                <text:p>0.315438188812371</text:p>
              </table:table-cell>
              <table:table-cell office:value-type="float" office:value="-0.005514231723261">
                <text:p>-0.005514231723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9900000000009">
                <text:p>3.29900000000009</text:p>
              </table:table-cell>
              <table:table-cell office:value-type="float" office:value="0.033658157345635">
                <text:p>0.033658157345635</text:p>
              </table:table-cell>
              <table:table-cell office:value-type="float" office:value="-0.004430734121966">
                <text:p>-0.0044307341219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99">
                <text:p>3.399</text:p>
              </table:table-cell>
              <table:table-cell office:value-type="float" office:value="-0.32962393913317">
                <text:p>-0.32962393913317</text:p>
              </table:table-cell>
              <table:table-cell office:value-type="float" office:value="-0.005149260063743">
                <text:p>-0.0051492600637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9900000000002">
                <text:p>3.49900000000002</text:p>
              </table:table-cell>
              <table:table-cell office:value-type="float" office:value="0.164185500924374">
                <text:p>0.164185500924374</text:p>
              </table:table-cell>
              <table:table-cell office:value-type="float" office:value="-0.005577238953726">
                <text:p>-0.005577238953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59900000000005">
                <text:p>3.59900000000005</text:p>
              </table:table-cell>
              <table:table-cell office:value-type="float" office:value="0.192129339261004">
                <text:p>0.192129339261004</text:p>
              </table:table-cell>
              <table:table-cell office:value-type="float" office:value="-0.00288554049699">
                <text:p>-0.00288554049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9900000000007">
                <text:p>3.69900000000007</text:p>
              </table:table-cell>
              <table:table-cell office:value-type="float" office:value="-0.198358529331392">
                <text:p>-0.198358529331392</text:p>
              </table:table-cell>
              <table:table-cell office:value-type="float" office:value="-0.006095966488996">
                <text:p>-0.006095966488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9900000000009">
                <text:p>3.79900000000009</text:p>
              </table:table-cell>
              <table:table-cell office:value-type="float" office:value="-0.057760938222438">
                <text:p>-0.057760938222438</text:p>
              </table:table-cell>
              <table:table-cell office:value-type="float" office:value="-0.004913850039886">
                <text:p>-0.004913850039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99">
                <text:p>3.899</text:p>
              </table:table-cell>
              <table:table-cell office:value-type="float" office:value="0.03901473974603">
                <text:p>0.03901473974603</text:p>
              </table:table-cell>
              <table:table-cell office:value-type="float" office:value="-0.003061255719744">
                <text:p>-0.003061255719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9900000000002">
                <text:p>3.99900000000002</text:p>
              </table:table-cell>
              <table:table-cell office:value-type="float" office:value="0.038786937575619">
                <text:p>0.038786937575619</text:p>
              </table:table-cell>
              <table:table-cell office:value-type="float" office:value="-0.006001700471737">
                <text:p>-0.006001700471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9900000000005">
                <text:p>4.09900000000005</text:p>
              </table:table-cell>
              <table:table-cell office:value-type="float" office:value="-0.052055394786547">
                <text:p>-0.052055394786547</text:p>
              </table:table-cell>
              <table:table-cell office:value-type="float" office:value="-0.00425012699475">
                <text:p>-0.00425012699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9900000000007">
                <text:p>4.19900000000007</text:p>
              </table:table-cell>
              <table:table-cell office:value-type="float" office:value="0.084245251870277">
                <text:p>0.084245251870277</text:p>
              </table:table-cell>
              <table:table-cell office:value-type="float" office:value="-0.005165088781544">
                <text:p>-0.005165088781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9900000000009">
                <text:p>4.29900000000009</text:p>
              </table:table-cell>
              <table:table-cell office:value-type="float" office:value="0.276731563369109">
                <text:p>0.276731563369109</text:p>
              </table:table-cell>
              <table:table-cell office:value-type="float" office:value="-0.004467078058234">
                <text:p>-0.0044670780582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99">
                <text:p>4.399</text:p>
              </table:table-cell>
              <table:table-cell office:value-type="float" office:value="-0.357885606032622">
                <text:p>-0.357885606032622</text:p>
              </table:table-cell>
              <table:table-cell office:value-type="float" office:value="-0.005293964749123">
                <text:p>-0.0052939647491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49900000000002">
                <text:p>4.49900000000002</text:p>
              </table:table-cell>
              <table:table-cell office:value-type="float" office:value="-0.028037818767264">
                <text:p>-0.028037818767264</text:p>
              </table:table-cell>
              <table:table-cell office:value-type="float" office:value="-0.00477422800361">
                <text:p>-0.00477422800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9900000000005">
                <text:p>4.59900000000005</text:p>
              </table:table-cell>
              <table:table-cell office:value-type="float" office:value="0.084310783648192">
                <text:p>0.084310783648192</text:p>
              </table:table-cell>
              <table:table-cell office:value-type="float" office:value="-0.005003802877931">
                <text:p>-0.00500380287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9900000000007">
                <text:p>4.69900000000007</text:p>
              </table:table-cell>
              <table:table-cell office:value-type="float" office:value="0.227793600832881">
                <text:p>0.227793600832881</text:p>
              </table:table-cell>
              <table:table-cell office:value-type="float" office:value="-0.005593217635238">
                <text:p>-0.005593217635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9900000000009">
                <text:p>4.79900000000009</text:p>
              </table:table-cell>
              <table:table-cell office:value-type="float" office:value="-0.180668794081841">
                <text:p>-0.180668794081841</text:p>
              </table:table-cell>
              <table:table-cell office:value-type="float" office:value="-0.003097769140108">
                <text:p>-0.003097769140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99">
                <text:p>4.899</text:p>
              </table:table-cell>
              <table:table-cell office:value-type="float" office:value="-0.08197558161246">
                <text:p>-0.08197558161246</text:p>
              </table:table-cell>
              <table:table-cell office:value-type="float" office:value="-0.005966723306521">
                <text:p>-0.005966723306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900000000002">
                <text:p>4.99900000000002</text:p>
              </table:table-cell>
              <table:table-cell office:value-type="float" office:value="0.004681118415803">
                <text:p>0.004681118415803</text:p>
              </table:table-cell>
              <table:table-cell office:value-type="float" office:value="-0.004386052544292">
                <text:p>-0.00438605254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9900000000005">
                <text:p>5.09900000000005</text:p>
              </table:table-cell>
              <table:table-cell office:value-type="float" office:value="0.168003358456807">
                <text:p>0.168003358456807</text:p>
              </table:table-cell>
              <table:table-cell office:value-type="float" office:value="-0.004853129425566">
                <text:p>-0.004853129425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19900000000007">
                <text:p>5.19900000000007</text:p>
              </table:table-cell>
              <table:table-cell office:value-type="float" office:value="-0.176636434929758">
                <text:p>-0.176636434929758</text:p>
              </table:table-cell>
              <table:table-cell office:value-type="float" office:value="-0.00558952430445">
                <text:p>-0.005589524304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9900000000009">
                <text:p>5.29900000000009</text:p>
              </table:table-cell>
              <table:table-cell office:value-type="float" office:value="0.005220917858491">
                <text:p>0.005220917858491</text:p>
              </table:table-cell>
              <table:table-cell office:value-type="float" office:value="-0.004154309262861">
                <text:p>-0.004154309262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99">
                <text:p>5.399</text:p>
              </table:table-cell>
              <table:table-cell office:value-type="float" office:value="0.087779832073254">
                <text:p>0.087779832073254</text:p>
              </table:table-cell>
              <table:table-cell office:value-type="float" office:value="-0.005657390343659">
                <text:p>-0.005657390343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49900000000002">
                <text:p>5.49900000000002</text:p>
              </table:table-cell>
              <table:table-cell office:value-type="float" office:value="0.216943911386892">
                <text:p>0.216943911386892</text:p>
              </table:table-cell>
              <table:table-cell office:value-type="float" office:value="-0.003146062051739">
                <text:p>-0.0031460620517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9900000000005">
                <text:p>5.59900000000005</text:p>
              </table:table-cell>
              <table:table-cell office:value-type="float" office:value="-0.168379050329617">
                <text:p>-0.168379050329617</text:p>
              </table:table-cell>
              <table:table-cell office:value-type="float" office:value="-0.005777943447973">
                <text:p>-0.005777943447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9900000000007">
                <text:p>5.69900000000007</text:p>
              </table:table-cell>
              <table:table-cell office:value-type="float" office:value="-0.192825459883465">
                <text:p>-0.192825459883465</text:p>
              </table:table-cell>
              <table:table-cell office:value-type="float" office:value="-0.003576034035108">
                <text:p>-0.003576034035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9900000000009">
                <text:p>5.79900000000009</text:p>
              </table:table-cell>
              <table:table-cell office:value-type="float" office:value="-0.024576382708238">
                <text:p>-0.024576382708238</text:p>
              </table:table-cell>
              <table:table-cell office:value-type="float" office:value="-0.00534324599669">
                <text:p>-0.00534324599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99">
                <text:p>5.899</text:p>
              </table:table-cell>
              <table:table-cell office:value-type="float" office:value="0.213973798105321">
                <text:p>0.213973798105321</text:p>
              </table:table-cell>
              <table:table-cell office:value-type="float" office:value="-0.003682247537203">
                <text:p>-0.003682247537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9900000000002">
                <text:p>5.99900000000002</text:p>
              </table:table-cell>
              <table:table-cell office:value-type="float" office:value="0.213027632295955">
                <text:p>0.213027632295955</text:p>
              </table:table-cell>
              <table:table-cell office:value-type="float" office:value="-0.005538276885963">
                <text:p>-0.005538276885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900000000005">
                <text:p>6.09900000000005</text:p>
              </table:table-cell>
              <table:table-cell office:value-type="float" office:value="-0.285892711689454">
                <text:p>-0.285892711689454</text:p>
              </table:table-cell>
              <table:table-cell office:value-type="float" office:value="-0.004431185045901">
                <text:p>-0.0044311850459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900000000007">
                <text:p>6.19900000000007</text:p>
              </table:table-cell>
              <table:table-cell office:value-type="float" office:value="-0.141939746530134">
                <text:p>-0.141939746530134</text:p>
              </table:table-cell>
              <table:table-cell office:value-type="float" office:value="-0.004925227265723">
                <text:p>-0.004925227265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9900000000009">
                <text:p>6.29900000000009</text:p>
              </table:table-cell>
              <table:table-cell office:value-type="float" office:value="0.350645587547489">
                <text:p>0.350645587547489</text:p>
              </table:table-cell>
              <table:table-cell office:value-type="float" office:value="-0.005724409734206">
                <text:p>-0.005724409734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99">
                <text:p>6.399</text:p>
              </table:table-cell>
              <table:table-cell office:value-type="float" office:value="-0.167076059509542">
                <text:p>-0.167076059509542</text:p>
              </table:table-cell>
              <table:table-cell office:value-type="float" office:value="-0.004014248910755">
                <text:p>-0.004014248910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9900000000002">
                <text:p>6.49900000000002</text:p>
              </table:table-cell>
              <table:table-cell office:value-type="float" office:value="-0.006089260315211">
                <text:p>-0.006089260315211</text:p>
              </table:table-cell>
              <table:table-cell office:value-type="float" office:value="-0.005781715808487">
                <text:p>-0.005781715808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9900000000005">
                <text:p>6.59900000000005</text:p>
              </table:table-cell>
              <table:table-cell office:value-type="float" office:value="0.039594295354447">
                <text:p>0.039594295354447</text:p>
              </table:table-cell>
              <table:table-cell office:value-type="float" office:value="-0.004174803374899">
                <text:p>-0.004174803374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9900000000007">
                <text:p>6.69900000000007</text:p>
              </table:table-cell>
              <table:table-cell office:value-type="float" office:value="-0.096386383779762">
                <text:p>-0.096386383779762</text:p>
              </table:table-cell>
              <table:table-cell office:value-type="float" office:value="-0.005592319285309">
                <text:p>-0.005592319285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9900000000009">
                <text:p>6.79900000000009</text:p>
              </table:table-cell>
              <table:table-cell office:value-type="float" office:value="0.100143319239378">
                <text:p>0.100143319239378</text:p>
              </table:table-cell>
              <table:table-cell office:value-type="float" office:value="-0.004174112017711">
                <text:p>-0.0041741120177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99">
                <text:p>6.899</text:p>
              </table:table-cell>
              <table:table-cell office:value-type="float" office:value="-0.023078321903085">
                <text:p>-0.023078321903085</text:p>
              </table:table-cell>
              <table:table-cell office:value-type="float" office:value="-0.005556983074001">
                <text:p>-0.005556983074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9900000000002">
                <text:p>6.99900000000002</text:p>
              </table:table-cell>
              <table:table-cell office:value-type="float" office:value="0.322890906843754">
                <text:p>0.322890906843754</text:p>
              </table:table-cell>
              <table:table-cell office:value-type="float" office:value="-0.002943724709444">
                <text:p>-0.002943724709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9900000000005">
                <text:p>7.09900000000005</text:p>
              </table:table-cell>
              <table:table-cell office:value-type="float" office:value="-0.317331810180705">
                <text:p>-0.317331810180705</text:p>
              </table:table-cell>
              <table:table-cell office:value-type="float" office:value="-0.005661386818555">
                <text:p>-0.005661386818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9900000000007">
                <text:p>7.19900000000007</text:p>
              </table:table-cell>
              <table:table-cell office:value-type="float" office:value="-0.020030186084867">
                <text:p>-0.020030186084867</text:p>
              </table:table-cell>
              <table:table-cell office:value-type="float" office:value="-0.003833991261897">
                <text:p>-0.003833991261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9900000000009">
                <text:p>7.29900000000009</text:p>
              </table:table-cell>
              <table:table-cell office:value-type="float" office:value="0.238830177236084">
                <text:p>0.238830177236084</text:p>
              </table:table-cell>
              <table:table-cell office:value-type="float" office:value="-0.00534195640497">
                <text:p>-0.00534195640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9">
                <text:p>7.399</text:p>
              </table:table-cell>
              <table:table-cell office:value-type="float" office:value="0.051920452252681">
                <text:p>0.051920452252681</text:p>
              </table:table-cell>
              <table:table-cell office:value-type="float" office:value="-0.003702838638358">
                <text:p>-0.003702838638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9900000000002">
                <text:p>7.49900000000002</text:p>
              </table:table-cell>
              <table:table-cell office:value-type="float" office:value="-0.226439952093807">
                <text:p>-0.226439952093807</text:p>
              </table:table-cell>
              <table:table-cell office:value-type="float" office:value="-0.005731654729688">
                <text:p>-0.0057316547296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9900000000005">
                <text:p>7.59900000000005</text:p>
              </table:table-cell>
              <table:table-cell office:value-type="float" office:value="-0.149849008820964">
                <text:p>-0.149849008820964</text:p>
              </table:table-cell>
              <table:table-cell office:value-type="float" office:value="-0.004332137202038">
                <text:p>-0.0043321372020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9900000000007">
                <text:p>7.69900000000007</text:p>
              </table:table-cell>
              <table:table-cell office:value-type="float" office:value="0.166290141816881">
                <text:p>0.166290141816881</text:p>
              </table:table-cell>
              <table:table-cell office:value-type="float" office:value="-0.004980019089947">
                <text:p>-0.004980019089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9900000000009">
                <text:p>7.79900000000009</text:p>
              </table:table-cell>
              <table:table-cell office:value-type="float" office:value="0.190244480353425">
                <text:p>0.190244480353425</text:p>
              </table:table-cell>
              <table:table-cell office:value-type="float" office:value="-0.005574325740107">
                <text:p>-0.0055743257401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99">
                <text:p>7.899</text:p>
              </table:table-cell>
              <table:table-cell office:value-type="float" office:value="-0.046644217595847">
                <text:p>-0.046644217595847</text:p>
              </table:table-cell>
              <table:table-cell office:value-type="float" office:value="-0.00378127789961">
                <text:p>-0.003781277899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9900000000002">
                <text:p>7.99900000000002</text:p>
              </table:table-cell>
              <table:table-cell office:value-type="float" office:value="-0.159861202895152">
                <text:p>-0.159861202895152</text:p>
              </table:table-cell>
              <table:table-cell office:value-type="float" office:value="-0.005865758277318">
                <text:p>-0.005865758277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9900000000005">
                <text:p>8.09900000000005</text:p>
              </table:table-cell>
              <table:table-cell office:value-type="float" office:value="0.048401007694188">
                <text:p>0.048401007694188</text:p>
              </table:table-cell>
              <table:table-cell office:value-type="float" office:value="-0.003638652718594">
                <text:p>-0.003638652718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9900000000007">
                <text:p>8.19900000000007</text:p>
              </table:table-cell>
              <table:table-cell office:value-type="float" office:value="0.077095883385847">
                <text:p>0.077095883385847</text:p>
              </table:table-cell>
              <table:table-cell office:value-type="float" office:value="-0.005592748511594">
                <text:p>-0.005592748511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9900000000009">
                <text:p>8.29900000000009</text:p>
              </table:table-cell>
              <table:table-cell office:value-type="float" office:value="0.146518877670256">
                <text:p>0.146518877670256</text:p>
              </table:table-cell>
              <table:table-cell office:value-type="float" office:value="-0.004111765292476">
                <text:p>-0.004111765292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99">
                <text:p>8.399</text:p>
              </table:table-cell>
              <table:table-cell office:value-type="float" office:value="-0.07774184077058">
                <text:p>-0.07774184077058</text:p>
              </table:table-cell>
              <table:table-cell office:value-type="float" office:value="-0.005625481249031">
                <text:p>-0.005625481249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9900000000002">
                <text:p>8.49900000000002</text:p>
              </table:table-cell>
              <table:table-cell office:value-type="float" office:value="-0.263728054669341">
                <text:p>-0.263728054669341</text:p>
              </table:table-cell>
              <table:table-cell office:value-type="float" office:value="-0.003612963044716">
                <text:p>-0.003612963044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9900000000005">
                <text:p>8.59900000000005</text:p>
              </table:table-cell>
              <table:table-cell office:value-type="float" office:value="0.280665228085114">
                <text:p>0.280665228085114</text:p>
              </table:table-cell>
              <table:table-cell office:value-type="float" office:value="-0.005433735294783">
                <text:p>-0.0054337352947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9900000000007">
                <text:p>8.69900000000007</text:p>
              </table:table-cell>
              <table:table-cell office:value-type="float" office:value="0.073382381891555">
                <text:p>0.073382381891555</text:p>
              </table:table-cell>
              <table:table-cell office:value-type="float" office:value="-0.005351840317665">
                <text:p>-0.0053518403176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9900000000009">
                <text:p>8.79900000000009</text:p>
              </table:table-cell>
              <table:table-cell office:value-type="float" office:value="-0.14387359962709">
                <text:p>-0.14387359962709</text:p>
              </table:table-cell>
              <table:table-cell office:value-type="float" office:value="-0.004446209536291">
                <text:p>-0.004446209536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99">
                <text:p>8.899</text:p>
              </table:table-cell>
              <table:table-cell office:value-type="float" office:value="0.010367532985911">
                <text:p>0.010367532985911</text:p>
              </table:table-cell>
              <table:table-cell office:value-type="float" office:value="-0.005428932879808">
                <text:p>-0.0054289328798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9900000000002">
                <text:p>8.99900000000002</text:p>
              </table:table-cell>
              <table:table-cell office:value-type="float" office:value="0.07437773776522">
                <text:p>0.07437773776522</text:p>
              </table:table-cell>
              <table:table-cell office:value-type="float" office:value="-0.004606472233163">
                <text:p>-0.0046064722331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9900000000005">
                <text:p>9.09900000000005</text:p>
              </table:table-cell>
              <table:table-cell office:value-type="float" office:value="-0.321618272511622">
                <text:p>-0.321618272511622</text:p>
              </table:table-cell>
              <table:table-cell office:value-type="float" office:value="-0.005347849484931">
                <text:p>-0.005347849484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9900000000007">
                <text:p>9.19900000000007</text:p>
              </table:table-cell>
              <table:table-cell office:value-type="float" office:value="0.083417275824788">
                <text:p>0.083417275824788</text:p>
              </table:table-cell>
              <table:table-cell office:value-type="float" office:value="-0.004887800904248">
                <text:p>-0.004887800904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9900000000009">
                <text:p>9.29900000000009</text:p>
              </table:table-cell>
              <table:table-cell office:value-type="float" office:value="0.219307886275002">
                <text:p>0.219307886275002</text:p>
              </table:table-cell>
              <table:table-cell office:value-type="float" office:value="-0.005091542879539">
                <text:p>-0.005091542879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99">
                <text:p>9.399</text:p>
              </table:table-cell>
              <table:table-cell office:value-type="float" office:value="0.137433102872394">
                <text:p>0.137433102872394</text:p>
              </table:table-cell>
              <table:table-cell office:value-type="float" office:value="-0.004452575456363">
                <text:p>-0.0044525754563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9900000000002">
                <text:p>9.49900000000002</text:p>
              </table:table-cell>
              <table:table-cell office:value-type="float" office:value="0.018104548387156">
                <text:p>0.018104548387156</text:p>
              </table:table-cell>
              <table:table-cell office:value-type="float" office:value="-0.005464587088209">
                <text:p>-0.005464587088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9900000000005">
                <text:p>9.59900000000005</text:p>
              </table:table-cell>
              <table:table-cell office:value-type="float" office:value="-0.320524503098772">
                <text:p>-0.320524503098772</text:p>
              </table:table-cell>
              <table:table-cell office:value-type="float" office:value="-0.004875975262992">
                <text:p>-0.004875975262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9900000000007">
                <text:p>9.69900000000007</text:p>
              </table:table-cell>
              <table:table-cell office:value-type="float" office:value="-0.066466262688875">
                <text:p>-0.066466262688875</text:p>
              </table:table-cell>
              <table:table-cell office:value-type="float" office:value="-0.005453045381103">
                <text:p>-0.005453045381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9900000000009">
                <text:p>9.79900000000009</text:p>
              </table:table-cell>
              <table:table-cell office:value-type="float" office:value="0.422410782243809">
                <text:p>0.422410782243809</text:p>
              </table:table-cell>
              <table:table-cell office:value-type="float" office:value="-0.00284360714756">
                <text:p>-0.002843607147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99">
                <text:p>9.899</text:p>
              </table:table-cell>
              <table:table-cell office:value-type="float" office:value="-0.134910241904796">
                <text:p>-0.134910241904796</text:p>
              </table:table-cell>
              <table:table-cell office:value-type="float" office:value="-0.005871791660487">
                <text:p>-0.005871791660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9900000000002">
                <text:p>9.99900000000002</text:p>
              </table:table-cell>
              <table:table-cell office:value-type="float" office:value="-0.246192248997534">
                <text:p>-0.246192248997534</text:p>
              </table:table-cell>
              <table:table-cell office:value-type="float" office:value="-0.004499697386822">
                <text:p>-0.0044996973868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99">
                <text:p>10.099</text:p>
              </table:table-cell>
              <table:table-cell office:value-type="float" office:value="-0.001021239180067">
                <text:p>-0.001021239180067</text:p>
              </table:table-cell>
              <table:table-cell office:value-type="float" office:value="-0.004922482197397">
                <text:p>-0.0049224821973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990000000001">
                <text:p>10.1990000000001</text:p>
              </table:table-cell>
              <table:table-cell office:value-type="float" office:value="0.302680563241093">
                <text:p>0.302680563241093</text:p>
              </table:table-cell>
              <table:table-cell office:value-type="float" office:value="-0.005445765081428">
                <text:p>-0.0054457650814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2990000000001">
                <text:p>10.2990000000001</text:p>
              </table:table-cell>
              <table:table-cell office:value-type="float" office:value="-0.112491999573124">
                <text:p>-0.112491999573124</text:p>
              </table:table-cell>
              <table:table-cell office:value-type="float" office:value="-0.004359604744775">
                <text:p>-0.0043596047447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399">
                <text:p>10.399</text:p>
              </table:table-cell>
              <table:table-cell office:value-type="float" office:value="-0.017982507333791">
                <text:p>-0.017982507333791</text:p>
              </table:table-cell>
              <table:table-cell office:value-type="float" office:value="-0.005608656400663">
                <text:p>-0.005608656400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99">
                <text:p>10.499</text:p>
              </table:table-cell>
              <table:table-cell office:value-type="float" office:value="-0.041993336576128">
                <text:p>-0.041993336576128</text:p>
              </table:table-cell>
              <table:table-cell office:value-type="float" office:value="-0.004786726516">
                <text:p>-0.004786726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599">
                <text:p>10.599</text:p>
              </table:table-cell>
              <table:table-cell office:value-type="float" office:value="0.176088057761556">
                <text:p>0.176088057761556</text:p>
              </table:table-cell>
              <table:table-cell office:value-type="float" office:value="-0.005403027620571">
                <text:p>-0.005403027620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6990000000001">
                <text:p>10.6990000000001</text:p>
              </table:table-cell>
              <table:table-cell office:value-type="float" office:value="0.042886465851767">
                <text:p>0.042886465851767</text:p>
              </table:table-cell>
              <table:table-cell office:value-type="float" office:value="-0.003687306614386">
                <text:p>-0.0036873066143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7990000000001">
                <text:p>10.7990000000001</text:p>
              </table:table-cell>
              <table:table-cell office:value-type="float" office:value="-0.392056806407329">
                <text:p>-0.392056806407329</text:p>
              </table:table-cell>
              <table:table-cell office:value-type="float" office:value="-0.005908820670663">
                <text:p>-0.005908820670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899">
                <text:p>10.899</text:p>
              </table:table-cell>
              <table:table-cell office:value-type="float" office:value="0.295502615819365">
                <text:p>0.295502615819365</text:p>
              </table:table-cell>
              <table:table-cell office:value-type="float" office:value="-0.00433420568378">
                <text:p>-0.004334205683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999">
                <text:p>10.999</text:p>
              </table:table-cell>
              <table:table-cell office:value-type="float" office:value="0.053680515095796">
                <text:p>0.053680515095796</text:p>
              </table:table-cell>
              <table:table-cell office:value-type="float" office:value="-0.005446307716104">
                <text:p>-0.005446307716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99">
                <text:p>11.099</text:p>
              </table:table-cell>
              <table:table-cell office:value-type="float" office:value="0.057215307025123">
                <text:p>0.057215307025123</text:p>
              </table:table-cell>
              <table:table-cell office:value-type="float" office:value="-0.004115527443475">
                <text:p>-0.004115527443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1990000000001">
                <text:p>11.1990000000001</text:p>
              </table:table-cell>
              <table:table-cell office:value-type="float" office:value="-0.154758400925573">
                <text:p>-0.154758400925573</text:p>
              </table:table-cell>
              <table:table-cell office:value-type="float" office:value="-0.005545729595343">
                <text:p>-0.0055457295953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2990000000001">
                <text:p>11.2990000000001</text:p>
              </table:table-cell>
              <table:table-cell office:value-type="float" office:value="0.117229546437321">
                <text:p>0.117229546437321</text:p>
              </table:table-cell>
              <table:table-cell office:value-type="float" office:value="-0.005180414783209">
                <text:p>-0.0051804147832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399">
                <text:p>11.399</text:p>
              </table:table-cell>
              <table:table-cell office:value-type="float" office:value="-0.133767806467101">
                <text:p>-0.133767806467101</text:p>
              </table:table-cell>
              <table:table-cell office:value-type="float" office:value="-0.004530704755724">
                <text:p>-0.0045307047557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99">
                <text:p>11.499</text:p>
              </table:table-cell>
              <table:table-cell office:value-type="float" office:value="-0.035268975270367">
                <text:p>-0.035268975270367</text:p>
              </table:table-cell>
              <table:table-cell office:value-type="float" office:value="-0.004749182016975">
                <text:p>-0.004749182016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9">
                <text:p>11.599</text:p>
              </table:table-cell>
              <table:table-cell office:value-type="float" office:value="-0.093445346992046">
                <text:p>-0.093445346992046</text:p>
              </table:table-cell>
              <table:table-cell office:value-type="float" office:value="-0.005744130542173">
                <text:p>-0.005744130542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6990000000001">
                <text:p>11.6990000000001</text:p>
              </table:table-cell>
              <table:table-cell office:value-type="float" office:value="0.162182294699909">
                <text:p>0.162182294699909</text:p>
              </table:table-cell>
              <table:table-cell office:value-type="float" office:value="-0.003745404003756">
                <text:p>-0.0037454040037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990000000001">
                <text:p>11.7990000000001</text:p>
              </table:table-cell>
              <table:table-cell office:value-type="float" office:value="0.097645684471099">
                <text:p>0.097645684471099</text:p>
              </table:table-cell>
              <table:table-cell office:value-type="float" office:value="-0.005005087488565">
                <text:p>-0.0050050874885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99">
                <text:p>11.899</text:p>
              </table:table-cell>
              <table:table-cell office:value-type="float" office:value="0.154868058317979">
                <text:p>0.154868058317979</text:p>
              </table:table-cell>
              <table:table-cell office:value-type="float" office:value="0.279919824113791">
                <text:p>0.2799198241137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999">
                <text:p>11.999</text:p>
              </table:table-cell>
              <table:table-cell office:value-type="float" office:value="-0.489461396333301">
                <text:p>-0.489461396333301</text:p>
              </table:table-cell>
              <table:table-cell office:value-type="float" office:value="5.41776840368148">
                <text:p>5.41776840368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099">
                <text:p>12.099</text:p>
              </table:table-cell>
              <table:table-cell office:value-type="float" office:value="-40.5937506348226">
                <text:p>-40.5937506348226</text:p>
              </table:table-cell>
              <table:table-cell office:value-type="float" office:value="9.82133688410683">
                <text:p>9.821336884106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1990000000001">
                <text:p>12.1990000000001</text:p>
              </table:table-cell>
              <table:table-cell office:value-type="float" office:value="-7.57104736601368">
                <text:p>-7.57104736601368</text:p>
              </table:table-cell>
              <table:table-cell office:value-type="float" office:value="8.5021925087345">
                <text:p>8.5021925087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2990000000001">
                <text:p>12.2990000000001</text:p>
              </table:table-cell>
              <table:table-cell office:value-type="float" office:value="33.8566862460055">
                <text:p>33.8566862460055</text:p>
              </table:table-cell>
              <table:table-cell office:value-type="float" office:value="6.88761261860766">
                <text:p>6.887612618607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99">
                <text:p>12.399</text:p>
              </table:table-cell>
              <table:table-cell office:value-type="float" office:value="0.638268697358719">
                <text:p>0.638268697358719</text:p>
              </table:table-cell>
              <table:table-cell office:value-type="float" office:value="7.73207134947625">
                <text:p>7.73207134947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499">
                <text:p>12.499</text:p>
              </table:table-cell>
              <table:table-cell office:value-type="float" office:value="-27.0884364777824">
                <text:p>-27.0884364777824</text:p>
              </table:table-cell>
              <table:table-cell office:value-type="float" office:value="8.0851185394469">
                <text:p>8.0851185394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599">
                <text:p>12.599</text:p>
              </table:table-cell>
              <table:table-cell office:value-type="float" office:value="-4.94070296451416">
                <text:p>-4.94070296451416</text:p>
              </table:table-cell>
              <table:table-cell office:value-type="float" office:value="7.75536505860297">
                <text:p>7.755365058602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990000000001">
                <text:p>12.6990000000001</text:p>
              </table:table-cell>
              <table:table-cell office:value-type="float" office:value="-1.98975314415005">
                <text:p>-1.98975314415005</text:p>
              </table:table-cell>
              <table:table-cell office:value-type="float" office:value="7.70523568131457">
                <text:p>7.70523568131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7990000000001">
                <text:p>12.7990000000001</text:p>
              </table:table-cell>
              <table:table-cell office:value-type="float" office:value="-9.72287920496509">
                <text:p>-9.72287920496509</text:p>
              </table:table-cell>
              <table:table-cell office:value-type="float" office:value="7.81824776823294">
                <text:p>7.81824776823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899">
                <text:p>12.899</text:p>
              </table:table-cell>
              <table:table-cell office:value-type="float" office:value="-9.29343521512766">
                <text:p>-9.29343521512766</text:p>
              </table:table-cell>
              <table:table-cell office:value-type="float" office:value="7.813359004456">
                <text:p>7.8133590044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999">
                <text:p>12.999</text:p>
              </table:table-cell>
              <table:table-cell office:value-type="float" office:value="-7.14950145242062">
                <text:p>-7.14950145242062</text:p>
              </table:table-cell>
              <table:table-cell office:value-type="float" office:value="7.16230767344471">
                <text:p>7.162307673444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099">
                <text:p>13.099</text:p>
              </table:table-cell>
              <table:table-cell office:value-type="float" office:value="-7.16890555545369">
                <text:p>-7.16890555545369</text:p>
              </table:table-cell>
              <table:table-cell office:value-type="float" office:value="1.72248033783735">
                <text:p>1.722480337837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1990000000001">
                <text:p>13.1990000000001</text:p>
              </table:table-cell>
              <table:table-cell office:value-type="float" office:value="33.7762531166934">
                <text:p>33.7762531166934</text:p>
              </table:table-cell>
              <table:table-cell office:value-type="float" office:value="-2.12478070759768">
                <text:p>-2.12478070759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2990000000001">
                <text:p>13.2990000000001</text:p>
              </table:table-cell>
              <table:table-cell office:value-type="float" office:value="5.98829099848822">
                <text:p>5.98829099848822</text:p>
              </table:table-cell>
              <table:table-cell office:value-type="float" office:value="-0.242278611579669">
                <text:p>-0.2422786115796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399">
                <text:p>13.399</text:p>
              </table:table-cell>
              <table:table-cell office:value-type="float" office:value="-60.7249378497245">
                <text:p>-60.7249378497245</text:p>
              </table:table-cell>
              <table:table-cell office:value-type="float" office:value="0.800101848866255">
                <text:p>0.8001018488662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499">
                <text:p>13.499</text:p>
              </table:table-cell>
              <table:table-cell office:value-type="float" office:value="5.99514099252163">
                <text:p>5.99514099252163</text:p>
              </table:table-cell>
              <table:table-cell office:value-type="float" office:value="-0.067464126066867">
                <text:p>-0.0674641260668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99">
                <text:p>13.599</text:p>
              </table:table-cell>
              <table:table-cell office:value-type="float" office:value="15.9701383961972">
                <text:p>15.9701383961972</text:p>
              </table:table-cell>
              <table:table-cell office:value-type="float" office:value="-0.240282117621436">
                <text:p>-0.240282117621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990000000001">
                <text:p>13.6990000000001</text:p>
              </table:table-cell>
              <table:table-cell office:value-type="float" office:value="-4.64281572777589">
                <text:p>-4.64281572777589</text:p>
              </table:table-cell>
              <table:table-cell office:value-type="float" office:value="0.063620889795117">
                <text:p>0.0636208897951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7990000000001">
                <text:p>13.7990000000001</text:p>
              </table:table-cell>
              <table:table-cell office:value-type="float" office:value="-3.87679392893747">
                <text:p>-3.87679392893747</text:p>
              </table:table-cell>
              <table:table-cell office:value-type="float" office:value="0.063247325402653">
                <text:p>0.063247325402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899">
                <text:p>13.899</text:p>
              </table:table-cell>
              <table:table-cell office:value-type="float" office:value="1.35187261971118">
                <text:p>1.35187261971118</text:p>
              </table:table-cell>
              <table:table-cell office:value-type="float" office:value="-0.031714289196425">
                <text:p>-0.031714289196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999">
                <text:p>13.999</text:p>
              </table:table-cell>
              <table:table-cell office:value-type="float" office:value="1.48804683077578">
                <text:p>1.48804683077578</text:p>
              </table:table-cell>
              <table:table-cell office:value-type="float" office:value="-0.014062833678444">
                <text:p>-0.0140628336784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99">
                <text:p>14.099</text:p>
              </table:table-cell>
              <table:table-cell office:value-type="float" office:value="-0.997568807482875">
                <text:p>-0.997568807482875</text:p>
              </table:table-cell>
              <table:table-cell office:value-type="float" office:value="0.012627340489057">
                <text:p>0.0126273404890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990000000001">
                <text:p>14.1990000000001</text:p>
              </table:table-cell>
              <table:table-cell office:value-type="float" office:value="-0.281632683832095">
                <text:p>-0.281632683832095</text:p>
              </table:table-cell>
              <table:table-cell office:value-type="float" office:value="0.002413844296114">
                <text:p>0.002413844296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990000000001">
                <text:p>14.2990000000001</text:p>
              </table:table-cell>
              <table:table-cell office:value-type="float" office:value="0.806038149272746">
                <text:p>0.806038149272746</text:p>
              </table:table-cell>
              <table:table-cell office:value-type="float" office:value="-0.004316841730906">
                <text:p>-0.004316841730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99">
                <text:p>14.399</text:p>
              </table:table-cell>
              <table:table-cell office:value-type="float" office:value="-0.224449153579551">
                <text:p>-0.224449153579551</text:p>
              </table:table-cell>
              <table:table-cell office:value-type="float" office:value="-0.935365511289798">
                <text:p>-0.9353655112897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99">
                <text:p>14.499</text:p>
              </table:table-cell>
              <table:table-cell office:value-type="float" office:value="-0.086030127826037">
                <text:p>-0.086030127826037</text:p>
              </table:table-cell>
              <table:table-cell office:value-type="float" office:value="-6.34004329419309">
                <text:p>-6.340043294193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99">
                <text:p>14.599</text:p>
              </table:table-cell>
              <table:table-cell office:value-type="float" office:value="42.4862030482172">
                <text:p>42.4862030482172</text:p>
              </table:table-cell>
              <table:table-cell office:value-type="float" office:value="-9.84036815418562">
                <text:p>-9.840368154185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990000000001">
                <text:p>14.6990000000001</text:p>
              </table:table-cell>
              <table:table-cell office:value-type="float" office:value="-0.181554575079575">
                <text:p>-0.181554575079575</text:p>
              </table:table-cell>
              <table:table-cell office:value-type="float" office:value="-8.22341194534749">
                <text:p>-8.223411945347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990000000001">
                <text:p>14.7990000000001</text:p>
              </table:table-cell>
              <table:table-cell office:value-type="float" office:value="-26.8056962376811">
                <text:p>-26.8056962376811</text:p>
              </table:table-cell>
              <table:table-cell office:value-type="float" office:value="-6.86402584761668">
                <text:p>-6.86402584761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99">
                <text:p>14.899</text:p>
              </table:table-cell>
              <table:table-cell office:value-type="float" office:value="0.580391942225249">
                <text:p>0.580391942225249</text:p>
              </table:table-cell>
              <table:table-cell office:value-type="float" office:value="-7.82409998359208">
                <text:p>-7.82409998359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99">
                <text:p>14.999</text:p>
              </table:table-cell>
              <table:table-cell office:value-type="float" office:value="26.9898949713833">
                <text:p>26.9898949713833</text:p>
              </table:table-cell>
              <table:table-cell office:value-type="float" office:value="-8.07569134491458">
                <text:p>-8.075691344914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99">
                <text:p>15.099</text:p>
              </table:table-cell>
              <table:table-cell office:value-type="float" office:value="3.0639466269404">
                <text:p>3.0639466269404</text:p>
              </table:table-cell>
              <table:table-cell office:value-type="float" office:value="-7.72825724019495">
                <text:p>-7.728257240194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990000000001">
                <text:p>15.1990000000001</text:p>
              </table:table-cell>
              <table:table-cell office:value-type="float" office:value="3.30385074477226">
                <text:p>3.30385074477226</text:p>
              </table:table-cell>
              <table:table-cell office:value-type="float" office:value="-6.42249996339126">
                <text:p>-6.422499963391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990000000001">
                <text:p>15.2990000000001</text:p>
              </table:table-cell>
              <table:table-cell office:value-type="float" office:value="9.83454408306058">
                <text:p>9.83454408306058</text:p>
              </table:table-cell>
              <table:table-cell office:value-type="float" office:value="-1.48826106482866">
                <text:p>-1.48826106482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99">
                <text:p>15.399</text:p>
              </table:table-cell>
              <table:table-cell office:value-type="float" office:value="-34.7904640549949">
                <text:p>-34.7904640549949</text:p>
              </table:table-cell>
              <table:table-cell office:value-type="float" office:value="2.06739182180693">
                <text:p>2.067391821806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99">
                <text:p>15.499</text:p>
              </table:table-cell>
              <table:table-cell office:value-type="float" office:value="5.87083724866597">
                <text:p>5.87083724866597</text:p>
              </table:table-cell>
              <table:table-cell office:value-type="float" office:value="0.23926235618217">
                <text:p>0.239262356182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99">
                <text:p>15.599</text:p>
              </table:table-cell>
              <table:table-cell office:value-type="float" office:value="36.5367109409381">
                <text:p>36.5367109409381</text:p>
              </table:table-cell>
              <table:table-cell office:value-type="float" office:value="-0.81453611113317">
                <text:p>-0.81453611113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990000000001">
                <text:p>15.6990000000001</text:p>
              </table:table-cell>
              <table:table-cell office:value-type="float" office:value="8.35147492714994">
                <text:p>8.35147492714994</text:p>
              </table:table-cell>
              <table:table-cell office:value-type="float" office:value="0.072986753993301">
                <text:p>0.0729867539933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990000000001">
                <text:p>15.7990000000001</text:p>
              </table:table-cell>
              <table:table-cell office:value-type="float" office:value="-20.4055399731773">
                <text:p>-20.4055399731773</text:p>
              </table:table-cell>
              <table:table-cell office:value-type="float" office:value="0.243928446447016">
                <text:p>0.243928446447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99">
                <text:p>15.899</text:p>
              </table:table-cell>
              <table:table-cell office:value-type="float" office:value="4.82728693949333">
                <text:p>4.82728693949333</text:p>
              </table:table-cell>
              <table:table-cell office:value-type="float" office:value="-0.065175527219211">
                <text:p>-0.065175527219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99">
                <text:p>15.999</text:p>
              </table:table-cell>
              <table:table-cell office:value-type="float" office:value="4.31825150998489">
                <text:p>4.31825150998489</text:p>
              </table:table-cell>
              <table:table-cell office:value-type="float" office:value="-0.064728014602744">
                <text:p>-0.06472801460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99">
                <text:p>16.099</text:p>
              </table:table-cell>
              <table:table-cell office:value-type="float" office:value="-2.34822360748438">
                <text:p>-2.34822360748438</text:p>
              </table:table-cell>
              <table:table-cell office:value-type="float" office:value="0.03211603082808">
                <text:p>0.032116030828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990000000001">
                <text:p>16.1990000000001</text:p>
              </table:table-cell>
              <table:table-cell office:value-type="float" office:value="-0.900260455848648">
                <text:p>-0.900260455848648</text:p>
              </table:table-cell>
              <table:table-cell office:value-type="float" office:value="0.015173545008997">
                <text:p>0.0151735450089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990000000001">
                <text:p>16.2990000000001</text:p>
              </table:table-cell>
              <table:table-cell office:value-type="float" office:value="0.603257914894222">
                <text:p>0.603257914894222</text:p>
              </table:table-cell>
              <table:table-cell office:value-type="float" office:value="-0.012172253289591">
                <text:p>-0.0121722532895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399">
                <text:p>16.399</text:p>
              </table:table-cell>
              <table:table-cell office:value-type="float" office:value="0.088399347137634">
                <text:p>0.088399347137634</text:p>
              </table:table-cell>
              <table:table-cell office:value-type="float" office:value="-0.00257102249676">
                <text:p>-0.002571022496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99">
                <text:p>16.499</text:p>
              </table:table-cell>
              <table:table-cell office:value-type="float" office:value="0.123561324043255">
                <text:p>0.123561324043255</text:p>
              </table:table-cell>
              <table:table-cell office:value-type="float" office:value="-0.669801737622616">
                <text:p>-0.6698017376226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99">
                <text:p>16.599</text:p>
              </table:table-cell>
              <table:table-cell office:value-type="float" office:value="0.048794442934534">
                <text:p>0.048794442934534</text:p>
              </table:table-cell>
              <table:table-cell office:value-type="float" office:value="-6.41858248790051">
                <text:p>-6.418582487900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990000000001">
                <text:p>16.6990000000001</text:p>
              </table:table-cell>
              <table:table-cell office:value-type="float" office:value="41.6476256925195">
                <text:p>41.6476256925195</text:p>
              </table:table-cell>
              <table:table-cell office:value-type="float" office:value="-9.78717314145928">
                <text:p>-9.787173141459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990000000001">
                <text:p>16.7990000000001</text:p>
              </table:table-cell>
              <table:table-cell office:value-type="float" office:value="-1.91837725119542">
                <text:p>-1.91837725119542</text:p>
              </table:table-cell>
              <table:table-cell office:value-type="float" office:value="-7.91340030070094">
                <text:p>-7.91340030070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899">
                <text:p>16.899</text:p>
              </table:table-cell>
              <table:table-cell office:value-type="float" office:value="-32.3812587370831">
                <text:p>-32.3812587370831</text:p>
              </table:table-cell>
              <table:table-cell office:value-type="float" office:value="-7.07211110882651">
                <text:p>-7.072111108826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99">
                <text:p>16.999</text:p>
              </table:table-cell>
              <table:table-cell office:value-type="float" office:value="14.4470174134304">
                <text:p>14.4470174134304</text:p>
              </table:table-cell>
              <table:table-cell office:value-type="float" office:value="-7.88389623047924">
                <text:p>-7.883896230479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099">
                <text:p>17.099</text:p>
              </table:table-cell>
              <table:table-cell office:value-type="float" office:value="20.0784431339749">
                <text:p>20.0784431339749</text:p>
              </table:table-cell>
              <table:table-cell office:value-type="float" office:value="-7.99973349145984">
                <text:p>-7.999733491459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990000000001">
                <text:p>17.1990000000001</text:p>
              </table:table-cell>
              <table:table-cell office:value-type="float" office:value="2.70031825062598">
                <text:p>2.70031825062598</text:p>
              </table:table-cell>
              <table:table-cell office:value-type="float" office:value="-7.72344500785627">
                <text:p>-7.72344500785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990000000001">
                <text:p>17.2990000000001</text:p>
              </table:table-cell>
              <table:table-cell office:value-type="float" office:value="4.71102072638614">
                <text:p>4.71102072638614</text:p>
              </table:table-cell>
              <table:table-cell office:value-type="float" office:value="-7.73794624241276">
                <text:p>-7.737946242412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99">
                <text:p>17.399</text:p>
              </table:table-cell>
              <table:table-cell office:value-type="float" office:value="9.24856196795911">
                <text:p>9.24856196795911</text:p>
              </table:table-cell>
              <table:table-cell office:value-type="float" office:value="-7.82102225134417">
                <text:p>-7.821022251344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99">
                <text:p>17.499</text:p>
              </table:table-cell>
              <table:table-cell office:value-type="float" office:value="9.59807756790966">
                <text:p>9.59807756790966</text:p>
              </table:table-cell>
              <table:table-cell office:value-type="float" office:value="-7.80182044207141">
                <text:p>-7.801820442071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99">
                <text:p>17.599</text:p>
              </table:table-cell>
              <table:table-cell office:value-type="float" office:value="6.30279151534599">
                <text:p>6.30279151534599</text:p>
              </table:table-cell>
              <table:table-cell office:value-type="float" office:value="-7.77958537721987">
                <text:p>-7.779585377219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990000000001">
                <text:p>17.6990000000001</text:p>
              </table:table-cell>
              <table:table-cell office:value-type="float" office:value="7.72386582402144">
                <text:p>7.72386582402144</text:p>
              </table:table-cell>
              <table:table-cell office:value-type="float" office:value="-7.78810902579867">
                <text:p>-7.788109025798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990000000001">
                <text:p>17.7990000000001</text:p>
              </table:table-cell>
              <table:table-cell office:value-type="float" office:value="7.8037480642771">
                <text:p>7.8037480642771</text:p>
              </table:table-cell>
              <table:table-cell office:value-type="float" office:value="-7.79468639064853">
                <text:p>-7.794686390648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99">
                <text:p>17.899</text:p>
              </table:table-cell>
              <table:table-cell office:value-type="float" office:value="7.78690855856519">
                <text:p>7.78690855856519</text:p>
              </table:table-cell>
              <table:table-cell office:value-type="float" office:value="-7.79134972133046">
                <text:p>-7.791349721330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99">
                <text:p>17.999</text:p>
              </table:table-cell>
              <table:table-cell office:value-type="float" office:value="7.61472119424734">
                <text:p>7.61472119424734</text:p>
              </table:table-cell>
              <table:table-cell office:value-type="float" office:value="-7.78935161147888">
                <text:p>-7.789351611478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99">
                <text:p>18.099</text:p>
              </table:table-cell>
              <table:table-cell office:value-type="float" office:value="8.25904427443498">
                <text:p>8.25904427443498</text:p>
              </table:table-cell>
              <table:table-cell office:value-type="float" office:value="-7.79208593271338">
                <text:p>-7.792085932713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990000000001">
                <text:p>18.1990000000001</text:p>
              </table:table-cell>
              <table:table-cell office:value-type="float" office:value="7.52466888337302">
                <text:p>7.52466888337302</text:p>
              </table:table-cell>
              <table:table-cell office:value-type="float" office:value="-7.79066104019674">
                <text:p>-7.790661040196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990000000001">
                <text:p>18.2990000000001</text:p>
              </table:table-cell>
              <table:table-cell office:value-type="float" office:value="8.05191088515807">
                <text:p>8.05191088515807</text:p>
              </table:table-cell>
              <table:table-cell office:value-type="float" office:value="-7.788752547474">
                <text:p>-7.7887525474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99">
                <text:p>18.399</text:p>
              </table:table-cell>
              <table:table-cell office:value-type="float" office:value="8.55161991272204">
                <text:p>8.55161991272204</text:p>
              </table:table-cell>
              <table:table-cell office:value-type="float" office:value="-7.79124345072714">
                <text:p>-7.791243450727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99">
                <text:p>18.499</text:p>
              </table:table-cell>
              <table:table-cell office:value-type="float" office:value="6.54142449801514">
                <text:p>6.54142449801514</text:p>
              </table:table-cell>
              <table:table-cell office:value-type="float" office:value="-7.7911940513772">
                <text:p>-7.79119405137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599">
                <text:p>18.599</text:p>
              </table:table-cell>
              <table:table-cell office:value-type="float" office:value="7.54481438783943">
                <text:p>7.54481438783943</text:p>
              </table:table-cell>
              <table:table-cell office:value-type="float" office:value="-7.79101669040131">
                <text:p>-7.79101669040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990000000001">
                <text:p>18.6990000000001</text:p>
              </table:table-cell>
              <table:table-cell office:value-type="float" office:value="7.97588894593418">
                <text:p>7.97588894593418</text:p>
              </table:table-cell>
              <table:table-cell office:value-type="float" office:value="-7.79068352778112">
                <text:p>-7.790683527781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990000000001">
                <text:p>18.7990000000001</text:p>
              </table:table-cell>
              <table:table-cell office:value-type="float" office:value="7.60923537570183">
                <text:p>7.60923537570183</text:p>
              </table:table-cell>
              <table:table-cell office:value-type="float" office:value="-7.79030884861002">
                <text:p>-7.79030884861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99">
                <text:p>18.899</text:p>
              </table:table-cell>
              <table:table-cell office:value-type="float" office:value="8.02050977850357">
                <text:p>8.02050977850357</text:p>
              </table:table-cell>
              <table:table-cell office:value-type="float" office:value="-7.79292636451483">
                <text:p>-7.792926364514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99">
                <text:p>18.999</text:p>
              </table:table-cell>
              <table:table-cell office:value-type="float" office:value="7.88245005079903">
                <text:p>7.88245005079903</text:p>
              </table:table-cell>
              <table:table-cell office:value-type="float" office:value="-7.79150280693025">
                <text:p>-7.791502806930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99">
                <text:p>19.099</text:p>
              </table:table-cell>
              <table:table-cell office:value-type="float" office:value="7.38398163458534">
                <text:p>7.38398163458534</text:p>
              </table:table-cell>
              <table:table-cell office:value-type="float" office:value="-7.63379860703688">
                <text:p>-7.63379860703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990000000001">
                <text:p>19.1990000000001</text:p>
              </table:table-cell>
              <table:table-cell office:value-type="float" office:value="7.139386344947">
                <text:p>7.139386344947</text:p>
              </table:table-cell>
              <table:table-cell office:value-type="float" office:value="-6.78000254939832">
                <text:p>-6.78000254939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990000000001">
                <text:p>19.2990000000001</text:p>
              </table:table-cell>
              <table:table-cell office:value-type="float" office:value="2.67974297516307">
                <text:p>2.67974297516307</text:p>
              </table:table-cell>
              <table:table-cell office:value-type="float" office:value="-6.05585171631513">
                <text:p>-6.05585171631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399">
                <text:p>19.399</text:p>
              </table:table-cell>
              <table:table-cell office:value-type="float" office:value="7.17320813958538">
                <text:p>7.17320813958538</text:p>
              </table:table-cell>
              <table:table-cell office:value-type="float" office:value="-5.55106237091967">
                <text:p>-5.551062370919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499">
                <text:p>19.499</text:p>
              </table:table-cell>
              <table:table-cell office:value-type="float" office:value="8.32256623021639">
                <text:p>8.32256623021639</text:p>
              </table:table-cell>
              <table:table-cell office:value-type="float" office:value="-4.18079815004261">
                <text:p>-4.180798150042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599">
                <text:p>19.599</text:p>
              </table:table-cell>
              <table:table-cell office:value-type="float" office:value="-3.09475247412301">
                <text:p>-3.09475247412301</text:p>
              </table:table-cell>
              <table:table-cell office:value-type="float" office:value="-3.94414664048484">
                <text:p>-3.944146640484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6990000000001">
                <text:p>19.6990000000001</text:p>
              </table:table-cell>
              <table:table-cell office:value-type="float" office:value="12.9002457361239">
                <text:p>12.9002457361239</text:p>
              </table:table-cell>
              <table:table-cell office:value-type="float" office:value="-3.34054419380654">
                <text:p>-3.340544193806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7990000000001">
                <text:p>19.7990000000001</text:p>
              </table:table-cell>
              <table:table-cell office:value-type="float" office:value="2.79411838580922">
                <text:p>2.79411838580922</text:p>
              </table:table-cell>
              <table:table-cell office:value-type="float" office:value="-2.08973432508483">
                <text:p>-2.089734325084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899">
                <text:p>19.899</text:p>
              </table:table-cell>
              <table:table-cell office:value-type="float" office:value="-4.43591456085461">
                <text:p>-4.43591456085461</text:p>
              </table:table-cell>
              <table:table-cell office:value-type="float" office:value="-1.87592818135112">
                <text:p>-1.87592818135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99">
                <text:p>19.999</text:p>
              </table:table-cell>
              <table:table-cell office:value-type="float" office:value="9.33378012376797">
                <text:p>9.33378012376797</text:p>
              </table:table-cell>
              <table:table-cell office:value-type="float" office:value="0.150636861226827">
                <text:p>0.1506368612268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099">
                <text:p>20.099</text:p>
              </table:table-cell>
              <table:table-cell office:value-type="float" office:value="-10.9754956218911">
                <text:p>-10.9754956218911</text:p>
              </table:table-cell>
              <table:table-cell office:value-type="float" office:value="0.585132385068157">
                <text:p>0.5851323850681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1990000000001">
                <text:p>20.1990000000001</text:p>
              </table:table-cell>
              <table:table-cell office:value-type="float" office:value="9.24835923392648">
                <text:p>9.24835923392648</text:p>
              </table:table-cell>
              <table:table-cell office:value-type="float" office:value="-0.153701510262111">
                <text:p>-0.1537015102621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2990000000001">
                <text:p>20.2990000000001</text:p>
              </table:table-cell>
              <table:table-cell office:value-type="float" office:value="9.25265332661618">
                <text:p>9.25265332661618</text:p>
              </table:table-cell>
              <table:table-cell office:value-type="float" office:value="-0.155564459137988">
                <text:p>-0.1555644591379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399">
                <text:p>20.399</text:p>
              </table:table-cell>
              <table:table-cell office:value-type="float" office:value="-4.24616286620527">
                <text:p>-4.24616286620527</text:p>
              </table:table-cell>
              <table:table-cell office:value-type="float" office:value="0.077394820799751">
                <text:p>0.0773948207997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499">
                <text:p>20.499</text:p>
              </table:table-cell>
              <table:table-cell office:value-type="float" office:value="-1.48034215366741">
                <text:p>-1.48034215366741</text:p>
              </table:table-cell>
              <table:table-cell office:value-type="float" office:value="0.034666825731075">
                <text:p>0.034666825731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599">
                <text:p>20.599</text:p>
              </table:table-cell>
              <table:table-cell office:value-type="float" office:value="1.60167880160598">
                <text:p>1.60167880160598</text:p>
              </table:table-cell>
              <table:table-cell office:value-type="float" office:value="-0.030164933167779">
                <text:p>-0.0301649331677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6990000000001">
                <text:p>20.6990000000001</text:p>
              </table:table-cell>
              <table:table-cell office:value-type="float" office:value="0.195194185337107">
                <text:p>0.195194185337107</text:p>
              </table:table-cell>
              <table:table-cell office:value-type="float" office:value="-0.004674314373323">
                <text:p>-0.0046743143733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990000000001">
                <text:p>20.7990000000001</text:p>
              </table:table-cell>
              <table:table-cell office:value-type="float" office:value="-0.846954870454823">
                <text:p>-0.846954870454823</text:p>
              </table:table-cell>
              <table:table-cell office:value-type="float" office:value="0.010761896331186">
                <text:p>0.0107618963311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899">
                <text:p>20.899</text:p>
              </table:table-cell>
              <table:table-cell office:value-type="float" office:value="0.004085807872882">
                <text:p>0.004085807872882</text:p>
              </table:table-cell>
              <table:table-cell office:value-type="float" office:value="0.000208366817202">
                <text:p>0.0002083668172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999">
                <text:p>20.999</text:p>
              </table:table-cell>
              <table:table-cell office:value-type="float" office:value="0.264635002447788">
                <text:p>0.264635002447788</text:p>
              </table:table-cell>
              <table:table-cell office:value-type="float" office:value="0.315544969315167">
                <text:p>0.3155449693151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099">
                <text:p>21.099</text:p>
              </table:table-cell>
              <table:table-cell office:value-type="float" office:value="-0.032369127038352">
                <text:p>-0.032369127038352</text:p>
              </table:table-cell>
              <table:table-cell office:value-type="float" office:value="5.61830540651287">
                <text:p>5.618305406512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1990000000001">
                <text:p>21.1990000000001</text:p>
              </table:table-cell>
              <table:table-cell office:value-type="float" office:value="-34.8782351363774">
                <text:p>-34.8782351363774</text:p>
              </table:table-cell>
              <table:table-cell office:value-type="float" office:value="9.82245267538144">
                <text:p>9.82245267538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2990000000001">
                <text:p>21.2990000000001</text:p>
              </table:table-cell>
              <table:table-cell office:value-type="float" office:value="-12.6539572861996">
                <text:p>-12.6539572861996</text:p>
              </table:table-cell>
              <table:table-cell office:value-type="float" office:value="8.23445675689767">
                <text:p>8.234456756897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399">
                <text:p>21.399</text:p>
              </table:table-cell>
              <table:table-cell office:value-type="float" office:value="32.5433725212515">
                <text:p>32.5433725212515</text:p>
              </table:table-cell>
              <table:table-cell office:value-type="float" office:value="6.9675920443938">
                <text:p>6.96759204439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499">
                <text:p>21.499</text:p>
              </table:table-cell>
              <table:table-cell office:value-type="float" office:value="-1.0873271826503">
                <text:p>-1.0873271826503</text:p>
              </table:table-cell>
              <table:table-cell office:value-type="float" office:value="7.80213155770393">
                <text:p>7.802131557703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599">
                <text:p>21.599</text:p>
              </table:table-cell>
              <table:table-cell office:value-type="float" office:value="-24.9168759355693">
                <text:p>-24.9168759355693</text:p>
              </table:table-cell>
              <table:table-cell office:value-type="float" office:value="8.04726094885509">
                <text:p>8.047260948855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6990000000001">
                <text:p>21.6990000000001</text:p>
              </table:table-cell>
              <table:table-cell office:value-type="float" office:value="-4.09412575281909">
                <text:p>-4.09412575281909</text:p>
              </table:table-cell>
              <table:table-cell office:value-type="float" office:value="7.74052298844037">
                <text:p>7.740522988440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7990000000001">
                <text:p>21.7990000000001</text:p>
              </table:table-cell>
              <table:table-cell office:value-type="float" office:value="-2.93373717286709">
                <text:p>-2.93373717286709</text:p>
              </table:table-cell>
              <table:table-cell office:value-type="float" office:value="7.72012017267708">
                <text:p>7.720120172677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899">
                <text:p>21.899</text:p>
              </table:table-cell>
              <table:table-cell office:value-type="float" office:value="-9.99946516618783">
                <text:p>-9.99946516618783</text:p>
              </table:table-cell>
              <table:table-cell office:value-type="float" office:value="7.82021091214289">
                <text:p>7.82021091214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999">
                <text:p>21.999</text:p>
              </table:table-cell>
              <table:table-cell office:value-type="float" office:value="-8.77056718759186">
                <text:p>-8.77056718759186</text:p>
              </table:table-cell>
              <table:table-cell office:value-type="float" office:value="7.80825011424265">
                <text:p>7.808250114242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099">
                <text:p>22.099</text:p>
              </table:table-cell>
              <table:table-cell office:value-type="float" office:value="-7.11982330895035">
                <text:p>-7.11982330895035</text:p>
              </table:table-cell>
              <table:table-cell office:value-type="float" office:value="7.77935029920457">
                <text:p>7.779350299204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1990000000001">
                <text:p>22.1990000000001</text:p>
              </table:table-cell>
              <table:table-cell office:value-type="float" office:value="-7.50831160009781">
                <text:p>-7.50831160009781</text:p>
              </table:table-cell>
              <table:table-cell office:value-type="float" office:value="7.78855440709683">
                <text:p>7.788554407096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2990000000001">
                <text:p>22.2990000000001</text:p>
              </table:table-cell>
              <table:table-cell office:value-type="float" office:value="-8.13554700361859">
                <text:p>-8.13554700361859</text:p>
              </table:table-cell>
              <table:table-cell office:value-type="float" office:value="7.7959249040793">
                <text:p>7.79592490407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399">
                <text:p>22.399</text:p>
              </table:table-cell>
              <table:table-cell office:value-type="float" office:value="-7.88882142130531">
                <text:p>-7.88882142130531</text:p>
              </table:table-cell>
              <table:table-cell office:value-type="float" office:value="7.79218779256998">
                <text:p>7.792187792569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499">
                <text:p>22.499</text:p>
              </table:table-cell>
              <table:table-cell office:value-type="float" office:value="-7.39782955176781">
                <text:p>-7.39782955176781</text:p>
              </table:table-cell>
              <table:table-cell office:value-type="float" office:value="7.6800103867516">
                <text:p>7.68001038675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599">
                <text:p>22.599</text:p>
              </table:table-cell>
              <table:table-cell office:value-type="float" office:value="-8.1371178076617">
                <text:p>-8.1371178076617</text:p>
              </table:table-cell>
              <table:table-cell office:value-type="float" office:value="6.48418048910733">
                <text:p>6.484180489107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6990000000001">
                <text:p>22.6990000000001</text:p>
              </table:table-cell>
              <table:table-cell office:value-type="float" office:value="2.59448980021204">
                <text:p>2.59448980021204</text:p>
              </table:table-cell>
              <table:table-cell office:value-type="float" office:value="5.52155192349027">
                <text:p>5.521551923490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990000000001">
                <text:p>22.7990000000001</text:p>
              </table:table-cell>
              <table:table-cell office:value-type="float" office:value="-10.8486669627822">
                <text:p>-10.8486669627822</text:p>
              </table:table-cell>
              <table:table-cell office:value-type="float" office:value="4.43802286269264">
                <text:p>4.43802286269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99">
                <text:p>22.899</text:p>
              </table:table-cell>
              <table:table-cell office:value-type="float" office:value="-3.22960380501326">
                <text:p>-3.22960380501326</text:p>
              </table:table-cell>
              <table:table-cell office:value-type="float" office:value="4.30654667551758">
                <text:p>4.306546675517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99">
                <text:p>22.999</text:p>
              </table:table-cell>
              <table:table-cell office:value-type="float" office:value="-10.3220395826976">
                <text:p>-10.3220395826976</text:p>
              </table:table-cell>
              <table:table-cell office:value-type="float" office:value="3.49717279439933">
                <text:p>3.497172794399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99">
                <text:p>23.099</text:p>
              </table:table-cell>
              <table:table-cell office:value-type="float" office:value="-1.05919110154438">
                <text:p>-1.05919110154438</text:p>
              </table:table-cell>
              <table:table-cell office:value-type="float" office:value="2.30944983630867">
                <text:p>2.30944983630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990000000001">
                <text:p>23.1990000000001</text:p>
              </table:table-cell>
              <table:table-cell office:value-type="float" office:value="0.62615507982583">
                <text:p>0.62615507982583</text:p>
              </table:table-cell>
              <table:table-cell office:value-type="float" office:value="0.776125211329256">
                <text:p>0.7761252113292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990000000001">
                <text:p>23.2990000000001</text:p>
              </table:table-cell>
              <table:table-cell office:value-type="float" office:value="2.4700234132161">
                <text:p>2.4700234132161</text:p>
              </table:table-cell>
              <table:table-cell office:value-type="float" office:value="-0.579410139503534">
                <text:p>-0.5794101395035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99">
                <text:p>23.399</text:p>
              </table:table-cell>
              <table:table-cell office:value-type="float" office:value="-0.000603985174205">
                <text:p>-0.000603985174205</text:p>
              </table:table-cell>
              <table:table-cell office:value-type="float" office:value="-0.15433756185893">
                <text:p>-0.154337561858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99">
                <text:p>23.499</text:p>
              </table:table-cell>
              <table:table-cell office:value-type="float" office:value="-13.9424944554873">
                <text:p>-13.9424944554873</text:p>
              </table:table-cell>
              <table:table-cell office:value-type="float" office:value="0.209870903723428">
                <text:p>0.209870903723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99">
                <text:p>23.599</text:p>
              </table:table-cell>
              <table:table-cell office:value-type="float" office:value="-0.217350647250863">
                <text:p>-0.217350647250863</text:p>
              </table:table-cell>
              <table:table-cell office:value-type="float" office:value="0.00989942841372">
                <text:p>0.009899428413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990000000001">
                <text:p>23.6990000000001</text:p>
              </table:table-cell>
              <table:table-cell office:value-type="float" office:value="4.31855868322856">
                <text:p>4.31855868322856</text:p>
              </table:table-cell>
              <table:table-cell office:value-type="float" office:value="-0.067659506491674">
                <text:p>-0.0676595064916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990000000001">
                <text:p>23.7990000000001</text:p>
              </table:table-cell>
              <table:table-cell office:value-type="float" office:value="-0.633493173557334">
                <text:p>-0.633493173557334</text:p>
              </table:table-cell>
              <table:table-cell office:value-type="float" office:value="0.009333816661534">
                <text:p>0.009333816661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99">
                <text:p>23.899</text:p>
              </table:table-cell>
              <table:table-cell office:value-type="float" office:value="-1.48244107200739">
                <text:p>-1.48244107200739</text:p>
              </table:table-cell>
              <table:table-cell office:value-type="float" office:value="0.019491931817396">
                <text:p>0.0194919318173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99">
                <text:p>23.999</text:p>
              </table:table-cell>
              <table:table-cell office:value-type="float" office:value="0.336048694413708">
                <text:p>0.336048694413708</text:p>
              </table:table-cell>
              <table:table-cell office:value-type="float" office:value="-0.006230856149915">
                <text:p>-0.0062308561499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99">
                <text:p>24.099</text:p>
              </table:table-cell>
              <table:table-cell office:value-type="float" office:value="0.685332909151933">
                <text:p>0.685332909151933</text:p>
              </table:table-cell>
              <table:table-cell office:value-type="float" office:value="-0.004793944941959">
                <text:p>-0.0047939449419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990000000001">
                <text:p>24.1990000000001</text:p>
              </table:table-cell>
              <table:table-cell office:value-type="float" office:value="-0.230599648002002">
                <text:p>-0.230599648002002</text:p>
              </table:table-cell>
              <table:table-cell office:value-type="float" office:value="0.44632577976872">
                <text:p>0.446325779768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990000000001">
                <text:p>24.2990000000001</text:p>
              </table:table-cell>
              <table:table-cell office:value-type="float" office:value="-0.209662922548109">
                <text:p>-0.209662922548109</text:p>
              </table:table-cell>
              <table:table-cell office:value-type="float" office:value="6.26248640155346">
                <text:p>6.26248640155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99">
                <text:p>24.399</text:p>
              </table:table-cell>
              <table:table-cell office:value-type="float" office:value="-41.5588621110719">
                <text:p>-41.5588621110719</text:p>
              </table:table-cell>
              <table:table-cell office:value-type="float" office:value="9.82649022191621">
                <text:p>9.826490221916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99">
                <text:p>24.499</text:p>
              </table:table-cell>
              <table:table-cell office:value-type="float" office:value="-1.27316189900383">
                <text:p>-1.27316189900383</text:p>
              </table:table-cell>
              <table:table-cell office:value-type="float" office:value="8.06283139762327">
                <text:p>8.062831397623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99">
                <text:p>24.599</text:p>
              </table:table-cell>
              <table:table-cell office:value-type="float" office:value="27.5422462129212">
                <text:p>27.5422462129212</text:p>
              </table:table-cell>
              <table:table-cell office:value-type="float" office:value="6.96503925330318">
                <text:p>6.96503925330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990000000001">
                <text:p>24.6990000000001</text:p>
              </table:table-cell>
              <table:table-cell office:value-type="float" office:value="-3.04033214624822">
                <text:p>-3.04033214624822</text:p>
              </table:table-cell>
              <table:table-cell office:value-type="float" office:value="7.85655106658259">
                <text:p>7.856551066582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990000000001">
                <text:p>24.7990000000001</text:p>
              </table:table-cell>
              <table:table-cell office:value-type="float" office:value="-24.2588801537766">
                <text:p>-24.2588801537766</text:p>
              </table:table-cell>
              <table:table-cell office:value-type="float" office:value="8.03798552388982">
                <text:p>8.037985523889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99">
                <text:p>24.899</text:p>
              </table:table-cell>
              <table:table-cell office:value-type="float" office:value="-2.89833793635274">
                <text:p>-2.89833793635274</text:p>
              </table:table-cell>
              <table:table-cell office:value-type="float" office:value="7.72550437956633">
                <text:p>7.725504379566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99">
                <text:p>24.999</text:p>
              </table:table-cell>
              <table:table-cell office:value-type="float" office:value="-3.32849492659094">
                <text:p>-3.32849492659094</text:p>
              </table:table-cell>
              <table:table-cell office:value-type="float" office:value="7.72633790753837">
                <text:p>7.726337907538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99">
                <text:p>25.099</text:p>
              </table:table-cell>
              <table:table-cell office:value-type="float" office:value="-10.1200036821305">
                <text:p>-10.1200036821305</text:p>
              </table:table-cell>
              <table:table-cell office:value-type="float" office:value="7.82421102146978">
                <text:p>7.82421102146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990000000001">
                <text:p>25.1990000000001</text:p>
              </table:table-cell>
              <table:table-cell office:value-type="float" office:value="-8.72141487613703">
                <text:p>-8.72141487613703</text:p>
              </table:table-cell>
              <table:table-cell office:value-type="float" office:value="7.80754649114855">
                <text:p>7.807546491148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2990000000001">
                <text:p>25.2990000000001</text:p>
              </table:table-cell>
              <table:table-cell office:value-type="float" office:value="-7.00897043478373">
                <text:p>-7.00897043478373</text:p>
              </table:table-cell>
              <table:table-cell office:value-type="float" office:value="7.77847731310292">
                <text:p>7.77847731310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99">
                <text:p>25.399</text:p>
              </table:table-cell>
              <table:table-cell office:value-type="float" office:value="-7.73850572086925">
                <text:p>-7.73850572086925</text:p>
              </table:table-cell>
              <table:table-cell office:value-type="float" office:value="7.55570076664646">
                <text:p>7.555700766646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499">
                <text:p>25.499</text:p>
              </table:table-cell>
              <table:table-cell office:value-type="float" office:value="-8.04316947719023">
                <text:p>-8.04316947719023</text:p>
              </table:table-cell>
              <table:table-cell office:value-type="float" office:value="2.36270313231705">
                <text:p>2.36270313231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99">
                <text:p>25.599</text:p>
              </table:table-cell>
              <table:table-cell office:value-type="float" office:value="34.8771219242426">
                <text:p>34.8771219242426</text:p>
              </table:table-cell>
              <table:table-cell office:value-type="float" office:value="-2.10892008752244">
                <text:p>-2.108920087522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990000000001">
                <text:p>25.6990000000001</text:p>
              </table:table-cell>
              <table:table-cell office:value-type="float" office:value="1.81524989692968">
                <text:p>1.81524989692968</text:p>
              </table:table-cell>
              <table:table-cell office:value-type="float" office:value="-0.521217495482922">
                <text:p>-0.521217495482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990000000001">
                <text:p>25.7990000000001</text:p>
              </table:table-cell>
              <table:table-cell office:value-type="float" office:value="-44.4874681412129">
                <text:p>-44.4874681412129</text:p>
              </table:table-cell>
              <table:table-cell office:value-type="float" office:value="0.803966922311399">
                <text:p>0.8039669223113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99">
                <text:p>25.899</text:p>
              </table:table-cell>
              <table:table-cell office:value-type="float" office:value="-7.50929918839605">
                <text:p>-7.50929918839605</text:p>
              </table:table-cell>
              <table:table-cell office:value-type="float" office:value="0.020799743655329">
                <text:p>0.0207997436553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99">
                <text:p>25.999</text:p>
              </table:table-cell>
              <table:table-cell office:value-type="float" office:value="16.7442937708804">
                <text:p>16.7442937708804</text:p>
              </table:table-cell>
              <table:table-cell office:value-type="float" office:value="-0.254916437097317">
                <text:p>-0.2549164370973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99">
                <text:p>26.099</text:p>
              </table:table-cell>
              <table:table-cell office:value-type="float" office:value="-2.95601318253006">
                <text:p>-2.95601318253006</text:p>
              </table:table-cell>
              <table:table-cell office:value-type="float" office:value="0.040583382745533">
                <text:p>0.0405833827455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990000000001">
                <text:p>26.1990000000001</text:p>
              </table:table-cell>
              <table:table-cell office:value-type="float" office:value="-4.91198659478659">
                <text:p>-4.91198659478659</text:p>
              </table:table-cell>
              <table:table-cell office:value-type="float" office:value="0.07248670435181">
                <text:p>0.072486704351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990000000001">
                <text:p>26.2990000000001</text:p>
              </table:table-cell>
              <table:table-cell office:value-type="float" office:value="1.85145781989543">
                <text:p>1.85145781989543</text:p>
              </table:table-cell>
              <table:table-cell office:value-type="float" office:value="-0.0257431926949">
                <text:p>-0.0257431926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99">
                <text:p>26.399</text:p>
              </table:table-cell>
              <table:table-cell office:value-type="float" office:value="1.37652194255244">
                <text:p>1.37652194255244</text:p>
              </table:table-cell>
              <table:table-cell office:value-type="float" office:value="-0.017781868854416">
                <text:p>-0.0177818688544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99">
                <text:p>26.499</text:p>
              </table:table-cell>
              <table:table-cell office:value-type="float" office:value="-0.717360722838539">
                <text:p>-0.717360722838539</text:p>
              </table:table-cell>
              <table:table-cell office:value-type="float" office:value="0.011489492220966">
                <text:p>0.0114894922209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99">
                <text:p>26.599</text:p>
              </table:table-cell>
              <table:table-cell office:value-type="float" office:value="-0.72572651242667">
                <text:p>-0.72572651242667</text:p>
              </table:table-cell>
              <table:table-cell office:value-type="float" office:value="-0.214058377756277">
                <text:p>-0.2140583777562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990000000001">
                <text:p>26.6990000000001</text:p>
              </table:table-cell>
              <table:table-cell office:value-type="float" office:value="0.408156167541049">
                <text:p>0.408156167541049</text:p>
              </table:table-cell>
              <table:table-cell office:value-type="float" office:value="-5.03760707605604">
                <text:p>-5.037607076056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990000000001">
                <text:p>26.7990000000001</text:p>
              </table:table-cell>
              <table:table-cell office:value-type="float" office:value="30.3458482053061">
                <text:p>30.3458482053061</text:p>
              </table:table-cell>
              <table:table-cell office:value-type="float" office:value="-9.74877584637542">
                <text:p>-9.748775846375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99">
                <text:p>26.899</text:p>
              </table:table-cell>
              <table:table-cell office:value-type="float" office:value="17.6651675209308">
                <text:p>17.6651675209308</text:p>
              </table:table-cell>
              <table:table-cell office:value-type="float" office:value="-8.66108677744858">
                <text:p>-8.661086777448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999">
                <text:p>26.999</text:p>
              </table:table-cell>
              <table:table-cell office:value-type="float" office:value="-35.9920470695666">
                <text:p>-35.9920470695666</text:p>
              </table:table-cell>
              <table:table-cell office:value-type="float" office:value="-6.95483987483638">
                <text:p>-6.954839874836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99">
                <text:p>27.099</text:p>
              </table:table-cell>
              <table:table-cell office:value-type="float" office:value="6.20581018473068">
                <text:p>6.20581018473068</text:p>
              </table:table-cell>
              <table:table-cell office:value-type="float" office:value="-7.66930327194291">
                <text:p>-7.669303271942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990000000001">
                <text:p>27.1990000000001</text:p>
              </table:table-cell>
              <table:table-cell office:value-type="float" office:value="18.6202095087039">
                <text:p>18.6202095087039</text:p>
              </table:table-cell>
              <table:table-cell office:value-type="float" office:value="-8.07600383027777">
                <text:p>-8.07600383027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990000000001">
                <text:p>27.2990000000001</text:p>
              </table:table-cell>
              <table:table-cell office:value-type="float" office:value="8.72355948389532">
                <text:p>8.72355948389532</text:p>
              </table:table-cell>
              <table:table-cell office:value-type="float" office:value="-7.77583099457">
                <text:p>-7.775830994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99">
                <text:p>27.399</text:p>
              </table:table-cell>
              <table:table-cell office:value-type="float" office:value="2.71487565537749">
                <text:p>2.71487565537749</text:p>
              </table:table-cell>
              <table:table-cell office:value-type="float" office:value="-6.6275195220162">
                <text:p>-6.6275195220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99">
                <text:p>27.499</text:p>
              </table:table-cell>
              <table:table-cell office:value-type="float" office:value="6.16317876056605">
                <text:p>6.16317876056605</text:p>
              </table:table-cell>
              <table:table-cell office:value-type="float" office:value="-0.838479422673786">
                <text:p>-0.8384794226737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99">
                <text:p>27.599</text:p>
              </table:table-cell>
              <table:table-cell office:value-type="float" office:value="-32.2566250858883">
                <text:p>-32.2566250858883</text:p>
              </table:table-cell>
              <table:table-cell office:value-type="float" office:value="5.86917579153688">
                <text:p>5.86917579153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990000000001">
                <text:p>27.6990000000001</text:p>
              </table:table-cell>
              <table:table-cell office:value-type="float" office:value="0.902202914610845">
                <text:p>0.902202914610845</text:p>
              </table:table-cell>
              <table:table-cell office:value-type="float" office:value="9.34004129660093">
                <text:p>9.340041296600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990000000001">
                <text:p>27.7990000000001</text:p>
              </table:table-cell>
              <table:table-cell office:value-type="float" office:value="6.09450234623793">
                <text:p>6.09450234623793</text:p>
              </table:table-cell>
              <table:table-cell office:value-type="float" office:value="9.19871509618286">
                <text:p>9.198715096182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99">
                <text:p>27.899</text:p>
              </table:table-cell>
              <table:table-cell office:value-type="float" office:value="13.5344038856025">
                <text:p>13.5344038856025</text:p>
              </table:table-cell>
              <table:table-cell office:value-type="float" office:value="8.63524218382903">
                <text:p>8.635242183829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99">
                <text:p>27.999</text:p>
              </table:table-cell>
              <table:table-cell office:value-type="float" office:value="-4.72704203934763">
                <text:p>-4.72704203934763</text:p>
              </table:table-cell>
              <table:table-cell office:value-type="float" office:value="4.21885011298">
                <text:p>4.21885011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99">
                <text:p>28.099</text:p>
              </table:table-cell>
              <table:table-cell office:value-type="float" office:value="2.07565221214339">
                <text:p>2.07565221214339</text:p>
              </table:table-cell>
              <table:table-cell office:value-type="float" office:value="-1.61931302459617">
                <text:p>-1.619313024596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990000000001">
                <text:p>28.1990000000001</text:p>
              </table:table-cell>
              <table:table-cell office:value-type="float" office:value="18.5091763956109">
                <text:p>18.5091763956109</text:p>
              </table:table-cell>
              <table:table-cell office:value-type="float" office:value="-8.34919479545044">
                <text:p>-8.349194795450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90000000001">
                <text:p>28.2990000000001</text:p>
              </table:table-cell>
              <table:table-cell office:value-type="float" office:value="17.9378670517479">
                <text:p>17.9378670517479</text:p>
              </table:table-cell>
              <table:table-cell office:value-type="float" office:value="-9.17980268565023">
                <text:p>-9.179802685650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399">
                <text:p>28.399</text:p>
              </table:table-cell>
              <table:table-cell office:value-type="float" office:value="-40.8907460577276">
                <text:p>-40.8907460577276</text:p>
              </table:table-cell>
              <table:table-cell office:value-type="float" office:value="-7.94386117621563">
                <text:p>-7.943861176215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499">
                <text:p>28.499</text:p>
              </table:table-cell>
              <table:table-cell office:value-type="float" office:value="11.9284122660898">
                <text:p>11.9284122660898</text:p>
              </table:table-cell>
              <table:table-cell office:value-type="float" office:value="-5.19795034112563">
                <text:p>-5.197950341125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599">
                <text:p>28.599</text:p>
              </table:table-cell>
              <table:table-cell office:value-type="float" office:value="-15.0365163939092">
                <text:p>-15.0365163939092</text:p>
              </table:table-cell>
              <table:table-cell office:value-type="float" office:value="-0.729652382183757">
                <text:p>-0.7296523821837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6990000000001">
                <text:p>28.6990000000001</text:p>
              </table:table-cell>
              <table:table-cell office:value-type="float" office:value="-14.6183635942831">
                <text:p>-14.6183635942831</text:p>
              </table:table-cell>
              <table:table-cell office:value-type="float" office:value="6.25097247623512">
                <text:p>6.25097247623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7990000000001">
                <text:p>28.7990000000001</text:p>
              </table:table-cell>
              <table:table-cell office:value-type="float" office:value="-17.3315235039041">
                <text:p>-17.3315235039041</text:p>
              </table:table-cell>
              <table:table-cell office:value-type="float" office:value="9.75883787995424">
                <text:p>9.75883787995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899">
                <text:p>28.899</text:p>
              </table:table-cell>
              <table:table-cell office:value-type="float" office:value="2.25459771847768">
                <text:p>2.25459771847768</text:p>
              </table:table-cell>
              <table:table-cell office:value-type="float" office:value="9.29514361239363">
                <text:p>9.29514361239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.999">
                <text:p>28.999</text:p>
              </table:table-cell>
              <table:table-cell office:value-type="float" office:value="36.4207577065235">
                <text:p>36.4207577065235</text:p>
              </table:table-cell>
              <table:table-cell office:value-type="float" office:value="3.89561032456416">
                <text:p>3.89561032456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099">
                <text:p>29.099</text:p>
              </table:table-cell>
              <table:table-cell office:value-type="float" office:value="23.6149806817339">
                <text:p>23.6149806817339</text:p>
              </table:table-cell>
              <table:table-cell office:value-type="float" office:value="-2.13246174046017">
                <text:p>-2.132461740460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1990000000001">
                <text:p>29.1990000000001</text:p>
              </table:table-cell>
              <table:table-cell office:value-type="float" office:value="5.91889642301751">
                <text:p>5.91889642301751</text:p>
              </table:table-cell>
              <table:table-cell office:value-type="float" office:value="-8.0387629385186">
                <text:p>-8.0387629385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2990000000001">
                <text:p>29.2990000000001</text:p>
              </table:table-cell>
              <table:table-cell office:value-type="float" office:value="-1.44655541195907">
                <text:p>-1.44655541195907</text:p>
              </table:table-cell>
              <table:table-cell office:value-type="float" office:value="-9.52655615004359">
                <text:p>-9.526556150043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399">
                <text:p>29.399</text:p>
              </table:table-cell>
              <table:table-cell office:value-type="float" office:value="-6.54945827287682">
                <text:p>-6.54945827287682</text:p>
              </table:table-cell>
              <table:table-cell office:value-type="float" office:value="-7.46976565058974">
                <text:p>-7.469765650589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499">
                <text:p>29.499</text:p>
              </table:table-cell>
              <table:table-cell office:value-type="float" office:value="-25.3490814415054">
                <text:p>-25.3490814415054</text:p>
              </table:table-cell>
              <table:table-cell office:value-type="float" office:value="-2.92217691009166">
                <text:p>-2.922176910091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599">
                <text:p>29.599</text:p>
              </table:table-cell>
              <table:table-cell office:value-type="float" office:value="1.59641275663971">
                <text:p>1.59641275663971</text:p>
              </table:table-cell>
              <table:table-cell office:value-type="float" office:value="4.86141264377614">
                <text:p>4.861412643776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6990000000001">
                <text:p>29.6990000000001</text:p>
              </table:table-cell>
              <table:table-cell office:value-type="float" office:value="-32.6569015773915">
                <text:p>-32.6569015773915</text:p>
              </table:table-cell>
              <table:table-cell office:value-type="float" office:value="9.79157405056755">
                <text:p>9.791574050567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990000000001">
                <text:p>29.7990000000001</text:p>
              </table:table-cell>
              <table:table-cell office:value-type="float" office:value="-6.39930746225566">
                <text:p>-6.39930746225566</text:p>
              </table:table-cell>
              <table:table-cell office:value-type="float" office:value="8.98631716889481">
                <text:p>8.986317168894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899">
                <text:p>29.899</text:p>
              </table:table-cell>
              <table:table-cell office:value-type="float" office:value="45.1486618324206">
                <text:p>45.1486618324206</text:p>
              </table:table-cell>
              <table:table-cell office:value-type="float" office:value="3.22048946521228">
                <text:p>3.220489465212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999">
                <text:p>29.999</text:p>
              </table:table-cell>
              <table:table-cell office:value-type="float" office:value="24.8398388084666">
                <text:p>24.8398388084666</text:p>
              </table:table-cell>
              <table:table-cell office:value-type="float" office:value="-4.39780334912444">
                <text:p>-4.397803349124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099">
                <text:p>30.099</text:p>
              </table:table-cell>
              <table:table-cell office:value-type="float" office:value="17.3010371747154">
                <text:p>17.3010371747154</text:p>
              </table:table-cell>
              <table:table-cell office:value-type="float" office:value="-9.35170250964142">
                <text:p>-9.351702509641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1990000000001">
                <text:p>30.1990000000001</text:p>
              </table:table-cell>
              <table:table-cell office:value-type="float" office:value="-3.2031835988283">
                <text:p>-3.2031835988283</text:p>
              </table:table-cell>
              <table:table-cell office:value-type="float" office:value="-9.39133416915262">
                <text:p>-9.391334169152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2990000000001">
                <text:p>30.2990000000001</text:p>
              </table:table-cell>
              <table:table-cell office:value-type="float" office:value="-33.68458242759">
                <text:p>-33.68458242759</text:p>
              </table:table-cell>
              <table:table-cell office:value-type="float" office:value="-6.92488053593918">
                <text:p>-6.924880535939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399">
                <text:p>30.399</text:p>
              </table:table-cell>
              <table:table-cell office:value-type="float" office:value="6.64590767495232">
                <text:p>6.64590767495232</text:p>
              </table:table-cell>
              <table:table-cell office:value-type="float" office:value="-7.15593684631542">
                <text:p>-7.155936846315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499">
                <text:p>30.499</text:p>
              </table:table-cell>
              <table:table-cell office:value-type="float" office:value="13.9289813132139">
                <text:p>13.9289813132139</text:p>
              </table:table-cell>
              <table:table-cell office:value-type="float" office:value="-8.16657527794856">
                <text:p>-8.166575277948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599">
                <text:p>30.599</text:p>
              </table:table-cell>
              <table:table-cell office:value-type="float" office:value="16.1041783320315">
                <text:p>16.1041783320315</text:p>
              </table:table-cell>
              <table:table-cell office:value-type="float" office:value="-7.91719018071876">
                <text:p>-7.91719018071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6990000000001">
                <text:p>30.6990000000001</text:p>
              </table:table-cell>
              <table:table-cell office:value-type="float" office:value="-5.26218570481018">
                <text:p>-5.26218570481018</text:p>
              </table:table-cell>
              <table:table-cell office:value-type="float" office:value="-7.65198007526609">
                <text:p>-7.651980075266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7990000000001">
                <text:p>30.7990000000001</text:p>
              </table:table-cell>
              <table:table-cell office:value-type="float" office:value="7.96762421459302">
                <text:p>7.96762421459302</text:p>
              </table:table-cell>
              <table:table-cell office:value-type="float" office:value="-7.77641917894428">
                <text:p>-7.776419178944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899">
                <text:p>30.899</text:p>
              </table:table-cell>
              <table:table-cell office:value-type="float" office:value="10.5789877494943">
                <text:p>10.5789877494943</text:p>
              </table:table-cell>
              <table:table-cell office:value-type="float" office:value="-7.83617248291531">
                <text:p>-7.836172482915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0.999">
                <text:p>30.999</text:p>
              </table:table-cell>
              <table:table-cell office:value-type="float" office:value="9.1775544526617">
                <text:p>9.1775544526617</text:p>
              </table:table-cell>
              <table:table-cell office:value-type="float" office:value="-7.78544730294844">
                <text:p>-7.785447302948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099">
                <text:p>31.099</text:p>
              </table:table-cell>
              <table:table-cell office:value-type="float" office:value="5.66972670290638">
                <text:p>5.66972670290638</text:p>
              </table:table-cell>
              <table:table-cell office:value-type="float" office:value="-7.77699990061493">
                <text:p>-7.776999900614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1990000000001">
                <text:p>31.1990000000001</text:p>
              </table:table-cell>
              <table:table-cell office:value-type="float" office:value="7.82368031536181">
                <text:p>7.82368031536181</text:p>
              </table:table-cell>
              <table:table-cell office:value-type="float" office:value="-7.7946755569636">
                <text:p>-7.79467555696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2990000000001">
                <text:p>31.2990000000001</text:p>
              </table:table-cell>
              <table:table-cell office:value-type="float" office:value="7.71226171279406">
                <text:p>7.71226171279406</text:p>
              </table:table-cell>
              <table:table-cell office:value-type="float" office:value="-7.79473298408607">
                <text:p>-7.794732984086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399">
                <text:p>31.399</text:p>
              </table:table-cell>
              <table:table-cell office:value-type="float" office:value="7.83402894703325">
                <text:p>7.83402894703325</text:p>
              </table:table-cell>
              <table:table-cell office:value-type="float" office:value="-7.78930871897944">
                <text:p>-7.789308718979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499">
                <text:p>31.499</text:p>
              </table:table-cell>
              <table:table-cell office:value-type="float" office:value="7.61471052659401">
                <text:p>7.61471052659401</text:p>
              </table:table-cell>
              <table:table-cell office:value-type="float" office:value="-7.79050008608321">
                <text:p>-7.790500086083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599">
                <text:p>31.599</text:p>
              </table:table-cell>
              <table:table-cell office:value-type="float" office:value="7.66918590672671">
                <text:p>7.66918590672671</text:p>
              </table:table-cell>
              <table:table-cell office:value-type="float" office:value="-7.78971515488251">
                <text:p>-7.789715154882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6990000000001">
                <text:p>31.6990000000001</text:p>
              </table:table-cell>
              <table:table-cell office:value-type="float" office:value="8.60956237372517">
                <text:p>8.60956237372517</text:p>
              </table:table-cell>
              <table:table-cell office:value-type="float" office:value="-7.56193859010234">
                <text:p>-7.56193859010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7990000000001">
                <text:p>31.7990000000001</text:p>
              </table:table-cell>
              <table:table-cell office:value-type="float" office:value="7.53539628743956">
                <text:p>7.53539628743956</text:p>
              </table:table-cell>
              <table:table-cell office:value-type="float" office:value="-3.84144857434792">
                <text:p>-3.841448574347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899">
                <text:p>31.899</text:p>
              </table:table-cell>
              <table:table-cell office:value-type="float" office:value="-11.2972263280956">
                <text:p>-11.2972263280956</text:p>
              </table:table-cell>
              <table:table-cell office:value-type="float" office:value="1.46321173840842">
                <text:p>1.463211738408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99">
                <text:p>31.999</text:p>
              </table:table-cell>
              <table:table-cell office:value-type="float" office:value="-28.3509973484818">
                <text:p>-28.3509973484818</text:p>
              </table:table-cell>
              <table:table-cell office:value-type="float" office:value="1.49409545733811">
                <text:p>1.494095457338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99">
                <text:p>32.099</text:p>
              </table:table-cell>
              <table:table-cell office:value-type="float" office:value="42.3009684036035">
                <text:p>42.3009684036035</text:p>
              </table:table-cell>
              <table:table-cell office:value-type="float" office:value="-0.840702258956316">
                <text:p>-0.8407022589563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990000000001">
                <text:p>32.1990000000001</text:p>
              </table:table-cell>
              <table:table-cell office:value-type="float" office:value="19.1744096942992">
                <text:p>19.1744096942992</text:p>
              </table:table-cell>
              <table:table-cell office:value-type="float" office:value="-0.317509588149967">
                <text:p>-0.3175095881499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990000000001">
                <text:p>32.2990000000001</text:p>
              </table:table-cell>
              <table:table-cell office:value-type="float" office:value="-18.8567176208581">
                <text:p>-18.8567176208581</text:p>
              </table:table-cell>
              <table:table-cell office:value-type="float" office:value="0.320687276739681">
                <text:p>0.3206872767396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99">
                <text:p>32.399</text:p>
              </table:table-cell>
              <table:table-cell office:value-type="float" office:value="-2.81805488067925">
                <text:p>-2.81805488067925</text:p>
              </table:table-cell>
              <table:table-cell office:value-type="float" office:value="0.040284059112392">
                <text:p>0.040284059112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499">
                <text:p>32.499</text:p>
              </table:table-cell>
              <table:table-cell office:value-type="float" office:value="7.36829374218402">
                <text:p>7.36829374218402</text:p>
              </table:table-cell>
              <table:table-cell office:value-type="float" office:value="-0.108500681138103">
                <text:p>-0.1085006811381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99">
                <text:p>32.599</text:p>
              </table:table-cell>
              <table:table-cell office:value-type="float" office:value="-0.406802042796624">
                <text:p>-0.406802042796624</text:p>
              </table:table-cell>
              <table:table-cell office:value-type="float" office:value="0.006921521475101">
                <text:p>0.0069215214751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6990000000001">
                <text:p>32.6990000000001</text:p>
              </table:table-cell>
              <table:table-cell office:value-type="float" office:value="-2.44111250259144">
                <text:p>-2.44111250259144</text:p>
              </table:table-cell>
              <table:table-cell office:value-type="float" office:value="0.032312963392553">
                <text:p>0.0323129633925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990000000001">
                <text:p>32.7990000000001</text:p>
              </table:table-cell>
              <table:table-cell office:value-type="float" office:value="0.556788647137162">
                <text:p>0.556788647137162</text:p>
              </table:table-cell>
              <table:table-cell office:value-type="float" office:value="-0.008422010430658">
                <text:p>-0.008422010430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99">
                <text:p>32.899</text:p>
              </table:table-cell>
              <table:table-cell office:value-type="float" office:value="0.591230408397001">
                <text:p>0.591230408397001</text:p>
              </table:table-cell>
              <table:table-cell office:value-type="float" office:value="-0.008551977094892">
                <text:p>-0.0085519770948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999">
                <text:p>32.999</text:p>
              </table:table-cell>
              <table:table-cell office:value-type="float" office:value="-0.255649044657512">
                <text:p>-0.255649044657512</text:p>
              </table:table-cell>
              <table:table-cell office:value-type="float" office:value="0.004253674434595">
                <text:p>0.0042536744345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099">
                <text:p>33.099</text:p>
              </table:table-cell>
              <table:table-cell office:value-type="float" office:value="0.151708106272073">
                <text:p>0.151708106272073</text:p>
              </table:table-cell>
              <table:table-cell office:value-type="float" office:value="0.001918797008314">
                <text:p>0.0019187970083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990000000001">
                <text:p>33.1990000000001</text:p>
              </table:table-cell>
              <table:table-cell office:value-type="float" office:value="0.08585329323844">
                <text:p>0.08585329323844</text:p>
              </table:table-cell>
              <table:table-cell office:value-type="float" office:value="-0.001945199753222">
                <text:p>-0.0019451997532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990000000001">
                <text:p>33.2990000000001</text:p>
              </table:table-cell>
              <table:table-cell office:value-type="float" office:value="-0.242427958266029">
                <text:p>-0.242427958266029</text:p>
              </table:table-cell>
              <table:table-cell office:value-type="float" office:value="0.0000362736113757387">
                <text:p>0.00003627361137573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99">
                <text:p>33.399</text:p>
              </table:table-cell>
              <table:table-cell office:value-type="float" office:value="-0.050905763695864">
                <text:p>-0.050905763695864</text:p>
              </table:table-cell>
              <table:table-cell office:value-type="float" office:value="0.000896354126108">
                <text:p>0.0008963541261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99">
                <text:p>33.499</text:p>
              </table:table-cell>
              <table:table-cell office:value-type="float" office:value="0.319142610959368">
                <text:p>0.319142610959368</text:p>
              </table:table-cell>
              <table:table-cell office:value-type="float" office:value="0.000358371474101">
                <text:p>0.0003583714741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99">
                <text:p>33.599</text:p>
              </table:table-cell>
              <table:table-cell office:value-type="float" office:value="-0.190914609396465">
                <text:p>-0.190914609396465</text:p>
              </table:table-cell>
              <table:table-cell office:value-type="float" office:value="0.000530150227718">
                <text:p>0.0005301502277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990000000001">
                <text:p>33.6990000000001</text:p>
              </table:table-cell>
              <table:table-cell office:value-type="float" office:value="-0.191211005712056">
                <text:p>-0.191211005712056</text:p>
              </table:table-cell>
              <table:table-cell office:value-type="float" office:value="0.0000440060374382416">
                <text:p>0.00004400603743824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990000000001">
                <text:p>33.7990000000001</text:p>
              </table:table-cell>
              <table:table-cell office:value-type="float" office:value="0.164426431247508">
                <text:p>0.164426431247508</text:p>
              </table:table-cell>
              <table:table-cell office:value-type="float" office:value="0.000280582926676">
                <text:p>0.0002805829266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99">
                <text:p>33.899</text:p>
              </table:table-cell>
              <table:table-cell office:value-type="float" office:value="0.024126375666681">
                <text:p>0.024126375666681</text:p>
              </table:table-cell>
              <table:table-cell office:value-type="float" office:value="0.000560221638099">
                <text:p>0.0005602216380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99">
                <text:p>33.999</text:p>
              </table:table-cell>
              <table:table-cell office:value-type="float" office:value="0.086417345705275">
                <text:p>0.086417345705275</text:p>
              </table:table-cell>
              <table:table-cell office:value-type="float" office:value="0.000214574712393">
                <text:p>0.00021457471239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099">
                <text:p>34.099</text:p>
              </table:table-cell>
              <table:table-cell office:value-type="float" office:value="-0.005609866074977">
                <text:p>-0.005609866074977</text:p>
              </table:table-cell>
              <table:table-cell office:value-type="float" office:value="0.000407046224141">
                <text:p>0.000407046224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990000000001">
                <text:p>34.1990000000001</text:p>
              </table:table-cell>
              <table:table-cell office:value-type="float" office:value="-0.249592922284142">
                <text:p>-0.249592922284142</text:p>
              </table:table-cell>
              <table:table-cell office:value-type="float" office:value="-0.0000844234736132005">
                <text:p>-0.00008442347361320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2990000000001">
                <text:p>34.2990000000001</text:p>
              </table:table-cell>
              <table:table-cell office:value-type="float" office:value="0.236290937497949">
                <text:p>0.236290937497949</text:p>
              </table:table-cell>
              <table:table-cell office:value-type="float" office:value="-0.000170245257433">
                <text:p>-0.0001702452574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399">
                <text:p>34.399</text:p>
              </table:table-cell>
              <table:table-cell office:value-type="float" office:value="0.042534063069394">
                <text:p>0.042534063069394</text:p>
              </table:table-cell>
              <table:table-cell office:value-type="float" office:value="0.000446630120098">
                <text:p>0.0004466301200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499">
                <text:p>34.499</text:p>
              </table:table-cell>
              <table:table-cell office:value-type="float" office:value="0.157525486975504">
                <text:p>0.157525486975504</text:p>
              </table:table-cell>
              <table:table-cell office:value-type="float" office:value="-0.000330024145999">
                <text:p>-0.0003300241459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599">
                <text:p>34.599</text:p>
              </table:table-cell>
              <table:table-cell office:value-type="float" office:value="-0.393431848760371">
                <text:p>-0.393431848760371</text:p>
              </table:table-cell>
              <table:table-cell office:value-type="float" office:value="-0.000111133592978">
                <text:p>-0.0001111335929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6990000000001">
                <text:p>34.6990000000001</text:p>
              </table:table-cell>
              <table:table-cell office:value-type="float" office:value="0.030608196368975">
                <text:p>0.030608196368975</text:p>
              </table:table-cell>
              <table:table-cell office:value-type="float" office:value="0.000300523936437">
                <text:p>0.0003005239364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7990000000001">
                <text:p>34.7990000000001</text:p>
              </table:table-cell>
              <table:table-cell office:value-type="float" office:value="0.164270324899538">
                <text:p>0.164270324899538</text:p>
              </table:table-cell>
              <table:table-cell office:value-type="float" office:value="0.000321227003519">
                <text:p>0.000321227003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899">
                <text:p>34.899</text:p>
              </table:table-cell>
              <table:table-cell office:value-type="float" office:value="-0.179843103746682">
                <text:p>-0.179843103746682</text:p>
              </table:table-cell>
              <table:table-cell office:value-type="float" office:value="-0.000199465189232">
                <text:p>-0.0001994651892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999">
                <text:p>34.999</text:p>
              </table:table-cell>
              <table:table-cell office:value-type="float" office:value="0.075244931007191">
                <text:p>0.075244931007191</text:p>
              </table:table-cell>
              <table:table-cell office:value-type="float" office:value="-0.000301333588196">
                <text:p>-0.0003013335881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099">
                <text:p>35.099</text:p>
              </table:table-cell>
              <table:table-cell office:value-type="float" office:value="0.350573535669041">
                <text:p>0.350573535669041</text:p>
              </table:table-cell>
              <table:table-cell office:value-type="float" office:value="0.0000712643079834276">
                <text:p>0.00007126430798342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1990000000001">
                <text:p>35.1990000000001</text:p>
              </table:table-cell>
              <table:table-cell office:value-type="float" office:value="-0.251167981088088">
                <text:p>-0.251167981088088</text:p>
              </table:table-cell>
              <table:table-cell office:value-type="float" office:value="0.000315367266111">
                <text:p>0.0003153672661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2990000000001">
                <text:p>35.2990000000001</text:p>
              </table:table-cell>
              <table:table-cell office:value-type="float" office:value="-0.231226457922954">
                <text:p>-0.231226457922954</text:p>
              </table:table-cell>
              <table:table-cell office:value-type="float" office:value="0.000292942210667">
                <text:p>0.000292942210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399">
                <text:p>35.399</text:p>
              </table:table-cell>
              <table:table-cell office:value-type="float" office:value="0.215748218476329">
                <text:p>0.215748218476329</text:p>
              </table:table-cell>
              <table:table-cell office:value-type="float" office:value="-0.0004059145988">
                <text:p>-0.00040591459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99">
                <text:p>35.499</text:p>
              </table:table-cell>
              <table:table-cell office:value-type="float" office:value="0.18175479921814">
                <text:p>0.18175479921814</text:p>
              </table:table-cell>
              <table:table-cell office:value-type="float" office:value="-0.000167384247711">
                <text:p>-0.0001673842477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99">
                <text:p>35.599</text:p>
              </table:table-cell>
              <table:table-cell office:value-type="float" office:value="0.007426348672377">
                <text:p>0.007426348672377</text:p>
              </table:table-cell>
              <table:table-cell office:value-type="float" office:value="0.00035256217217">
                <text:p>0.000352562172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990000000001">
                <text:p>35.6990000000001</text:p>
              </table:table-cell>
              <table:table-cell office:value-type="float" office:value="-0.126028024886985">
                <text:p>-0.126028024886985</text:p>
              </table:table-cell>
              <table:table-cell office:value-type="float" office:value="-0.000135222122569">
                <text:p>-0.0001352221225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7990000000001">
                <text:p>35.7990000000001</text:p>
              </table:table-cell>
              <table:table-cell office:value-type="float" office:value="-0.096403719561155">
                <text:p>-0.096403719561155</text:p>
              </table:table-cell>
              <table:table-cell office:value-type="float" office:value="-0.0000540532659651036">
                <text:p>-0.00005405326596510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99">
                <text:p>35.899</text:p>
              </table:table-cell>
              <table:table-cell office:value-type="float" office:value="-0.191067462548666">
                <text:p>-0.191067462548666</text:p>
              </table:table-cell>
              <table:table-cell office:value-type="float" office:value="-0.000178964474628">
                <text:p>-0.0001789644746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999">
                <text:p>35.999</text:p>
              </table:table-cell>
              <table:table-cell office:value-type="float" office:value="0.239853892049504">
                <text:p>0.239853892049504</text:p>
              </table:table-cell>
              <table:table-cell office:value-type="float" office:value="-0.000252088703288">
                <text:p>-0.0002520887032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99">
                <text:p>36.099</text:p>
              </table:table-cell>
              <table:table-cell office:value-type="float" office:value="-0.104648254990487">
                <text:p>-0.104648254990487</text:p>
              </table:table-cell>
              <table:table-cell office:value-type="float" office:value="-0.000348739939652">
                <text:p>-0.0003487399396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1990000000001">
                <text:p>36.1990000000001</text:p>
              </table:table-cell>
              <table:table-cell office:value-type="float" office:value="0.359400051879089">
                <text:p>0.359400051879089</text:p>
              </table:table-cell>
              <table:table-cell office:value-type="float" office:value="0.000242815751302">
                <text:p>0.0002428157513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2990000000001">
                <text:p>36.2990000000001</text:p>
              </table:table-cell>
              <table:table-cell office:value-type="float" office:value="-0.398670866421371">
                <text:p>-0.398670866421371</text:p>
              </table:table-cell>
              <table:table-cell office:value-type="float" office:value="0.000294714965095">
                <text:p>0.0002947149650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99">
                <text:p>36.399</text:p>
              </table:table-cell>
              <table:table-cell office:value-type="float" office:value="0.208831859466751">
                <text:p>0.208831859466751</text:p>
              </table:table-cell>
              <table:table-cell office:value-type="float" office:value="-0.00052863154669">
                <text:p>-0.000528631546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499">
                <text:p>36.499</text:p>
              </table:table-cell>
              <table:table-cell office:value-type="float" office:value="-0.135508576791352">
                <text:p>-0.135508576791352</text:p>
              </table:table-cell>
              <table:table-cell office:value-type="float" office:value="0.0000452405481739169">
                <text:p>0.0000452405481739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99">
                <text:p>36.599</text:p>
              </table:table-cell>
              <table:table-cell office:value-type="float" office:value="0.255524423363577">
                <text:p>0.255524423363577</text:p>
              </table:table-cell>
              <table:table-cell office:value-type="float" office:value="-0.000266251768149">
                <text:p>-0.0002662517681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6990000000001">
                <text:p>36.6990000000001</text:p>
              </table:table-cell>
              <table:table-cell office:value-type="float" office:value="-0.328498779909041">
                <text:p>-0.328498779909041</text:p>
              </table:table-cell>
              <table:table-cell office:value-type="float" office:value="-0.000321437442065">
                <text:p>-0.0003214374420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7990000000001">
                <text:p>36.7990000000001</text:p>
              </table:table-cell>
              <table:table-cell office:value-type="float" office:value="-0.140105035316729">
                <text:p>-0.140105035316729</text:p>
              </table:table-cell>
              <table:table-cell office:value-type="float" office:value="-0.000121207366182">
                <text:p>-0.0001212073661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99">
                <text:p>36.899</text:p>
              </table:table-cell>
              <table:table-cell office:value-type="float" office:value="0.166840544236761">
                <text:p>0.166840544236761</text:p>
              </table:table-cell>
              <table:table-cell office:value-type="float" office:value="0.000206425936421">
                <text:p>0.0002064259364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999">
                <text:p>36.999</text:p>
              </table:table-cell>
              <table:table-cell office:value-type="float" office:value="0.092675727805136">
                <text:p>0.092675727805136</text:p>
              </table:table-cell>
              <table:table-cell office:value-type="float" office:value="-0.000551960670189">
                <text:p>-0.0005519606701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99">
                <text:p>37.099</text:p>
              </table:table-cell>
              <table:table-cell office:value-type="float" office:value="-0.008328273018837">
                <text:p>-0.008328273018837</text:p>
              </table:table-cell>
              <table:table-cell office:value-type="float" office:value="-0.000059136063943788">
                <text:p>-0.000059136063943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1990000000001">
                <text:p>37.1990000000001</text:p>
              </table:table-cell>
              <table:table-cell office:value-type="float" office:value="0.125771017347413">
                <text:p>0.125771017347413</text:p>
              </table:table-cell>
              <table:table-cell office:value-type="float" office:value="-0.000133053354016">
                <text:p>-0.0001330533540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2990000000001">
                <text:p>37.2990000000001</text:p>
              </table:table-cell>
              <table:table-cell office:value-type="float" office:value="-0.30542170741844">
                <text:p>-0.30542170741844</text:p>
              </table:table-cell>
              <table:table-cell office:value-type="float" office:value="-0.00024310779774">
                <text:p>-0.00024310779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